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8508in" svg:height="6.6614in" svg:x="3.2693in" svg:y="0.0417in">
            <draw:object draw:notify-on-update-of-ranges="Sheet1.A1:Sheet1.A1 Sheet1.A2:Sheet1.A716 Sheet1.B1:Sheet1.B1 Sheet1.C2:Sheet1.C716 Sheet1.A1:Sheet1.A1 Sheet1.A2:Sheet1.A716 Sheet1.C1:Sheet1.C1 Sheet1.C2:Sheet1.C7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V_heading</text:p>
          </table:table-cell>
          <table:table-cell office:value-type="string" calcext:value-type="string">
            <text:p>Camera_heading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0.46945973516542" calcext:value-type="float">
            <text:p>0.4694597352</text:p>
          </table:table-cell>
          <table:table-cell office:value-type="float" office:value="0.423705418000446" calcext:value-type="float">
            <text:p>0.423705418</text:p>
          </table:table-cell>
          <table:table-cell office:value-type="float" office:value="0.0457543171649747" calcext:value-type="float">
            <text:p>0.0457543172</text:p>
          </table:table-cell>
        </table:table-row>
        <table:table-row table:style-name="ro1">
          <table:table-cell office:value-type="float" office:value="0.462316630962295" calcext:value-type="float">
            <text:p>0.462316631</text:p>
          </table:table-cell>
          <table:table-cell office:value-type="float" office:value="0.43308051637978" calcext:value-type="float">
            <text:p>0.4330805164</text:p>
          </table:table-cell>
          <table:table-cell office:value-type="float" office:value="0.0292361145825152" calcext:value-type="float">
            <text:p>0.0292361146</text:p>
          </table:table-cell>
        </table:table-row>
        <table:table-row table:style-name="ro1">
          <table:table-cell office:value-type="float" office:value="0.460020901231678" calcext:value-type="float">
            <text:p>0.4600209012</text:p>
          </table:table-cell>
          <table:table-cell office:value-type="float" office:value="0.432928339889739" calcext:value-type="float">
            <text:p>0.4329283399</text:p>
          </table:table-cell>
          <table:table-cell office:value-type="float" office:value="0.0270925613419384" calcext:value-type="float">
            <text:p>0.0270925613</text:p>
          </table:table-cell>
        </table:table-row>
        <table:table-row table:style-name="ro1">
          <table:table-cell office:value-type="float" office:value="0.441958682923907" calcext:value-type="float">
            <text:p>0.4419586829</text:p>
          </table:table-cell>
          <table:table-cell office:value-type="float" office:value="0.432194747994362" calcext:value-type="float">
            <text:p>0.432194748</text:p>
          </table:table-cell>
          <table:table-cell office:value-type="float" office:value="0.00976393492954592" calcext:value-type="float">
            <text:p>0.0097639349</text:p>
          </table:table-cell>
        </table:table-row>
        <table:table-row table:style-name="ro1">
          <table:table-cell office:value-type="float" office:value="0.442628195524183" calcext:value-type="float">
            <text:p>0.4426281955</text:p>
          </table:table-cell>
          <table:table-cell office:value-type="float" office:value="0.429302757548058" calcext:value-type="float">
            <text:p>0.4293027575</text:p>
          </table:table-cell>
          <table:table-cell office:value-type="float" office:value="0.0133254379761248" calcext:value-type="float">
            <text:p>0.013325438</text:p>
          </table:table-cell>
        </table:table-row>
        <table:table-row table:style-name="ro1">
          <table:table-cell office:value-type="float" office:value="0.443931669509712" calcext:value-type="float">
            <text:p>0.4439316695</text:p>
          </table:table-cell>
          <table:table-cell office:value-type="float" office:value="0.428570793827708" calcext:value-type="float">
            <text:p>0.4285707938</text:p>
          </table:table-cell>
          <table:table-cell office:value-type="float" office:value="0.0153608756820041" calcext:value-type="float">
            <text:p>0.0153608757</text:p>
          </table:table-cell>
        </table:table-row>
        <table:table-row table:style-name="ro1">
          <table:table-cell office:value-type="float" office:value="0.45449897288248" calcext:value-type="float">
            <text:p>0.4544989729</text:p>
          </table:table-cell>
          <table:table-cell office:value-type="float" office:value="0.428555106340695" calcext:value-type="float">
            <text:p>0.4285551063</text:p>
          </table:table-cell>
          <table:table-cell office:value-type="float" office:value="0.0259438665417844" calcext:value-type="float">
            <text:p>0.0259438665</text:p>
          </table:table-cell>
        </table:table-row>
        <table:table-row table:style-name="ro1">
          <table:table-cell office:value-type="float" office:value="0.458708377858876" calcext:value-type="float">
            <text:p>0.4587083779</text:p>
          </table:table-cell>
          <table:table-cell office:value-type="float" office:value="0.425862888645816" calcext:value-type="float">
            <text:p>0.4258628886</text:p>
          </table:table-cell>
          <table:table-cell office:value-type="float" office:value="0.0328454892130595" calcext:value-type="float">
            <text:p>0.0328454892</text:p>
          </table:table-cell>
        </table:table-row>
        <table:table-row table:style-name="ro1">
          <table:table-cell office:value-type="float" office:value="0.465274184587669" calcext:value-type="float">
            <text:p>0.4652741846</text:p>
          </table:table-cell>
          <table:table-cell office:value-type="float" office:value="0.43031855086281" calcext:value-type="float">
            <text:p>0.4303185509</text:p>
          </table:table-cell>
          <table:table-cell office:value-type="float" office:value="0.0349556337248592" calcext:value-type="float">
            <text:p>0.0349556337</text:p>
          </table:table-cell>
        </table:table-row>
        <table:table-row table:style-name="ro1">
          <table:table-cell office:value-type="float" office:value="0.457106372327756" calcext:value-type="float">
            <text:p>0.4571063723</text:p>
          </table:table-cell>
          <table:table-cell office:value-type="float" office:value="0.429455317698946" calcext:value-type="float">
            <text:p>0.4294553177</text:p>
          </table:table-cell>
          <table:table-cell office:value-type="float" office:value="0.0276510546288097" calcext:value-type="float">
            <text:p>0.0276510546</text:p>
          </table:table-cell>
        </table:table-row>
        <table:table-row table:style-name="ro1">
          <table:table-cell office:value-type="float" office:value="0.46032208891502" calcext:value-type="float">
            <text:p>0.4603220889</text:p>
          </table:table-cell>
          <table:table-cell office:value-type="float" office:value="0.432358521242403" calcext:value-type="float">
            <text:p>0.4323585212</text:p>
          </table:table-cell>
          <table:table-cell office:value-type="float" office:value="0.0279635676726168" calcext:value-type="float">
            <text:p>0.0279635677</text:p>
          </table:table-cell>
        </table:table-row>
        <table:table-row table:style-name="ro1">
          <table:table-cell office:value-type="float" office:value="0.461360630917948" calcext:value-type="float">
            <text:p>0.4613606309</text:p>
          </table:table-cell>
          <table:table-cell office:value-type="float" office:value="0.437857155722384" calcext:value-type="float">
            <text:p>0.4378571557</text:p>
          </table:table-cell>
          <table:table-cell office:value-type="float" office:value="0.0235034751955645" calcext:value-type="float">
            <text:p>0.0235034752</text:p>
          </table:table-cell>
        </table:table-row>
        <table:table-row table:style-name="ro1">
          <table:table-cell office:value-type="float" office:value="0.46348283366743" calcext:value-type="float">
            <text:p>0.4634828337</text:p>
          </table:table-cell>
          <table:table-cell office:value-type="float" office:value="0.429473603292993" calcext:value-type="float">
            <text:p>0.4294736033</text:p>
          </table:table-cell>
          <table:table-cell office:value-type="float" office:value="0.0340092303744377" calcext:value-type="float">
            <text:p>0.0340092304</text:p>
          </table:table-cell>
        </table:table-row>
        <table:table-row table:style-name="ro1">
          <table:table-cell office:value-type="float" office:value="0.461848002436858" calcext:value-type="float">
            <text:p>0.4618480024</text:p>
          </table:table-cell>
          <table:table-cell office:value-type="float" office:value="0.429348742453204" calcext:value-type="float">
            <text:p>0.4293487425</text:p>
          </table:table-cell>
          <table:table-cell office:value-type="float" office:value="0.0324992599836547" calcext:value-type="float">
            <text:p>0.03249926</text:p>
          </table:table-cell>
        </table:table-row>
        <table:table-row table:style-name="ro1">
          <table:table-cell office:value-type="float" office:value="0.455246411180678" calcext:value-type="float">
            <text:p>0.4552464112</text:p>
          </table:table-cell>
          <table:table-cell office:value-type="float" office:value="0.435801091610578" calcext:value-type="float">
            <text:p>0.4358010916</text:p>
          </table:table-cell>
          <table:table-cell office:value-type="float" office:value="0.0194453195700998" calcext:value-type="float">
            <text:p>0.0194453196</text:p>
          </table:table-cell>
        </table:table-row>
        <table:table-row table:style-name="ro1">
          <table:table-cell office:value-type="float" office:value="0.459947373525462" calcext:value-type="float">
            <text:p>0.4599473735</text:p>
          </table:table-cell>
          <table:table-cell office:value-type="float" office:value="0.4357398749468" calcext:value-type="float">
            <text:p>0.4357398749</text:p>
          </table:table-cell>
          <table:table-cell office:value-type="float" office:value="0.0242074985786624" calcext:value-type="float">
            <text:p>0.0242074986</text:p>
          </table:table-cell>
        </table:table-row>
        <table:table-row table:style-name="ro1">
          <table:table-cell office:value-type="float" office:value="0.468756791718278" calcext:value-type="float">
            <text:p>0.4687567917</text:p>
          </table:table-cell>
          <table:table-cell office:value-type="float" office:value="0.425033556357815" calcext:value-type="float">
            <text:p>0.4250335564</text:p>
          </table:table-cell>
          <table:table-cell office:value-type="float" office:value="0.0437232353604629" calcext:value-type="float">
            <text:p>0.0437232354</text:p>
          </table:table-cell>
        </table:table-row>
        <table:table-row table:style-name="ro1">
          <table:table-cell office:value-type="float" office:value="0.461556104698381" calcext:value-type="float">
            <text:p>0.4615561047</text:p>
          </table:table-cell>
          <table:table-cell office:value-type="float" office:value="0.424347941372626" calcext:value-type="float">
            <text:p>0.4243479414</text:p>
          </table:table-cell>
          <table:table-cell office:value-type="float" office:value="0.0372081633257551" calcext:value-type="float">
            <text:p>0.0372081633</text:p>
          </table:table-cell>
        </table:table-row>
        <table:table-row table:style-name="ro1">
          <table:table-cell office:value-type="float" office:value="0.465893346541561" calcext:value-type="float">
            <text:p>0.4658933465</text:p>
          </table:table-cell>
          <table:table-cell office:value-type="float" office:value="0.438273104062947" calcext:value-type="float">
            <text:p>0.4382731041</text:p>
          </table:table-cell>
          <table:table-cell office:value-type="float" office:value="0.0276202424786147" calcext:value-type="float">
            <text:p>0.0276202425</text:p>
          </table:table-cell>
        </table:table-row>
        <table:table-row table:style-name="ro1">
          <table:table-cell office:value-type="float" office:value="0.466466642289517" calcext:value-type="float">
            <text:p>0.4664666423</text:p>
          </table:table-cell>
          <table:table-cell office:value-type="float" office:value="0.436263013307252" calcext:value-type="float">
            <text:p>0.4362630133</text:p>
          </table:table-cell>
          <table:table-cell office:value-type="float" office:value="0.0302036289822658" calcext:value-type="float">
            <text:p>0.030203629</text:p>
          </table:table-cell>
        </table:table-row>
        <table:table-row table:style-name="ro1">
          <table:table-cell office:value-type="float" office:value="0.467210597458983" calcext:value-type="float">
            <text:p>0.4672105975</text:p>
          </table:table-cell>
          <table:table-cell office:value-type="float" office:value="0.443165625448086" calcext:value-type="float">
            <text:p>0.4431656254</text:p>
          </table:table-cell>
          <table:table-cell office:value-type="float" office:value="0.0240449720108962" calcext:value-type="float">
            <text:p>0.024044972</text:p>
          </table:table-cell>
        </table:table-row>
        <table:table-row table:style-name="ro1">
          <table:table-cell office:value-type="float" office:value="0.47268409874354" calcext:value-type="float">
            <text:p>0.4726840987</text:p>
          </table:table-cell>
          <table:table-cell office:value-type="float" office:value="0.434445336516241" calcext:value-type="float">
            <text:p>0.4344453365</text:p>
          </table:table-cell>
          <table:table-cell office:value-type="float" office:value="0.0382387622272988" calcext:value-type="float">
            <text:p>0.0382387622</text:p>
          </table:table-cell>
        </table:table-row>
        <table:table-row table:style-name="ro1">
          <table:table-cell office:value-type="float" office:value="0.469011817918389" calcext:value-type="float">
            <text:p>0.4690118179</text:p>
          </table:table-cell>
          <table:table-cell office:value-type="float" office:value="0.431846803501682" calcext:value-type="float">
            <text:p>0.4318468035</text:p>
          </table:table-cell>
          <table:table-cell office:value-type="float" office:value="0.0371650144167067" calcext:value-type="float">
            <text:p>0.0371650144</text:p>
          </table:table-cell>
        </table:table-row>
        <table:table-row table:style-name="ro1">
          <table:table-cell office:value-type="float" office:value="0.470080747764283" calcext:value-type="float">
            <text:p>0.4700807478</text:p>
          </table:table-cell>
          <table:table-cell office:value-type="float" office:value="0.446732738656875" calcext:value-type="float">
            <text:p>0.4467327387</text:p>
          </table:table-cell>
          <table:table-cell office:value-type="float" office:value="0.0233480091074076" calcext:value-type="float">
            <text:p>0.0233480091</text:p>
          </table:table-cell>
        </table:table-row>
        <table:table-row table:style-name="ro1">
          <table:table-cell office:value-type="float" office:value="0.458149274948647" calcext:value-type="float">
            <text:p>0.4581492749</text:p>
          </table:table-cell>
          <table:table-cell office:value-type="float" office:value="0.435273614547797" calcext:value-type="float">
            <text:p>0.4352736145</text:p>
          </table:table-cell>
          <table:table-cell office:value-type="float" office:value="0.02287566040085" calcext:value-type="float">
            <text:p>0.0228756604</text:p>
          </table:table-cell>
        </table:table-row>
        <table:table-row table:style-name="ro1">
          <table:table-cell office:value-type="float" office:value="0.465225608557132" calcext:value-type="float">
            <text:p>0.4652256086</text:p>
          </table:table-cell>
          <table:table-cell office:value-type="float" office:value="0.436073747571669" calcext:value-type="float">
            <text:p>0.4360737476</text:p>
          </table:table-cell>
          <table:table-cell office:value-type="float" office:value="0.0291518609854626" calcext:value-type="float">
            <text:p>0.029151861</text:p>
          </table:table-cell>
        </table:table-row>
        <table:table-row table:style-name="ro1">
          <table:table-cell office:value-type="float" office:value="0.462061955649363" calcext:value-type="float">
            <text:p>0.4620619556</text:p>
          </table:table-cell>
          <table:table-cell office:value-type="float" office:value="0.434812738731085" calcext:value-type="float">
            <text:p>0.4348127387</text:p>
          </table:table-cell>
          <table:table-cell office:value-type="float" office:value="0.0272492169182783" calcext:value-type="float">
            <text:p>0.0272492169</text:p>
          </table:table-cell>
        </table:table-row>
        <table:table-row table:style-name="ro1">
          <table:table-cell office:value-type="float" office:value="0.470202691587895" calcext:value-type="float">
            <text:p>0.4702026916</text:p>
          </table:table-cell>
          <table:table-cell office:value-type="float" office:value="0.440138190544554" calcext:value-type="float">
            <text:p>0.4401381905</text:p>
          </table:table-cell>
          <table:table-cell office:value-type="float" office:value="0.0300645010433405" calcext:value-type="float">
            <text:p>0.030064501</text:p>
          </table:table-cell>
        </table:table-row>
        <table:table-row table:style-name="ro1">
          <table:table-cell office:value-type="float" office:value="0.466375605351076" calcext:value-type="float">
            <text:p>0.4663756054</text:p>
          </table:table-cell>
          <table:table-cell office:value-type="float" office:value="0.440660416859195" calcext:value-type="float">
            <text:p>0.4406604169</text:p>
          </table:table-cell>
          <table:table-cell office:value-type="float" office:value="0.0257151884918812" calcext:value-type="float">
            <text:p>0.0257151885</text:p>
          </table:table-cell>
        </table:table-row>
        <table:table-row table:style-name="ro1">
          <table:table-cell office:value-type="float" office:value="0.457115945654538" calcext:value-type="float">
            <text:p>0.4571159457</text:p>
          </table:table-cell>
          <table:table-cell office:value-type="float" office:value="0.42986995414368" calcext:value-type="float">
            <text:p>0.4298699541</text:p>
          </table:table-cell>
          <table:table-cell office:value-type="float" office:value="0.0272459915108579" calcext:value-type="float">
            <text:p>0.0272459915</text:p>
          </table:table-cell>
        </table:table-row>
        <table:table-row table:style-name="ro1">
          <table:table-cell office:value-type="float" office:value="0.457124527800746" calcext:value-type="float">
            <text:p>0.4571245278</text:p>
          </table:table-cell>
          <table:table-cell office:value-type="float" office:value="0.43950170441155" calcext:value-type="float">
            <text:p>0.4395017044</text:p>
          </table:table-cell>
          <table:table-cell office:value-type="float" office:value="0.017622823389196" calcext:value-type="float">
            <text:p>0.0176228234</text:p>
          </table:table-cell>
        </table:table-row>
        <table:table-row table:style-name="ro1">
          <table:table-cell office:value-type="float" office:value="0.457845631064004" calcext:value-type="float">
            <text:p>0.4578456311</text:p>
          </table:table-cell>
          <table:table-cell office:value-type="float" office:value="0.428749424715816" calcext:value-type="float">
            <text:p>0.4287494247</text:p>
          </table:table-cell>
          <table:table-cell office:value-type="float" office:value="0.0290962063481883" calcext:value-type="float">
            <text:p>0.0290962063</text:p>
          </table:table-cell>
        </table:table-row>
        <table:table-row table:style-name="ro1">
          <table:table-cell office:value-type="float" office:value="0.443683231143281" calcext:value-type="float">
            <text:p>0.4436832311</text:p>
          </table:table-cell>
          <table:table-cell office:value-type="float" office:value="0.421171646451248" calcext:value-type="float">
            <text:p>0.4211716465</text:p>
          </table:table-cell>
          <table:table-cell office:value-type="float" office:value="0.022511584692033" calcext:value-type="float">
            <text:p>0.0225115847</text:p>
          </table:table-cell>
        </table:table-row>
        <table:table-row table:style-name="ro1">
          <table:table-cell office:value-type="float" office:value="0.443248809965594" calcext:value-type="float">
            <text:p>0.44324881</text:p>
          </table:table-cell>
          <table:table-cell office:value-type="float" office:value="0.406885545948821" calcext:value-type="float">
            <text:p>0.4068855459</text:p>
          </table:table-cell>
          <table:table-cell office:value-type="float" office:value="0.0363632640167735" calcext:value-type="float">
            <text:p>0.036363264</text:p>
          </table:table-cell>
        </table:table-row>
        <table:table-row table:style-name="ro1">
          <table:table-cell office:value-type="float" office:value="0.437627664621257" calcext:value-type="float">
            <text:p>0.4376276646</text:p>
          </table:table-cell>
          <table:table-cell office:value-type="float" office:value="0.406593532503509" calcext:value-type="float">
            <text:p>0.4065935325</text:p>
          </table:table-cell>
          <table:table-cell office:value-type="float" office:value="0.0310341321177481" calcext:value-type="float">
            <text:p>0.0310341321</text:p>
          </table:table-cell>
        </table:table-row>
        <table:table-row table:style-name="ro1">
          <table:table-cell office:value-type="float" office:value="0.424799530434841" calcext:value-type="float">
            <text:p>0.4247995304</text:p>
          </table:table-cell>
          <table:table-cell office:value-type="float" office:value="0.391802851882232" calcext:value-type="float">
            <text:p>0.3918028519</text:p>
          </table:table-cell>
          <table:table-cell office:value-type="float" office:value="0.0329966785526093" calcext:value-type="float">
            <text:p>0.0329966786</text:p>
          </table:table-cell>
        </table:table-row>
        <table:table-row table:style-name="ro1">
          <table:table-cell office:value-type="float" office:value="0.416409463476295" calcext:value-type="float">
            <text:p>0.4164094635</text:p>
          </table:table-cell>
          <table:table-cell office:value-type="float" office:value="0.390406459649251" calcext:value-type="float">
            <text:p>0.3904064596</text:p>
          </table:table-cell>
          <table:table-cell office:value-type="float" office:value="0.0260030038270437" calcext:value-type="float">
            <text:p>0.0260030038</text:p>
          </table:table-cell>
        </table:table-row>
        <table:table-row table:style-name="ro1">
          <table:table-cell office:value-type="float" office:value="0.409897428456867" calcext:value-type="float">
            <text:p>0.4098974285</text:p>
          </table:table-cell>
          <table:table-cell office:value-type="float" office:value="0.378889270791525" calcext:value-type="float">
            <text:p>0.3788892708</text:p>
          </table:table-cell>
          <table:table-cell office:value-type="float" office:value="0.0310081576653413" calcext:value-type="float">
            <text:p>0.0310081577</text:p>
          </table:table-cell>
        </table:table-row>
        <table:table-row table:style-name="ro1">
          <table:table-cell office:value-type="float" office:value="0.394507511084517" calcext:value-type="float">
            <text:p>0.3945075111</text:p>
          </table:table-cell>
          <table:table-cell office:value-type="float" office:value="0.368044231730719" calcext:value-type="float">
            <text:p>0.3680442317</text:p>
          </table:table-cell>
          <table:table-cell office:value-type="float" office:value="0.0264632793537983" calcext:value-type="float">
            <text:p>0.0264632794</text:p>
          </table:table-cell>
        </table:table-row>
        <table:table-row table:style-name="ro1">
          <table:table-cell office:value-type="float" office:value="0.392643223221013" calcext:value-type="float">
            <text:p>0.3926432232</text:p>
          </table:table-cell>
          <table:table-cell office:value-type="float" office:value="0.367952864052813" calcext:value-type="float">
            <text:p>0.3679528641</text:p>
          </table:table-cell>
          <table:table-cell office:value-type="float" office:value="0.0246903591682" calcext:value-type="float">
            <text:p>0.0246903592</text:p>
          </table:table-cell>
        </table:table-row>
        <table:table-row table:style-name="ro1">
          <table:table-cell office:value-type="float" office:value="0.392104917642314" calcext:value-type="float">
            <text:p>0.3921049176</text:p>
          </table:table-cell>
          <table:table-cell office:value-type="float" office:value="0.347850442661256" calcext:value-type="float">
            <text:p>0.3478504427</text:p>
          </table:table-cell>
          <table:table-cell office:value-type="float" office:value="0.0442544749810586" calcext:value-type="float">
            <text:p>0.044254475</text:p>
          </table:table-cell>
        </table:table-row>
        <table:table-row table:style-name="ro1">
          <table:table-cell office:value-type="float" office:value="0.392396280099849" calcext:value-type="float">
            <text:p>0.3923962801</text:p>
          </table:table-cell>
          <table:table-cell office:value-type="float" office:value="0.319525365680699" calcext:value-type="float">
            <text:p>0.3195253657</text:p>
          </table:table-cell>
          <table:table-cell office:value-type="float" office:value="0.0728709144191498" calcext:value-type="float">
            <text:p>0.0728709144</text:p>
          </table:table-cell>
        </table:table-row>
        <table:table-row table:style-name="ro1">
          <table:table-cell office:value-type="float" office:value="0.340285313300093" calcext:value-type="float">
            <text:p>0.3402853133</text:p>
          </table:table-cell>
          <table:table-cell office:value-type="float" office:value="0.319564577914325" calcext:value-type="float">
            <text:p>0.3195645779</text:p>
          </table:table-cell>
          <table:table-cell office:value-type="float" office:value="0.0207207353857685" calcext:value-type="float">
            <text:p>0.0207207354</text:p>
          </table:table-cell>
        </table:table-row>
        <table:table-row table:style-name="ro1">
          <table:table-cell office:value-type="float" office:value="0.335607298239504" calcext:value-type="float">
            <text:p>0.3356072982</text:p>
          </table:table-cell>
          <table:table-cell office:value-type="float" office:value="0.298076504453842" calcext:value-type="float">
            <text:p>0.2980765045</text:p>
          </table:table-cell>
          <table:table-cell office:value-type="float" office:value="0.0375307937856627" calcext:value-type="float">
            <text:p>0.0375307938</text:p>
          </table:table-cell>
        </table:table-row>
        <table:table-row table:style-name="ro1">
          <table:table-cell office:value-type="float" office:value="0.307055900436208" calcext:value-type="float">
            <text:p>0.3070559004</text:p>
          </table:table-cell>
          <table:table-cell office:value-type="float" office:value="0.283764842837093" calcext:value-type="float">
            <text:p>0.2837648428</text:p>
          </table:table-cell>
          <table:table-cell office:value-type="float" office:value="0.0232910575991153" calcext:value-type="float">
            <text:p>0.0232910576</text:p>
          </table:table-cell>
        </table:table-row>
        <table:table-row table:style-name="ro1">
          <table:table-cell office:value-type="float" office:value="0.283960982570971" calcext:value-type="float">
            <text:p>0.2839609826</text:p>
          </table:table-cell>
          <table:table-cell office:value-type="float" office:value="0.269361856105183" calcext:value-type="float">
            <text:p>0.2693618561</text:p>
          </table:table-cell>
          <table:table-cell office:value-type="float" office:value="0.014599126465788" calcext:value-type="float">
            <text:p>0.0145991265</text:p>
          </table:table-cell>
        </table:table-row>
        <table:table-row table:style-name="ro1">
          <table:table-cell office:value-type="float" office:value="0.262736457038673" calcext:value-type="float">
            <text:p>0.262736457</text:p>
          </table:table-cell>
          <table:table-cell office:value-type="float" office:value="0.242188333124497" calcext:value-type="float">
            <text:p>0.2421883331</text:p>
          </table:table-cell>
          <table:table-cell office:value-type="float" office:value="0.0205481239141757" calcext:value-type="float">
            <text:p>0.0205481239</text:p>
          </table:table-cell>
        </table:table-row>
        <table:table-row table:style-name="ro1">
          <table:table-cell office:value-type="float" office:value="0.236853134477178" calcext:value-type="float">
            <text:p>0.2368531345</text:p>
          </table:table-cell>
          <table:table-cell office:value-type="float" office:value="0.240344516509706" calcext:value-type="float">
            <text:p>0.2403445165</text:p>
          </table:table-cell>
          <table:table-cell office:value-type="float" office:value="-0.00349138203252755" calcext:value-type="float">
            <text:p>-0.003491382</text:p>
          </table:table-cell>
        </table:table-row>
        <table:table-row table:style-name="ro1">
          <table:table-cell office:value-type="float" office:value="0.216342499115446" calcext:value-type="float">
            <text:p>0.2163424991</text:p>
          </table:table-cell>
          <table:table-cell office:value-type="float" office:value="0.192245696500079" calcext:value-type="float">
            <text:p>0.1922456965</text:p>
          </table:table-cell>
          <table:table-cell office:value-type="float" office:value="0.024096802615367" calcext:value-type="float">
            <text:p>0.0240968026</text:p>
          </table:table-cell>
        </table:table-row>
        <table:table-row table:style-name="ro1">
          <table:table-cell office:value-type="float" office:value="0.199706634445361" calcext:value-type="float">
            <text:p>0.1997066344</text:p>
          </table:table-cell>
          <table:table-cell office:value-type="float" office:value="0.192027239523986" calcext:value-type="float">
            <text:p>0.1920272395</text:p>
          </table:table-cell>
          <table:table-cell office:value-type="float" office:value="0.00767939492137509" calcext:value-type="float">
            <text:p>0.0076793949</text:p>
          </table:table-cell>
        </table:table-row>
        <table:table-row table:style-name="ro1">
          <table:table-cell office:value-type="float" office:value="0.163638910709547" calcext:value-type="float">
            <text:p>0.1636389107</text:p>
          </table:table-cell>
          <table:table-cell office:value-type="float" office:value="0.151723126072024" calcext:value-type="float">
            <text:p>0.1517231261</text:p>
          </table:table-cell>
          <table:table-cell office:value-type="float" office:value="0.0119157846375235" calcext:value-type="float">
            <text:p>0.0119157846</text:p>
          </table:table-cell>
        </table:table-row>
        <table:table-row table:style-name="ro1">
          <table:table-cell office:value-type="float" office:value="0.125272206232529" calcext:value-type="float">
            <text:p>0.1252722062</text:p>
          </table:table-cell>
          <table:table-cell office:value-type="float" office:value="0.093352421646314" calcext:value-type="float">
            <text:p>0.0933524216</text:p>
          </table:table-cell>
          <table:table-cell office:value-type="float" office:value="0.0319197845862145" calcext:value-type="float">
            <text:p>0.0319197846</text:p>
          </table:table-cell>
        </table:table-row>
        <table:table-row table:style-name="ro1">
          <table:table-cell office:value-type="float" office:value="0.116925161003796" calcext:value-type="float">
            <text:p>0.116925161</text:p>
          </table:table-cell>
          <table:table-cell office:value-type="float" office:value="0.0931573156852407" calcext:value-type="float">
            <text:p>0.0931573157</text:p>
          </table:table-cell>
          <table:table-cell office:value-type="float" office:value="0.0237678453185557" calcext:value-type="float">
            <text:p>0.0237678453</text:p>
          </table:table-cell>
        </table:table-row>
        <table:table-row table:style-name="ro1">
          <table:table-cell office:value-type="float" office:value="0.0840444337893092" calcext:value-type="float">
            <text:p>0.0840444338</text:p>
          </table:table-cell>
          <table:table-cell office:value-type="float" office:value="0.0603388081654402" calcext:value-type="float">
            <text:p>0.0603388082</text:p>
          </table:table-cell>
          <table:table-cell office:value-type="float" office:value="0.0237056256238689" calcext:value-type="float">
            <text:p>0.0237056256</text:p>
          </table:table-cell>
        </table:table-row>
        <table:table-row table:style-name="ro1">
          <table:table-cell office:value-type="float" office:value="0.0730808788196162" calcext:value-type="float">
            <text:p>0.0730808788</text:p>
          </table:table-cell>
          <table:table-cell office:value-type="float" office:value="0.0124936562091034" calcext:value-type="float">
            <text:p>0.0124936562</text:p>
          </table:table-cell>
          <table:table-cell office:value-type="float" office:value="0.0605872226105128" calcext:value-type="float">
            <text:p>0.0605872226</text:p>
          </table:table-cell>
        </table:table-row>
        <table:table-row table:style-name="ro1">
          <table:table-cell office:value-type="float" office:value="0.0264091411138535" calcext:value-type="float">
            <text:p>0.0264091411</text:p>
          </table:table-cell>
          <table:table-cell office:value-type="float" office:value="0.0125111130356924" calcext:value-type="float">
            <text:p>0.012511113</text:p>
          </table:table-cell>
          <table:table-cell office:value-type="float" office:value="0.0138980280781611" calcext:value-type="float">
            <text:p>0.0138980281</text:p>
          </table:table-cell>
        </table:table-row>
        <table:table-row table:style-name="ro1">
          <table:table-cell office:value-type="float" office:value="0.00163788820030847" calcext:value-type="float">
            <text:p>0.0016378882</text:p>
          </table:table-cell>
          <table:table-cell office:value-type="float" office:value="-0.0116052346519883" calcext:value-type="float">
            <text:p>-0.0116052347</text:p>
          </table:table-cell>
          <table:table-cell office:value-type="float" office:value="0.0132431228522968" calcext:value-type="float">
            <text:p>0.0132431229</text:p>
          </table:table-cell>
        </table:table-row>
        <table:table-row table:style-name="ro1">
          <table:table-cell office:value-type="float" office:value="-0.0254135712640576" calcext:value-type="float">
            <text:p>-0.0254135713</text:p>
          </table:table-cell>
          <table:table-cell office:value-type="float" office:value="-0.0418983370253936" calcext:value-type="float">
            <text:p>-0.041898337</text:p>
          </table:table-cell>
          <table:table-cell office:value-type="float" office:value="0.016484765761336" calcext:value-type="float">
            <text:p>0.0164847658</text:p>
          </table:table-cell>
        </table:table-row>
        <table:table-row table:style-name="ro1">
          <table:table-cell office:value-type="float" office:value="-0.0464283544807818" calcext:value-type="float">
            <text:p>-0.0464283545</text:p>
          </table:table-cell>
          <table:table-cell office:value-type="float" office:value="-0.0419476464928339" calcext:value-type="float">
            <text:p>-0.0419476465</text:p>
          </table:table-cell>
          <table:table-cell office:value-type="float" office:value="-0.00448070798794789" calcext:value-type="float">
            <text:p>-0.004480708</text:p>
          </table:table-cell>
        </table:table-row>
        <table:table-row table:style-name="ro1">
          <table:table-cell office:value-type="float" office:value="-0.0734281755502794" calcext:value-type="float">
            <text:p>-0.0734281756</text:p>
          </table:table-cell>
          <table:table-cell office:value-type="float" office:value="-0.0778911231182371" calcext:value-type="float">
            <text:p>-0.0778911231</text:p>
          </table:table-cell>
          <table:table-cell office:value-type="float" office:value="0.00446294756795773" calcext:value-type="float">
            <text:p>0.0044629476</text:p>
          </table:table-cell>
        </table:table-row>
        <table:table-row table:style-name="ro1">
          <table:table-cell office:value-type="float" office:value="-0.0898394828955205" calcext:value-type="float">
            <text:p>-0.0898394829</text:p>
          </table:table-cell>
          <table:table-cell office:value-type="float" office:value="-0.130324808611487" calcext:value-type="float">
            <text:p>-0.1303248086</text:p>
          </table:table-cell>
          <table:table-cell office:value-type="float" office:value="0.0404853257159662" calcext:value-type="float">
            <text:p>0.0404853257</text:p>
          </table:table-cell>
        </table:table-row>
        <table:table-row table:style-name="ro1">
          <table:table-cell office:value-type="float" office:value="-0.122031818788062" calcext:value-type="float">
            <text:p>-0.1220318188</text:p>
          </table:table-cell>
          <table:table-cell office:value-type="float" office:value="-0.130465747803977" calcext:value-type="float">
            <text:p>-0.1304657478</text:p>
          </table:table-cell>
          <table:table-cell office:value-type="float" office:value="0.0084339290159148" calcext:value-type="float">
            <text:p>0.008433929</text:p>
          </table:table-cell>
        </table:table-row>
        <table:table-row table:style-name="ro1">
          <table:table-cell office:value-type="float" office:value="-0.134285209681441" calcext:value-type="float">
            <text:p>-0.1342852097</text:p>
          </table:table-cell>
          <table:table-cell office:value-type="float" office:value="-0.139015346341519" calcext:value-type="float">
            <text:p>-0.1390153463</text:p>
          </table:table-cell>
          <table:table-cell office:value-type="float" office:value="0.00473013666007743" calcext:value-type="float">
            <text:p>0.0047301367</text:p>
          </table:table-cell>
        </table:table-row>
        <table:table-row table:style-name="ro1">
          <table:table-cell office:value-type="float" office:value="-0.162573807159391" calcext:value-type="float">
            <text:p>-0.1625738072</text:p>
          </table:table-cell>
          <table:table-cell office:value-type="float" office:value="-0.164754848143879" calcext:value-type="float">
            <text:p>-0.1647548481</text:p>
          </table:table-cell>
          <table:table-cell office:value-type="float" office:value="0.00218104098448832" calcext:value-type="float">
            <text:p>0.002181041</text:p>
          </table:table-cell>
        </table:table-row>
        <table:table-row table:style-name="ro1">
          <table:table-cell office:value-type="float" office:value="-0.18739748164372" calcext:value-type="float">
            <text:p>-0.1873974816</text:p>
          </table:table-cell>
          <table:table-cell office:value-type="float" office:value="-0.178055231184746" calcext:value-type="float">
            <text:p>-0.1780552312</text:p>
          </table:table-cell>
          <table:table-cell office:value-type="float" office:value="-0.0093422504589738" calcext:value-type="float">
            <text:p>-0.0093422505</text:p>
          </table:table-cell>
        </table:table-row>
        <table:table-row table:style-name="ro1">
          <table:table-cell office:value-type="float" office:value="-0.210090094552937" calcext:value-type="float">
            <text:p>-0.2100900946</text:p>
          </table:table-cell>
          <table:table-cell office:value-type="float" office:value="-0.205157341143249" calcext:value-type="float">
            <text:p>-0.2051573411</text:p>
          </table:table-cell>
          <table:table-cell office:value-type="float" office:value="-0.00493275340968744" calcext:value-type="float">
            <text:p>-0.0049327534</text:p>
          </table:table-cell>
        </table:table-row>
        <table:table-row table:style-name="ro1">
          <table:table-cell office:value-type="float" office:value="-0.231016309263108" calcext:value-type="float">
            <text:p>-0.2310163093</text:p>
          </table:table-cell>
          <table:table-cell office:value-type="float" office:value="-0.221777083577789" calcext:value-type="float">
            <text:p>-0.2217770836</text:p>
          </table:table-cell>
          <table:table-cell office:value-type="float" office:value="-0.00923922568531924" calcext:value-type="float">
            <text:p>-0.0092392257</text:p>
          </table:table-cell>
        </table:table-row>
        <table:table-row table:style-name="ro1">
          <table:table-cell office:value-type="float" office:value="-0.239752270007541" calcext:value-type="float">
            <text:p>-0.23975227</text:p>
          </table:table-cell>
          <table:table-cell office:value-type="float" office:value="-0.245994872212224" calcext:value-type="float">
            <text:p>-0.2459948722</text:p>
          </table:table-cell>
          <table:table-cell office:value-type="float" office:value="0.00624260220468287" calcext:value-type="float">
            <text:p>0.0062426022</text:p>
          </table:table-cell>
        </table:table-row>
        <table:table-row table:style-name="ro1">
          <table:table-cell office:value-type="float" office:value="-0.244174867188175" calcext:value-type="float">
            <text:p>-0.2441748672</text:p>
          </table:table-cell>
          <table:table-cell office:value-type="float" office:value="-0.266464134394851" calcext:value-type="float">
            <text:p>-0.2664641344</text:p>
          </table:table-cell>
          <table:table-cell office:value-type="float" office:value="0.0222892672066756" calcext:value-type="float">
            <text:p>0.0222892672</text:p>
          </table:table-cell>
        </table:table-row>
        <table:table-row table:style-name="ro1">
          <table:table-cell office:value-type="float" office:value="-0.29404688691135" calcext:value-type="float">
            <text:p>-0.2940468869</text:p>
          </table:table-cell>
          <table:table-cell office:value-type="float" office:value="-0.29286208977945" calcext:value-type="float">
            <text:p>-0.2928620898</text:p>
          </table:table-cell>
          <table:table-cell office:value-type="float" office:value="-0.00118479713190017" calcext:value-type="float">
            <text:p>-0.0011847971</text:p>
          </table:table-cell>
        </table:table-row>
        <table:table-row table:style-name="ro1">
          <table:table-cell office:value-type="float" office:value="-0.322615948214902" calcext:value-type="float">
            <text:p>-0.3226159482</text:p>
          </table:table-cell>
          <table:table-cell office:value-type="float" office:value="-0.30677915546338" calcext:value-type="float">
            <text:p>-0.3067791555</text:p>
          </table:table-cell>
          <table:table-cell office:value-type="float" office:value="-0.0158367927515218" calcext:value-type="float">
            <text:p>-0.0158367928</text:p>
          </table:table-cell>
        </table:table-row>
        <table:table-row table:style-name="ro1">
          <table:table-cell office:value-type="float" office:value="-0.343991417186262" calcext:value-type="float">
            <text:p>-0.3439914172</text:p>
          </table:table-cell>
          <table:table-cell office:value-type="float" office:value="-0.33338974797569" calcext:value-type="float">
            <text:p>-0.333389748</text:p>
          </table:table-cell>
          <table:table-cell office:value-type="float" office:value="-0.0106016692105722" calcext:value-type="float">
            <text:p>-0.0106016692</text:p>
          </table:table-cell>
        </table:table-row>
        <table:table-row table:style-name="ro1">
          <table:table-cell office:value-type="float" office:value="-0.36564851477963" calcext:value-type="float">
            <text:p>-0.3656485148</text:p>
          </table:table-cell>
          <table:table-cell office:value-type="float" office:value="-0.349690573455398" calcext:value-type="float">
            <text:p>-0.3496905735</text:p>
          </table:table-cell>
          <table:table-cell office:value-type="float" office:value="-0.0159579413242328" calcext:value-type="float">
            <text:p>-0.0159579413</text:p>
          </table:table-cell>
        </table:table-row>
        <table:table-row table:style-name="ro1">
          <table:table-cell office:value-type="float" office:value="-0.372901532335453" calcext:value-type="float">
            <text:p>-0.3729015323</text:p>
          </table:table-cell>
          <table:table-cell office:value-type="float" office:value="-0.370499384707754" calcext:value-type="float">
            <text:p>-0.3704993847</text:p>
          </table:table-cell>
          <table:table-cell office:value-type="float" office:value="-0.00240214762769869" calcext:value-type="float">
            <text:p>-0.0024021476</text:p>
          </table:table-cell>
        </table:table-row>
        <table:table-row table:style-name="ro1">
          <table:table-cell office:value-type="float" office:value="-0.393052458463251" calcext:value-type="float">
            <text:p>-0.3930524585</text:p>
          </table:table-cell>
          <table:table-cell office:value-type="float" office:value="-0.379440225575432" calcext:value-type="float">
            <text:p>-0.3794402256</text:p>
          </table:table-cell>
          <table:table-cell office:value-type="float" office:value="-0.0136122328878191" calcext:value-type="float">
            <text:p>-0.0136122329</text:p>
          </table:table-cell>
        </table:table-row>
        <table:table-row table:style-name="ro1">
          <table:table-cell office:value-type="float" office:value="-0.418497454318282" calcext:value-type="float">
            <text:p>-0.4184974543</text:p>
          </table:table-cell>
          <table:table-cell office:value-type="float" office:value="-0.430088163577916" calcext:value-type="float">
            <text:p>-0.4300881636</text:p>
          </table:table-cell>
          <table:table-cell office:value-type="float" office:value="0.0115907092596343" calcext:value-type="float">
            <text:p>0.0115907093</text:p>
          </table:table-cell>
        </table:table-row>
        <table:table-row table:style-name="ro1">
          <table:table-cell office:value-type="float" office:value="-0.431529207658841" calcext:value-type="float">
            <text:p>-0.4315292077</text:p>
          </table:table-cell>
          <table:table-cell office:value-type="float" office:value="-0.429666042941558" calcext:value-type="float">
            <text:p>-0.4296660429</text:p>
          </table:table-cell>
          <table:table-cell office:value-type="float" office:value="-0.00186316471728265" calcext:value-type="float">
            <text:p>-0.0018631647</text:p>
          </table:table-cell>
        </table:table-row>
        <table:table-row table:style-name="ro1">
          <table:table-cell office:value-type="float" office:value="-0.436649056818772" calcext:value-type="float">
            <text:p>-0.4366490568</text:p>
          </table:table-cell>
          <table:table-cell office:value-type="float" office:value="-0.430592620877869" calcext:value-type="float">
            <text:p>-0.4305926209</text:p>
          </table:table-cell>
          <table:table-cell office:value-type="float" office:value="-0.00605643594090294" calcext:value-type="float">
            <text:p>-0.0060564359</text:p>
          </table:table-cell>
        </table:table-row>
        <table:table-row table:style-name="ro1">
          <table:table-cell office:value-type="float" office:value="-0.462312219649836" calcext:value-type="float">
            <text:p>-0.4623122196</text:p>
          </table:table-cell>
          <table:table-cell office:value-type="float" office:value="-0.478374315339023" calcext:value-type="float">
            <text:p>-0.4783743153</text:p>
          </table:table-cell>
          <table:table-cell office:value-type="float" office:value="0.0160620956891869" calcext:value-type="float">
            <text:p>0.0160620957</text:p>
          </table:table-cell>
        </table:table-row>
        <table:table-row table:style-name="ro1">
          <table:table-cell office:value-type="float" office:value="-0.488805526728688" calcext:value-type="float">
            <text:p>-0.4888055267</text:p>
          </table:table-cell>
          <table:table-cell office:value-type="float" office:value="-0.478199364038005" calcext:value-type="float">
            <text:p>-0.478199364</text:p>
          </table:table-cell>
          <table:table-cell office:value-type="float" office:value="-0.0106061626906835" calcext:value-type="float">
            <text:p>-0.0106061627</text:p>
          </table:table-cell>
        </table:table-row>
        <table:table-row table:style-name="ro1">
          <table:table-cell office:value-type="float" office:value="-0.512352077454996" calcext:value-type="float">
            <text:p>-0.5123520775</text:p>
          </table:table-cell>
          <table:table-cell office:value-type="float" office:value="-0.500331758053242" calcext:value-type="float">
            <text:p>-0.5003317581</text:p>
          </table:table-cell>
          <table:table-cell office:value-type="float" office:value="-0.0120203194017544" calcext:value-type="float">
            <text:p>-0.0120203194</text:p>
          </table:table-cell>
        </table:table-row>
        <table:table-row table:style-name="ro1">
          <table:table-cell office:value-type="float" office:value="-0.540852441409029" calcext:value-type="float">
            <text:p>-0.5408524414</text:p>
          </table:table-cell>
          <table:table-cell office:value-type="float" office:value="-0.520467365828754" calcext:value-type="float">
            <text:p>-0.5204673658</text:p>
          </table:table-cell>
          <table:table-cell office:value-type="float" office:value="-0.0203850755802753" calcext:value-type="float">
            <text:p>-0.0203850756</text:p>
          </table:table-cell>
        </table:table-row>
        <table:table-row table:style-name="ro1">
          <table:table-cell office:value-type="float" office:value="-0.55630584587248" calcext:value-type="float">
            <text:p>-0.5563058459</text:p>
          </table:table-cell>
          <table:table-cell office:value-type="float" office:value="-0.533033157858573" calcext:value-type="float">
            <text:p>-0.5330331579</text:p>
          </table:table-cell>
          <table:table-cell office:value-type="float" office:value="-0.0232726880139069" calcext:value-type="float">
            <text:p>-0.023272688</text:p>
          </table:table-cell>
        </table:table-row>
        <table:table-row table:style-name="ro1">
          <table:table-cell office:value-type="float" office:value="-0.569427240476089" calcext:value-type="float">
            <text:p>-0.5694272405</text:p>
          </table:table-cell>
          <table:table-cell office:value-type="float" office:value="-0.537523793730152" calcext:value-type="float">
            <text:p>-0.5375237937</text:p>
          </table:table-cell>
          <table:table-cell office:value-type="float" office:value="-0.0319034467459377" calcext:value-type="float">
            <text:p>-0.0319034467</text:p>
          </table:table-cell>
        </table:table-row>
        <table:table-row table:style-name="ro1">
          <table:table-cell office:value-type="float" office:value="-0.576306209601449" calcext:value-type="float">
            <text:p>-0.5763062096</text:p>
          </table:table-cell>
          <table:table-cell office:value-type="float" office:value="-0.564447397838763" calcext:value-type="float">
            <text:p>-0.5644473978</text:p>
          </table:table-cell>
          <table:table-cell office:value-type="float" office:value="-0.0118588117626854" calcext:value-type="float">
            <text:p>-0.0118588118</text:p>
          </table:table-cell>
        </table:table-row>
        <table:table-row table:style-name="ro1">
          <table:table-cell office:value-type="float" office:value="-0.582857651848335" calcext:value-type="float">
            <text:p>-0.5828576518</text:p>
          </table:table-cell>
          <table:table-cell office:value-type="float" office:value="-0.589874222559855" calcext:value-type="float">
            <text:p>-0.5898742226</text:p>
          </table:table-cell>
          <table:table-cell office:value-type="float" office:value="0.00701657071151984" calcext:value-type="float">
            <text:p>0.0070165707</text:p>
          </table:table-cell>
        </table:table-row>
        <table:table-row table:style-name="ro1">
          <table:table-cell office:value-type="float" office:value="-0.604584275549192" calcext:value-type="float">
            <text:p>-0.6045842755</text:p>
          </table:table-cell>
          <table:table-cell office:value-type="float" office:value="-0.606200467322369" calcext:value-type="float">
            <text:p>-0.6062004673</text:p>
          </table:table-cell>
          <table:table-cell office:value-type="float" office:value="0.00161619177317651" calcext:value-type="float">
            <text:p>0.0016161918</text:p>
          </table:table-cell>
        </table:table-row>
        <table:table-row table:style-name="ro1">
          <table:table-cell office:value-type="float" office:value="-0.62130964936561" calcext:value-type="float">
            <text:p>-0.6213096494</text:p>
          </table:table-cell>
          <table:table-cell office:value-type="float" office:value="-0.606003221647883" calcext:value-type="float">
            <text:p>-0.6060032216</text:p>
          </table:table-cell>
          <table:table-cell office:value-type="float" office:value="-0.0153064277177266" calcext:value-type="float">
            <text:p>-0.0153064277</text:p>
          </table:table-cell>
        </table:table-row>
        <table:table-row table:style-name="ro1">
          <table:table-cell office:value-type="float" office:value="-0.63707197756962" calcext:value-type="float">
            <text:p>-0.6370719776</text:p>
          </table:table-cell>
          <table:table-cell office:value-type="float" office:value="-0.636949349442368" calcext:value-type="float">
            <text:p>-0.6369493494</text:p>
          </table:table-cell>
          <table:table-cell office:value-type="float" office:value="-0.000122628127251612" calcext:value-type="float">
            <text:p>-0.0001226281</text:p>
          </table:table-cell>
        </table:table-row>
        <table:table-row table:style-name="ro1">
          <table:table-cell office:value-type="float" office:value="-0.651684414739924" calcext:value-type="float">
            <text:p>-0.6516844147</text:p>
          </table:table-cell>
          <table:table-cell office:value-type="float" office:value="-0.637038991077965" calcext:value-type="float">
            <text:p>-0.6370389911</text:p>
          </table:table-cell>
          <table:table-cell office:value-type="float" office:value="-0.0146454236619591" calcext:value-type="float">
            <text:p>-0.0146454237</text:p>
          </table:table-cell>
        </table:table-row>
        <table:table-row table:style-name="ro1">
          <table:table-cell office:value-type="float" office:value="-0.675135289552025" calcext:value-type="float">
            <text:p>-0.6751352896</text:p>
          </table:table-cell>
          <table:table-cell office:value-type="float" office:value="-0.676058572287248" calcext:value-type="float">
            <text:p>-0.6760585723</text:p>
          </table:table-cell>
          <table:table-cell office:value-type="float" office:value="0.00092328273522313" calcext:value-type="float">
            <text:p>0.0009232827</text:p>
          </table:table-cell>
        </table:table-row>
        <table:table-row table:style-name="ro1">
          <table:table-cell office:value-type="float" office:value="-0.688712589477687" calcext:value-type="float">
            <text:p>-0.6887125895</text:p>
          </table:table-cell>
          <table:table-cell office:value-type="float" office:value="-0.688279984091853" calcext:value-type="float">
            <text:p>-0.6882799841</text:p>
          </table:table-cell>
          <table:table-cell office:value-type="float" office:value="-0.000432605385833562" calcext:value-type="float">
            <text:p>-0.0004326054</text:p>
          </table:table-cell>
        </table:table-row>
        <table:table-row table:style-name="ro1">
          <table:table-cell office:value-type="float" office:value="-0.707070138181614" calcext:value-type="float">
            <text:p>-0.7070701382</text:p>
          </table:table-cell>
          <table:table-cell office:value-type="float" office:value="-0.688144697867444" calcext:value-type="float">
            <text:p>-0.6881446979</text:p>
          </table:table-cell>
          <table:table-cell office:value-type="float" office:value="-0.0189254403141697" calcext:value-type="float">
            <text:p>-0.0189254403</text:p>
          </table:table-cell>
        </table:table-row>
        <table:table-row table:style-name="ro1">
          <table:table-cell office:value-type="float" office:value="-0.716148503625128" calcext:value-type="float">
            <text:p>-0.7161485036</text:p>
          </table:table-cell>
          <table:table-cell office:value-type="float" office:value="-0.706303110327934" calcext:value-type="float">
            <text:p>-0.7063031103</text:p>
          </table:table-cell>
          <table:table-cell office:value-type="float" office:value="-0.00984539329719381" calcext:value-type="float">
            <text:p>-0.0098453933</text:p>
          </table:table-cell>
        </table:table-row>
        <table:table-row table:style-name="ro1">
          <table:table-cell office:value-type="float" office:value="-0.73734972315428" calcext:value-type="float">
            <text:p>-0.7373497232</text:p>
          </table:table-cell>
          <table:table-cell office:value-type="float" office:value="-0.706649533397312" calcext:value-type="float">
            <text:p>-0.7066495334</text:p>
          </table:table-cell>
          <table:table-cell office:value-type="float" office:value="-0.0307001897569683" calcext:value-type="float">
            <text:p>-0.0307001898</text:p>
          </table:table-cell>
        </table:table-row>
        <table:table-row table:style-name="ro1">
          <table:table-cell office:value-type="float" office:value="-0.748753988148697" calcext:value-type="float">
            <text:p>-0.7487539881</text:p>
          </table:table-cell>
          <table:table-cell office:value-type="float" office:value="-0.747901506653844" calcext:value-type="float">
            <text:p>-0.7479015067</text:p>
          </table:table-cell>
          <table:table-cell office:value-type="float" office:value="-0.000852481494852841" calcext:value-type="float">
            <text:p>-0.0008524815</text:p>
          </table:table-cell>
        </table:table-row>
        <table:table-row table:style-name="ro1">
          <table:table-cell office:value-type="float" office:value="-0.778311878888276" calcext:value-type="float">
            <text:p>-0.7783118789</text:p>
          </table:table-cell>
          <table:table-cell office:value-type="float" office:value="-0.763208495104176" calcext:value-type="float">
            <text:p>-0.7632084951</text:p>
          </table:table-cell>
          <table:table-cell office:value-type="float" office:value="-0.0151033837840998" calcext:value-type="float">
            <text:p>-0.0151033838</text:p>
          </table:table-cell>
        </table:table-row>
        <table:table-row table:style-name="ro1">
          <table:table-cell office:value-type="float" office:value="-0.789067504281076" calcext:value-type="float">
            <text:p>-0.7890675043</text:p>
          </table:table-cell>
          <table:table-cell office:value-type="float" office:value="-0.763245219429269" calcext:value-type="float">
            <text:p>-0.7632452194</text:p>
          </table:table-cell>
          <table:table-cell office:value-type="float" office:value="-0.0258222848518077" calcext:value-type="float">
            <text:p>-0.0258222849</text:p>
          </table:table-cell>
        </table:table-row>
        <table:table-row table:style-name="ro1">
          <table:table-cell office:value-type="float" office:value="-0.80749765319837" calcext:value-type="float">
            <text:p>-0.8074976532</text:p>
          </table:table-cell>
          <table:table-cell office:value-type="float" office:value="-0.80384539156384" calcext:value-type="float">
            <text:p>-0.8038453916</text:p>
          </table:table-cell>
          <table:table-cell office:value-type="float" office:value="-0.00365226163453092" calcext:value-type="float">
            <text:p>-0.0036522616</text:p>
          </table:table-cell>
        </table:table-row>
        <table:table-row table:style-name="ro1">
          <table:table-cell office:value-type="float" office:value="-0.820851928036503" calcext:value-type="float">
            <text:p>-0.820851928</text:p>
          </table:table-cell>
          <table:table-cell office:value-type="float" office:value="-0.803658280373158" calcext:value-type="float">
            <text:p>-0.8036582804</text:p>
          </table:table-cell>
          <table:table-cell office:value-type="float" office:value="-0.0171936476633459" calcext:value-type="float">
            <text:p>-0.0171936477</text:p>
          </table:table-cell>
        </table:table-row>
        <table:table-row table:style-name="ro1">
          <table:table-cell office:value-type="float" office:value="-0.835631542464604" calcext:value-type="float">
            <text:p>-0.8356315425</text:p>
          </table:table-cell>
          <table:table-cell office:value-type="float" office:value="-0.801257297724884" calcext:value-type="float">
            <text:p>-0.8012572977</text:p>
          </table:table-cell>
          <table:table-cell office:value-type="float" office:value="-0.0343742447397193" calcext:value-type="float">
            <text:p>-0.0343742447</text:p>
          </table:table-cell>
        </table:table-row>
        <table:table-row table:style-name="ro1">
          <table:table-cell office:value-type="float" office:value="-0.855685449360517" calcext:value-type="float">
            <text:p>-0.8556854494</text:p>
          </table:table-cell>
          <table:table-cell office:value-type="float" office:value="-0.823596768503399" calcext:value-type="float">
            <text:p>-0.8235967685</text:p>
          </table:table-cell>
          <table:table-cell office:value-type="float" office:value="-0.032088680857118" calcext:value-type="float">
            <text:p>-0.0320886809</text:p>
          </table:table-cell>
        </table:table-row>
        <table:table-row table:style-name="ro1">
          <table:table-cell office:value-type="float" office:value="-0.873457852941007" calcext:value-type="float">
            <text:p>-0.8734578529</text:p>
          </table:table-cell>
          <table:table-cell office:value-type="float" office:value="-0.841565863273708" calcext:value-type="float">
            <text:p>-0.8415658633</text:p>
          </table:table-cell>
          <table:table-cell office:value-type="float" office:value="-0.0318919896672997" calcext:value-type="float">
            <text:p>-0.0318919897</text:p>
          </table:table-cell>
        </table:table-row>
        <table:table-row table:style-name="ro1">
          <table:table-cell office:value-type="float" office:value="-0.893737785844324" calcext:value-type="float">
            <text:p>-0.8937377858</text:p>
          </table:table-cell>
          <table:table-cell office:value-type="float" office:value="-0.869294774691858" calcext:value-type="float">
            <text:p>-0.8692947747</text:p>
          </table:table-cell>
          <table:table-cell office:value-type="float" office:value="-0.0244430111524656" calcext:value-type="float">
            <text:p>-0.0244430112</text:p>
          </table:table-cell>
        </table:table-row>
        <table:table-row table:style-name="ro1">
          <table:table-cell office:value-type="float" office:value="-0.905084530175154" calcext:value-type="float">
            <text:p>-0.9050845302</text:p>
          </table:table-cell>
          <table:table-cell office:value-type="float" office:value="-0.881601468458522" calcext:value-type="float">
            <text:p>-0.8816014685</text:p>
          </table:table-cell>
          <table:table-cell office:value-type="float" office:value="-0.0234830617166313" calcext:value-type="float">
            <text:p>-0.0234830617</text:p>
          </table:table-cell>
        </table:table-row>
        <table:table-row table:style-name="ro1">
          <table:table-cell office:value-type="float" office:value="-0.93017708054437" calcext:value-type="float">
            <text:p>-0.9301770805</text:p>
          </table:table-cell>
          <table:table-cell office:value-type="float" office:value="-0.916857739766676" calcext:value-type="float">
            <text:p>-0.9168577398</text:p>
          </table:table-cell>
          <table:table-cell office:value-type="float" office:value="-0.0133193407776934" calcext:value-type="float">
            <text:p>-0.0133193408</text:p>
          </table:table-cell>
        </table:table-row>
        <table:table-row table:style-name="ro1">
          <table:table-cell office:value-type="float" office:value="-0.950146569044904" calcext:value-type="float">
            <text:p>-0.950146569</text:p>
          </table:table-cell>
          <table:table-cell office:value-type="float" office:value="-0.927145003028102" calcext:value-type="float">
            <text:p>-0.927145003</text:p>
          </table:table-cell>
          <table:table-cell office:value-type="float" office:value="-0.0230015660168015" calcext:value-type="float">
            <text:p>-0.023001566</text:p>
          </table:table-cell>
        </table:table-row>
        <table:table-row table:style-name="ro1">
          <table:table-cell office:value-type="float" office:value="-0.979246827842413" calcext:value-type="float">
            <text:p>-0.9792468278</text:p>
          </table:table-cell>
          <table:table-cell office:value-type="float" office:value="-0.991062189155852" calcext:value-type="float">
            <text:p>-0.9910621892</text:p>
          </table:table-cell>
          <table:table-cell office:value-type="float" office:value="0.0118153613134399" calcext:value-type="float">
            <text:p>0.0118153613</text:p>
          </table:table-cell>
        </table:table-row>
        <table:table-row table:style-name="ro1">
          <table:table-cell office:value-type="float" office:value="-0.9966825556427" calcext:value-type="float">
            <text:p>-0.9966825556</text:p>
          </table:table-cell>
          <table:table-cell office:value-type="float" office:value="-0.999140012557433" calcext:value-type="float">
            <text:p>-0.9991400126</text:p>
          </table:table-cell>
          <table:table-cell office:value-type="float" office:value="0.00245745691473231" calcext:value-type="float">
            <text:p>0.0024574569</text:p>
          </table:table-cell>
        </table:table-row>
        <table:table-row table:style-name="ro1">
          <table:table-cell office:value-type="float" office:value="-1.02764410545693" calcext:value-type="float">
            <text:p>-1.0276441055</text:p>
          </table:table-cell>
          <table:table-cell office:value-type="float" office:value="-0.998244213520985" calcext:value-type="float">
            <text:p>-0.9982442135</text:p>
          </table:table-cell>
          <table:table-cell office:value-type="float" office:value="-0.0293998919359476" calcext:value-type="float">
            <text:p>-0.0293998919</text:p>
          </table:table-cell>
        </table:table-row>
        <table:table-row table:style-name="ro1">
          <table:table-cell office:value-type="float" office:value="-1.04350261236078" calcext:value-type="float">
            <text:p>-1.0435026124</text:p>
          </table:table-cell>
          <table:table-cell office:value-type="float" office:value="-1.05501629749417" calcext:value-type="float">
            <text:p>-1.0550162975</text:p>
          </table:table-cell>
          <table:table-cell office:value-type="float" office:value="0.0115136851333837" calcext:value-type="float">
            <text:p>0.0115136851</text:p>
          </table:table-cell>
        </table:table-row>
        <table:table-row table:style-name="ro1">
          <table:table-cell office:value-type="float" office:value="-1.09418051892045" calcext:value-type="float">
            <text:p>-1.0941805189</text:p>
          </table:table-cell>
          <table:table-cell office:value-type="float" office:value="-1.14674400528762" calcext:value-type="float">
            <text:p>-1.1467440053</text:p>
          </table:table-cell>
          <table:table-cell office:value-type="float" office:value="0.052563486367162" calcext:value-type="float">
            <text:p>0.0525634864</text:p>
          </table:table-cell>
        </table:table-row>
        <table:table-row table:style-name="ro1">
          <table:table-cell office:value-type="float" office:value="-1.13196310989751" calcext:value-type="float">
            <text:p>-1.1319631099</text:p>
          </table:table-cell>
          <table:table-cell office:value-type="float" office:value="-1.14654723532623" calcext:value-type="float">
            <text:p>-1.1465472353</text:p>
          </table:table-cell>
          <table:table-cell office:value-type="float" office:value="0.0145841254287178" calcext:value-type="float">
            <text:p>0.0145841254</text:p>
          </table:table-cell>
        </table:table-row>
        <table:table-row table:style-name="ro1">
          <table:table-cell office:value-type="float" office:value="-1.17924586213441" calcext:value-type="float">
            <text:p>-1.1792458621</text:p>
          </table:table-cell>
          <table:table-cell office:value-type="float" office:value="-1.22302305144564" calcext:value-type="float">
            <text:p>-1.2230230514</text:p>
          </table:table-cell>
          <table:table-cell office:value-type="float" office:value="0.0437771893112362" calcext:value-type="float">
            <text:p>0.0437771893</text:p>
          </table:table-cell>
        </table:table-row>
        <table:table-row table:style-name="ro1">
          <table:table-cell office:value-type="float" office:value="-1.20877152763326" calcext:value-type="float">
            <text:p>-1.2087715276</text:p>
          </table:table-cell>
          <table:table-cell office:value-type="float" office:value="-1.22427630316913" calcext:value-type="float">
            <text:p>-1.2242763032</text:p>
          </table:table-cell>
          <table:table-cell office:value-type="float" office:value="0.0155047755358675" calcext:value-type="float">
            <text:p>0.0155047755</text:p>
          </table:table-cell>
        </table:table-row>
        <table:table-row table:style-name="ro1">
          <table:table-cell office:value-type="float" office:value="-1.24618051688703" calcext:value-type="float">
            <text:p>-1.2461805169</text:p>
          </table:table-cell>
          <table:table-cell office:value-type="float" office:value="-1.2509018280268" calcext:value-type="float">
            <text:p>-1.250901828</text:p>
          </table:table-cell>
          <table:table-cell office:value-type="float" office:value="0.00472131113977237" calcext:value-type="float">
            <text:p>0.0047213111</text:p>
          </table:table-cell>
        </table:table-row>
        <table:table-row table:style-name="ro1">
          <table:table-cell office:value-type="float" office:value="-1.27159765698293" calcext:value-type="float">
            <text:p>-1.271597657</text:p>
          </table:table-cell>
          <table:table-cell office:value-type="float" office:value="-1.29864106153977" calcext:value-type="float">
            <text:p>-1.2986410615</text:p>
          </table:table-cell>
          <table:table-cell office:value-type="float" office:value="0.0270434045568333" calcext:value-type="float">
            <text:p>0.0270434046</text:p>
          </table:table-cell>
        </table:table-row>
        <table:table-row table:style-name="ro1">
          <table:table-cell office:value-type="float" office:value="-1.30973663334701" calcext:value-type="float">
            <text:p>-1.3097366333</text:p>
          </table:table-cell>
          <table:table-cell office:value-type="float" office:value="-1.31575433542144" calcext:value-type="float">
            <text:p>-1.3157543354</text:p>
          </table:table-cell>
          <table:table-cell office:value-type="float" office:value="0.00601770207442631" calcext:value-type="float">
            <text:p>0.0060177021</text:p>
          </table:table-cell>
        </table:table-row>
        <table:table-row table:style-name="ro1">
          <table:table-cell office:value-type="float" office:value="-1.33028627650444" calcext:value-type="float">
            <text:p>-1.3302862765</text:p>
          </table:table-cell>
          <table:table-cell office:value-type="float" office:value="-1.34740149932984" calcext:value-type="float">
            <text:p>-1.3474014993</text:p>
          </table:table-cell>
          <table:table-cell office:value-type="float" office:value="0.0171152228253979" calcext:value-type="float">
            <text:p>0.0171152228</text:p>
          </table:table-cell>
        </table:table-row>
        <table:table-row table:style-name="ro1">
          <table:table-cell office:value-type="float" office:value="-1.36398148777087" calcext:value-type="float">
            <text:p>-1.3639814878</text:p>
          </table:table-cell>
          <table:table-cell office:value-type="float" office:value="-1.36249879131921" calcext:value-type="float">
            <text:p>-1.3624987913</text:p>
          </table:table-cell>
          <table:table-cell office:value-type="float" office:value="-0.00148269645165788" calcext:value-type="float">
            <text:p>-0.0014826965</text:p>
          </table:table-cell>
        </table:table-row>
        <table:table-row table:style-name="ro1">
          <table:table-cell office:value-type="float" office:value="-1.38672724478936" calcext:value-type="float">
            <text:p>-1.3867272448</text:p>
          </table:table-cell>
          <table:table-cell office:value-type="float" office:value="-1.39587602329935" calcext:value-type="float">
            <text:p>-1.3958760233</text:p>
          </table:table-cell>
          <table:table-cell office:value-type="float" office:value="0.00914877850998397" calcext:value-type="float">
            <text:p>0.0091487785</text:p>
          </table:table-cell>
        </table:table-row>
        <table:table-row table:style-name="ro1">
          <table:table-cell office:value-type="float" office:value="-1.41745346234612" calcext:value-type="float">
            <text:p>-1.4174534623</text:p>
          </table:table-cell>
          <table:table-cell office:value-type="float" office:value="-1.45940041271742" calcext:value-type="float">
            <text:p>-1.4594004127</text:p>
          </table:table-cell>
          <table:table-cell office:value-type="float" office:value="0.0419469503712944" calcext:value-type="float">
            <text:p>0.0419469504</text:p>
          </table:table-cell>
        </table:table-row>
        <table:table-row table:style-name="ro1">
          <table:table-cell office:value-type="float" office:value="-1.44098431073776" calcext:value-type="float">
            <text:p>-1.4409843107</text:p>
          </table:table-cell>
          <table:table-cell office:value-type="float" office:value="-1.45908699114764" calcext:value-type="float">
            <text:p>-1.4590869911</text:p>
          </table:table-cell>
          <table:table-cell office:value-type="float" office:value="0.0181026804098794" calcext:value-type="float">
            <text:p>0.0181026804</text:p>
          </table:table-cell>
        </table:table-row>
        <table:table-row table:style-name="ro1">
          <table:table-cell office:value-type="float" office:value="-1.46073621958042" calcext:value-type="float">
            <text:p>-1.4607362196</text:p>
          </table:table-cell>
          <table:table-cell office:value-type="float" office:value="-1.51036379185157" calcext:value-type="float">
            <text:p>-1.5103637919</text:p>
          </table:table-cell>
          <table:table-cell office:value-type="float" office:value="0.0496275722711552" calcext:value-type="float">
            <text:p>0.0496275723</text:p>
          </table:table-cell>
        </table:table-row>
        <table:table-row table:style-name="ro1">
          <table:table-cell office:value-type="float" office:value="-1.4945650423113" calcext:value-type="float">
            <text:p>-1.4945650423</text:p>
          </table:table-cell>
          <table:table-cell office:value-type="float" office:value="-1.54199245395152" calcext:value-type="float">
            <text:p>-1.541992454</text:p>
          </table:table-cell>
          <table:table-cell office:value-type="float" office:value="0.0474274116402202" calcext:value-type="float">
            <text:p>0.0474274116</text:p>
          </table:table-cell>
        </table:table-row>
        <table:table-row table:style-name="ro1">
          <table:table-cell office:value-type="float" office:value="-1.53564740019538" calcext:value-type="float">
            <text:p>-1.5356474002</text:p>
          </table:table-cell>
          <table:table-cell office:value-type="float" office:value="-1.5416271793506" calcext:value-type="float">
            <text:p>-1.5416271794</text:p>
          </table:table-cell>
          <table:table-cell office:value-type="float" office:value="0.00597977915522563" calcext:value-type="float">
            <text:p>0.0059797792</text:p>
          </table:table-cell>
        </table:table-row>
        <table:table-row table:style-name="ro1">
          <table:table-cell office:value-type="float" office:value="-1.56044419392771" calcext:value-type="float">
            <text:p>-1.5604441939</text:p>
          </table:table-cell>
          <table:table-cell office:value-type="float" office:value="-1.56811776095765" calcext:value-type="float">
            <text:p>-1.568117761</text:p>
          </table:table-cell>
          <table:table-cell office:value-type="float" office:value="0.00767356702994704" calcext:value-type="float">
            <text:p>0.007673567</text:p>
          </table:table-cell>
        </table:table-row>
        <table:table-row table:style-name="ro1">
          <table:table-cell office:value-type="float" office:value="-1.60847689305787" calcext:value-type="float">
            <text:p>-1.6084768931</text:p>
          </table:table-cell>
          <table:table-cell office:value-type="float" office:value="-1.62776218194315" calcext:value-type="float">
            <text:p>-1.6277621819</text:p>
          </table:table-cell>
          <table:table-cell office:value-type="float" office:value="0.0192852888852775" calcext:value-type="float">
            <text:p>0.0192852889</text:p>
          </table:table-cell>
        </table:table-row>
        <table:table-row table:style-name="ro1">
          <table:table-cell office:value-type="float" office:value="-1.63926523788614" calcext:value-type="float">
            <text:p>-1.6392652379</text:p>
          </table:table-cell>
          <table:table-cell office:value-type="float" office:value="-1.70043065497426" calcext:value-type="float">
            <text:p>-1.700430655</text:p>
          </table:table-cell>
          <table:table-cell office:value-type="float" office:value="0.0611654170881211" calcext:value-type="float">
            <text:p>0.0611654171</text:p>
          </table:table-cell>
        </table:table-row>
        <table:table-row table:style-name="ro1">
          <table:table-cell office:value-type="float" office:value="-1.67952970885822" calcext:value-type="float">
            <text:p>-1.6795297089</text:p>
          </table:table-cell>
          <table:table-cell office:value-type="float" office:value="-1.69993395664843" calcext:value-type="float">
            <text:p>-1.6999339566</text:p>
          </table:table-cell>
          <table:table-cell office:value-type="float" office:value="0.0204042477902155" calcext:value-type="float">
            <text:p>0.0204042478</text:p>
          </table:table-cell>
        </table:table-row>
        <table:table-row table:style-name="ro1">
          <table:table-cell office:value-type="float" office:value="-1.70653237692308" calcext:value-type="float">
            <text:p>-1.7065323769</text:p>
          </table:table-cell>
          <table:table-cell office:value-type="float" office:value="-1.73508101844215" calcext:value-type="float">
            <text:p>-1.7350810184</text:p>
          </table:table-cell>
          <table:table-cell office:value-type="float" office:value="0.028548641519069" calcext:value-type="float">
            <text:p>0.0285486415</text:p>
          </table:table-cell>
        </table:table-row>
        <table:table-row table:style-name="ro1">
          <table:table-cell office:value-type="float" office:value="-1.73203218735966" calcext:value-type="float">
            <text:p>-1.7320321874</text:p>
          </table:table-cell>
          <table:table-cell office:value-type="float" office:value="-1.79947131338105" calcext:value-type="float">
            <text:p>-1.7994713134</text:p>
          </table:table-cell>
          <table:table-cell office:value-type="float" office:value="0.0674391260213907" calcext:value-type="float">
            <text:p>0.067439126</text:p>
          </table:table-cell>
        </table:table-row>
        <table:table-row table:style-name="ro1">
          <table:table-cell office:value-type="float" office:value="-1.75892017592534" calcext:value-type="float">
            <text:p>-1.7589201759</text:p>
          </table:table-cell>
          <table:table-cell office:value-type="float" office:value="-1.79906524028444" calcext:value-type="float">
            <text:p>-1.7990652403</text:p>
          </table:table-cell>
          <table:table-cell office:value-type="float" office:value="0.040145064359099" calcext:value-type="float">
            <text:p>0.0401450644</text:p>
          </table:table-cell>
        </table:table-row>
        <table:table-row table:style-name="ro1">
          <table:table-cell office:value-type="float" office:value="-1.78153258054707" calcext:value-type="float">
            <text:p>-1.7815325805</text:p>
          </table:table-cell>
          <table:table-cell office:value-type="float" office:value="-1.83541155117373" calcext:value-type="float">
            <text:p>-1.8354115512</text:p>
          </table:table-cell>
          <table:table-cell office:value-type="float" office:value="0.0538789706266571" calcext:value-type="float">
            <text:p>0.0538789706</text:p>
          </table:table-cell>
        </table:table-row>
        <table:table-row table:style-name="ro1">
          <table:table-cell office:value-type="float" office:value="-1.80503635477717" calcext:value-type="float">
            <text:p>-1.8050363548</text:p>
          </table:table-cell>
          <table:table-cell office:value-type="float" office:value="-1.84746919318453" calcext:value-type="float">
            <text:p>-1.8474691932</text:p>
          </table:table-cell>
          <table:table-cell office:value-type="float" office:value="0.0424328384073634" calcext:value-type="float">
            <text:p>0.0424328384</text:p>
          </table:table-cell>
        </table:table-row>
        <table:table-row table:style-name="ro1">
          <table:table-cell office:value-type="float" office:value="-1.85161781084904" calcext:value-type="float">
            <text:p>-1.8516178108</text:p>
          </table:table-cell>
          <table:table-cell office:value-type="float" office:value="-1.89682355363579" calcext:value-type="float">
            <text:p>-1.8968235536</text:p>
          </table:table-cell>
          <table:table-cell office:value-type="float" office:value="0.0452057427867432" calcext:value-type="float">
            <text:p>0.0452057428</text:p>
          </table:table-cell>
        </table:table-row>
        <table:table-row table:style-name="ro1">
          <table:table-cell office:value-type="float" office:value="-1.88209635155119" calcext:value-type="float">
            <text:p>-1.8820963516</text:p>
          </table:table-cell>
          <table:table-cell office:value-type="float" office:value="-1.89674112099388" calcext:value-type="float">
            <text:p>-1.896741121</text:p>
          </table:table-cell>
          <table:table-cell office:value-type="float" office:value="0.0146447694426848" calcext:value-type="float">
            <text:p>0.0146447694</text:p>
          </table:table-cell>
        </table:table-row>
        <table:table-row table:style-name="ro1">
          <table:table-cell office:value-type="float" office:value="-1.90525138243783" calcext:value-type="float">
            <text:p>-1.9052513824</text:p>
          </table:table-cell>
          <table:table-cell office:value-type="float" office:value="-1.92032973373771" calcext:value-type="float">
            <text:p>-1.9203297337</text:p>
          </table:table-cell>
          <table:table-cell office:value-type="float" office:value="0.0150783512998807" calcext:value-type="float">
            <text:p>0.0150783513</text:p>
          </table:table-cell>
        </table:table-row>
        <table:table-row table:style-name="ro1">
          <table:table-cell office:value-type="float" office:value="-1.92430481239697" calcext:value-type="float">
            <text:p>-1.9243048124</text:p>
          </table:table-cell>
          <table:table-cell office:value-type="float" office:value="-1.946490802573" calcext:value-type="float">
            <text:p>-1.9464908026</text:p>
          </table:table-cell>
          <table:table-cell office:value-type="float" office:value="0.0221859901760304" calcext:value-type="float">
            <text:p>0.0221859902</text:p>
          </table:table-cell>
        </table:table-row>
        <table:table-row table:style-name="ro1">
          <table:table-cell office:value-type="float" office:value="-1.95858879026874" calcext:value-type="float">
            <text:p>-1.9585887903</text:p>
          </table:table-cell>
          <table:table-cell office:value-type="float" office:value="-1.99197845703226" calcext:value-type="float">
            <text:p>-1.991978457</text:p>
          </table:table-cell>
          <table:table-cell office:value-type="float" office:value="0.0333896667635181" calcext:value-type="float">
            <text:p>0.0333896668</text:p>
          </table:table-cell>
        </table:table-row>
        <table:table-row table:style-name="ro1">
          <table:table-cell office:value-type="float" office:value="-1.98513976761981" calcext:value-type="float">
            <text:p>-1.9851397676</text:p>
          </table:table-cell>
          <table:table-cell office:value-type="float" office:value="-2.00254405785683" calcext:value-type="float">
            <text:p>-2.0025440579</text:p>
          </table:table-cell>
          <table:table-cell office:value-type="float" office:value="0.0174042902370144" calcext:value-type="float">
            <text:p>0.0174042902</text:p>
          </table:table-cell>
        </table:table-row>
        <table:table-row table:style-name="ro1">
          <table:table-cell office:value-type="float" office:value="-2.02586807286793" calcext:value-type="float">
            <text:p>-2.0258680729</text:p>
          </table:table-cell>
          <table:table-cell office:value-type="float" office:value="-2.05814530364444" calcext:value-type="float">
            <text:p>-2.0581453036</text:p>
          </table:table-cell>
          <table:table-cell office:value-type="float" office:value="0.0322772307765118" calcext:value-type="float">
            <text:p>0.0322772308</text:p>
          </table:table-cell>
        </table:table-row>
        <table:table-row table:style-name="ro1">
          <table:table-cell office:value-type="float" office:value="-2.05313049361792" calcext:value-type="float">
            <text:p>-2.0531304936</text:p>
          </table:table-cell>
          <table:table-cell office:value-type="float" office:value="-2.08091758884984" calcext:value-type="float">
            <text:p>-2.0809175888</text:p>
          </table:table-cell>
          <table:table-cell office:value-type="float" office:value="0.027787095231921" calcext:value-type="float">
            <text:p>0.0277870952</text:p>
          </table:table-cell>
        </table:table-row>
        <table:table-row table:style-name="ro1">
          <table:table-cell office:value-type="float" office:value="-2.08087145272608" calcext:value-type="float">
            <text:p>-2.0808714527</text:p>
          </table:table-cell>
          <table:table-cell office:value-type="float" office:value="-2.15362448981775" calcext:value-type="float">
            <text:p>-2.1536244898</text:p>
          </table:table-cell>
          <table:table-cell office:value-type="float" office:value="0.072753037091672" calcext:value-type="float">
            <text:p>0.0727530371</text:p>
          </table:table-cell>
        </table:table-row>
        <table:table-row table:style-name="ro1">
          <table:table-cell office:value-type="float" office:value="-2.11262316775289" calcext:value-type="float">
            <text:p>-2.1126231678</text:p>
          </table:table-cell>
          <table:table-cell office:value-type="float" office:value="-2.15371459501803" calcext:value-type="float">
            <text:p>-2.153714595</text:p>
          </table:table-cell>
          <table:table-cell office:value-type="float" office:value="0.0410914272651453" calcext:value-type="float">
            <text:p>0.0410914273</text:p>
          </table:table-cell>
        </table:table-row>
        <table:table-row table:style-name="ro1">
          <table:table-cell office:value-type="float" office:value="-2.13012731636448" calcext:value-type="float">
            <text:p>-2.1301273164</text:p>
          </table:table-cell>
          <table:table-cell office:value-type="float" office:value="-2.17618313502155" calcext:value-type="float">
            <text:p>-2.176183135</text:p>
          </table:table-cell>
          <table:table-cell office:value-type="float" office:value="0.0460558186570745" calcext:value-type="float">
            <text:p>0.0460558187</text:p>
          </table:table-cell>
        </table:table-row>
        <table:table-row table:style-name="ro1">
          <table:table-cell office:value-type="float" office:value="-2.1623599248719" calcext:value-type="float">
            <text:p>-2.1623599249</text:p>
          </table:table-cell>
          <table:table-cell office:value-type="float" office:value="-2.22922660433786" calcext:value-type="float">
            <text:p>-2.2292266043</text:p>
          </table:table-cell>
          <table:table-cell office:value-type="float" office:value="0.0668666794659534" calcext:value-type="float">
            <text:p>0.0668666795</text:p>
          </table:table-cell>
        </table:table-row>
        <table:table-row table:style-name="ro1">
          <table:table-cell office:value-type="float" office:value="-2.17868456216254" calcext:value-type="float">
            <text:p>-2.1786845622</text:p>
          </table:table-cell>
          <table:table-cell office:value-type="float" office:value="-2.24794577069693" calcext:value-type="float">
            <text:p>-2.2479457707</text:p>
          </table:table-cell>
          <table:table-cell office:value-type="float" office:value="0.0692612085343933" calcext:value-type="float">
            <text:p>0.0692612085</text:p>
          </table:table-cell>
        </table:table-row>
        <table:table-row table:style-name="ro1">
          <table:table-cell office:value-type="float" office:value="-2.20527826776925" calcext:value-type="float">
            <text:p>-2.2052782678</text:p>
          </table:table-cell>
          <table:table-cell office:value-type="float" office:value="-2.25368772039395" calcext:value-type="float">
            <text:p>-2.2536877204</text:p>
          </table:table-cell>
          <table:table-cell office:value-type="float" office:value="0.0484094526247008" calcext:value-type="float">
            <text:p>0.0484094526</text:p>
          </table:table-cell>
        </table:table-row>
        <table:table-row table:style-name="ro1">
          <table:table-cell office:value-type="float" office:value="-2.22710367745605" calcext:value-type="float">
            <text:p>-2.2271036775</text:p>
          </table:table-cell>
          <table:table-cell office:value-type="float" office:value="-2.28927875197398" calcext:value-type="float">
            <text:p>-2.289278752</text:p>
          </table:table-cell>
          <table:table-cell office:value-type="float" office:value="0.0621750745179304" calcext:value-type="float">
            <text:p>0.0621750745</text:p>
          </table:table-cell>
        </table:table-row>
        <table:table-row table:style-name="ro1">
          <table:table-cell office:value-type="float" office:value="-2.25829577280787" calcext:value-type="float">
            <text:p>-2.2582957728</text:p>
          </table:table-cell>
          <table:table-cell office:value-type="float" office:value="-2.28935489205309" calcext:value-type="float">
            <text:p>-2.2893548921</text:p>
          </table:table-cell>
          <table:table-cell office:value-type="float" office:value="0.0310591192452177" calcext:value-type="float">
            <text:p>0.0310591192</text:p>
          </table:table-cell>
        </table:table-row>
        <table:table-row table:style-name="ro1">
          <table:table-cell office:value-type="float" office:value="-2.27469196968493" calcext:value-type="float">
            <text:p>-2.2746919697</text:p>
          </table:table-cell>
          <table:table-cell office:value-type="float" office:value="-2.30464308656595" calcext:value-type="float">
            <text:p>-2.3046430866</text:p>
          </table:table-cell>
          <table:table-cell office:value-type="float" office:value="0.0299511168810214" calcext:value-type="float">
            <text:p>0.0299511169</text:p>
          </table:table-cell>
        </table:table-row>
        <table:table-row table:style-name="ro1">
          <table:table-cell office:value-type="float" office:value="-2.2978428962606" calcext:value-type="float">
            <text:p>-2.2978428963</text:p>
          </table:table-cell>
          <table:table-cell office:value-type="float" office:value="-2.34101838887261" calcext:value-type="float">
            <text:p>-2.3410183889</text:p>
          </table:table-cell>
          <table:table-cell office:value-type="float" office:value="0.0431754926120038" calcext:value-type="float">
            <text:p>0.0431754926</text:p>
          </table:table-cell>
        </table:table-row>
        <table:table-row table:style-name="ro1">
          <table:table-cell office:value-type="float" office:value="-2.33653311723608" calcext:value-type="float">
            <text:p>-2.3365331172</text:p>
          </table:table-cell>
          <table:table-cell office:value-type="float" office:value="-2.34545651711898" calcext:value-type="float">
            <text:p>-2.3454565171</text:p>
          </table:table-cell>
          <table:table-cell office:value-type="float" office:value="0.00892339988290436" calcext:value-type="float">
            <text:p>0.0089233999</text:p>
          </table:table-cell>
        </table:table-row>
        <table:table-row table:style-name="ro1">
          <table:table-cell office:value-type="float" office:value="-2.35717755729581" calcext:value-type="float">
            <text:p>-2.3571775573</text:p>
          </table:table-cell>
          <table:table-cell office:value-type="float" office:value="-2.38338580617175" calcext:value-type="float">
            <text:p>-2.3833858062</text:p>
          </table:table-cell>
          <table:table-cell office:value-type="float" office:value="0.0262082488759376" calcext:value-type="float">
            <text:p>0.0262082489</text:p>
          </table:table-cell>
        </table:table-row>
        <table:table-row table:style-name="ro1">
          <table:table-cell office:value-type="float" office:value="-2.39379600225858" calcext:value-type="float">
            <text:p>-2.3937960023</text:p>
          </table:table-cell>
          <table:table-cell office:value-type="float" office:value="-2.40567739324051" calcext:value-type="float">
            <text:p>-2.4056773932</text:p>
          </table:table-cell>
          <table:table-cell office:value-type="float" office:value="0.0118813909819302" calcext:value-type="float">
            <text:p>0.011881391</text:p>
          </table:table-cell>
        </table:table-row>
        <table:table-row table:style-name="ro1">
          <table:table-cell office:value-type="float" office:value="-2.41633810117917" calcext:value-type="float">
            <text:p>-2.4163381012</text:p>
          </table:table-cell>
          <table:table-cell office:value-type="float" office:value="-2.4519912490689" calcext:value-type="float">
            <text:p>-2.4519912491</text:p>
          </table:table-cell>
          <table:table-cell office:value-type="float" office:value="0.0356531478897253" calcext:value-type="float">
            <text:p>0.0356531479</text:p>
          </table:table-cell>
        </table:table-row>
        <table:table-row table:style-name="ro1">
          <table:table-cell office:value-type="float" office:value="-2.44983471983687" calcext:value-type="float">
            <text:p>-2.4498347198</text:p>
          </table:table-cell>
          <table:table-cell office:value-type="float" office:value="-2.47590039748601" calcext:value-type="float">
            <text:p>-2.4759003975</text:p>
          </table:table-cell>
          <table:table-cell office:value-type="float" office:value="0.0260656776491341" calcext:value-type="float">
            <text:p>0.0260656776</text:p>
          </table:table-cell>
        </table:table-row>
        <table:table-row table:style-name="ro1">
          <table:table-cell office:value-type="float" office:value="-2.47477166815429" calcext:value-type="float">
            <text:p>-2.4747716682</text:p>
          </table:table-cell>
          <table:table-cell office:value-type="float" office:value="-2.53175431372168" calcext:value-type="float">
            <text:p>-2.5317543137</text:p>
          </table:table-cell>
          <table:table-cell office:value-type="float" office:value="0.0569826455673832" calcext:value-type="float">
            <text:p>0.0569826456</text:p>
          </table:table-cell>
        </table:table-row>
        <table:table-row table:style-name="ro1">
          <table:table-cell office:value-type="float" office:value="-2.50396315103575" calcext:value-type="float">
            <text:p>-2.503963151</text:p>
          </table:table-cell>
          <table:table-cell office:value-type="float" office:value="-2.57417105535031" calcext:value-type="float">
            <text:p>-2.5741710554</text:p>
          </table:table-cell>
          <table:table-cell office:value-type="float" office:value="0.0702079043145658" calcext:value-type="float">
            <text:p>0.0702079043</text:p>
          </table:table-cell>
        </table:table-row>
        <table:table-row table:style-name="ro1">
          <table:table-cell office:value-type="float" office:value="-2.52082662931383" calcext:value-type="float">
            <text:p>-2.5208266293</text:p>
          </table:table-cell>
          <table:table-cell office:value-type="float" office:value="-2.57406045984604" calcext:value-type="float">
            <text:p>-2.5740604598</text:p>
          </table:table-cell>
          <table:table-cell office:value-type="float" office:value="0.0532338305322058" calcext:value-type="float">
            <text:p>0.0532338305</text:p>
          </table:table-cell>
        </table:table-row>
        <table:table-row table:style-name="ro1">
          <table:table-cell office:value-type="float" office:value="-2.54616600399033" calcext:value-type="float">
            <text:p>-2.546166004</text:p>
          </table:table-cell>
          <table:table-cell office:value-type="float" office:value="-2.5837069633734" calcext:value-type="float">
            <text:p>-2.5837069634</text:p>
          </table:table-cell>
          <table:table-cell office:value-type="float" office:value="0.037540959383064" calcext:value-type="float">
            <text:p>0.0375409594</text:p>
          </table:table-cell>
        </table:table-row>
        <table:table-row table:style-name="ro1">
          <table:table-cell office:value-type="float" office:value="-2.56018147521897" calcext:value-type="float">
            <text:p>-2.5601814752</text:p>
          </table:table-cell>
          <table:table-cell office:value-type="float" office:value="-2.6130722169263" calcext:value-type="float">
            <text:p>-2.6130722169</text:p>
          </table:table-cell>
          <table:table-cell office:value-type="float" office:value="0.0528907417073334" calcext:value-type="float">
            <text:p>0.0528907417</text:p>
          </table:table-cell>
        </table:table-row>
        <table:table-row table:style-name="ro1">
          <table:table-cell office:value-type="float" office:value="-2.54487524322606" calcext:value-type="float">
            <text:p>-2.5448752432</text:p>
          </table:table-cell>
          <table:table-cell office:value-type="float" office:value="-2.61814096503069" calcext:value-type="float">
            <text:p>-2.618140965</text:p>
          </table:table-cell>
          <table:table-cell office:value-type="float" office:value="0.0732657218046349" calcext:value-type="float">
            <text:p>0.0732657218</text:p>
          </table:table-cell>
        </table:table-row>
        <table:table-row table:style-name="ro1">
          <table:table-cell office:value-type="float" office:value="-2.56035771159565" calcext:value-type="float">
            <text:p>-2.5603577116</text:p>
          </table:table-cell>
          <table:table-cell office:value-type="float" office:value="-2.62285931449568" calcext:value-type="float">
            <text:p>-2.6228593145</text:p>
          </table:table-cell>
          <table:table-cell office:value-type="float" office:value="0.0625016029000274" calcext:value-type="float">
            <text:p>0.0625016029</text:p>
          </table:table-cell>
        </table:table-row>
        <table:table-row table:style-name="ro1">
          <table:table-cell office:value-type="float" office:value="-2.58213305336726" calcext:value-type="float">
            <text:p>-2.5821330534</text:p>
          </table:table-cell>
          <table:table-cell office:value-type="float" office:value="-2.65644404663463" calcext:value-type="float">
            <text:p>-2.6564440466</text:p>
          </table:table-cell>
          <table:table-cell office:value-type="float" office:value="0.0743109932673747" calcext:value-type="float">
            <text:p>0.0743109933</text:p>
          </table:table-cell>
        </table:table-row>
        <table:table-row table:style-name="ro1">
          <table:table-cell office:value-type="float" office:value="-2.60170236518726" calcext:value-type="float">
            <text:p>-2.6017023652</text:p>
          </table:table-cell>
          <table:table-cell office:value-type="float" office:value="-2.6595641117751" calcext:value-type="float">
            <text:p>-2.6595641118</text:p>
          </table:table-cell>
          <table:table-cell office:value-type="float" office:value="0.0578617465878386" calcext:value-type="float">
            <text:p>0.0578617466</text:p>
          </table:table-cell>
        </table:table-row>
        <table:table-row table:style-name="ro1">
          <table:table-cell office:value-type="float" office:value="-2.62533953589201" calcext:value-type="float">
            <text:p>-2.6253395359</text:p>
          </table:table-cell>
          <table:table-cell office:value-type="float" office:value="-2.68267704200778" calcext:value-type="float">
            <text:p>-2.682677042</text:p>
          </table:table-cell>
          <table:table-cell office:value-type="float" office:value="0.0573375061157728" calcext:value-type="float">
            <text:p>0.0573375061</text:p>
          </table:table-cell>
        </table:table-row>
        <table:table-row table:style-name="ro1">
          <table:table-cell office:value-type="float" office:value="-2.6419195166815" calcext:value-type="float">
            <text:p>-2.6419195167</text:p>
          </table:table-cell>
          <table:table-cell office:value-type="float" office:value="-2.69985553440956" calcext:value-type="float">
            <text:p>-2.6998555344</text:p>
          </table:table-cell>
          <table:table-cell office:value-type="float" office:value="0.0579360177280637" calcext:value-type="float">
            <text:p>0.0579360177</text:p>
          </table:table-cell>
        </table:table-row>
        <table:table-row table:style-name="ro1">
          <table:table-cell office:value-type="float" office:value="-2.66396889467821" calcext:value-type="float">
            <text:p>-2.6639688947</text:p>
          </table:table-cell>
          <table:table-cell office:value-type="float" office:value="-2.71433283626239" calcext:value-type="float">
            <text:p>-2.7143328363</text:p>
          </table:table-cell>
          <table:table-cell office:value-type="float" office:value="0.0503639415841732" calcext:value-type="float">
            <text:p>0.0503639416</text:p>
          </table:table-cell>
        </table:table-row>
        <table:table-row table:style-name="ro1">
          <table:table-cell office:value-type="float" office:value="-2.67863183035084" calcext:value-type="float">
            <text:p>-2.6786318304</text:p>
          </table:table-cell>
          <table:table-cell office:value-type="float" office:value="-2.75860556037168" calcext:value-type="float">
            <text:p>-2.7586055604</text:p>
          </table:table-cell>
          <table:table-cell office:value-type="float" office:value="0.0799737300208347" calcext:value-type="float">
            <text:p>0.07997373</text:p>
          </table:table-cell>
        </table:table-row>
        <table:table-row table:style-name="ro1">
          <table:table-cell office:value-type="float" office:value="-2.69910497296774" calcext:value-type="float">
            <text:p>-2.699104973</text:p>
          </table:table-cell>
          <table:table-cell office:value-type="float" office:value="-2.75896868149129" calcext:value-type="float">
            <text:p>-2.7589686815</text:p>
          </table:table-cell>
          <table:table-cell office:value-type="float" office:value="0.0598637085235478" calcext:value-type="float">
            <text:p>0.0598637085</text:p>
          </table:table-cell>
        </table:table-row>
        <table:table-row table:style-name="ro1">
          <table:table-cell office:value-type="float" office:value="-2.71335507951106" calcext:value-type="float">
            <text:p>-2.7133550795</text:p>
          </table:table-cell>
          <table:table-cell office:value-type="float" office:value="-2.76995061122384" calcext:value-type="float">
            <text:p>-2.7699506112</text:p>
          </table:table-cell>
          <table:table-cell office:value-type="float" office:value="0.0565955317127811" calcext:value-type="float">
            <text:p>0.0565955317</text:p>
          </table:table-cell>
        </table:table-row>
        <table:table-row table:style-name="ro1">
          <table:table-cell office:value-type="float" office:value="-2.73513162100092" calcext:value-type="float">
            <text:p>-2.735131621</text:p>
          </table:table-cell>
          <table:table-cell office:value-type="float" office:value="-2.78971263850743" calcext:value-type="float">
            <text:p>-2.7897126385</text:p>
          </table:table-cell>
          <table:table-cell office:value-type="float" office:value="0.0545810175065076" calcext:value-type="float">
            <text:p>0.0545810175</text:p>
          </table:table-cell>
        </table:table-row>
        <table:table-row table:style-name="ro1">
          <table:table-cell office:value-type="float" office:value="-2.74863331309216" calcext:value-type="float">
            <text:p>-2.7486333131</text:p>
          </table:table-cell>
          <table:table-cell office:value-type="float" office:value="-2.79930661309449" calcext:value-type="float">
            <text:p>-2.7993066131</text:p>
          </table:table-cell>
          <table:table-cell office:value-type="float" office:value="0.0506733000023383" calcext:value-type="float">
            <text:p>0.0506733</text:p>
          </table:table-cell>
        </table:table-row>
        <table:table-row table:style-name="ro1">
          <table:table-cell office:value-type="float" office:value="-2.76595837890911" calcext:value-type="float">
            <text:p>-2.7659583789</text:p>
          </table:table-cell>
          <table:table-cell office:value-type="float" office:value="-2.83006005937727" calcext:value-type="float">
            <text:p>-2.8300600594</text:p>
          </table:table-cell>
          <table:table-cell office:value-type="float" office:value="0.0641016804681627" calcext:value-type="float">
            <text:p>0.0641016805</text:p>
          </table:table-cell>
        </table:table-row>
        <table:table-row table:style-name="ro1">
          <table:table-cell office:value-type="float" office:value="-2.78035121057422" calcext:value-type="float">
            <text:p>-2.7803512106</text:p>
          </table:table-cell>
          <table:table-cell office:value-type="float" office:value="-2.84912232447794" calcext:value-type="float">
            <text:p>-2.8491223245</text:p>
          </table:table-cell>
          <table:table-cell office:value-type="float" office:value="0.068771113903725" calcext:value-type="float">
            <text:p>0.0687711139</text:p>
          </table:table-cell>
        </table:table-row>
        <table:table-row table:style-name="ro1">
          <table:table-cell office:value-type="float" office:value="-2.80064620043647" calcext:value-type="float">
            <text:p>-2.8006462004</text:p>
          </table:table-cell>
          <table:table-cell office:value-type="float" office:value="-2.86721952581345" calcext:value-type="float">
            <text:p>-2.8672195258</text:p>
          </table:table-cell>
          <table:table-cell office:value-type="float" office:value="0.0665733253769849" calcext:value-type="float">
            <text:p>0.0665733254</text:p>
          </table:table-cell>
        </table:table-row>
        <table:table-row table:style-name="ro1">
          <table:table-cell office:value-type="float" office:value="-2.81495070254526" calcext:value-type="float">
            <text:p>-2.8149507025</text:p>
          </table:table-cell>
          <table:table-cell office:value-type="float" office:value="-2.88950077142289" calcext:value-type="float">
            <text:p>-2.8895007714</text:p>
          </table:table-cell>
          <table:table-cell office:value-type="float" office:value="0.0745500688776235" calcext:value-type="float">
            <text:p>0.0745500689</text:p>
          </table:table-cell>
        </table:table-row>
        <table:table-row table:style-name="ro1">
          <table:table-cell office:value-type="float" office:value="-2.83722218935296" calcext:value-type="float">
            <text:p>-2.8372221894</text:p>
          </table:table-cell>
          <table:table-cell office:value-type="float" office:value="-2.91508348265808" calcext:value-type="float">
            <text:p>-2.9150834827</text:p>
          </table:table-cell>
          <table:table-cell office:value-type="float" office:value="0.0778612933051197" calcext:value-type="float">
            <text:p>0.0778612933</text:p>
          </table:table-cell>
        </table:table-row>
        <table:table-row table:style-name="ro1">
          <table:table-cell office:value-type="float" office:value="-2.85118043481026" calcext:value-type="float">
            <text:p>-2.8511804348</text:p>
          </table:table-cell>
          <table:table-cell office:value-type="float" office:value="-2.92682727627455" calcext:value-type="float">
            <text:p>-2.9268272763</text:p>
          </table:table-cell>
          <table:table-cell office:value-type="float" office:value="0.075646841464287" calcext:value-type="float">
            <text:p>0.0756468415</text:p>
          </table:table-cell>
        </table:table-row>
        <table:table-row table:style-name="ro1">
          <table:table-cell office:value-type="float" office:value="-2.86744432122765" calcext:value-type="float">
            <text:p>-2.8674443212</text:p>
          </table:table-cell>
          <table:table-cell office:value-type="float" office:value="-2.97877820646201" calcext:value-type="float">
            <text:p>-2.9787782065</text:p>
          </table:table-cell>
          <table:table-cell office:value-type="float" office:value="0.111333885234358" calcext:value-type="float">
            <text:p>0.1113338852</text:p>
          </table:table-cell>
        </table:table-row>
        <table:table-row table:style-name="ro1">
          <table:table-cell office:value-type="float" office:value="-2.87933082488148" calcext:value-type="float">
            <text:p>-2.8793308249</text:p>
          </table:table-cell>
          <table:table-cell office:value-type="float" office:value="-2.97835654865851" calcext:value-type="float">
            <text:p>-2.9783565487</text:p>
          </table:table-cell>
          <table:table-cell office:value-type="float" office:value="0.0990257237770265" calcext:value-type="float">
            <text:p>0.0990257238</text:p>
          </table:table-cell>
        </table:table-row>
        <table:table-row table:style-name="ro1">
          <table:table-cell office:value-type="float" office:value="-2.89272015195997" calcext:value-type="float">
            <text:p>-2.892720152</text:p>
          </table:table-cell>
          <table:table-cell office:value-type="float" office:value="-2.980966837905" calcext:value-type="float">
            <text:p>-2.9809668379</text:p>
          </table:table-cell>
          <table:table-cell office:value-type="float" office:value="0.0882466859450299" calcext:value-type="float">
            <text:p>0.0882466859</text:p>
          </table:table-cell>
        </table:table-row>
        <table:table-row table:style-name="ro1">
          <table:table-cell office:value-type="float" office:value="-2.90057893521513" calcext:value-type="float">
            <text:p>-2.9005789352</text:p>
          </table:table-cell>
          <table:table-cell office:value-type="float" office:value="-3.00955560097275" calcext:value-type="float">
            <text:p>-3.009555601</text:p>
          </table:table-cell>
          <table:table-cell office:value-type="float" office:value="0.108976665757626" calcext:value-type="float">
            <text:p>0.1089766658</text:p>
          </table:table-cell>
        </table:table-row>
        <table:table-row table:style-name="ro1">
          <table:table-cell office:value-type="float" office:value="-2.91227635562133" calcext:value-type="float">
            <text:p>-2.9122763556</text:p>
          </table:table-cell>
          <table:table-cell office:value-type="float" office:value="-3.01498050269178" calcext:value-type="float">
            <text:p>-3.0149805027</text:p>
          </table:table-cell>
          <table:table-cell office:value-type="float" office:value="0.102704147070459" calcext:value-type="float">
            <text:p>0.1027041471</text:p>
          </table:table-cell>
        </table:table-row>
        <table:table-row table:style-name="ro1">
          <table:table-cell office:value-type="float" office:value="-2.92175305863696" calcext:value-type="float">
            <text:p>-2.9217530586</text:p>
          </table:table-cell>
          <table:table-cell office:value-type="float" office:value="-3.03158733623973" calcext:value-type="float">
            <text:p>-3.0315873362</text:p>
          </table:table-cell>
          <table:table-cell office:value-type="float" office:value="0.109834277602773" calcext:value-type="float">
            <text:p>0.1098342776</text:p>
          </table:table-cell>
        </table:table-row>
        <table:table-row table:style-name="ro1">
          <table:table-cell office:value-type="float" office:value="-2.93459065348696" calcext:value-type="float">
            <text:p>-2.9345906535</text:p>
          </table:table-cell>
          <table:table-cell office:value-type="float" office:value="-3.04025024925973" calcext:value-type="float">
            <text:p>-3.0402502493</text:p>
          </table:table-cell>
          <table:table-cell office:value-type="float" office:value="0.10565959577277" calcext:value-type="float">
            <text:p>0.1056595958</text:p>
          </table:table-cell>
        </table:table-row>
        <table:table-row table:style-name="ro1">
          <table:table-cell office:value-type="float" office:value="-2.94270000707177" calcext:value-type="float">
            <text:p>-2.9427000071</text:p>
          </table:table-cell>
          <table:table-cell office:value-type="float" office:value="-3.05687001157249" calcext:value-type="float">
            <text:p>-3.0568700116</text:p>
          </table:table-cell>
          <table:table-cell office:value-type="float" office:value="0.114170004500723" calcext:value-type="float">
            <text:p>0.1141700045</text:p>
          </table:table-cell>
        </table:table-row>
        <table:table-row table:style-name="ro1">
          <table:table-cell office:value-type="float" office:value="-2.95645015047597" calcext:value-type="float">
            <text:p>-2.9564501505</text:p>
          </table:table-cell>
          <table:table-cell office:value-type="float" office:value="-3.06221251500071" calcext:value-type="float">
            <text:p>-3.062212515</text:p>
          </table:table-cell>
          <table:table-cell office:value-type="float" office:value="0.105762364524746" calcext:value-type="float">
            <text:p>0.1057623645</text:p>
          </table:table-cell>
        </table:table-row>
        <table:table-row table:style-name="ro1">
          <table:table-cell office:value-type="float" office:value="-2.96422873868966" calcext:value-type="float">
            <text:p>-2.9642287387</text:p>
          </table:table-cell>
          <table:table-cell office:value-type="float" office:value="-3.07946113366322" calcext:value-type="float">
            <text:p>-3.0794611337</text:p>
          </table:table-cell>
          <table:table-cell office:value-type="float" office:value="0.115232394973561" calcext:value-type="float">
            <text:p>0.115232395</text:p>
          </table:table-cell>
        </table:table-row>
        <table:table-row table:style-name="ro1">
          <table:table-cell office:value-type="float" office:value="-2.97718825085533" calcext:value-type="float">
            <text:p>-2.9771882509</text:p>
          </table:table-cell>
          <table:table-cell office:value-type="float" office:value="-3.12472351631121" calcext:value-type="float">
            <text:p>-3.1247235163</text:p>
          </table:table-cell>
          <table:table-cell office:value-type="float" office:value="0.147535265455871" calcext:value-type="float">
            <text:p>0.1475352655</text:p>
          </table:table-cell>
        </table:table-row>
        <table:table-row table:style-name="ro1">
          <table:table-cell office:value-type="float" office:value="-2.98448942215856" calcext:value-type="float">
            <text:p>-2.9844894222</text:p>
          </table:table-cell>
          <table:table-cell office:value-type="float" office:value="-3.12467384109022" calcext:value-type="float">
            <text:p>-3.1246738411</text:p>
          </table:table-cell>
          <table:table-cell office:value-type="float" office:value="0.140184418931651" calcext:value-type="float">
            <text:p>0.1401844189</text:p>
          </table:table-cell>
        </table:table-row>
        <table:table-row table:style-name="ro1">
          <table:table-cell office:value-type="float" office:value="-3.01666657383762" calcext:value-type="float">
            <text:p>-3.0166665738</text:p>
          </table:table-cell>
          <table:table-cell office:value-type="float" office:value="-3.09862405404117" calcext:value-type="float">
            <text:p>-3.098624054</text:p>
          </table:table-cell>
          <table:table-cell office:value-type="float" office:value="0.0819574802035428" calcext:value-type="float">
            <text:p>0.0819574802</text:p>
          </table:table-cell>
        </table:table-row>
        <table:table-row table:style-name="ro1">
          <table:table-cell office:value-type="float" office:value="-3.01171232901628" calcext:value-type="float">
            <text:p>-3.011712329</text:p>
          </table:table-cell>
          <table:table-cell office:value-type="float" office:value="-3.09885639976769" calcext:value-type="float">
            <text:p>-3.0988563998</text:p>
          </table:table-cell>
          <table:table-cell office:value-type="float" office:value="0.0871440707514108" calcext:value-type="float">
            <text:p>0.0871440708</text:p>
          </table:table-cell>
        </table:table-row>
        <table:table-row table:style-name="ro1">
          <table:table-cell office:value-type="float" office:value="-3.00401893366918" calcext:value-type="float">
            <text:p>-3.0040189337</text:p>
          </table:table-cell>
          <table:table-cell office:value-type="float" office:value="-3.08045654596333" calcext:value-type="float">
            <text:p>-3.080456546</text:p>
          </table:table-cell>
          <table:table-cell office:value-type="float" office:value="0.0764376122941437" calcext:value-type="float">
            <text:p>0.0764376123</text:p>
          </table:table-cell>
        </table:table-row>
        <table:table-row table:style-name="ro1">
          <table:table-cell office:value-type="float" office:value="-2.99771882890004" calcext:value-type="float">
            <text:p>-2.9977188289</text:p>
          </table:table-cell>
          <table:table-cell office:value-type="float" office:value="-3.06406155465394" calcext:value-type="float">
            <text:p>-3.0640615547</text:p>
          </table:table-cell>
          <table:table-cell office:value-type="float" office:value="0.0663427257538913" calcext:value-type="float">
            <text:p>0.0663427258</text:p>
          </table:table-cell>
        </table:table-row>
        <table:table-row table:style-name="ro1">
          <table:table-cell office:value-type="float" office:value="-2.98675808785993" calcext:value-type="float">
            <text:p>-2.9867580879</text:p>
          </table:table-cell>
          <table:table-cell office:value-type="float" office:value="-3.03713583897211" calcext:value-type="float">
            <text:p>-3.037135839</text:p>
          </table:table-cell>
          <table:table-cell office:value-type="float" office:value="0.0503777511121806" calcext:value-type="float">
            <text:p>0.0503777511</text:p>
          </table:table-cell>
        </table:table-row>
        <table:table-row table:style-name="ro1">
          <table:table-cell office:value-type="float" office:value="-2.9817036857512" calcext:value-type="float">
            <text:p>-2.9817036858</text:p>
          </table:table-cell>
          <table:table-cell office:value-type="float" office:value="-3.0204727207576" calcext:value-type="float">
            <text:p>-3.0204727208</text:p>
          </table:table-cell>
          <table:table-cell office:value-type="float" office:value="0.0387690350063989" calcext:value-type="float">
            <text:p>0.038769035</text:p>
          </table:table-cell>
        </table:table-row>
        <table:table-row table:style-name="ro1">
          <table:table-cell office:value-type="float" office:value="-2.96455664983167" calcext:value-type="float">
            <text:p>-2.9645566498</text:p>
          </table:table-cell>
          <table:table-cell office:value-type="float" office:value="-2.99147035368623" calcext:value-type="float">
            <text:p>-2.9914703537</text:p>
          </table:table-cell>
          <table:table-cell office:value-type="float" office:value="0.0269137038545524" calcext:value-type="float">
            <text:p>0.0269137039</text:p>
          </table:table-cell>
        </table:table-row>
        <table:table-row table:style-name="ro1">
          <table:table-cell office:value-type="float" office:value="-2.95210038352153" calcext:value-type="float">
            <text:p>-2.9521003835</text:p>
          </table:table-cell>
          <table:table-cell office:value-type="float" office:value="-2.95875425148788" calcext:value-type="float">
            <text:p>-2.9587542515</text:p>
          </table:table-cell>
          <table:table-cell office:value-type="float" office:value="0.0066538679663557" calcext:value-type="float">
            <text:p>0.006653868</text:p>
          </table:table-cell>
        </table:table-row>
        <table:table-row table:style-name="ro1">
          <table:table-cell office:value-type="float" office:value="-2.93294839179006" calcext:value-type="float">
            <text:p>-2.9329483918</text:p>
          </table:table-cell>
          <table:table-cell office:value-type="float" office:value="-2.91084523851148" calcext:value-type="float">
            <text:p>-2.9108452385</text:p>
          </table:table-cell>
          <table:table-cell office:value-type="float" office:value="-0.0221031532785814" calcext:value-type="float">
            <text:p>-0.0221031533</text:p>
          </table:table-cell>
        </table:table-row>
        <table:table-row table:style-name="ro1">
          <table:table-cell office:value-type="float" office:value="-2.91718208444473" calcext:value-type="float">
            <text:p>-2.9171820844</text:p>
          </table:table-cell>
          <table:table-cell office:value-type="float" office:value="-2.84152970803968" calcext:value-type="float">
            <text:p>-2.841529708</text:p>
          </table:table-cell>
          <table:table-cell office:value-type="float" office:value="-0.0756523764050474" calcext:value-type="float">
            <text:p>-0.0756523764</text:p>
          </table:table-cell>
        </table:table-row>
        <table:table-row table:style-name="ro1">
          <table:table-cell office:value-type="float" office:value="-2.89217128412628" calcext:value-type="float">
            <text:p>-2.8921712841</text:p>
          </table:table-cell>
          <table:table-cell office:value-type="float" office:value="-2.84203522674545" calcext:value-type="float">
            <text:p>-2.8420352267</text:p>
          </table:table-cell>
          <table:table-cell office:value-type="float" office:value="-0.0501360573808309" calcext:value-type="float">
            <text:p>-0.0501360574</text:p>
          </table:table-cell>
        </table:table-row>
        <table:table-row table:style-name="ro1">
          <table:table-cell office:value-type="float" office:value="-2.87304525900956" calcext:value-type="float">
            <text:p>-2.873045259</text:p>
          </table:table-cell>
          <table:table-cell office:value-type="float" office:value="-2.76138926037498" calcext:value-type="float">
            <text:p>-2.7613892604</text:p>
          </table:table-cell>
          <table:table-cell office:value-type="float" office:value="-0.111655998634578" calcext:value-type="float">
            <text:p>-0.1116559986</text:p>
          </table:table-cell>
        </table:table-row>
        <table:table-row table:style-name="ro1">
          <table:table-cell office:value-type="float" office:value="-2.84227596581528" calcext:value-type="float">
            <text:p>-2.8422759658</text:p>
          </table:table-cell>
          <table:table-cell office:value-type="float" office:value="-2.7619640875006" calcext:value-type="float">
            <text:p>-2.7619640875</text:p>
          </table:table-cell>
          <table:table-cell office:value-type="float" office:value="-0.0803118783146721" calcext:value-type="float">
            <text:p>-0.0803118783</text:p>
          </table:table-cell>
        </table:table-row>
        <table:table-row table:style-name="ro1">
          <table:table-cell office:value-type="float" office:value="-2.81875851205852" calcext:value-type="float">
            <text:p>-2.8187585121</text:p>
          </table:table-cell>
          <table:table-cell office:value-type="float" office:value="-2.7081697317259" calcext:value-type="float">
            <text:p>-2.7081697317</text:p>
          </table:table-cell>
          <table:table-cell office:value-type="float" office:value="-0.110588780332614" calcext:value-type="float">
            <text:p>-0.1105887803</text:p>
          </table:table-cell>
        </table:table-row>
        <table:table-row table:style-name="ro1">
          <table:table-cell office:value-type="float" office:value="-2.7776381195576" calcext:value-type="float">
            <text:p>-2.7776381196</text:p>
          </table:table-cell>
          <table:table-cell office:value-type="float" office:value="-2.69257587069132" calcext:value-type="float">
            <text:p>-2.6925758707</text:p>
          </table:table-cell>
          <table:table-cell office:value-type="float" office:value="-0.085062248866274" calcext:value-type="float">
            <text:p>-0.0850622489</text:p>
          </table:table-cell>
        </table:table-row>
        <table:table-row table:style-name="ro1">
          <table:table-cell office:value-type="float" office:value="-2.74813366989408" calcext:value-type="float">
            <text:p>-2.7481336699</text:p>
          </table:table-cell>
          <table:table-cell office:value-type="float" office:value="-2.62468923426172" calcext:value-type="float">
            <text:p>-2.6246892343</text:p>
          </table:table-cell>
          <table:table-cell office:value-type="float" office:value="-0.123444435632355" calcext:value-type="float">
            <text:p>-0.1234444356</text:p>
          </table:table-cell>
        </table:table-row>
        <table:table-row table:style-name="ro1">
          <table:table-cell office:value-type="float" office:value="-2.7060767092049" calcext:value-type="float">
            <text:p>-2.7060767092</text:p>
          </table:table-cell>
          <table:table-cell office:value-type="float" office:value="-2.59226446467578" calcext:value-type="float">
            <text:p>-2.5922644647</text:p>
          </table:table-cell>
          <table:table-cell office:value-type="float" office:value="-0.11381224452912" calcext:value-type="float">
            <text:p>-0.1138122445</text:p>
          </table:table-cell>
        </table:table-row>
        <table:table-row table:style-name="ro1">
          <table:table-cell office:value-type="float" office:value="-2.68009968634326" calcext:value-type="float">
            <text:p>-2.6800996863</text:p>
          </table:table-cell>
          <table:table-cell office:value-type="float" office:value="-2.52504662246881" calcext:value-type="float">
            <text:p>-2.5250466225</text:p>
          </table:table-cell>
          <table:table-cell office:value-type="float" office:value="-0.155053063874453" calcext:value-type="float">
            <text:p>-0.1550530639</text:p>
          </table:table-cell>
        </table:table-row>
        <table:table-row table:style-name="ro1">
          <table:table-cell office:value-type="float" office:value="-2.6425603675255" calcext:value-type="float">
            <text:p>-2.6425603675</text:p>
          </table:table-cell>
          <table:table-cell office:value-type="float" office:value="-2.50207474422891" calcext:value-type="float">
            <text:p>-2.5020747442</text:p>
          </table:table-cell>
          <table:table-cell office:value-type="float" office:value="-0.140485623296593" calcext:value-type="float">
            <text:p>-0.1404856233</text:p>
          </table:table-cell>
        </table:table-row>
        <table:table-row table:style-name="ro1">
          <table:table-cell office:value-type="float" office:value="-2.60628445006556" calcext:value-type="float">
            <text:p>-2.6062844501</text:p>
          </table:table-cell>
          <table:table-cell office:value-type="float" office:value="-2.42392944708074" calcext:value-type="float">
            <text:p>-2.4239294471</text:p>
          </table:table-cell>
          <table:table-cell office:value-type="float" office:value="-0.182355002984818" calcext:value-type="float">
            <text:p>-0.182355003</text:p>
          </table:table-cell>
        </table:table-row>
        <table:table-row table:style-name="ro1">
          <table:table-cell office:value-type="float" office:value="-2.55511451290811" calcext:value-type="float">
            <text:p>-2.5551145129</text:p>
          </table:table-cell>
          <table:table-cell office:value-type="float" office:value="-2.42370676632165" calcext:value-type="float">
            <text:p>-2.4237067663</text:p>
          </table:table-cell>
          <table:table-cell office:value-type="float" office:value="-0.131407746586464" calcext:value-type="float">
            <text:p>-0.1314077466</text:p>
          </table:table-cell>
        </table:table-row>
        <table:table-row table:style-name="ro1">
          <table:table-cell office:value-type="float" office:value="-2.52949210357305" calcext:value-type="float">
            <text:p>-2.5294921036</text:p>
          </table:table-cell>
          <table:table-cell office:value-type="float" office:value="-2.36470724784772" calcext:value-type="float">
            <text:p>-2.3647072478</text:p>
          </table:table-cell>
          <table:table-cell office:value-type="float" office:value="-0.164784855725336" calcext:value-type="float">
            <text:p>-0.1647848557</text:p>
          </table:table-cell>
        </table:table-row>
        <table:table-row table:style-name="ro1">
          <table:table-cell office:value-type="float" office:value="-2.48015826427812" calcext:value-type="float">
            <text:p>-2.4801582643</text:p>
          </table:table-cell>
          <table:table-cell office:value-type="float" office:value="-2.34392798334221" calcext:value-type="float">
            <text:p>-2.3439279833</text:p>
          </table:table-cell>
          <table:table-cell office:value-type="float" office:value="-0.136230280935908" calcext:value-type="float">
            <text:p>-0.1362302809</text:p>
          </table:table-cell>
        </table:table-row>
        <table:table-row table:style-name="ro1">
          <table:table-cell office:value-type="float" office:value="-2.4570160433966" calcext:value-type="float">
            <text:p>-2.4570160434</text:p>
          </table:table-cell>
          <table:table-cell office:value-type="float" office:value="-2.306135264205" calcext:value-type="float">
            <text:p>-2.3061352642</text:p>
          </table:table-cell>
          <table:table-cell office:value-type="float" office:value="-0.150880779191598" calcext:value-type="float">
            <text:p>-0.1508807792</text:p>
          </table:table-cell>
        </table:table-row>
        <table:table-row table:style-name="ro1">
          <table:table-cell office:value-type="float" office:value="-2.41425456070759" calcext:value-type="float">
            <text:p>-2.4142545607</text:p>
          </table:table-cell>
          <table:table-cell office:value-type="float" office:value="-2.28644470152085" calcext:value-type="float">
            <text:p>-2.2864447015</text:p>
          </table:table-cell>
          <table:table-cell office:value-type="float" office:value="-0.127809859186743" calcext:value-type="float">
            <text:p>-0.1278098592</text:p>
          </table:table-cell>
        </table:table-row>
        <table:table-row table:style-name="ro1">
          <table:table-cell office:value-type="float" office:value="-2.38800921069244" calcext:value-type="float">
            <text:p>-2.3880092107</text:p>
          </table:table-cell>
          <table:table-cell office:value-type="float" office:value="-2.25559786063932" calcext:value-type="float">
            <text:p>-2.2555978606</text:p>
          </table:table-cell>
          <table:table-cell office:value-type="float" office:value="-0.132411350053113" calcext:value-type="float">
            <text:p>-0.1324113501</text:p>
          </table:table-cell>
        </table:table-row>
        <table:table-row table:style-name="ro1">
          <table:table-cell office:value-type="float" office:value="-2.36646795751134" calcext:value-type="float">
            <text:p>-2.3664679575</text:p>
          </table:table-cell>
          <table:table-cell office:value-type="float" office:value="-2.22552223978816" calcext:value-type="float">
            <text:p>-2.2255222398</text:p>
          </table:table-cell>
          <table:table-cell office:value-type="float" office:value="-0.140945717723176" calcext:value-type="float">
            <text:p>-0.1409457177</text:p>
          </table:table-cell>
        </table:table-row>
        <table:table-row table:style-name="ro1">
          <table:table-cell office:value-type="float" office:value="-2.330064012685" calcext:value-type="float">
            <text:p>-2.3300640127</text:p>
          </table:table-cell>
          <table:table-cell office:value-type="float" office:value="-2.18638348838101" calcext:value-type="float">
            <text:p>-2.1863834884</text:p>
          </table:table-cell>
          <table:table-cell office:value-type="float" office:value="-0.143680524303986" calcext:value-type="float">
            <text:p>-0.1436805243</text:p>
          </table:table-cell>
        </table:table-row>
        <table:table-row table:style-name="ro1">
          <table:table-cell office:value-type="float" office:value="-2.30904312377059" calcext:value-type="float">
            <text:p>-2.3090431238</text:p>
          </table:table-cell>
          <table:table-cell office:value-type="float" office:value="-2.18601126021197" calcext:value-type="float">
            <text:p>-2.1860112602</text:p>
          </table:table-cell>
          <table:table-cell office:value-type="float" office:value="-0.123031863558617" calcext:value-type="float">
            <text:p>-0.1230318636</text:p>
          </table:table-cell>
        </table:table-row>
        <table:table-row table:style-name="ro1">
          <table:table-cell office:value-type="float" office:value="-2.28268654216592" calcext:value-type="float">
            <text:p>-2.2826865422</text:p>
          </table:table-cell>
          <table:table-cell office:value-type="float" office:value="-2.16873855026427" calcext:value-type="float">
            <text:p>-2.1687385503</text:p>
          </table:table-cell>
          <table:table-cell office:value-type="float" office:value="-0.113947991901649" calcext:value-type="float">
            <text:p>-0.1139479919</text:p>
          </table:table-cell>
        </table:table-row>
        <table:table-row table:style-name="ro1">
          <table:table-cell office:value-type="float" office:value="-2.26510181640546" calcext:value-type="float">
            <text:p>-2.2651018164</text:p>
          </table:table-cell>
          <table:table-cell office:value-type="float" office:value="-2.16813463060158" calcext:value-type="float">
            <text:p>-2.1681346306</text:p>
          </table:table-cell>
          <table:table-cell office:value-type="float" office:value="-0.0969671858038756" calcext:value-type="float">
            <text:p>-0.0969671858</text:p>
          </table:table-cell>
        </table:table-row>
        <table:table-row table:style-name="ro1">
          <table:table-cell office:value-type="float" office:value="-2.23095914783987" calcext:value-type="float">
            <text:p>-2.2309591478</text:p>
          </table:table-cell>
          <table:table-cell office:value-type="float" office:value="-2.14761664294555" calcext:value-type="float">
            <text:p>-2.1476166429</text:p>
          </table:table-cell>
          <table:table-cell office:value-type="float" office:value="-0.0833425048943202" calcext:value-type="float">
            <text:p>-0.0833425049</text:p>
          </table:table-cell>
        </table:table-row>
        <table:table-row table:style-name="ro1">
          <table:table-cell office:value-type="float" office:value="-2.21155307315596" calcext:value-type="float">
            <text:p>-2.2115530732</text:p>
          </table:table-cell>
          <table:table-cell office:value-type="float" office:value="-2.1391508684377" calcext:value-type="float">
            <text:p>-2.1391508684</text:p>
          </table:table-cell>
          <table:table-cell office:value-type="float" office:value="-0.0724022047182551" calcext:value-type="float">
            <text:p>-0.0724022047</text:p>
          </table:table-cell>
        </table:table-row>
        <table:table-row table:style-name="ro1">
          <table:table-cell office:value-type="float" office:value="-2.1923333916667" calcext:value-type="float">
            <text:p>-2.1923333917</text:p>
          </table:table-cell>
          <table:table-cell office:value-type="float" office:value="-2.12013438554484" calcext:value-type="float">
            <text:p>-2.1201343855</text:p>
          </table:table-cell>
          <table:table-cell office:value-type="float" office:value="-0.0721990061218598" calcext:value-type="float">
            <text:p>-0.0721990061</text:p>
          </table:table-cell>
        </table:table-row>
        <table:table-row table:style-name="ro1">
          <table:table-cell office:value-type="float" office:value="-2.18424826598963" calcext:value-type="float">
            <text:p>-2.184248266</text:p>
          </table:table-cell>
          <table:table-cell office:value-type="float" office:value="-2.09375633642088" calcext:value-type="float">
            <text:p>-2.0937563364</text:p>
          </table:table-cell>
          <table:table-cell office:value-type="float" office:value="-0.0904919295687492" calcext:value-type="float">
            <text:p>-0.0904919296</text:p>
          </table:table-cell>
        </table:table-row>
        <table:table-row table:style-name="ro1">
          <table:table-cell office:value-type="float" office:value="-2.15663991408534" calcext:value-type="float">
            <text:p>-2.1566399141</text:p>
          </table:table-cell>
          <table:table-cell office:value-type="float" office:value="-2.06823946617728" calcext:value-type="float">
            <text:p>-2.0682394662</text:p>
          </table:table-cell>
          <table:table-cell office:value-type="float" office:value="-0.0884004479080662" calcext:value-type="float">
            <text:p>-0.0884004479</text:p>
          </table:table-cell>
        </table:table-row>
        <table:table-row table:style-name="ro1">
          <table:table-cell office:value-type="float" office:value="-2.139415579739" calcext:value-type="float">
            <text:p>-2.1394155797</text:p>
          </table:table-cell>
          <table:table-cell office:value-type="float" office:value="-2.06789613613462" calcext:value-type="float">
            <text:p>-2.0678961361</text:p>
          </table:table-cell>
          <table:table-cell office:value-type="float" office:value="-0.0715194436043887" calcext:value-type="float">
            <text:p>-0.0715194436</text:p>
          </table:table-cell>
        </table:table-row>
        <table:table-row table:style-name="ro1">
          <table:table-cell office:value-type="float" office:value="-2.11800191384315" calcext:value-type="float">
            <text:p>-2.1180019138</text:p>
          </table:table-cell>
          <table:table-cell office:value-type="float" office:value="-2.05592886370928" calcext:value-type="float">
            <text:p>-2.0559288637</text:p>
          </table:table-cell>
          <table:table-cell office:value-type="float" office:value="-0.0620730501338631" calcext:value-type="float">
            <text:p>-0.0620730501</text:p>
          </table:table-cell>
        </table:table-row>
        <table:table-row table:style-name="ro1">
          <table:table-cell office:value-type="float" office:value="-2.10581350945283" calcext:value-type="float">
            <text:p>-2.1058135095</text:p>
          </table:table-cell>
          <table:table-cell office:value-type="float" office:value="-2.02978352972097" calcext:value-type="float">
            <text:p>-2.0297835297</text:p>
          </table:table-cell>
          <table:table-cell office:value-type="float" office:value="-0.0760299797318598" calcext:value-type="float">
            <text:p>-0.0760299797</text:p>
          </table:table-cell>
        </table:table-row>
        <table:table-row table:style-name="ro1">
          <table:table-cell office:value-type="float" office:value="-2.08424362407103" calcext:value-type="float">
            <text:p>-2.0842436241</text:p>
          </table:table-cell>
          <table:table-cell office:value-type="float" office:value="-2.02984650733623" calcext:value-type="float">
            <text:p>-2.0298465073</text:p>
          </table:table-cell>
          <table:table-cell office:value-type="float" office:value="-0.054397116734799" calcext:value-type="float">
            <text:p>-0.0543971167</text:p>
          </table:table-cell>
        </table:table-row>
        <table:table-row table:style-name="ro1">
          <table:table-cell office:value-type="float" office:value="-2.06642112327682" calcext:value-type="float">
            <text:p>-2.0664211233</text:p>
          </table:table-cell>
          <table:table-cell office:value-type="float" office:value="-1.99522592115643" calcext:value-type="float">
            <text:p>-1.9952259212</text:p>
          </table:table-cell>
          <table:table-cell office:value-type="float" office:value="-0.0711952021203934" calcext:value-type="float">
            <text:p>-0.0711952021</text:p>
          </table:table-cell>
        </table:table-row>
        <table:table-row table:style-name="ro1">
          <table:table-cell office:value-type="float" office:value="-2.04249502084069" calcext:value-type="float">
            <text:p>-2.0424950208</text:p>
          </table:table-cell>
          <table:table-cell office:value-type="float" office:value="-1.99510933659296" calcext:value-type="float">
            <text:p>-1.9951093366</text:p>
          </table:table-cell>
          <table:table-cell office:value-type="float" office:value="-0.0473856842477294" calcext:value-type="float">
            <text:p>-0.0473856842</text:p>
          </table:table-cell>
        </table:table-row>
        <table:table-row table:style-name="ro1">
          <table:table-cell office:value-type="float" office:value="-2.0278690550634" calcext:value-type="float">
            <text:p>-2.0278690551</text:p>
          </table:table-cell>
          <table:table-cell office:value-type="float" office:value="-1.96959716952416" calcext:value-type="float">
            <text:p>-1.9695971695</text:p>
          </table:table-cell>
          <table:table-cell office:value-type="float" office:value="-0.0582718855392408" calcext:value-type="float">
            <text:p>-0.0582718855</text:p>
          </table:table-cell>
        </table:table-row>
        <table:table-row table:style-name="ro1">
          <table:table-cell office:value-type="float" office:value="-1.99973468712231" calcext:value-type="float">
            <text:p>-1.9997346871</text:p>
          </table:table-cell>
          <table:table-cell office:value-type="float" office:value="-1.95616603361092" calcext:value-type="float">
            <text:p>-1.9561660336</text:p>
          </table:table-cell>
          <table:table-cell office:value-type="float" office:value="-0.0435686535113853" calcext:value-type="float">
            <text:p>-0.0435686535</text:p>
          </table:table-cell>
        </table:table-row>
        <table:table-row table:style-name="ro1">
          <table:table-cell office:value-type="float" office:value="-1.98336130421901" calcext:value-type="float">
            <text:p>-1.9833613042</text:p>
          </table:table-cell>
          <table:table-cell office:value-type="float" office:value="-1.92666766035723" calcext:value-type="float">
            <text:p>-1.9266676604</text:p>
          </table:table-cell>
          <table:table-cell office:value-type="float" office:value="-0.0566936438617838" calcext:value-type="float">
            <text:p>-0.0566936439</text:p>
          </table:table-cell>
        </table:table-row>
        <table:table-row table:style-name="ro1">
          <table:table-cell office:value-type="float" office:value="-1.96313039394441" calcext:value-type="float">
            <text:p>-1.9631303939</text:p>
          </table:table-cell>
          <table:table-cell office:value-type="float" office:value="-1.89618747214557" calcext:value-type="float">
            <text:p>-1.8961874721</text:p>
          </table:table-cell>
          <table:table-cell office:value-type="float" office:value="-0.0669429217988351" calcext:value-type="float">
            <text:p>-0.0669429218</text:p>
          </table:table-cell>
        </table:table-row>
        <table:table-row table:style-name="ro1">
          <table:table-cell office:value-type="float" office:value="-1.95334944058518" calcext:value-type="float">
            <text:p>-1.9533494406</text:p>
          </table:table-cell>
          <table:table-cell office:value-type="float" office:value="-1.8685973692551" calcext:value-type="float">
            <text:p>-1.8685973693</text:p>
          </table:table-cell>
          <table:table-cell office:value-type="float" office:value="-0.0847520713300765" calcext:value-type="float">
            <text:p>-0.0847520713</text:p>
          </table:table-cell>
        </table:table-row>
        <table:table-row table:style-name="ro1">
          <table:table-cell office:value-type="float" office:value="-1.9254633491541" calcext:value-type="float">
            <text:p>-1.9254633492</text:p>
          </table:table-cell>
          <table:table-cell office:value-type="float" office:value="-1.86798931082701" calcext:value-type="float">
            <text:p>-1.8679893108</text:p>
          </table:table-cell>
          <table:table-cell office:value-type="float" office:value="-0.0574740383270938" calcext:value-type="float">
            <text:p>-0.0574740383</text:p>
          </table:table-cell>
        </table:table-row>
        <table:table-row table:style-name="ro1">
          <table:table-cell office:value-type="float" office:value="-1.90939752448343" calcext:value-type="float">
            <text:p>-1.9093975245</text:p>
          </table:table-cell>
          <table:table-cell office:value-type="float" office:value="-1.8558627584156" calcext:value-type="float">
            <text:p>-1.8558627584</text:p>
          </table:table-cell>
          <table:table-cell office:value-type="float" office:value="-0.0535347660678218" calcext:value-type="float">
            <text:p>-0.0535347661</text:p>
          </table:table-cell>
        </table:table-row>
        <table:table-row table:style-name="ro1">
          <table:table-cell office:value-type="float" office:value="-1.88772181614492" calcext:value-type="float">
            <text:p>-1.8877218161</text:p>
          </table:table-cell>
          <table:table-cell office:value-type="float" office:value="-1.82761170147824" calcext:value-type="float">
            <text:p>-1.8276117015</text:p>
          </table:table-cell>
          <table:table-cell office:value-type="float" office:value="-0.0601101146666765" calcext:value-type="float">
            <text:p>-0.0601101147</text:p>
          </table:table-cell>
        </table:table-row>
        <table:table-row table:style-name="ro1">
          <table:table-cell office:value-type="float" office:value="-1.87261781578049" calcext:value-type="float">
            <text:p>-1.8726178158</text:p>
          </table:table-cell>
          <table:table-cell office:value-type="float" office:value="-1.81827929490822" calcext:value-type="float">
            <text:p>-1.8182792949</text:p>
          </table:table-cell>
          <table:table-cell office:value-type="float" office:value="-0.0543385208722695" calcext:value-type="float">
            <text:p>-0.0543385209</text:p>
          </table:table-cell>
        </table:table-row>
        <table:table-row table:style-name="ro1">
          <table:table-cell office:value-type="float" office:value="-1.85421624260643" calcext:value-type="float">
            <text:p>-1.8542162426</text:p>
          </table:table-cell>
          <table:table-cell office:value-type="float" office:value="-1.7773423708013" calcext:value-type="float">
            <text:p>-1.7773423708</text:p>
          </table:table-cell>
          <table:table-cell office:value-type="float" office:value="-0.0768738718051294" calcext:value-type="float">
            <text:p>-0.0768738718</text:p>
          </table:table-cell>
        </table:table-row>
        <table:table-row table:style-name="ro1">
          <table:table-cell office:value-type="float" office:value="-1.83550203073399" calcext:value-type="float">
            <text:p>-1.8355020307</text:p>
          </table:table-cell>
          <table:table-cell office:value-type="float" office:value="-1.77713260908783" calcext:value-type="float">
            <text:p>-1.7771326091</text:p>
          </table:table-cell>
          <table:table-cell office:value-type="float" office:value="-0.0583694216461526" calcext:value-type="float">
            <text:p>-0.0583694216</text:p>
          </table:table-cell>
        </table:table-row>
        <table:table-row table:style-name="ro1">
          <table:table-cell office:value-type="float" office:value="-1.81328621618064" calcext:value-type="float">
            <text:p>-1.8132862162</text:p>
          </table:table-cell>
          <table:table-cell office:value-type="float" office:value="-1.74798151789151" calcext:value-type="float">
            <text:p>-1.7479815179</text:p>
          </table:table-cell>
          <table:table-cell office:value-type="float" office:value="-0.0653046982891254" calcext:value-type="float">
            <text:p>-0.0653046983</text:p>
          </table:table-cell>
        </table:table-row>
        <table:table-row table:style-name="ro1">
          <table:table-cell office:value-type="float" office:value="-1.79461839294021" calcext:value-type="float">
            <text:p>-1.7946183929</text:p>
          </table:table-cell>
          <table:table-cell office:value-type="float" office:value="-1.73117398984769" calcext:value-type="float">
            <text:p>-1.7311739898</text:p>
          </table:table-cell>
          <table:table-cell office:value-type="float" office:value="-0.0634444030925205" calcext:value-type="float">
            <text:p>-0.0634444031</text:p>
          </table:table-cell>
        </table:table-row>
        <table:table-row table:style-name="ro1">
          <table:table-cell office:value-type="float" office:value="-1.77965381587044" calcext:value-type="float">
            <text:p>-1.7796538159</text:p>
          </table:table-cell>
          <table:table-cell office:value-type="float" office:value="-1.71454764236084" calcext:value-type="float">
            <text:p>-1.7145476424</text:p>
          </table:table-cell>
          <table:table-cell office:value-type="float" office:value="-0.0651061735096079" calcext:value-type="float">
            <text:p>-0.0651061735</text:p>
          </table:table-cell>
        </table:table-row>
        <table:table-row table:style-name="ro1">
          <table:table-cell office:value-type="float" office:value="-1.75574164918224" calcext:value-type="float">
            <text:p>-1.7557416492</text:p>
          </table:table-cell>
          <table:table-cell office:value-type="float" office:value="-1.69456573675502" calcext:value-type="float">
            <text:p>-1.6945657368</text:p>
          </table:table-cell>
          <table:table-cell office:value-type="float" office:value="-0.0611759124272273" calcext:value-type="float">
            <text:p>-0.0611759124</text:p>
          </table:table-cell>
        </table:table-row>
        <table:table-row table:style-name="ro1">
          <table:table-cell office:value-type="float" office:value="-1.73622384546185" calcext:value-type="float">
            <text:p>-1.7362238455</text:p>
          </table:table-cell>
          <table:table-cell office:value-type="float" office:value="-1.6659792163251" calcext:value-type="float">
            <text:p>-1.6659792163</text:p>
          </table:table-cell>
          <table:table-cell office:value-type="float" office:value="-0.0702446291367556" calcext:value-type="float">
            <text:p>-0.0702446291</text:p>
          </table:table-cell>
        </table:table-row>
        <table:table-row table:style-name="ro1">
          <table:table-cell office:value-type="float" office:value="-1.69689201946185" calcext:value-type="float">
            <text:p>-1.6968920195</text:p>
          </table:table-cell>
          <table:table-cell office:value-type="float" office:value="-1.6559489464612" calcext:value-type="float">
            <text:p>-1.6559489465</text:p>
          </table:table-cell>
          <table:table-cell office:value-type="float" office:value="-0.0409430730006455" calcext:value-type="float">
            <text:p>-0.040943073</text:p>
          </table:table-cell>
        </table:table-row>
        <table:table-row table:style-name="ro1">
          <table:table-cell office:value-type="float" office:value="-1.6762443636716" calcext:value-type="float">
            <text:p>-1.6762443637</text:p>
          </table:table-cell>
          <table:table-cell office:value-type="float" office:value="-1.60324420805398" calcext:value-type="float">
            <text:p>-1.6032442081</text:p>
          </table:table-cell>
          <table:table-cell office:value-type="float" office:value="-0.0730001556176181" calcext:value-type="float">
            <text:p>-0.0730001556</text:p>
          </table:table-cell>
        </table:table-row>
        <table:table-row table:style-name="ro1">
          <table:table-cell office:value-type="float" office:value="-1.64625686258081" calcext:value-type="float">
            <text:p>-1.6462568626</text:p>
          </table:table-cell>
          <table:table-cell office:value-type="float" office:value="-1.60315671422567" calcext:value-type="float">
            <text:p>-1.6031567142</text:p>
          </table:table-cell>
          <table:table-cell office:value-type="float" office:value="-0.0431001483551408" calcext:value-type="float">
            <text:p>-0.0431001484</text:p>
          </table:table-cell>
        </table:table-row>
        <table:table-row table:style-name="ro1">
          <table:table-cell office:value-type="float" office:value="-1.62843783603987" calcext:value-type="float">
            <text:p>-1.628437836</text:p>
          </table:table-cell>
          <table:table-cell office:value-type="float" office:value="-1.56512275102824" calcext:value-type="float">
            <text:p>-1.565122751</text:p>
          </table:table-cell>
          <table:table-cell office:value-type="float" office:value="-0.06331508501163" calcext:value-type="float">
            <text:p>-0.063315085</text:p>
          </table:table-cell>
        </table:table-row>
        <table:table-row table:style-name="ro1">
          <table:table-cell office:value-type="float" office:value="-1.60053406858235" calcext:value-type="float">
            <text:p>-1.6005340686</text:p>
          </table:table-cell>
          <table:table-cell office:value-type="float" office:value="-1.52945833119173" calcext:value-type="float">
            <text:p>-1.5294583312</text:p>
          </table:table-cell>
          <table:table-cell office:value-type="float" office:value="-0.0710757373906199" calcext:value-type="float">
            <text:p>-0.0710757374</text:p>
          </table:table-cell>
        </table:table-row>
        <table:table-row table:style-name="ro1">
          <table:table-cell office:value-type="float" office:value="-1.57923195658413" calcext:value-type="float">
            <text:p>-1.5792319566</text:p>
          </table:table-cell>
          <table:table-cell office:value-type="float" office:value="-1.48037725782589" calcext:value-type="float">
            <text:p>-1.4803772578</text:p>
          </table:table-cell>
          <table:table-cell office:value-type="float" office:value="-0.0988546987582448" calcext:value-type="float">
            <text:p>-0.0988546988</text:p>
          </table:table-cell>
        </table:table-row>
        <table:table-row table:style-name="ro1">
          <table:table-cell office:value-type="float" office:value="-1.54848729152048" calcext:value-type="float">
            <text:p>-1.5484872915</text:p>
          </table:table-cell>
          <table:table-cell office:value-type="float" office:value="-1.48059187483718" calcext:value-type="float">
            <text:p>-1.4805918748</text:p>
          </table:table-cell>
          <table:table-cell office:value-type="float" office:value="-0.0678954166833004" calcext:value-type="float">
            <text:p>-0.0678954167</text:p>
          </table:table-cell>
        </table:table-row>
        <table:table-row table:style-name="ro1">
          <table:table-cell office:value-type="float" office:value="-1.52654424012418" calcext:value-type="float">
            <text:p>-1.5265442401</text:p>
          </table:table-cell>
          <table:table-cell office:value-type="float" office:value="-1.48025775482732" calcext:value-type="float">
            <text:p>-1.4802577548</text:p>
          </table:table-cell>
          <table:table-cell office:value-type="float" office:value="-0.0462864852968585" calcext:value-type="float">
            <text:p>-0.0462864853</text:p>
          </table:table-cell>
        </table:table-row>
        <table:table-row table:style-name="ro1">
          <table:table-cell office:value-type="float" office:value="-1.49103526926657" calcext:value-type="float">
            <text:p>-1.4910352693</text:p>
          </table:table-cell>
          <table:table-cell office:value-type="float" office:value="-1.43865287959516" calcext:value-type="float">
            <text:p>-1.4386528796</text:p>
          </table:table-cell>
          <table:table-cell office:value-type="float" office:value="-0.0523823896714071" calcext:value-type="float">
            <text:p>-0.0523823897</text:p>
          </table:table-cell>
        </table:table-row>
        <table:table-row table:style-name="ro1">
          <table:table-cell office:value-type="float" office:value="-1.46958665237366" calcext:value-type="float">
            <text:p>-1.4695866524</text:p>
          </table:table-cell>
          <table:table-cell office:value-type="float" office:value="-1.42114750887425" calcext:value-type="float">
            <text:p>-1.4211475089</text:p>
          </table:table-cell>
          <table:table-cell office:value-type="float" office:value="-0.0484391434994083" calcext:value-type="float">
            <text:p>-0.0484391435</text:p>
          </table:table-cell>
        </table:table-row>
        <table:table-row table:style-name="ro1">
          <table:table-cell office:value-type="float" office:value="-1.43683683665884" calcext:value-type="float">
            <text:p>-1.4368368367</text:p>
          </table:table-cell>
          <table:table-cell office:value-type="float" office:value="-1.38027171499076" calcext:value-type="float">
            <text:p>-1.380271715</text:p>
          </table:table-cell>
          <table:table-cell office:value-type="float" office:value="-0.0565651216680807" calcext:value-type="float">
            <text:p>-0.0565651217</text:p>
          </table:table-cell>
        </table:table-row>
        <table:table-row table:style-name="ro1">
          <table:table-cell office:value-type="float" office:value="-1.41042044904995" calcext:value-type="float">
            <text:p>-1.410420449</text:p>
          </table:table-cell>
          <table:table-cell office:value-type="float" office:value="-1.32510530628859" calcext:value-type="float">
            <text:p>-1.3251053063</text:p>
          </table:table-cell>
          <table:table-cell office:value-type="float" office:value="-0.0853151427613579" calcext:value-type="float">
            <text:p>-0.0853151428</text:p>
          </table:table-cell>
        </table:table-row>
        <table:table-row table:style-name="ro1">
          <table:table-cell office:value-type="float" office:value="-1.37611968417373" calcext:value-type="float">
            <text:p>-1.3761196842</text:p>
          </table:table-cell>
          <table:table-cell office:value-type="float" office:value="-1.30543633858924" calcext:value-type="float">
            <text:p>-1.3054363386</text:p>
          </table:table-cell>
          <table:table-cell office:value-type="float" office:value="-0.0706833455844864" calcext:value-type="float">
            <text:p>-0.0706833456</text:p>
          </table:table-cell>
        </table:table-row>
        <table:table-row table:style-name="ro1">
          <table:table-cell office:value-type="float" office:value="-1.35603902010499" calcext:value-type="float">
            <text:p>-1.3560390201</text:p>
          </table:table-cell>
          <table:table-cell office:value-type="float" office:value="-1.30531362106234" calcext:value-type="float">
            <text:p>-1.3053136211</text:p>
          </table:table-cell>
          <table:table-cell office:value-type="float" office:value="-0.0507253990426442" calcext:value-type="float">
            <text:p>-0.050725399</text:p>
          </table:table-cell>
        </table:table-row>
        <table:table-row table:style-name="ro1">
          <table:table-cell office:value-type="float" office:value="-1.33127647146138" calcext:value-type="float">
            <text:p>-1.3312764715</text:p>
          </table:table-cell>
          <table:table-cell office:value-type="float" office:value="-1.2540677187941" calcext:value-type="float">
            <text:p>-1.2540677188</text:p>
          </table:table-cell>
          <table:table-cell office:value-type="float" office:value="-0.0772087526672836" calcext:value-type="float">
            <text:p>-0.0772087527</text:p>
          </table:table-cell>
        </table:table-row>
        <table:table-row table:style-name="ro1">
          <table:table-cell office:value-type="float" office:value="-1.29592630310878" calcext:value-type="float">
            <text:p>-1.2959263031</text:p>
          </table:table-cell>
          <table:table-cell office:value-type="float" office:value="-1.22201923529494" calcext:value-type="float">
            <text:p>-1.2220192353</text:p>
          </table:table-cell>
          <table:table-cell office:value-type="float" office:value="-0.0739070678138416" calcext:value-type="float">
            <text:p>-0.0739070678</text:p>
          </table:table-cell>
        </table:table-row>
        <table:table-row table:style-name="ro1">
          <table:table-cell office:value-type="float" office:value="-1.2752441811503" calcext:value-type="float">
            <text:p>-1.2752441812</text:p>
          </table:table-cell>
          <table:table-cell office:value-type="float" office:value="-1.2216926763734" calcext:value-type="float">
            <text:p>-1.2216926764</text:p>
          </table:table-cell>
          <table:table-cell office:value-type="float" office:value="-0.0535515047769035" calcext:value-type="float">
            <text:p>-0.0535515048</text:p>
          </table:table-cell>
        </table:table-row>
        <table:table-row table:style-name="ro1">
          <table:table-cell office:value-type="float" office:value="-1.25179165582322" calcext:value-type="float">
            <text:p>-1.2517916558</text:p>
          </table:table-cell>
          <table:table-cell office:value-type="float" office:value="-1.20455719704828" calcext:value-type="float">
            <text:p>-1.204557197</text:p>
          </table:table-cell>
          <table:table-cell office:value-type="float" office:value="-0.0472344587749407" calcext:value-type="float">
            <text:p>-0.0472344588</text:p>
          </table:table-cell>
        </table:table-row>
        <table:table-row table:style-name="ro1">
          <table:table-cell office:value-type="float" office:value="-1.21185508892765" calcext:value-type="float">
            <text:p>-1.2118550889</text:p>
          </table:table-cell>
          <table:table-cell office:value-type="float" office:value="-1.17290681602273" calcext:value-type="float">
            <text:p>-1.172906816</text:p>
          </table:table-cell>
          <table:table-cell office:value-type="float" office:value="-0.0389482729049178" calcext:value-type="float">
            <text:p>-0.0389482729</text:p>
          </table:table-cell>
        </table:table-row>
        <table:table-row table:style-name="ro1">
          <table:table-cell office:value-type="float" office:value="-1.19260180679096" calcext:value-type="float">
            <text:p>-1.1926018068</text:p>
          </table:table-cell>
          <table:table-cell office:value-type="float" office:value="-1.15108829470548" calcext:value-type="float">
            <text:p>-1.1510882947</text:p>
          </table:table-cell>
          <table:table-cell office:value-type="float" office:value="-0.0415135120854884" calcext:value-type="float">
            <text:p>-0.0415135121</text:p>
          </table:table-cell>
        </table:table-row>
        <table:table-row table:style-name="ro1">
          <table:table-cell office:value-type="float" office:value="-1.16553033854075" calcext:value-type="float">
            <text:p>-1.1655303385</text:p>
          </table:table-cell>
          <table:table-cell office:value-type="float" office:value="-1.11661541644268" calcext:value-type="float">
            <text:p>-1.1166154164</text:p>
          </table:table-cell>
          <table:table-cell office:value-type="float" office:value="-0.0489149220980707" calcext:value-type="float">
            <text:p>-0.0489149221</text:p>
          </table:table-cell>
        </table:table-row>
        <table:table-row table:style-name="ro1">
          <table:table-cell office:value-type="float" office:value="-1.15189082610263" calcext:value-type="float">
            <text:p>-1.1518908261</text:p>
          </table:table-cell>
          <table:table-cell office:value-type="float" office:value="-1.08262352413684" calcext:value-type="float">
            <text:p>-1.0826235241</text:p>
          </table:table-cell>
          <table:table-cell office:value-type="float" office:value="-0.0692673019657932" calcext:value-type="float">
            <text:p>-0.069267302</text:p>
          </table:table-cell>
        </table:table-row>
        <table:table-row table:style-name="ro1">
          <table:table-cell office:value-type="float" office:value="-1.13254678460412" calcext:value-type="float">
            <text:p>-1.1325467846</text:p>
          </table:table-cell>
          <table:table-cell office:value-type="float" office:value="-1.04478336815628" calcext:value-type="float">
            <text:p>-1.0447833682</text:p>
          </table:table-cell>
          <table:table-cell office:value-type="float" office:value="-0.0877634164478351" calcext:value-type="float">
            <text:p>-0.0877634164</text:p>
          </table:table-cell>
        </table:table-row>
        <table:table-row table:style-name="ro1">
          <table:table-cell office:value-type="float" office:value="-1.10212247826077" calcext:value-type="float">
            <text:p>-1.1021224783</text:p>
          </table:table-cell>
          <table:table-cell office:value-type="float" office:value="-1.03163773170636" calcext:value-type="float">
            <text:p>-1.0316377317</text:p>
          </table:table-cell>
          <table:table-cell office:value-type="float" office:value="-0.0704847465544154" calcext:value-type="float">
            <text:p>-0.0704847466</text:p>
          </table:table-cell>
        </table:table-row>
        <table:table-row table:style-name="ro1">
          <table:table-cell office:value-type="float" office:value="-1.07483389932804" calcext:value-type="float">
            <text:p>-1.0748338993</text:p>
          </table:table-cell>
          <table:table-cell office:value-type="float" office:value="-1.02378594512441" calcext:value-type="float">
            <text:p>-1.0237859451</text:p>
          </table:table-cell>
          <table:table-cell office:value-type="float" office:value="-0.0510479542036293" calcext:value-type="float">
            <text:p>-0.0510479542</text:p>
          </table:table-cell>
        </table:table-row>
        <table:table-row table:style-name="ro1">
          <table:table-cell office:value-type="float" office:value="-1.06105556286084" calcext:value-type="float">
            <text:p>-1.0610555629</text:p>
          </table:table-cell>
          <table:table-cell office:value-type="float" office:value="-1.00693927721459" calcext:value-type="float">
            <text:p>-1.0069392772</text:p>
          </table:table-cell>
          <table:table-cell office:value-type="float" office:value="-0.0541162856462454" calcext:value-type="float">
            <text:p>-0.0541162856</text:p>
          </table:table-cell>
        </table:table-row>
        <table:table-row table:style-name="ro1">
          <table:table-cell office:value-type="float" office:value="-1.03858520191266" calcext:value-type="float">
            <text:p>-1.0385852019</text:p>
          </table:table-cell>
          <table:table-cell office:value-type="float" office:value="-1.0071272902799" calcext:value-type="float">
            <text:p>-1.0071272903</text:p>
          </table:table-cell>
          <table:table-cell office:value-type="float" office:value="-0.0314579116327614" calcext:value-type="float">
            <text:p>-0.0314579116</text:p>
          </table:table-cell>
        </table:table-row>
        <table:table-row table:style-name="ro1">
          <table:table-cell office:value-type="float" office:value="-1.01697428619153" calcext:value-type="float">
            <text:p>-1.0169742862</text:p>
          </table:table-cell>
          <table:table-cell office:value-type="float" office:value="-0.961701999133477" calcext:value-type="float">
            <text:p>-0.9617019991</text:p>
          </table:table-cell>
          <table:table-cell office:value-type="float" office:value="-0.055272287058051" calcext:value-type="float">
            <text:p>-0.0552722871</text:p>
          </table:table-cell>
        </table:table-row>
        <table:table-row table:style-name="ro1">
          <table:table-cell office:value-type="float" office:value="-0.986120005167284" calcext:value-type="float">
            <text:p>-0.9861200052</text:p>
          </table:table-cell>
          <table:table-cell office:value-type="float" office:value="-0.961871380372862" calcext:value-type="float">
            <text:p>-0.9618713804</text:p>
          </table:table-cell>
          <table:table-cell office:value-type="float" office:value="-0.0242486247944217" calcext:value-type="float">
            <text:p>-0.0242486248</text:p>
          </table:table-cell>
        </table:table-row>
        <table:table-row table:style-name="ro1">
          <table:table-cell office:value-type="float" office:value="-0.966857426626115" calcext:value-type="float">
            <text:p>-0.9668574266</text:p>
          </table:table-cell>
          <table:table-cell office:value-type="float" office:value="-0.922597935816872" calcext:value-type="float">
            <text:p>-0.9225979358</text:p>
          </table:table-cell>
          <table:table-cell office:value-type="float" office:value="-0.044259490809243" calcext:value-type="float">
            <text:p>-0.0442594908</text:p>
          </table:table-cell>
        </table:table-row>
        <table:table-row table:style-name="ro1">
          <table:table-cell office:value-type="float" office:value="-0.945492884944854" calcext:value-type="float">
            <text:p>-0.9454928849</text:p>
          </table:table-cell>
          <table:table-cell office:value-type="float" office:value="-0.913498939104441" calcext:value-type="float">
            <text:p>-0.9134989391</text:p>
          </table:table-cell>
          <table:table-cell office:value-type="float" office:value="-0.0319939458404135" calcext:value-type="float">
            <text:p>-0.0319939458</text:p>
          </table:table-cell>
        </table:table-row>
        <table:table-row table:style-name="ro1">
          <table:table-cell office:value-type="float" office:value="-0.924126418355675" calcext:value-type="float">
            <text:p>-0.9241264184</text:p>
          </table:table-cell>
          <table:table-cell office:value-type="float" office:value="-0.882416105130904" calcext:value-type="float">
            <text:p>-0.8824161051</text:p>
          </table:table-cell>
          <table:table-cell office:value-type="float" office:value="-0.0417103132247715" calcext:value-type="float">
            <text:p>-0.0417103132</text:p>
          </table:table-cell>
        </table:table-row>
        <table:table-row table:style-name="ro1">
          <table:table-cell office:value-type="float" office:value="-0.911451353476213" calcext:value-type="float">
            <text:p>-0.9114513535</text:p>
          </table:table-cell>
          <table:table-cell office:value-type="float" office:value="-0.836179276918814" calcext:value-type="float">
            <text:p>-0.8361792769</text:p>
          </table:table-cell>
          <table:table-cell office:value-type="float" office:value="-0.0752720765573987" calcext:value-type="float">
            <text:p>-0.0752720766</text:p>
          </table:table-cell>
        </table:table-row>
        <table:table-row table:style-name="ro1">
          <table:table-cell office:value-type="float" office:value="-0.882908668313442" calcext:value-type="float">
            <text:p>-0.8829086683</text:p>
          </table:table-cell>
          <table:table-cell office:value-type="float" office:value="-0.835894137636631" calcext:value-type="float">
            <text:p>-0.8358941376</text:p>
          </table:table-cell>
          <table:table-cell office:value-type="float" office:value="-0.0470145306768112" calcext:value-type="float">
            <text:p>-0.0470145307</text:p>
          </table:table-cell>
        </table:table-row>
        <table:table-row table:style-name="ro1">
          <table:table-cell office:value-type="float" office:value="-0.859837482012358" calcext:value-type="float">
            <text:p>-0.859837482</text:p>
          </table:table-cell>
          <table:table-cell office:value-type="float" office:value="-0.821573128560011" calcext:value-type="float">
            <text:p>-0.8215731286</text:p>
          </table:table-cell>
          <table:table-cell office:value-type="float" office:value="-0.0382643534523466" calcext:value-type="float">
            <text:p>-0.0382643535</text:p>
          </table:table-cell>
        </table:table-row>
        <table:table-row table:style-name="ro1">
          <table:table-cell office:value-type="float" office:value="-0.833491585379223" calcext:value-type="float">
            <text:p>-0.8334915854</text:p>
          </table:table-cell>
          <table:table-cell office:value-type="float" office:value="-0.796921030301218" calcext:value-type="float">
            <text:p>-0.7969210303</text:p>
          </table:table-cell>
          <table:table-cell office:value-type="float" office:value="-0.036570555078004" calcext:value-type="float">
            <text:p>-0.0365705551</text:p>
          </table:table-cell>
        </table:table-row>
        <table:table-row table:style-name="ro1">
          <table:table-cell office:value-type="float" office:value="-0.822010345708068" calcext:value-type="float">
            <text:p>-0.8220103457</text:p>
          </table:table-cell>
          <table:table-cell office:value-type="float" office:value="-0.796891107939892" calcext:value-type="float">
            <text:p>-0.7968911079</text:p>
          </table:table-cell>
          <table:table-cell office:value-type="float" office:value="-0.0251192377681767" calcext:value-type="float">
            <text:p>-0.0251192378</text:p>
          </table:table-cell>
        </table:table-row>
        <table:table-row table:style-name="ro1">
          <table:table-cell office:value-type="float" office:value="-0.805123824549427" calcext:value-type="float">
            <text:p>-0.8051238245</text:p>
          </table:table-cell>
          <table:table-cell office:value-type="float" office:value="-0.756815502253806" calcext:value-type="float">
            <text:p>-0.7568155023</text:p>
          </table:table-cell>
          <table:table-cell office:value-type="float" office:value="-0.0483083222956217" calcext:value-type="float">
            <text:p>-0.0483083223</text:p>
          </table:table-cell>
        </table:table-row>
        <table:table-row table:style-name="ro1">
          <table:table-cell office:value-type="float" office:value="-0.788792486686989" calcext:value-type="float">
            <text:p>-0.7887924867</text:p>
          </table:table-cell>
          <table:table-cell office:value-type="float" office:value="-0.733500886266947" calcext:value-type="float">
            <text:p>-0.7335008863</text:p>
          </table:table-cell>
          <table:table-cell office:value-type="float" office:value="-0.0552916004200419" calcext:value-type="float">
            <text:p>-0.0552916004</text:p>
          </table:table-cell>
        </table:table-row>
        <table:table-row table:style-name="ro1">
          <table:table-cell office:value-type="float" office:value="-0.767032171787947" calcext:value-type="float">
            <text:p>-0.7670321718</text:p>
          </table:table-cell>
          <table:table-cell office:value-type="float" office:value="-0.73324686174697" calcext:value-type="float">
            <text:p>-0.7332468617</text:p>
          </table:table-cell>
          <table:table-cell office:value-type="float" office:value="-0.0337853100409773" calcext:value-type="float">
            <text:p>-0.03378531</text:p>
          </table:table-cell>
        </table:table-row>
        <table:table-row table:style-name="ro1">
          <table:table-cell office:value-type="float" office:value="-0.747348187048301" calcext:value-type="float">
            <text:p>-0.747348187</text:p>
          </table:table-cell>
          <table:table-cell office:value-type="float" office:value="-0.712351260957379" calcext:value-type="float">
            <text:p>-0.712351261</text:p>
          </table:table-cell>
          <table:table-cell office:value-type="float" office:value="-0.0349969260909219" calcext:value-type="float">
            <text:p>-0.0349969261</text:p>
          </table:table-cell>
        </table:table-row>
        <table:table-row table:style-name="ro1">
          <table:table-cell office:value-type="float" office:value="-0.725563276904833" calcext:value-type="float">
            <text:p>-0.7255632769</text:p>
          </table:table-cell>
          <table:table-cell office:value-type="float" office:value="-0.687509035687419" calcext:value-type="float">
            <text:p>-0.6875090357</text:p>
          </table:table-cell>
          <table:table-cell office:value-type="float" office:value="-0.0380542412174136" calcext:value-type="float">
            <text:p>-0.0380542412</text:p>
          </table:table-cell>
        </table:table-row>
        <table:table-row table:style-name="ro1">
          <table:table-cell office:value-type="float" office:value="-0.716414350954949" calcext:value-type="float">
            <text:p>-0.716414351</text:p>
          </table:table-cell>
          <table:table-cell office:value-type="float" office:value="-0.667571782903135" calcext:value-type="float">
            <text:p>-0.6675717829</text:p>
          </table:table-cell>
          <table:table-cell office:value-type="float" office:value="-0.048842568051814" calcext:value-type="float">
            <text:p>-0.0488425681</text:p>
          </table:table-cell>
        </table:table-row>
        <table:table-row table:style-name="ro1">
          <table:table-cell office:value-type="float" office:value="-0.696687482297541" calcext:value-type="float">
            <text:p>-0.6966874823</text:p>
          </table:table-cell>
          <table:table-cell office:value-type="float" office:value="-0.667555236187105" calcext:value-type="float">
            <text:p>-0.6675552362</text:p>
          </table:table-cell>
          <table:table-cell office:value-type="float" office:value="-0.0291322461104353" calcext:value-type="float">
            <text:p>-0.0291322461</text:p>
          </table:table-cell>
        </table:table-row>
        <table:table-row table:style-name="ro1">
          <table:table-cell office:value-type="float" office:value="-0.671166295823704" calcext:value-type="float">
            <text:p>-0.6711662958</text:p>
          </table:table-cell>
          <table:table-cell office:value-type="float" office:value="-0.62793755453566" calcext:value-type="float">
            <text:p>-0.6279375545</text:p>
          </table:table-cell>
          <table:table-cell office:value-type="float" office:value="-0.0432287412880436" calcext:value-type="float">
            <text:p>-0.0432287413</text:p>
          </table:table-cell>
        </table:table-row>
        <table:table-row table:style-name="ro1">
          <table:table-cell office:value-type="float" office:value="-0.642903607959478" calcext:value-type="float">
            <text:p>-0.642903608</text:p>
          </table:table-cell>
          <table:table-cell office:value-type="float" office:value="-0.627801391314061" calcext:value-type="float">
            <text:p>-0.6278013913</text:p>
          </table:table-cell>
          <table:table-cell office:value-type="float" office:value="-0.0151022166454167" calcext:value-type="float">
            <text:p>-0.0151022166</text:p>
          </table:table-cell>
        </table:table-row>
        <table:table-row table:style-name="ro1">
          <table:table-cell office:value-type="float" office:value="-0.62549259045198" calcext:value-type="float">
            <text:p>-0.6254925905</text:p>
          </table:table-cell>
          <table:table-cell office:value-type="float" office:value="-0.584424825378159" calcext:value-type="float">
            <text:p>-0.5844248254</text:p>
          </table:table-cell>
          <table:table-cell office:value-type="float" office:value="-0.0410677650738203" calcext:value-type="float">
            <text:p>-0.0410677651</text:p>
          </table:table-cell>
        </table:table-row>
        <table:table-row table:style-name="ro1">
          <table:table-cell office:value-type="float" office:value="-0.601834622592678" calcext:value-type="float">
            <text:p>-0.6018346226</text:p>
          </table:table-cell>
          <table:table-cell office:value-type="float" office:value="-0.584326486963067" calcext:value-type="float">
            <text:p>-0.584326487</text:p>
          </table:table-cell>
          <table:table-cell office:value-type="float" office:value="-0.0175081356296104" calcext:value-type="float">
            <text:p>-0.0175081356</text:p>
          </table:table-cell>
        </table:table-row>
        <table:table-row table:style-name="ro1">
          <table:table-cell office:value-type="float" office:value="-0.581313585955613" calcext:value-type="float">
            <text:p>-0.581313586</text:p>
          </table:table-cell>
          <table:table-cell office:value-type="float" office:value="-0.538355479993723" calcext:value-type="float">
            <text:p>-0.53835548</text:p>
          </table:table-cell>
          <table:table-cell office:value-type="float" office:value="-0.0429581059618905" calcext:value-type="float">
            <text:p>-0.042958106</text:p>
          </table:table-cell>
        </table:table-row>
        <table:table-row table:style-name="ro1">
          <table:table-cell office:value-type="float" office:value="-0.553545041827486" calcext:value-type="float">
            <text:p>-0.5535450418</text:p>
          </table:table-cell>
          <table:table-cell office:value-type="float" office:value="-0.53839153462699" calcext:value-type="float">
            <text:p>-0.5383915346</text:p>
          </table:table-cell>
          <table:table-cell office:value-type="float" office:value="-0.0151535072004955" calcext:value-type="float">
            <text:p>-0.0151535072</text:p>
          </table:table-cell>
        </table:table-row>
        <table:table-row table:style-name="ro1">
          <table:table-cell office:value-type="float" office:value="-0.542124893065191" calcext:value-type="float">
            <text:p>-0.5421248931</text:p>
          </table:table-cell>
          <table:table-cell office:value-type="float" office:value="-0.519569471243271" calcext:value-type="float">
            <text:p>-0.5195694712</text:p>
          </table:table-cell>
          <table:table-cell office:value-type="float" office:value="-0.0225554218219207" calcext:value-type="float">
            <text:p>-0.0225554218</text:p>
          </table:table-cell>
        </table:table-row>
        <table:table-row table:style-name="ro1">
          <table:table-cell office:value-type="float" office:value="-0.533051759092997" calcext:value-type="float">
            <text:p>-0.5330517591</text:p>
          </table:table-cell>
          <table:table-cell office:value-type="float" office:value="-0.50523660173356" calcext:value-type="float">
            <text:p>-0.5052366017</text:p>
          </table:table-cell>
          <table:table-cell office:value-type="float" office:value="-0.0278151573594375" calcext:value-type="float">
            <text:p>-0.0278151574</text:p>
          </table:table-cell>
        </table:table-row>
        <table:table-row table:style-name="ro1">
          <table:table-cell office:value-type="float" office:value="-0.505406315975447" calcext:value-type="float">
            <text:p>-0.505406316</text:p>
          </table:table-cell>
          <table:table-cell office:value-type="float" office:value="-0.465328508599469" calcext:value-type="float">
            <text:p>-0.4653285086</text:p>
          </table:table-cell>
          <table:table-cell office:value-type="float" office:value="-0.0400778073759778" calcext:value-type="float">
            <text:p>-0.0400778074</text:p>
          </table:table-cell>
        </table:table-row>
        <table:table-row table:style-name="ro1">
          <table:table-cell office:value-type="float" office:value="-0.467186807260636" calcext:value-type="float">
            <text:p>-0.4671868073</text:p>
          </table:table-cell>
          <table:table-cell office:value-type="float" office:value="-0.443051158499835" calcext:value-type="float">
            <text:p>-0.4430511585</text:p>
          </table:table-cell>
          <table:table-cell office:value-type="float" office:value="-0.0241356487608013" calcext:value-type="float">
            <text:p>-0.0241356488</text:p>
          </table:table-cell>
        </table:table-row>
        <table:table-row table:style-name="ro1">
          <table:table-cell office:value-type="float" office:value="-0.440331083673761" calcext:value-type="float">
            <text:p>-0.4403310837</text:p>
          </table:table-cell>
          <table:table-cell office:value-type="float" office:value="-0.414214688216686" calcext:value-type="float">
            <text:p>-0.4142146882</text:p>
          </table:table-cell>
          <table:table-cell office:value-type="float" office:value="-0.0261163954570752" calcext:value-type="float">
            <text:p>-0.0261163955</text:p>
          </table:table-cell>
        </table:table-row>
        <table:table-row table:style-name="ro1">
          <table:table-cell office:value-type="float" office:value="-0.403467590752853" calcext:value-type="float">
            <text:p>-0.4034675908</text:p>
          </table:table-cell>
          <table:table-cell office:value-type="float" office:value="-0.394602048823332" calcext:value-type="float">
            <text:p>-0.3946020488</text:p>
          </table:table-cell>
          <table:table-cell office:value-type="float" office:value="-0.00886554192952094" calcext:value-type="float">
            <text:p>-0.0088655419</text:p>
          </table:table-cell>
        </table:table-row>
        <table:table-row table:style-name="ro1">
          <table:table-cell office:value-type="float" office:value="-0.396605554365936" calcext:value-type="float">
            <text:p>-0.3966055544</text:p>
          </table:table-cell>
          <table:table-cell office:value-type="float" office:value="-0.351737981992971" calcext:value-type="float">
            <text:p>-0.351737982</text:p>
          </table:table-cell>
          <table:table-cell office:value-type="float" office:value="-0.0448675723729656" calcext:value-type="float">
            <text:p>-0.0448675724</text:p>
          </table:table-cell>
        </table:table-row>
        <table:table-row table:style-name="ro1">
          <table:table-cell office:value-type="float" office:value="-0.385802473557267" calcext:value-type="float">
            <text:p>-0.3858024736</text:p>
          </table:table-cell>
          <table:table-cell office:value-type="float" office:value="-0.329789356376651" calcext:value-type="float">
            <text:p>-0.3297893564</text:p>
          </table:table-cell>
          <table:table-cell office:value-type="float" office:value="-0.0560131171806162" calcext:value-type="float">
            <text:p>-0.0560131172</text:p>
          </table:table-cell>
        </table:table-row>
        <table:table-row table:style-name="ro1">
          <table:table-cell office:value-type="float" office:value="-0.302507094769621" calcext:value-type="float">
            <text:p>-0.3025070948</text:p>
          </table:table-cell>
          <table:table-cell office:value-type="float" office:value="-0.292491923907397" calcext:value-type="float">
            <text:p>-0.2924919239</text:p>
          </table:table-cell>
          <table:table-cell office:value-type="float" office:value="-0.0100151708622238" calcext:value-type="float">
            <text:p>-0.0100151709</text:p>
          </table:table-cell>
        </table:table-row>
        <table:table-row table:style-name="ro1">
          <table:table-cell office:value-type="float" office:value="-0.280955707692628" calcext:value-type="float">
            <text:p>-0.2809557077</text:p>
          </table:table-cell>
          <table:table-cell office:value-type="float" office:value="-0.240175669985032" calcext:value-type="float">
            <text:p>-0.24017567</text:p>
          </table:table-cell>
          <table:table-cell office:value-type="float" office:value="-0.0407800377075963" calcext:value-type="float">
            <text:p>-0.0407800377</text:p>
          </table:table-cell>
        </table:table-row>
        <table:table-row table:style-name="ro1">
          <table:table-cell office:value-type="float" office:value="-0.23859025424138" calcext:value-type="float">
            <text:p>-0.2385902542</text:p>
          </table:table-cell>
          <table:table-cell office:value-type="float" office:value="-0.199586250743257" calcext:value-type="float">
            <text:p>-0.1995862507</text:p>
          </table:table-cell>
          <table:table-cell office:value-type="float" office:value="-0.039004003498123" calcext:value-type="float">
            <text:p>-0.0390040035</text:p>
          </table:table-cell>
        </table:table-row>
        <table:table-row table:style-name="ro1">
          <table:table-cell office:value-type="float" office:value="-0.210126877550006" calcext:value-type="float">
            <text:p>-0.2101268776</text:p>
          </table:table-cell>
          <table:table-cell office:value-type="float" office:value="-0.183905096702016" calcext:value-type="float">
            <text:p>-0.1839050967</text:p>
          </table:table-cell>
          <table:table-cell office:value-type="float" office:value="-0.0262217808479898" calcext:value-type="float">
            <text:p>-0.0262217808</text:p>
          </table:table-cell>
        </table:table-row>
        <table:table-row table:style-name="ro1">
          <table:table-cell office:value-type="float" office:value="-0.166091957947278" calcext:value-type="float">
            <text:p>-0.1660919579</text:p>
          </table:table-cell>
          <table:table-cell office:value-type="float" office:value="-0.183883751634208" calcext:value-type="float">
            <text:p>-0.1838837516</text:p>
          </table:table-cell>
          <table:table-cell office:value-type="float" office:value="0.0177917936869295" calcext:value-type="float">
            <text:p>0.0177917937</text:p>
          </table:table-cell>
        </table:table-row>
        <table:table-row table:style-name="ro1">
          <table:table-cell office:value-type="float" office:value="-0.164000005417014" calcext:value-type="float">
            <text:p>-0.1640000054</text:p>
          </table:table-cell>
          <table:table-cell office:value-type="float" office:value="-0.148438043102812" calcext:value-type="float">
            <text:p>-0.1484380431</text:p>
          </table:table-cell>
          <table:table-cell office:value-type="float" office:value="-0.0155619623142021" calcext:value-type="float">
            <text:p>-0.0155619623</text:p>
          </table:table-cell>
        </table:table-row>
        <table:table-row table:style-name="ro1">
          <table:table-cell office:value-type="float" office:value="-0.120975459078453" calcext:value-type="float">
            <text:p>-0.1209754591</text:p>
          </table:table-cell>
          <table:table-cell office:value-type="float" office:value="-0.127535873293323" calcext:value-type="float">
            <text:p>-0.1275358733</text:p>
          </table:table-cell>
          <table:table-cell office:value-type="float" office:value="0.00656041421486969" calcext:value-type="float">
            <text:p>0.0065604142</text:p>
          </table:table-cell>
        </table:table-row>
        <table:table-row table:style-name="ro1">
          <table:table-cell office:value-type="float" office:value="-0.096491474419404" calcext:value-type="float">
            <text:p>-0.0964914744</text:p>
          </table:table-cell>
          <table:table-cell office:value-type="float" office:value="-0.097795477010032" calcext:value-type="float">
            <text:p>-0.097795477</text:p>
          </table:table-cell>
          <table:table-cell office:value-type="float" office:value="0.00130400259062799" calcext:value-type="float">
            <text:p>0.0013040026</text:p>
          </table:table-cell>
        </table:table-row>
        <table:table-row table:style-name="ro1">
          <table:table-cell office:value-type="float" office:value="-0.0640083744523212" calcext:value-type="float">
            <text:p>-0.0640083745</text:p>
          </table:table-cell>
          <table:table-cell office:value-type="float" office:value="-0.0877715488704113" calcext:value-type="float">
            <text:p>-0.0877715489</text:p>
          </table:table-cell>
          <table:table-cell office:value-type="float" office:value="0.0237631744180902" calcext:value-type="float">
            <text:p>0.0237631744</text:p>
          </table:table-cell>
        </table:table-row>
        <table:table-row table:style-name="ro1">
          <table:table-cell office:value-type="float" office:value="-0.0494630109852927" calcext:value-type="float">
            <text:p>-0.049463011</text:p>
          </table:table-cell>
          <table:table-cell office:value-type="float" office:value="-0.0488108491020254" calcext:value-type="float">
            <text:p>-0.0488108491</text:p>
          </table:table-cell>
          <table:table-cell office:value-type="float" office:value="-0.000652161883267249" calcext:value-type="float">
            <text:p>-0.0006521619</text:p>
          </table:table-cell>
        </table:table-row>
        <table:table-row table:style-name="ro1">
          <table:table-cell office:value-type="float" office:value="-0.0479255658816649" calcext:value-type="float">
            <text:p>-0.0479255659</text:p>
          </table:table-cell>
          <table:table-cell office:value-type="float" office:value="-0.0389393692272544" calcext:value-type="float">
            <text:p>-0.0389393692</text:p>
          </table:table-cell>
          <table:table-cell office:value-type="float" office:value="-0.00898619665441056" calcext:value-type="float">
            <text:p>-0.0089861967</text:p>
          </table:table-cell>
        </table:table-row>
        <table:table-row table:style-name="ro1">
          <table:table-cell office:value-type="float" office:value="-0.0213514802480876" calcext:value-type="float">
            <text:p>-0.0213514802</text:p>
          </table:table-cell>
          <table:table-cell office:value-type="float" office:value="-0.02618064771754" calcext:value-type="float">
            <text:p>-0.0261806477</text:p>
          </table:table-cell>
          <table:table-cell office:value-type="float" office:value="0.00482916746945242" calcext:value-type="float">
            <text:p>0.0048291675</text:p>
          </table:table-cell>
        </table:table-row>
        <table:table-row table:style-name="ro1">
          <table:table-cell office:value-type="float" office:value="-0.00494205759702304" calcext:value-type="float">
            <text:p>-0.0049420576</text:p>
          </table:table-cell>
          <table:table-cell office:value-type="float" office:value="-0.0203793705279146" calcext:value-type="float">
            <text:p>-0.0203793705</text:p>
          </table:table-cell>
          <table:table-cell office:value-type="float" office:value="0.0154373129308915" calcext:value-type="float">
            <text:p>0.0154373129</text:p>
          </table:table-cell>
        </table:table-row>
        <table:table-row table:style-name="ro1">
          <table:table-cell office:value-type="float" office:value="-0.00122356124862949" calcext:value-type="float">
            <text:p>-0.0012235612</text:p>
          </table:table-cell>
          <table:table-cell office:value-type="float" office:value="0.00165671799892776" calcext:value-type="float">
            <text:p>0.001656718</text:p>
          </table:table-cell>
          <table:table-cell office:value-type="float" office:value="-0.00288027924755724" calcext:value-type="float">
            <text:p>-0.0028802792</text:p>
          </table:table-cell>
        </table:table-row>
        <table:table-row table:style-name="ro1">
          <table:table-cell office:value-type="float" office:value="0.0212057415351422" calcext:value-type="float">
            <text:p>0.0212057415</text:p>
          </table:table-cell>
          <table:table-cell office:value-type="float" office:value="0.00459835381529458" calcext:value-type="float">
            <text:p>0.0045983538</text:p>
          </table:table-cell>
          <table:table-cell office:value-type="float" office:value="0.0166073877198477" calcext:value-type="float">
            <text:p>0.0166073877</text:p>
          </table:table-cell>
        </table:table-row>
        <table:table-row table:style-name="ro1">
          <table:table-cell office:value-type="float" office:value="0.0208253840766458" calcext:value-type="float">
            <text:p>0.0208253841</text:p>
          </table:table-cell>
          <table:table-cell office:value-type="float" office:value="0.0209523124715494" calcext:value-type="float">
            <text:p>0.0209523125</text:p>
          </table:table-cell>
          <table:table-cell office:value-type="float" office:value="-0.00012692839490365" calcext:value-type="float">
            <text:p>-0.0001269284</text:p>
          </table:table-cell>
        </table:table-row>
        <table:table-row table:style-name="ro1">
          <table:table-cell office:value-type="float" office:value="0.0306165963200022" calcext:value-type="float">
            <text:p>0.0306165963</text:p>
          </table:table-cell>
          <table:table-cell office:value-type="float" office:value="0.0354366700171126" calcext:value-type="float">
            <text:p>0.03543667</text:p>
          </table:table-cell>
          <table:table-cell office:value-type="float" office:value="-0.00482007369711048" calcext:value-type="float">
            <text:p>-0.0048200737</text:p>
          </table:table-cell>
        </table:table-row>
        <table:table-row table:style-name="ro1">
          <table:table-cell office:value-type="float" office:value="0.0355456022447532" calcext:value-type="float">
            <text:p>0.0355456022</text:p>
          </table:table-cell>
          <table:table-cell office:value-type="float" office:value="0.045629164244243" calcext:value-type="float">
            <text:p>0.0456291642</text:p>
          </table:table-cell>
          <table:table-cell office:value-type="float" office:value="-0.0100835619994898" calcext:value-type="float">
            <text:p>-0.010083562</text:p>
          </table:table-cell>
        </table:table-row>
        <table:table-row table:style-name="ro1">
          <table:table-cell office:value-type="float" office:value="0.0257261826019784" calcext:value-type="float">
            <text:p>0.0257261826</text:p>
          </table:table-cell>
          <table:table-cell office:value-type="float" office:value="0.0450307029122491" calcext:value-type="float">
            <text:p>0.0450307029</text:p>
          </table:table-cell>
          <table:table-cell office:value-type="float" office:value="-0.0193045203102706" calcext:value-type="float">
            <text:p>-0.0193045203</text:p>
          </table:table-cell>
        </table:table-row>
        <table:table-row table:style-name="ro1">
          <table:table-cell office:value-type="float" office:value="0.0714287849297834" calcext:value-type="float">
            <text:p>0.0714287849</text:p>
          </table:table-cell>
          <table:table-cell office:value-type="float" office:value="0.0570596955234364" calcext:value-type="float">
            <text:p>0.0570596955</text:p>
          </table:table-cell>
          <table:table-cell office:value-type="float" office:value="0.0143690894063471" calcext:value-type="float">
            <text:p>0.0143690894</text:p>
          </table:table-cell>
        </table:table-row>
        <table:table-row table:style-name="ro1">
          <table:table-cell office:value-type="float" office:value="0.0958700513649107" calcext:value-type="float">
            <text:p>0.0958700514</text:p>
          </table:table-cell>
          <table:table-cell office:value-type="float" office:value="0.0736974853979999" calcext:value-type="float">
            <text:p>0.0736974854</text:p>
          </table:table-cell>
          <table:table-cell office:value-type="float" office:value="0.0221725659669108" calcext:value-type="float">
            <text:p>0.022172566</text:p>
          </table:table-cell>
        </table:table-row>
        <table:table-row table:style-name="ro1">
          <table:table-cell office:value-type="float" office:value="0.0954764980878385" calcext:value-type="float">
            <text:p>0.0954764981</text:p>
          </table:table-cell>
          <table:table-cell office:value-type="float" office:value="0.101245588994262" calcext:value-type="float">
            <text:p>0.101245589</text:p>
          </table:table-cell>
          <table:table-cell office:value-type="float" office:value="-0.00576909090642366" calcext:value-type="float">
            <text:p>-0.0057690909</text:p>
          </table:table-cell>
        </table:table-row>
        <table:table-row table:style-name="ro1">
          <table:table-cell office:value-type="float" office:value="0.0866808209220104" calcext:value-type="float">
            <text:p>0.0866808209</text:p>
          </table:table-cell>
          <table:table-cell office:value-type="float" office:value="0.101676693922164" calcext:value-type="float">
            <text:p>0.1016766939</text:p>
          </table:table-cell>
          <table:table-cell office:value-type="float" office:value="-0.0149958730001538" calcext:value-type="float">
            <text:p>-0.014995873</text:p>
          </table:table-cell>
        </table:table-row>
        <table:table-row table:style-name="ro1">
          <table:table-cell office:value-type="float" office:value="0.12559307780232" calcext:value-type="float">
            <text:p>0.1255930778</text:p>
          </table:table-cell>
          <table:table-cell office:value-type="float" office:value="0.0994636175173128" calcext:value-type="float">
            <text:p>0.0994636175</text:p>
          </table:table-cell>
          <table:table-cell office:value-type="float" office:value="0.0261294602850071" calcext:value-type="float">
            <text:p>0.0261294603</text:p>
          </table:table-cell>
        </table:table-row>
        <table:table-row table:style-name="ro1">
          <table:table-cell office:value-type="float" office:value="0.143232729900099" calcext:value-type="float">
            <text:p>0.1432327299</text:p>
          </table:table-cell>
          <table:table-cell office:value-type="float" office:value="0.126751791644946" calcext:value-type="float">
            <text:p>0.1267517916</text:p>
          </table:table-cell>
          <table:table-cell office:value-type="float" office:value="0.0164809382551522" calcext:value-type="float">
            <text:p>0.0164809383</text:p>
          </table:table-cell>
        </table:table-row>
        <table:table-row table:style-name="ro1">
          <table:table-cell office:value-type="float" office:value="0.161505907814504" calcext:value-type="float">
            <text:p>0.1615059078</text:p>
          </table:table-cell>
          <table:table-cell office:value-type="float" office:value="0.129096117466514" calcext:value-type="float">
            <text:p>0.1290961175</text:p>
          </table:table-cell>
          <table:table-cell office:value-type="float" office:value="0.0324097903479893" calcext:value-type="float">
            <text:p>0.0324097903</text:p>
          </table:table-cell>
        </table:table-row>
        <table:table-row table:style-name="ro1">
          <table:table-cell office:value-type="float" office:value="0.162162790830555" calcext:value-type="float">
            <text:p>0.1621627908</text:p>
          </table:table-cell>
          <table:table-cell office:value-type="float" office:value="0.15209131718378" calcext:value-type="float">
            <text:p>0.1520913172</text:p>
          </table:table-cell>
          <table:table-cell office:value-type="float" office:value="0.0100714736467754" calcext:value-type="float">
            <text:p>0.0100714736</text:p>
          </table:table-cell>
        </table:table-row>
        <table:table-row table:style-name="ro1">
          <table:table-cell office:value-type="float" office:value="0.17219166577967" calcext:value-type="float">
            <text:p>0.1721916658</text:p>
          </table:table-cell>
          <table:table-cell office:value-type="float" office:value="0.164654602472242" calcext:value-type="float">
            <text:p>0.1646546025</text:p>
          </table:table-cell>
          <table:table-cell office:value-type="float" office:value="0.00753706330742812" calcext:value-type="float">
            <text:p>0.0075370633</text:p>
          </table:table-cell>
        </table:table-row>
        <table:table-row table:style-name="ro1">
          <table:table-cell office:value-type="float" office:value="0.174643073089266" calcext:value-type="float">
            <text:p>0.1746430731</text:p>
          </table:table-cell>
          <table:table-cell office:value-type="float" office:value="0.164516302706358" calcext:value-type="float">
            <text:p>0.1645163027</text:p>
          </table:table-cell>
          <table:table-cell office:value-type="float" office:value="0.0101267703829078" calcext:value-type="float">
            <text:p>0.0101267704</text:p>
          </table:table-cell>
        </table:table-row>
        <table:table-row table:style-name="ro1">
          <table:table-cell office:value-type="float" office:value="0.195177624813183" calcext:value-type="float">
            <text:p>0.1951776248</text:p>
          </table:table-cell>
          <table:table-cell office:value-type="float" office:value="0.172249890964619" calcext:value-type="float">
            <text:p>0.172249891</text:p>
          </table:table-cell>
          <table:table-cell office:value-type="float" office:value="0.0229277338485642" calcext:value-type="float">
            <text:p>0.0229277338</text:p>
          </table:table-cell>
        </table:table-row>
        <table:table-row table:style-name="ro1">
          <table:table-cell office:value-type="float" office:value="0.216806124355253" calcext:value-type="float">
            <text:p>0.2168061244</text:p>
          </table:table-cell>
          <table:table-cell office:value-type="float" office:value="0.191036876708684" calcext:value-type="float">
            <text:p>0.1910368767</text:p>
          </table:table-cell>
          <table:table-cell office:value-type="float" office:value="0.0257692476465695" calcext:value-type="float">
            <text:p>0.0257692476</text:p>
          </table:table-cell>
        </table:table-row>
        <table:table-row table:style-name="ro1">
          <table:table-cell office:value-type="float" office:value="0.227729500455888" calcext:value-type="float">
            <text:p>0.2277295005</text:p>
          </table:table-cell>
          <table:table-cell office:value-type="float" office:value="0.191113523582793" calcext:value-type="float">
            <text:p>0.1911135236</text:p>
          </table:table-cell>
          <table:table-cell office:value-type="float" office:value="0.0366159768730957" calcext:value-type="float">
            <text:p>0.0366159769</text:p>
          </table:table-cell>
        </table:table-row>
        <table:table-row table:style-name="ro1">
          <table:table-cell office:value-type="float" office:value="0.234392891483101" calcext:value-type="float">
            <text:p>0.2343928915</text:p>
          </table:table-cell>
          <table:table-cell office:value-type="float" office:value="0.220806559071049" calcext:value-type="float">
            <text:p>0.2208065591</text:p>
          </table:table-cell>
          <table:table-cell office:value-type="float" office:value="0.0135863324120528" calcext:value-type="float">
            <text:p>0.0135863324</text:p>
          </table:table-cell>
        </table:table-row>
        <table:table-row table:style-name="ro1">
          <table:table-cell office:value-type="float" office:value="0.235120304737036" calcext:value-type="float">
            <text:p>0.2351203047</text:p>
          </table:table-cell>
          <table:table-cell office:value-type="float" office:value="0.222664929729127" calcext:value-type="float">
            <text:p>0.2226649297</text:p>
          </table:table-cell>
          <table:table-cell office:value-type="float" office:value="0.0124553750079085" calcext:value-type="float">
            <text:p>0.012455375</text:p>
          </table:table-cell>
        </table:table-row>
        <table:table-row table:style-name="ro1">
          <table:table-cell office:value-type="float" office:value="0.253537584932585" calcext:value-type="float">
            <text:p>0.2535375849</text:p>
          </table:table-cell>
          <table:table-cell office:value-type="float" office:value="0.243988111034611" calcext:value-type="float">
            <text:p>0.243988111</text:p>
          </table:table-cell>
          <table:table-cell office:value-type="float" office:value="0.00954947389797425" calcext:value-type="float">
            <text:p>0.0095494739</text:p>
          </table:table-cell>
        </table:table-row>
        <table:table-row table:style-name="ro1">
          <table:table-cell office:value-type="float" office:value="0.266244205375986" calcext:value-type="float">
            <text:p>0.2662442054</text:p>
          </table:table-cell>
          <table:table-cell office:value-type="float" office:value="0.255353180786137" calcext:value-type="float">
            <text:p>0.2553531808</text:p>
          </table:table-cell>
          <table:table-cell office:value-type="float" office:value="0.0108910245898483" calcext:value-type="float">
            <text:p>0.0108910246</text:p>
          </table:table-cell>
        </table:table-row>
        <table:table-row table:style-name="ro1">
          <table:table-cell office:value-type="float" office:value="0.256056176607883" calcext:value-type="float">
            <text:p>0.2560561766</text:p>
          </table:table-cell>
          <table:table-cell office:value-type="float" office:value="0.257682848242621" calcext:value-type="float">
            <text:p>0.2576828482</text:p>
          </table:table-cell>
          <table:table-cell office:value-type="float" office:value="-0.00162667163473806" calcext:value-type="float">
            <text:p>-0.0016266716</text:p>
          </table:table-cell>
        </table:table-row>
        <table:table-row table:style-name="ro1">
          <table:table-cell office:value-type="float" office:value="0.272937749868321" calcext:value-type="float">
            <text:p>0.2729377499</text:p>
          </table:table-cell>
          <table:table-cell office:value-type="float" office:value="0.254149538268427" calcext:value-type="float">
            <text:p>0.2541495383</text:p>
          </table:table-cell>
          <table:table-cell office:value-type="float" office:value="0.0187882115998936" calcext:value-type="float">
            <text:p>0.0187882116</text:p>
          </table:table-cell>
        </table:table-row>
        <table:table-row table:style-name="ro1">
          <table:table-cell office:value-type="float" office:value="0.275824138146624" calcext:value-type="float">
            <text:p>0.2758241381</text:p>
          </table:table-cell>
          <table:table-cell office:value-type="float" office:value="0.254089970634736" calcext:value-type="float">
            <text:p>0.2540899706</text:p>
          </table:table-cell>
          <table:table-cell office:value-type="float" office:value="0.0217341675118883" calcext:value-type="float">
            <text:p>0.0217341675</text:p>
          </table:table-cell>
        </table:table-row>
        <table:table-row table:style-name="ro1">
          <table:table-cell office:value-type="float" office:value="0.280252168714682" calcext:value-type="float">
            <text:p>0.2802521687</text:p>
          </table:table-cell>
          <table:table-cell office:value-type="float" office:value="0.254092695864111" calcext:value-type="float">
            <text:p>0.2540926959</text:p>
          </table:table-cell>
          <table:table-cell office:value-type="float" office:value="0.0261594728505716" calcext:value-type="float">
            <text:p>0.0261594729</text:p>
          </table:table-cell>
        </table:table-row>
        <table:table-row table:style-name="ro1">
          <table:table-cell office:value-type="float" office:value="0.276254334965473" calcext:value-type="float">
            <text:p>0.276254335</text:p>
          </table:table-cell>
          <table:table-cell office:value-type="float" office:value="0.252866809170811" calcext:value-type="float">
            <text:p>0.2528668092</text:p>
          </table:table-cell>
          <table:table-cell office:value-type="float" office:value="0.0233875257946619" calcext:value-type="float">
            <text:p>0.0233875258</text:p>
          </table:table-cell>
        </table:table-row>
        <table:table-row table:style-name="ro1">
          <table:table-cell office:value-type="float" office:value="0.274180324495074" calcext:value-type="float">
            <text:p>0.2741803245</text:p>
          </table:table-cell>
          <table:table-cell office:value-type="float" office:value="0.252783039146197" calcext:value-type="float">
            <text:p>0.2527830391</text:p>
          </table:table-cell>
          <table:table-cell office:value-type="float" office:value="0.0213972853488772" calcext:value-type="float">
            <text:p>0.0213972853</text:p>
          </table:table-cell>
        </table:table-row>
        <table:table-row table:style-name="ro1">
          <table:table-cell office:value-type="float" office:value="0.267316674335582" calcext:value-type="float">
            <text:p>0.2673166743</text:p>
          </table:table-cell>
          <table:table-cell office:value-type="float" office:value="0.248447098590346" calcext:value-type="float">
            <text:p>0.2484470986</text:p>
          </table:table-cell>
          <table:table-cell office:value-type="float" office:value="0.018869575745236" calcext:value-type="float">
            <text:p>0.0188695757</text:p>
          </table:table-cell>
        </table:table-row>
        <table:table-row table:style-name="ro1">
          <table:table-cell office:value-type="float" office:value="0.263034356102797" calcext:value-type="float">
            <text:p>0.2630343561</text:p>
          </table:table-cell>
          <table:table-cell office:value-type="float" office:value="0.245807659865468" calcext:value-type="float">
            <text:p>0.2458076599</text:p>
          </table:table-cell>
          <table:table-cell office:value-type="float" office:value="0.0172266962373293" calcext:value-type="float">
            <text:p>0.0172266962</text:p>
          </table:table-cell>
        </table:table-row>
        <table:table-row table:style-name="ro1">
          <table:table-cell office:value-type="float" office:value="0.24778556889203" calcext:value-type="float">
            <text:p>0.2477855689</text:p>
          </table:table-cell>
          <table:table-cell office:value-type="float" office:value="0.233082308787065" calcext:value-type="float">
            <text:p>0.2330823088</text:p>
          </table:table-cell>
          <table:table-cell office:value-type="float" office:value="0.0147032601049659" calcext:value-type="float">
            <text:p>0.0147032601</text:p>
          </table:table-cell>
        </table:table-row>
        <table:table-row table:style-name="ro1">
          <table:table-cell office:value-type="float" office:value="0.244661299900809" calcext:value-type="float">
            <text:p>0.2446612999</text:p>
          </table:table-cell>
          <table:table-cell office:value-type="float" office:value="0.222906958337022" calcext:value-type="float">
            <text:p>0.2229069583</text:p>
          </table:table-cell>
          <table:table-cell office:value-type="float" office:value="0.021754341563787" calcext:value-type="float">
            <text:p>0.0217543416</text:p>
          </table:table-cell>
        </table:table-row>
        <table:table-row table:style-name="ro1">
          <table:table-cell office:value-type="float" office:value="0.244046047744554" calcext:value-type="float">
            <text:p>0.2440460477</text:p>
          </table:table-cell>
          <table:table-cell office:value-type="float" office:value="0.230041925183875" calcext:value-type="float">
            <text:p>0.2300419252</text:p>
          </table:table-cell>
          <table:table-cell office:value-type="float" office:value="0.0140041225606797" calcext:value-type="float">
            <text:p>0.0140041226</text:p>
          </table:table-cell>
        </table:table-row>
        <table:table-row table:style-name="ro1">
          <table:table-cell office:value-type="float" office:value="0.248390857179466" calcext:value-type="float">
            <text:p>0.2483908572</text:p>
          </table:table-cell>
          <table:table-cell office:value-type="float" office:value="0.222610252406247" calcext:value-type="float">
            <text:p>0.2226102524</text:p>
          </table:table-cell>
          <table:table-cell office:value-type="float" office:value="0.0257806047732188" calcext:value-type="float">
            <text:p>0.0257806048</text:p>
          </table:table-cell>
        </table:table-row>
        <table:table-row table:style-name="ro1">
          <table:table-cell office:value-type="float" office:value="0.252047209051684" calcext:value-type="float">
            <text:p>0.2520472091</text:p>
          </table:table-cell>
          <table:table-cell office:value-type="float" office:value="0.221995145812473" calcext:value-type="float">
            <text:p>0.2219951458</text:p>
          </table:table-cell>
          <table:table-cell office:value-type="float" office:value="0.0300520632392109" calcext:value-type="float">
            <text:p>0.0300520632</text:p>
          </table:table-cell>
        </table:table-row>
        <table:table-row table:style-name="ro1">
          <table:table-cell office:value-type="float" office:value="0.255949648548377" calcext:value-type="float">
            <text:p>0.2559496485</text:p>
          </table:table-cell>
          <table:table-cell office:value-type="float" office:value="0.245186609710082" calcext:value-type="float">
            <text:p>0.2451866097</text:p>
          </table:table-cell>
          <table:table-cell office:value-type="float" office:value="0.0107630388382955" calcext:value-type="float">
            <text:p>0.0107630388</text:p>
          </table:table-cell>
        </table:table-row>
        <table:table-row table:style-name="ro1">
          <table:table-cell office:value-type="float" office:value="0.274319254490763" calcext:value-type="float">
            <text:p>0.2743192545</text:p>
          </table:table-cell>
          <table:table-cell office:value-type="float" office:value="0.262485084264782" calcext:value-type="float">
            <text:p>0.2624850843</text:p>
          </table:table-cell>
          <table:table-cell office:value-type="float" office:value="0.0118341702259808" calcext:value-type="float">
            <text:p>0.0118341702</text:p>
          </table:table-cell>
        </table:table-row>
        <table:table-row table:style-name="ro1">
          <table:table-cell office:value-type="float" office:value="0.29496703700521" calcext:value-type="float">
            <text:p>0.294967037</text:p>
          </table:table-cell>
          <table:table-cell office:value-type="float" office:value="0.268816240181141" calcext:value-type="float">
            <text:p>0.2688162402</text:p>
          </table:table-cell>
          <table:table-cell office:value-type="float" office:value="0.0261507968240697" calcext:value-type="float">
            <text:p>0.0261507968</text:p>
          </table:table-cell>
        </table:table-row>
        <table:table-row table:style-name="ro1">
          <table:table-cell office:value-type="float" office:value="0.310894508563926" calcext:value-type="float">
            <text:p>0.3108945086</text:p>
          </table:table-cell>
          <table:table-cell office:value-type="float" office:value="0.268875279656562" calcext:value-type="float">
            <text:p>0.2688752797</text:p>
          </table:table-cell>
          <table:table-cell office:value-type="float" office:value="0.0420192289073641" calcext:value-type="float">
            <text:p>0.0420192289</text:p>
          </table:table-cell>
        </table:table-row>
        <table:table-row table:style-name="ro1">
          <table:table-cell office:value-type="float" office:value="0.322884700469463" calcext:value-type="float">
            <text:p>0.3228847005</text:p>
          </table:table-cell>
          <table:table-cell office:value-type="float" office:value="0.295341250992153" calcext:value-type="float">
            <text:p>0.295341251</text:p>
          </table:table-cell>
          <table:table-cell office:value-type="float" office:value="0.0275434494773103" calcext:value-type="float">
            <text:p>0.0275434495</text:p>
          </table:table-cell>
        </table:table-row>
        <table:table-row table:style-name="ro1">
          <table:table-cell office:value-type="float" office:value="0.331861404073111" calcext:value-type="float">
            <text:p>0.3318614041</text:p>
          </table:table-cell>
          <table:table-cell office:value-type="float" office:value="0.297245325265209" calcext:value-type="float">
            <text:p>0.2972453253</text:p>
          </table:table-cell>
          <table:table-cell office:value-type="float" office:value="0.0346160788079017" calcext:value-type="float">
            <text:p>0.0346160788</text:p>
          </table:table-cell>
        </table:table-row>
        <table:table-row table:style-name="ro1">
          <table:table-cell office:value-type="float" office:value="0.346518426122836" calcext:value-type="float">
            <text:p>0.3465184261</text:p>
          </table:table-cell>
          <table:table-cell office:value-type="float" office:value="0.341578358571143" calcext:value-type="float">
            <text:p>0.3415783586</text:p>
          </table:table-cell>
          <table:table-cell office:value-type="float" office:value="0.00494006755169363" calcext:value-type="float">
            <text:p>0.0049400676</text:p>
          </table:table-cell>
        </table:table-row>
        <table:table-row table:style-name="ro1">
          <table:table-cell office:value-type="float" office:value="0.365761041528637" calcext:value-type="float">
            <text:p>0.3657610415</text:p>
          </table:table-cell>
          <table:table-cell office:value-type="float" office:value="0.341678609440433" calcext:value-type="float">
            <text:p>0.3416786094</text:p>
          </table:table-cell>
          <table:table-cell office:value-type="float" office:value="0.024082432088204" calcext:value-type="float">
            <text:p>0.0240824321</text:p>
          </table:table-cell>
        </table:table-row>
        <table:table-row table:style-name="ro1">
          <table:table-cell office:value-type="float" office:value="0.390374611971616" calcext:value-type="float">
            <text:p>0.390374612</text:p>
          </table:table-cell>
          <table:table-cell office:value-type="float" office:value="0.350315238891319" calcext:value-type="float">
            <text:p>0.3503152389</text:p>
          </table:table-cell>
          <table:table-cell office:value-type="float" office:value="0.0400593730802967" calcext:value-type="float">
            <text:p>0.0400593731</text:p>
          </table:table-cell>
        </table:table-row>
        <table:table-row table:style-name="ro1">
          <table:table-cell office:value-type="float" office:value="0.409557645550915" calcext:value-type="float">
            <text:p>0.4095576456</text:p>
          </table:table-cell>
          <table:table-cell office:value-type="float" office:value="0.38490937297178" calcext:value-type="float">
            <text:p>0.384909373</text:p>
          </table:table-cell>
          <table:table-cell office:value-type="float" office:value="0.0246482725791348" calcext:value-type="float">
            <text:p>0.0246482726</text:p>
          </table:table-cell>
        </table:table-row>
        <table:table-row table:style-name="ro1">
          <table:table-cell office:value-type="float" office:value="0.416961816832582" calcext:value-type="float">
            <text:p>0.4169618168</text:p>
          </table:table-cell>
          <table:table-cell office:value-type="float" office:value="0.385015536700947" calcext:value-type="float">
            <text:p>0.3850155367</text:p>
          </table:table-cell>
          <table:table-cell office:value-type="float" office:value="0.0319462801316348" calcext:value-type="float">
            <text:p>0.0319462801</text:p>
          </table:table-cell>
        </table:table-row>
        <table:table-row table:style-name="ro1">
          <table:table-cell office:value-type="float" office:value="0.41165520255946" calcext:value-type="float">
            <text:p>0.4116552026</text:p>
          </table:table-cell>
          <table:table-cell office:value-type="float" office:value="0.420291740142327" calcext:value-type="float">
            <text:p>0.4202917401</text:p>
          </table:table-cell>
          <table:table-cell office:value-type="float" office:value="-0.00863653758286742" calcext:value-type="float">
            <text:p>-0.0086365376</text:p>
          </table:table-cell>
        </table:table-row>
        <table:table-row table:style-name="ro1">
          <table:table-cell office:value-type="float" office:value="0.413643978654142" calcext:value-type="float">
            <text:p>0.4136439787</text:p>
          </table:table-cell>
          <table:table-cell office:value-type="float" office:value="0.420512913388081" calcext:value-type="float">
            <text:p>0.4205129134</text:p>
          </table:table-cell>
          <table:table-cell office:value-type="float" office:value="-0.00686893473393851" calcext:value-type="float">
            <text:p>-0.0068689347</text:p>
          </table:table-cell>
        </table:table-row>
        <table:table-row table:style-name="ro1">
          <table:table-cell office:value-type="float" office:value="0.446331164029059" calcext:value-type="float">
            <text:p>0.446331164</text:p>
          </table:table-cell>
          <table:table-cell office:value-type="float" office:value="0.448058058336278" calcext:value-type="float">
            <text:p>0.4480580583</text:p>
          </table:table-cell>
          <table:table-cell office:value-type="float" office:value="-0.00172689430721912" calcext:value-type="float">
            <text:p>-0.0017268943</text:p>
          </table:table-cell>
        </table:table-row>
        <table:table-row table:style-name="ro1">
          <table:table-cell office:value-type="float" office:value="0.484001846787229" calcext:value-type="float">
            <text:p>0.4840018468</text:p>
          </table:table-cell>
          <table:table-cell office:value-type="float" office:value="0.462281617886079" calcext:value-type="float">
            <text:p>0.4622816179</text:p>
          </table:table-cell>
          <table:table-cell office:value-type="float" office:value="0.0217202289011505" calcext:value-type="float">
            <text:p>0.0217202289</text:p>
          </table:table-cell>
        </table:table-row>
        <table:table-row table:style-name="ro1">
          <table:table-cell office:value-type="float" office:value="0.492386244418547" calcext:value-type="float">
            <text:p>0.4923862444</text:p>
          </table:table-cell>
          <table:table-cell office:value-type="float" office:value="0.462325942792903" calcext:value-type="float">
            <text:p>0.4623259428</text:p>
          </table:table-cell>
          <table:table-cell office:value-type="float" office:value="0.0300603016256439" calcext:value-type="float">
            <text:p>0.0300603016</text:p>
          </table:table-cell>
        </table:table-row>
        <table:table-row table:style-name="ro1">
          <table:table-cell office:value-type="float" office:value="0.494398288874083" calcext:value-type="float">
            <text:p>0.4943982889</text:p>
          </table:table-cell>
          <table:table-cell office:value-type="float" office:value="0.47164979888702" calcext:value-type="float">
            <text:p>0.4716497989</text:p>
          </table:table-cell>
          <table:table-cell office:value-type="float" office:value="0.0227484899870627" calcext:value-type="float">
            <text:p>0.02274849</text:p>
          </table:table-cell>
        </table:table-row>
        <table:table-row table:style-name="ro1">
          <table:table-cell office:value-type="float" office:value="0.517625782762213" calcext:value-type="float">
            <text:p>0.5176257828</text:p>
          </table:table-cell>
          <table:table-cell office:value-type="float" office:value="0.490081896241308" calcext:value-type="float">
            <text:p>0.4900818962</text:p>
          </table:table-cell>
          <table:table-cell office:value-type="float" office:value="0.0275438865209042" calcext:value-type="float">
            <text:p>0.0275438865</text:p>
          </table:table-cell>
        </table:table-row>
        <table:table-row table:style-name="ro1">
          <table:table-cell office:value-type="float" office:value="0.538280057600557" calcext:value-type="float">
            <text:p>0.5382800576</text:p>
          </table:table-cell>
          <table:table-cell office:value-type="float" office:value="0.497283364480393" calcext:value-type="float">
            <text:p>0.4972833645</text:p>
          </table:table-cell>
          <table:table-cell office:value-type="float" office:value="0.040996693120164" calcext:value-type="float">
            <text:p>0.0409966931</text:p>
          </table:table-cell>
        </table:table-row>
        <table:table-row table:style-name="ro1">
          <table:table-cell office:value-type="float" office:value="0.548374320733372" calcext:value-type="float">
            <text:p>0.5483743207</text:p>
          </table:table-cell>
          <table:table-cell office:value-type="float" office:value="0.525665114810932" calcext:value-type="float">
            <text:p>0.5256651148</text:p>
          </table:table-cell>
          <table:table-cell office:value-type="float" office:value="0.0227092059224402" calcext:value-type="float">
            <text:p>0.0227092059</text:p>
          </table:table-cell>
        </table:table-row>
        <table:table-row table:style-name="ro1">
          <table:table-cell office:value-type="float" office:value="0.566466128255348" calcext:value-type="float">
            <text:p>0.5664661283</text:p>
          </table:table-cell>
          <table:table-cell office:value-type="float" office:value="0.525639285451576" calcext:value-type="float">
            <text:p>0.5256392855</text:p>
          </table:table-cell>
          <table:table-cell office:value-type="float" office:value="0.0408268428037713" calcext:value-type="float">
            <text:p>0.0408268428</text:p>
          </table:table-cell>
        </table:table-row>
        <table:table-row table:style-name="ro1">
          <table:table-cell office:value-type="float" office:value="0.576082141596006" calcext:value-type="float">
            <text:p>0.5760821416</text:p>
          </table:table-cell>
          <table:table-cell office:value-type="float" office:value="0.551931139114604" calcext:value-type="float">
            <text:p>0.5519311391</text:p>
          </table:table-cell>
          <table:table-cell office:value-type="float" office:value="0.0241510024814018" calcext:value-type="float">
            <text:p>0.0241510025</text:p>
          </table:table-cell>
        </table:table-row>
        <table:table-row table:style-name="ro1">
          <table:table-cell office:value-type="float" office:value="0.575548688639099" calcext:value-type="float">
            <text:p>0.5755486886</text:p>
          </table:table-cell>
          <table:table-cell office:value-type="float" office:value="0.567078448599404" calcext:value-type="float">
            <text:p>0.5670784486</text:p>
          </table:table-cell>
          <table:table-cell office:value-type="float" office:value="0.00847024003969554" calcext:value-type="float">
            <text:p>0.00847024</text:p>
          </table:table-cell>
        </table:table-row>
        <table:table-row table:style-name="ro1">
          <table:table-cell office:value-type="float" office:value="0.576485643176329" calcext:value-type="float">
            <text:p>0.5764856432</text:p>
          </table:table-cell>
          <table:table-cell office:value-type="float" office:value="0.567069770185042" calcext:value-type="float">
            <text:p>0.5670697702</text:p>
          </table:table-cell>
          <table:table-cell office:value-type="float" office:value="0.00941587299128721" calcext:value-type="float">
            <text:p>0.009415873</text:p>
          </table:table-cell>
        </table:table-row>
        <table:table-row table:style-name="ro1">
          <table:table-cell office:value-type="float" office:value="0.599612395730318" calcext:value-type="float">
            <text:p>0.5996123957</text:p>
          </table:table-cell>
          <table:table-cell office:value-type="float" office:value="0.587236118929767" calcext:value-type="float">
            <text:p>0.5872361189</text:p>
          </table:table-cell>
          <table:table-cell office:value-type="float" office:value="0.0123762768005511" calcext:value-type="float">
            <text:p>0.0123762768</text:p>
          </table:table-cell>
        </table:table-row>
        <table:table-row table:style-name="ro1">
          <table:table-cell office:value-type="float" office:value="0.621345346255712" calcext:value-type="float">
            <text:p>0.6213453463</text:p>
          </table:table-cell>
          <table:table-cell office:value-type="float" office:value="0.611068348479059" calcext:value-type="float">
            <text:p>0.6110683485</text:p>
          </table:table-cell>
          <table:table-cell office:value-type="float" office:value="0.0102769977766524" calcext:value-type="float">
            <text:p>0.0102769978</text:p>
          </table:table-cell>
        </table:table-row>
        <table:table-row table:style-name="ro1">
          <table:table-cell office:value-type="float" office:value="0.630362593945656" calcext:value-type="float">
            <text:p>0.6303625939</text:p>
          </table:table-cell>
          <table:table-cell office:value-type="float" office:value="0.611133202259657" calcext:value-type="float">
            <text:p>0.6111332023</text:p>
          </table:table-cell>
          <table:table-cell office:value-type="float" office:value="0.0192293916859989" calcext:value-type="float">
            <text:p>0.0192293917</text:p>
          </table:table-cell>
        </table:table-row>
        <table:table-row table:style-name="ro1">
          <table:table-cell office:value-type="float" office:value="0.640192757687372" calcext:value-type="float">
            <text:p>0.6401927577</text:p>
          </table:table-cell>
          <table:table-cell office:value-type="float" office:value="0.637726723217522" calcext:value-type="float">
            <text:p>0.6377267232</text:p>
          </table:table-cell>
          <table:table-cell office:value-type="float" office:value="0.00246603446984972" calcext:value-type="float">
            <text:p>0.0024660345</text:p>
          </table:table-cell>
        </table:table-row>
        <table:table-row table:style-name="ro1">
          <table:table-cell office:value-type="float" office:value="0.6411973772638" calcext:value-type="float">
            <text:p>0.6411973773</text:p>
          </table:table-cell>
          <table:table-cell office:value-type="float" office:value="0.637735335389327" calcext:value-type="float">
            <text:p>0.6377353354</text:p>
          </table:table-cell>
          <table:table-cell office:value-type="float" office:value="0.00346204187447308" calcext:value-type="float">
            <text:p>0.0034620419</text:p>
          </table:table-cell>
        </table:table-row>
        <table:table-row table:style-name="ro1">
          <table:table-cell office:value-type="float" office:value="0.641822845060251" calcext:value-type="float">
            <text:p>0.6418228451</text:p>
          </table:table-cell>
          <table:table-cell office:value-type="float" office:value="0.636512135284154" calcext:value-type="float">
            <text:p>0.6365121353</text:p>
          </table:table-cell>
          <table:table-cell office:value-type="float" office:value="0.00531070977609771" calcext:value-type="float">
            <text:p>0.0053107098</text:p>
          </table:table-cell>
        </table:table-row>
        <table:table-row table:style-name="ro1">
          <table:table-cell office:value-type="float" office:value="0.662533368859281" calcext:value-type="float">
            <text:p>0.6625333689</text:p>
          </table:table-cell>
          <table:table-cell office:value-type="float" office:value="0.653478977852376" calcext:value-type="float">
            <text:p>0.6534789779</text:p>
          </table:table-cell>
          <table:table-cell office:value-type="float" office:value="0.0090543910069052" calcext:value-type="float">
            <text:p>0.009054391</text:p>
          </table:table-cell>
        </table:table-row>
        <table:table-row table:style-name="ro1">
          <table:table-cell office:value-type="float" office:value="0.687148862335332" calcext:value-type="float">
            <text:p>0.6871488623</text:p>
          </table:table-cell>
          <table:table-cell office:value-type="float" office:value="0.652257680043588" calcext:value-type="float">
            <text:p>0.65225768</text:p>
          </table:table-cell>
          <table:table-cell office:value-type="float" office:value="0.0348911822917441" calcext:value-type="float">
            <text:p>0.0348911823</text:p>
          </table:table-cell>
        </table:table-row>
        <table:table-row table:style-name="ro1">
          <table:table-cell office:value-type="float" office:value="0.693614724386548" calcext:value-type="float">
            <text:p>0.6936147244</text:p>
          </table:table-cell>
          <table:table-cell office:value-type="float" office:value="0.664646123661434" calcext:value-type="float">
            <text:p>0.6646461237</text:p>
          </table:table-cell>
          <table:table-cell office:value-type="float" office:value="0.0289686007251136" calcext:value-type="float">
            <text:p>0.0289686007</text:p>
          </table:table-cell>
        </table:table-row>
        <table:table-row table:style-name="ro1">
          <table:table-cell office:value-type="float" office:value="0.69440033838543" calcext:value-type="float">
            <text:p>0.6944003384</text:p>
          </table:table-cell>
          <table:table-cell office:value-type="float" office:value="0.66462188119453" calcext:value-type="float">
            <text:p>0.6646218812</text:p>
          </table:table-cell>
          <table:table-cell office:value-type="float" office:value="0.0297784571909002" calcext:value-type="float">
            <text:p>0.0297784572</text:p>
          </table:table-cell>
        </table:table-row>
        <table:table-row table:style-name="ro1">
          <table:table-cell office:value-type="float" office:value="0.69817571856334" calcext:value-type="float">
            <text:p>0.6981757186</text:p>
          </table:table-cell>
          <table:table-cell office:value-type="float" office:value="0.675883031814503" calcext:value-type="float">
            <text:p>0.6758830318</text:p>
          </table:table-cell>
          <table:table-cell office:value-type="float" office:value="0.0222926867488369" calcext:value-type="float">
            <text:p>0.0222926867</text:p>
          </table:table-cell>
        </table:table-row>
        <table:table-row table:style-name="ro1">
          <table:table-cell office:value-type="float" office:value="0.711498961432861" calcext:value-type="float">
            <text:p>0.7114989614</text:p>
          </table:table-cell>
          <table:table-cell office:value-type="float" office:value="0.678187931614103" calcext:value-type="float">
            <text:p>0.6781879316</text:p>
          </table:table-cell>
          <table:table-cell office:value-type="float" office:value="0.0333110298187579" calcext:value-type="float">
            <text:p>0.0333110298</text:p>
          </table:table-cell>
        </table:table-row>
        <table:table-row table:style-name="ro1">
          <table:table-cell office:value-type="float" office:value="0.716599631539113" calcext:value-type="float">
            <text:p>0.7165996315</text:p>
          </table:table-cell>
          <table:table-cell office:value-type="float" office:value="0.68940684447888" calcext:value-type="float">
            <text:p>0.6894068445</text:p>
          </table:table-cell>
          <table:table-cell office:value-type="float" office:value="0.027192787060233" calcext:value-type="float">
            <text:p>0.0271927871</text:p>
          </table:table-cell>
        </table:table-row>
        <table:table-row table:style-name="ro1">
          <table:table-cell office:value-type="float" office:value="0.72109122650532" calcext:value-type="float">
            <text:p>0.7210912265</text:p>
          </table:table-cell>
          <table:table-cell office:value-type="float" office:value="0.693610650007065" calcext:value-type="float">
            <text:p>0.69361065</text:p>
          </table:table-cell>
          <table:table-cell office:value-type="float" office:value="0.0274805764982543" calcext:value-type="float">
            <text:p>0.0274805765</text:p>
          </table:table-cell>
        </table:table-row>
        <table:table-row table:style-name="ro1">
          <table:table-cell office:value-type="float" office:value="0.726202785959508" calcext:value-type="float">
            <text:p>0.726202786</text:p>
          </table:table-cell>
          <table:table-cell office:value-type="float" office:value="0.700747997555567" calcext:value-type="float">
            <text:p>0.7007479976</text:p>
          </table:table-cell>
          <table:table-cell office:value-type="float" office:value="0.0254547884039407" calcext:value-type="float">
            <text:p>0.0254547884</text:p>
          </table:table-cell>
        </table:table-row>
        <table:table-row table:style-name="ro1">
          <table:table-cell office:value-type="float" office:value="0.726584584539301" calcext:value-type="float">
            <text:p>0.7265845845</text:p>
          </table:table-cell>
          <table:table-cell office:value-type="float" office:value="0.706341911634279" calcext:value-type="float">
            <text:p>0.7063419116</text:p>
          </table:table-cell>
          <table:table-cell office:value-type="float" office:value="0.0202426729050221" calcext:value-type="float">
            <text:p>0.0202426729</text:p>
          </table:table-cell>
        </table:table-row>
        <table:table-row table:style-name="ro1">
          <table:table-cell office:value-type="float" office:value="0.73069003495699" calcext:value-type="float">
            <text:p>0.730690035</text:p>
          </table:table-cell>
          <table:table-cell office:value-type="float" office:value="0.716173117348815" calcext:value-type="float">
            <text:p>0.7161731173</text:p>
          </table:table-cell>
          <table:table-cell office:value-type="float" office:value="0.0145169176081746" calcext:value-type="float">
            <text:p>0.0145169176</text:p>
          </table:table-cell>
        </table:table-row>
        <table:table-row table:style-name="ro1">
          <table:table-cell office:value-type="float" office:value="0.739606132872833" calcext:value-type="float">
            <text:p>0.7396061329</text:p>
          </table:table-cell>
          <table:table-cell office:value-type="float" office:value="0.71885764192042" calcext:value-type="float">
            <text:p>0.7188576419</text:p>
          </table:table-cell>
          <table:table-cell office:value-type="float" office:value="0.020748490952413" calcext:value-type="float">
            <text:p>0.020748491</text:p>
          </table:table-cell>
        </table:table-row>
        <table:table-row table:style-name="ro1">
          <table:table-cell office:value-type="float" office:value="0.750541418767379" calcext:value-type="float">
            <text:p>0.7505414188</text:p>
          </table:table-cell>
          <table:table-cell office:value-type="float" office:value="0.727002574534215" calcext:value-type="float">
            <text:p>0.7270025745</text:p>
          </table:table-cell>
          <table:table-cell office:value-type="float" office:value="0.0235388442331647" calcext:value-type="float">
            <text:p>0.0235388442</text:p>
          </table:table-cell>
        </table:table-row>
        <table:table-row table:style-name="ro1">
          <table:table-cell office:value-type="float" office:value="0.753205032174088" calcext:value-type="float">
            <text:p>0.7532050322</text:p>
          </table:table-cell>
          <table:table-cell office:value-type="float" office:value="0.732693431426053" calcext:value-type="float">
            <text:p>0.7326934314</text:p>
          </table:table-cell>
          <table:table-cell office:value-type="float" office:value="0.0205116007480343" calcext:value-type="float">
            <text:p>0.0205116007</text:p>
          </table:table-cell>
        </table:table-row>
        <table:table-row table:style-name="ro1">
          <table:table-cell office:value-type="float" office:value="0.754582009926453" calcext:value-type="float">
            <text:p>0.7545820099</text:p>
          </table:table-cell>
          <table:table-cell office:value-type="float" office:value="0.732758857860684" calcext:value-type="float">
            <text:p>0.7327588579</text:p>
          </table:table-cell>
          <table:table-cell office:value-type="float" office:value="0.0218231520657686" calcext:value-type="float">
            <text:p>0.0218231521</text:p>
          </table:table-cell>
        </table:table-row>
        <table:table-row table:style-name="ro1">
          <table:table-cell office:value-type="float" office:value="0.754785247642386" calcext:value-type="float">
            <text:p>0.7547852476</text:p>
          </table:table-cell>
          <table:table-cell office:value-type="float" office:value="0.743771095021919" calcext:value-type="float">
            <text:p>0.743771095</text:p>
          </table:table-cell>
          <table:table-cell office:value-type="float" office:value="0.0110141526204676" calcext:value-type="float">
            <text:p>0.0110141526</text:p>
          </table:table-cell>
        </table:table-row>
        <table:table-row table:style-name="ro1">
          <table:table-cell office:value-type="float" office:value="0.773065515557715" calcext:value-type="float">
            <text:p>0.7730655156</text:p>
          </table:table-cell>
          <table:table-cell office:value-type="float" office:value="0.754648471506239" calcext:value-type="float">
            <text:p>0.7546484715</text:p>
          </table:table-cell>
          <table:table-cell office:value-type="float" office:value="0.0184170440514758" calcext:value-type="float">
            <text:p>0.0184170441</text:p>
          </table:table-cell>
        </table:table-row>
        <table:table-row table:style-name="ro1">
          <table:table-cell office:value-type="float" office:value="0.776609899336068" calcext:value-type="float">
            <text:p>0.7766098993</text:p>
          </table:table-cell>
          <table:table-cell office:value-type="float" office:value="0.769797744328655" calcext:value-type="float">
            <text:p>0.7697977443</text:p>
          </table:table-cell>
          <table:table-cell office:value-type="float" office:value="0.00681215500741383" calcext:value-type="float">
            <text:p>0.006812155</text:p>
          </table:table-cell>
        </table:table-row>
        <table:table-row table:style-name="ro1">
          <table:table-cell office:value-type="float" office:value="0.797661043504078" calcext:value-type="float">
            <text:p>0.7976610435</text:p>
          </table:table-cell>
          <table:table-cell office:value-type="float" office:value="0.774033929796302" calcext:value-type="float">
            <text:p>0.7740339298</text:p>
          </table:table-cell>
          <table:table-cell office:value-type="float" office:value="0.0236271137077752" calcext:value-type="float">
            <text:p>0.0236271137</text:p>
          </table:table-cell>
        </table:table-row>
        <table:table-row table:style-name="ro1">
          <table:table-cell office:value-type="float" office:value="0.800104133869428" calcext:value-type="float">
            <text:p>0.8001041339</text:p>
          </table:table-cell>
          <table:table-cell office:value-type="float" office:value="0.794152479416889" calcext:value-type="float">
            <text:p>0.7941524794</text:p>
          </table:table-cell>
          <table:table-cell office:value-type="float" office:value="0.00595165445253953" calcext:value-type="float">
            <text:p>0.0059516545</text:p>
          </table:table-cell>
        </table:table-row>
        <table:table-row table:style-name="ro1">
          <table:table-cell office:value-type="float" office:value="0.818056242955967" calcext:value-type="float">
            <text:p>0.818056243</text:p>
          </table:table-cell>
          <table:table-cell office:value-type="float" office:value="0.794284864523978" calcext:value-type="float">
            <text:p>0.7942848645</text:p>
          </table:table-cell>
          <table:table-cell office:value-type="float" office:value="0.0237713784319888" calcext:value-type="float">
            <text:p>0.0237713784</text:p>
          </table:table-cell>
        </table:table-row>
        <table:table-row table:style-name="ro1">
          <table:table-cell office:value-type="float" office:value="0.830427575324626" calcext:value-type="float">
            <text:p>0.8304275753</text:p>
          </table:table-cell>
          <table:table-cell office:value-type="float" office:value="0.813033997116655" calcext:value-type="float">
            <text:p>0.8130339971</text:p>
          </table:table-cell>
          <table:table-cell office:value-type="float" office:value="0.0173935782079719" calcext:value-type="float">
            <text:p>0.0173935782</text:p>
          </table:table-cell>
        </table:table-row>
        <table:table-row table:style-name="ro1">
          <table:table-cell office:value-type="float" office:value="0.839011691786267" calcext:value-type="float">
            <text:p>0.8390116918</text:p>
          </table:table-cell>
          <table:table-cell office:value-type="float" office:value="0.81696326408783" calcext:value-type="float">
            <text:p>0.8169632641</text:p>
          </table:table-cell>
          <table:table-cell office:value-type="float" office:value="0.022048427698437" calcext:value-type="float">
            <text:p>0.0220484277</text:p>
          </table:table-cell>
        </table:table-row>
        <table:table-row table:style-name="ro1">
          <table:table-cell office:value-type="float" office:value="0.851185392059433" calcext:value-type="float">
            <text:p>0.8511853921</text:p>
          </table:table-cell>
          <table:table-cell office:value-type="float" office:value="0.842024851713285" calcext:value-type="float">
            <text:p>0.8420248517</text:p>
          </table:table-cell>
          <table:table-cell office:value-type="float" office:value="0.00916054034614833" calcext:value-type="float">
            <text:p>0.0091605403</text:p>
          </table:table-cell>
        </table:table-row>
        <table:table-row table:style-name="ro1">
          <table:table-cell office:value-type="float" office:value="0.864520941981666" calcext:value-type="float">
            <text:p>0.864520942</text:p>
          </table:table-cell>
          <table:table-cell office:value-type="float" office:value="0.842223866417794" calcext:value-type="float">
            <text:p>0.8422238664</text:p>
          </table:table-cell>
          <table:table-cell office:value-type="float" office:value="0.0222970755638721" calcext:value-type="float">
            <text:p>0.0222970756</text:p>
          </table:table-cell>
        </table:table-row>
        <table:table-row table:style-name="ro1">
          <table:table-cell office:value-type="float" office:value="0.881208449511596" calcext:value-type="float">
            <text:p>0.8812084495</text:p>
          </table:table-cell>
          <table:table-cell office:value-type="float" office:value="0.877387075479785" calcext:value-type="float">
            <text:p>0.8773870755</text:p>
          </table:table-cell>
          <table:table-cell office:value-type="float" office:value="0.00382137403181126" calcext:value-type="float">
            <text:p>0.003821374</text:p>
          </table:table-cell>
        </table:table-row>
        <table:table-row table:style-name="ro1">
          <table:table-cell office:value-type="float" office:value="0.891857661298188" calcext:value-type="float">
            <text:p>0.8918576613</text:p>
          </table:table-cell>
          <table:table-cell office:value-type="float" office:value="0.884728330480298" calcext:value-type="float">
            <text:p>0.8847283305</text:p>
          </table:table-cell>
          <table:table-cell office:value-type="float" office:value="0.00712933081789014" calcext:value-type="float">
            <text:p>0.0071293308</text:p>
          </table:table-cell>
        </table:table-row>
        <table:table-row table:style-name="ro1">
          <table:table-cell office:value-type="float" office:value="0.907051882231316" calcext:value-type="float">
            <text:p>0.9070518822</text:p>
          </table:table-cell>
          <table:table-cell office:value-type="float" office:value="0.91494408025334" calcext:value-type="float">
            <text:p>0.9149440803</text:p>
          </table:table-cell>
          <table:table-cell office:value-type="float" office:value="-0.00789219802202357" calcext:value-type="float">
            <text:p>-0.007892198</text:p>
          </table:table-cell>
        </table:table-row>
        <table:table-row table:style-name="ro1">
          <table:table-cell office:value-type="float" office:value="0.930165840183326" calcext:value-type="float">
            <text:p>0.9301658402</text:p>
          </table:table-cell>
          <table:table-cell office:value-type="float" office:value="0.926810136650632" calcext:value-type="float">
            <text:p>0.9268101367</text:p>
          </table:table-cell>
          <table:table-cell office:value-type="float" office:value="0.00335570353269388" calcext:value-type="float">
            <text:p>0.0033557035</text:p>
          </table:table-cell>
        </table:table-row>
        <table:table-row table:style-name="ro1">
          <table:table-cell office:value-type="float" office:value="0.942701509253305" calcext:value-type="float">
            <text:p>0.9427015093</text:p>
          </table:table-cell>
          <table:table-cell office:value-type="float" office:value="0.950779010699371" calcext:value-type="float">
            <text:p>0.9507790107</text:p>
          </table:table-cell>
          <table:table-cell office:value-type="float" office:value="-0.00807750144606567" calcext:value-type="float">
            <text:p>-0.0080775014</text:p>
          </table:table-cell>
        </table:table-row>
        <table:table-row table:style-name="ro1">
          <table:table-cell office:value-type="float" office:value="0.964656031148185" calcext:value-type="float">
            <text:p>0.9646560311</text:p>
          </table:table-cell>
          <table:table-cell office:value-type="float" office:value="0.961363305192384" calcext:value-type="float">
            <text:p>0.9613633052</text:p>
          </table:table-cell>
          <table:table-cell office:value-type="float" office:value="0.00329272595580032" calcext:value-type="float">
            <text:p>0.003292726</text:p>
          </table:table-cell>
        </table:table-row>
        <table:table-row table:style-name="ro1">
          <table:table-cell office:value-type="float" office:value="0.973023621976964" calcext:value-type="float">
            <text:p>0.973023622</text:p>
          </table:table-cell>
          <table:table-cell office:value-type="float" office:value="0.992376263995726" calcext:value-type="float">
            <text:p>0.992376264</text:p>
          </table:table-cell>
          <table:table-cell office:value-type="float" office:value="-0.0193526420187619" calcext:value-type="float">
            <text:p>-0.019352642</text:p>
          </table:table-cell>
        </table:table-row>
        <table:table-row table:style-name="ro1">
          <table:table-cell office:value-type="float" office:value="0.985039502460443" calcext:value-type="float">
            <text:p>0.9850395025</text:p>
          </table:table-cell>
          <table:table-cell office:value-type="float" office:value="0.992211055687884" calcext:value-type="float">
            <text:p>0.9922110557</text:p>
          </table:table-cell>
          <table:table-cell office:value-type="float" office:value="-0.00717155322744056" calcext:value-type="float">
            <text:p>-0.0071715532</text:p>
          </table:table-cell>
        </table:table-row>
        <table:table-row table:style-name="ro1">
          <table:table-cell office:value-type="float" office:value="0.996271803045611" calcext:value-type="float">
            <text:p>0.996271803</text:p>
          </table:table-cell>
          <table:table-cell office:value-type="float" office:value="0.995713331391153" calcext:value-type="float">
            <text:p>0.9957133314</text:p>
          </table:table-cell>
          <table:table-cell office:value-type="float" office:value="0.000558471654457993" calcext:value-type="float">
            <text:p>0.0005584717</text:p>
          </table:table-cell>
        </table:table-row>
        <table:table-row table:style-name="ro1">
          <table:table-cell office:value-type="float" office:value="1.00691878317683" calcext:value-type="float">
            <text:p>1.0069187832</text:p>
          </table:table-cell>
          <table:table-cell office:value-type="float" office:value="1.01720521991065" calcext:value-type="float">
            <text:p>1.0172052199</text:p>
          </table:table-cell>
          <table:table-cell office:value-type="float" office:value="-0.0102864367338229" calcext:value-type="float">
            <text:p>-0.0102864367</text:p>
          </table:table-cell>
        </table:table-row>
        <table:table-row table:style-name="ro1">
          <table:table-cell office:value-type="float" office:value="1.01742541997884" calcext:value-type="float">
            <text:p>1.01742542</text:p>
          </table:table-cell>
          <table:table-cell office:value-type="float" office:value="1.01707843687107" calcext:value-type="float">
            <text:p>1.0170784369</text:p>
          </table:table-cell>
          <table:table-cell office:value-type="float" office:value="0.000346983107769816" calcext:value-type="float">
            <text:p>0.0003469831</text:p>
          </table:table-cell>
        </table:table-row>
        <table:table-row table:style-name="ro1">
          <table:table-cell office:value-type="float" office:value="1.02358132011717" calcext:value-type="float">
            <text:p>1.0235813201</text:p>
          </table:table-cell>
          <table:table-cell office:value-type="float" office:value="1.02125842222053" calcext:value-type="float">
            <text:p>1.0212584222</text:p>
          </table:table-cell>
          <table:table-cell office:value-type="float" office:value="0.00232289789663831" calcext:value-type="float">
            <text:p>0.0023228979</text:p>
          </table:table-cell>
        </table:table-row>
        <table:table-row table:style-name="ro1">
          <table:table-cell office:value-type="float" office:value="1.0253119312505" calcext:value-type="float">
            <text:p>1.0253119313</text:p>
          </table:table-cell>
          <table:table-cell office:value-type="float" office:value="1.02731463144327" calcext:value-type="float">
            <text:p>1.0273146314</text:p>
          </table:table-cell>
          <table:table-cell office:value-type="float" office:value="-0.00200270019276627" calcext:value-type="float">
            <text:p>-0.0020027002</text:p>
          </table:table-cell>
        </table:table-row>
        <table:table-row table:style-name="ro1">
          <table:table-cell office:value-type="float" office:value="1.03228125697055" calcext:value-type="float">
            <text:p>1.032281257</text:p>
          </table:table-cell>
          <table:table-cell office:value-type="float" office:value="1.04235070104429" calcext:value-type="float">
            <text:p>1.042350701</text:p>
          </table:table-cell>
          <table:table-cell office:value-type="float" office:value="-0.0100694440737426" calcext:value-type="float">
            <text:p>-0.0100694441</text:p>
          </table:table-cell>
        </table:table-row>
        <table:table-row table:style-name="ro1">
          <table:table-cell office:value-type="float" office:value="1.04611507610106" calcext:value-type="float">
            <text:p>1.0461150761</text:p>
          </table:table-cell>
          <table:table-cell office:value-type="float" office:value="1.0471404775178" calcext:value-type="float">
            <text:p>1.0471404775</text:p>
          </table:table-cell>
          <table:table-cell office:value-type="float" office:value="-0.00102540141674234" calcext:value-type="float">
            <text:p>-0.0010254014</text:p>
          </table:table-cell>
        </table:table-row>
        <table:table-row table:style-name="ro1">
          <table:table-cell office:value-type="float" office:value="1.05121516860529" calcext:value-type="float">
            <text:p>1.0512151686</text:p>
          </table:table-cell>
          <table:table-cell office:value-type="float" office:value="1.0560478831974" calcext:value-type="float">
            <text:p>1.0560478832</text:p>
          </table:table-cell>
          <table:table-cell office:value-type="float" office:value="-0.00483271459211343" calcext:value-type="float">
            <text:p>-0.0048327146</text:p>
          </table:table-cell>
        </table:table-row>
        <table:table-row table:style-name="ro1">
          <table:table-cell office:value-type="float" office:value="1.06271717662321" calcext:value-type="float">
            <text:p>1.0627171766</text:p>
          </table:table-cell>
          <table:table-cell office:value-type="float" office:value="1.07609207132106" calcext:value-type="float">
            <text:p>1.0760920713</text:p>
          </table:table-cell>
          <table:table-cell office:value-type="float" office:value="-0.0133748946978516" calcext:value-type="float">
            <text:p>-0.0133748947</text:p>
          </table:table-cell>
        </table:table-row>
        <table:table-row table:style-name="ro1">
          <table:table-cell office:value-type="float" office:value="1.06853037288699" calcext:value-type="float">
            <text:p>1.0685303729</text:p>
          </table:table-cell>
          <table:table-cell office:value-type="float" office:value="1.07596084286818" calcext:value-type="float">
            <text:p>1.0759608429</text:p>
          </table:table-cell>
          <table:table-cell office:value-type="float" office:value="-0.00743046998119845" calcext:value-type="float">
            <text:p>-0.00743047</text:p>
          </table:table-cell>
        </table:table-row>
        <table:table-row table:style-name="ro1">
          <table:table-cell office:value-type="float" office:value="1.07839675942682" calcext:value-type="float">
            <text:p>1.0783967594</text:p>
          </table:table-cell>
          <table:table-cell office:value-type="float" office:value="1.0894701611305" calcext:value-type="float">
            <text:p>1.0894701611</text:p>
          </table:table-cell>
          <table:table-cell office:value-type="float" office:value="-0.0110734017036849" calcext:value-type="float">
            <text:p>-0.0110734017</text:p>
          </table:table-cell>
        </table:table-row>
        <table:table-row table:style-name="ro1">
          <table:table-cell office:value-type="float" office:value="1.08409279797681" calcext:value-type="float">
            <text:p>1.084092798</text:p>
          </table:table-cell>
          <table:table-cell office:value-type="float" office:value="1.08961038445503" calcext:value-type="float">
            <text:p>1.0896103845</text:p>
          </table:table-cell>
          <table:table-cell office:value-type="float" office:value="-0.00551758647821843" calcext:value-type="float">
            <text:p>-0.0055175865</text:p>
          </table:table-cell>
        </table:table-row>
        <table:table-row table:style-name="ro1">
          <table:table-cell office:value-type="float" office:value="1.09392203266704" calcext:value-type="float">
            <text:p>1.0939220327</text:p>
          </table:table-cell>
          <table:table-cell office:value-type="float" office:value="1.10062010674813" calcext:value-type="float">
            <text:p>1.1006201067</text:p>
          </table:table-cell>
          <table:table-cell office:value-type="float" office:value="-0.00669807408108936" calcext:value-type="float">
            <text:p>-0.0066980741</text:p>
          </table:table-cell>
        </table:table-row>
        <table:table-row table:style-name="ro1">
          <table:table-cell office:value-type="float" office:value="1.09740156588729" calcext:value-type="float">
            <text:p>1.0974015659</text:p>
          </table:table-cell>
          <table:table-cell office:value-type="float" office:value="1.10790696459092" calcext:value-type="float">
            <text:p>1.1079069646</text:p>
          </table:table-cell>
          <table:table-cell office:value-type="float" office:value="-0.0105053987036365" calcext:value-type="float">
            <text:p>-0.0105053987</text:p>
          </table:table-cell>
        </table:table-row>
        <table:table-row table:style-name="ro1">
          <table:table-cell office:value-type="float" office:value="1.10576333183143" calcext:value-type="float">
            <text:p>1.1057633318</text:p>
          </table:table-cell>
          <table:table-cell office:value-type="float" office:value="1.10563402568931" calcext:value-type="float">
            <text:p>1.1056340257</text:p>
          </table:table-cell>
          <table:table-cell office:value-type="float" office:value="0.000129306142122809" calcext:value-type="float">
            <text:p>0.0001293061</text:p>
          </table:table-cell>
        </table:table-row>
        <table:table-row table:style-name="ro1">
          <table:table-cell office:value-type="float" office:value="1.11056305538485" calcext:value-type="float">
            <text:p>1.1105630554</text:p>
          </table:table-cell>
          <table:table-cell office:value-type="float" office:value="1.11598815430366" calcext:value-type="float">
            <text:p>1.1159881543</text:p>
          </table:table-cell>
          <table:table-cell office:value-type="float" office:value="-0.00542509891881071" calcext:value-type="float">
            <text:p>-0.0054250989</text:p>
          </table:table-cell>
        </table:table-row>
        <table:table-row table:style-name="ro1">
          <table:table-cell office:value-type="float" office:value="1.11768539087277" calcext:value-type="float">
            <text:p>1.1176853909</text:p>
          </table:table-cell>
          <table:table-cell office:value-type="float" office:value="1.11740716388743" calcext:value-type="float">
            <text:p>1.1174071639</text:p>
          </table:table-cell>
          <table:table-cell office:value-type="float" office:value="0.000278226985339192" calcext:value-type="float">
            <text:p>0.000278227</text:p>
          </table:table-cell>
        </table:table-row>
        <table:table-row table:style-name="ro1">
          <table:table-cell office:value-type="float" office:value="1.12413530969283" calcext:value-type="float">
            <text:p>1.1241353097</text:p>
          </table:table-cell>
          <table:table-cell office:value-type="float" office:value="1.1280914256603" calcext:value-type="float">
            <text:p>1.1280914257</text:p>
          </table:table-cell>
          <table:table-cell office:value-type="float" office:value="-0.00395611596746703" calcext:value-type="float">
            <text:p>-0.003956116</text:p>
          </table:table-cell>
        </table:table-row>
        <table:table-row table:style-name="ro1">
          <table:table-cell office:value-type="float" office:value="1.13081109659482" calcext:value-type="float">
            <text:p>1.1308110966</text:p>
          </table:table-cell>
          <table:table-cell office:value-type="float" office:value="1.13673916658241" calcext:value-type="float">
            <text:p>1.1367391666</text:p>
          </table:table-cell>
          <table:table-cell office:value-type="float" office:value="-0.00592806998759321" calcext:value-type="float">
            <text:p>-0.00592807</text:p>
          </table:table-cell>
        </table:table-row>
        <table:table-row table:style-name="ro1">
          <table:table-cell office:value-type="float" office:value="1.13502212435837" calcext:value-type="float">
            <text:p>1.1350221244</text:p>
          </table:table-cell>
          <table:table-cell office:value-type="float" office:value="1.14578867679505" calcext:value-type="float">
            <text:p>1.1457886768</text:p>
          </table:table-cell>
          <table:table-cell office:value-type="float" office:value="-0.0107665524366827" calcext:value-type="float">
            <text:p>-0.0107665524</text:p>
          </table:table-cell>
        </table:table-row>
        <table:table-row table:style-name="ro1">
          <table:table-cell office:value-type="float" office:value="1.14397095109141" calcext:value-type="float">
            <text:p>1.1439709511</text:p>
          </table:table-cell>
          <table:table-cell office:value-type="float" office:value="1.15516696208775" calcext:value-type="float">
            <text:p>1.1551669621</text:p>
          </table:table-cell>
          <table:table-cell office:value-type="float" office:value="-0.01119601099634" calcext:value-type="float">
            <text:p>-0.011196011</text:p>
          </table:table-cell>
        </table:table-row>
        <table:table-row table:style-name="ro1">
          <table:table-cell office:value-type="float" office:value="1.14742342859897" calcext:value-type="float">
            <text:p>1.1474234286</text:p>
          </table:table-cell>
          <table:table-cell office:value-type="float" office:value="1.15520934405998" calcext:value-type="float">
            <text:p>1.1552093441</text:p>
          </table:table-cell>
          <table:table-cell office:value-type="float" office:value="-0.00778591546101115" calcext:value-type="float">
            <text:p>-0.0077859155</text:p>
          </table:table-cell>
        </table:table-row>
        <table:table-row table:style-name="ro1">
          <table:table-cell office:value-type="float" office:value="1.15642561452683" calcext:value-type="float">
            <text:p>1.1564256145</text:p>
          </table:table-cell>
          <table:table-cell office:value-type="float" office:value="1.17164637372341" calcext:value-type="float">
            <text:p>1.1716463737</text:p>
          </table:table-cell>
          <table:table-cell office:value-type="float" office:value="-0.015220759196575" calcext:value-type="float">
            <text:p>-0.0152207592</text:p>
          </table:table-cell>
        </table:table-row>
        <table:table-row table:style-name="ro1">
          <table:table-cell office:value-type="float" office:value="1.16079978821711" calcext:value-type="float">
            <text:p>1.1607997882</text:p>
          </table:table-cell>
          <table:table-cell office:value-type="float" office:value="1.17170202218189" calcext:value-type="float">
            <text:p>1.1717020222</text:p>
          </table:table-cell>
          <table:table-cell office:value-type="float" office:value="-0.0109022339647722" calcext:value-type="float">
            <text:p>-0.010902234</text:p>
          </table:table-cell>
        </table:table-row>
        <table:table-row table:style-name="ro1">
          <table:table-cell office:value-type="float" office:value="1.1671974091438" calcext:value-type="float">
            <text:p>1.1671974091</text:p>
          </table:table-cell>
          <table:table-cell office:value-type="float" office:value="1.17442959646644" calcext:value-type="float">
            <text:p>1.1744295965</text:p>
          </table:table-cell>
          <table:table-cell office:value-type="float" office:value="-0.00723218732264264" calcext:value-type="float">
            <text:p>-0.0072321873</text:p>
          </table:table-cell>
        </table:table-row>
        <table:table-row table:style-name="ro1">
          <table:table-cell office:value-type="float" office:value="1.16967563464054" calcext:value-type="float">
            <text:p>1.1696756346</text:p>
          </table:table-cell>
          <table:table-cell office:value-type="float" office:value="1.18465715504961" calcext:value-type="float">
            <text:p>1.184657155</text:p>
          </table:table-cell>
          <table:table-cell office:value-type="float" office:value="-0.0149815204090731" calcext:value-type="float">
            <text:p>-0.0149815204</text:p>
          </table:table-cell>
        </table:table-row>
        <table:table-row table:style-name="ro1">
          <table:table-cell office:value-type="float" office:value="1.17238557160686" calcext:value-type="float">
            <text:p>1.1723855716</text:p>
          </table:table-cell>
          <table:table-cell office:value-type="float" office:value="1.18474277596788" calcext:value-type="float">
            <text:p>1.184742776</text:p>
          </table:table-cell>
          <table:table-cell office:value-type="float" office:value="-0.0123572043610214" calcext:value-type="float">
            <text:p>-0.0123572044</text:p>
          </table:table-cell>
        </table:table-row>
        <table:table-row table:style-name="ro1">
          <table:table-cell office:value-type="float" office:value="1.17657840136568" calcext:value-type="float">
            <text:p>1.1765784014</text:p>
          </table:table-cell>
          <table:table-cell office:value-type="float" office:value="1.19140924882665" calcext:value-type="float">
            <text:p>1.1914092488</text:p>
          </table:table-cell>
          <table:table-cell office:value-type="float" office:value="-0.0148308474609693" calcext:value-type="float">
            <text:p>-0.0148308475</text:p>
          </table:table-cell>
        </table:table-row>
        <table:table-row table:style-name="ro1">
          <table:table-cell office:value-type="float" office:value="1.18511047668136" calcext:value-type="float">
            <text:p>1.1851104767</text:p>
          </table:table-cell>
          <table:table-cell office:value-type="float" office:value="1.20092746083358" calcext:value-type="float">
            <text:p>1.2009274608</text:p>
          </table:table-cell>
          <table:table-cell office:value-type="float" office:value="-0.0158169841522211" calcext:value-type="float">
            <text:p>-0.0158169842</text:p>
          </table:table-cell>
        </table:table-row>
        <table:table-row table:style-name="ro1">
          <table:table-cell office:value-type="float" office:value="1.19146560351857" calcext:value-type="float">
            <text:p>1.1914656035</text:p>
          </table:table-cell>
          <table:table-cell office:value-type="float" office:value="1.20265386539935" calcext:value-type="float">
            <text:p>1.2026538654</text:p>
          </table:table-cell>
          <table:table-cell office:value-type="float" office:value="-0.0111882618807833" calcext:value-type="float">
            <text:p>-0.0111882619</text:p>
          </table:table-cell>
        </table:table-row>
        <table:table-row table:style-name="ro1">
          <table:table-cell office:value-type="float" office:value="1.19705128208785" calcext:value-type="float">
            <text:p>1.1970512821</text:p>
          </table:table-cell>
          <table:table-cell office:value-type="float" office:value="1.20849440114803" calcext:value-type="float">
            <text:p>1.2084944011</text:p>
          </table:table-cell>
          <table:table-cell office:value-type="float" office:value="-0.0114431190601869" calcext:value-type="float">
            <text:p>-0.0114431191</text:p>
          </table:table-cell>
        </table:table-row>
        <table:table-row table:style-name="ro1">
          <table:table-cell office:value-type="float" office:value="1.19947893682071" calcext:value-type="float">
            <text:p>1.1994789368</text:p>
          </table:table-cell>
          <table:table-cell office:value-type="float" office:value="1.22088606541763" calcext:value-type="float">
            <text:p>1.2208860654</text:p>
          </table:table-cell>
          <table:table-cell office:value-type="float" office:value="-0.0214071285969166" calcext:value-type="float">
            <text:p>-0.0214071286</text:p>
          </table:table-cell>
        </table:table-row>
        <table:table-row table:style-name="ro1">
          <table:table-cell office:value-type="float" office:value="1.20169626833539" calcext:value-type="float">
            <text:p>1.2016962683</text:p>
          </table:table-cell>
          <table:table-cell office:value-type="float" office:value="1.21920317419279" calcext:value-type="float">
            <text:p>1.2192031742</text:p>
          </table:table-cell>
          <table:table-cell office:value-type="float" office:value="-0.0175069058573951" calcext:value-type="float">
            <text:p>-0.0175069059</text:p>
          </table:table-cell>
        </table:table-row>
        <table:table-row table:style-name="ro1">
          <table:table-cell office:value-type="float" office:value="1.20463238438675" calcext:value-type="float">
            <text:p>1.2046323844</text:p>
          </table:table-cell>
          <table:table-cell office:value-type="float" office:value="1.22770408691441" calcext:value-type="float">
            <text:p>1.2277040869</text:p>
          </table:table-cell>
          <table:table-cell office:value-type="float" office:value="-0.0230717025276597" calcext:value-type="float">
            <text:p>-0.0230717025</text:p>
          </table:table-cell>
        </table:table-row>
        <table:table-row table:style-name="ro1">
          <table:table-cell office:value-type="float" office:value="1.21342217085608" calcext:value-type="float">
            <text:p>1.2134221709</text:p>
          </table:table-cell>
          <table:table-cell office:value-type="float" office:value="1.23499274894749" calcext:value-type="float">
            <text:p>1.2349927489</text:p>
          </table:table-cell>
          <table:table-cell office:value-type="float" office:value="-0.021570578091411" calcext:value-type="float">
            <text:p>-0.0215705781</text:p>
          </table:table-cell>
        </table:table-row>
        <table:table-row table:style-name="ro1">
          <table:table-cell office:value-type="float" office:value="1.21968466184399" calcext:value-type="float">
            <text:p>1.2196846618</text:p>
          </table:table-cell>
          <table:table-cell office:value-type="float" office:value="1.24229031123512" calcext:value-type="float">
            <text:p>1.2422903112</text:p>
          </table:table-cell>
          <table:table-cell office:value-type="float" office:value="-0.0226056493911269" calcext:value-type="float">
            <text:p>-0.0226056494</text:p>
          </table:table-cell>
        </table:table-row>
        <table:table-row table:style-name="ro1">
          <table:table-cell office:value-type="float" office:value="1.22831569107707" calcext:value-type="float">
            <text:p>1.2283156911</text:p>
          </table:table-cell>
          <table:table-cell office:value-type="float" office:value="1.24243229944255" calcext:value-type="float">
            <text:p>1.2424322994</text:p>
          </table:table-cell>
          <table:table-cell office:value-type="float" office:value="-0.0141166083654811" calcext:value-type="float">
            <text:p>-0.0141166084</text:p>
          </table:table-cell>
        </table:table-row>
        <table:table-row table:style-name="ro1">
          <table:table-cell office:value-type="float" office:value="1.23367784364795" calcext:value-type="float">
            <text:p>1.2336778436</text:p>
          </table:table-cell>
          <table:table-cell office:value-type="float" office:value="1.25910477362243" calcext:value-type="float">
            <text:p>1.2591047736</text:p>
          </table:table-cell>
          <table:table-cell office:value-type="float" office:value="-0.0254269299744752" calcext:value-type="float">
            <text:p>-0.02542693</text:p>
          </table:table-cell>
        </table:table-row>
        <table:table-row table:style-name="ro1">
          <table:table-cell office:value-type="float" office:value="1.24459003197361" calcext:value-type="float">
            <text:p>1.244590032</text:p>
          </table:table-cell>
          <table:table-cell office:value-type="float" office:value="1.26516042159168" calcext:value-type="float">
            <text:p>1.2651604216</text:p>
          </table:table-cell>
          <table:table-cell office:value-type="float" office:value="-0.020570389618072" calcext:value-type="float">
            <text:p>-0.0205703896</text:p>
          </table:table-cell>
        </table:table-row>
        <table:table-row table:style-name="ro1">
          <table:table-cell office:value-type="float" office:value="1.24917122884387" calcext:value-type="float">
            <text:p>1.2491712288</text:p>
          </table:table-cell>
          <table:table-cell office:value-type="float" office:value="1.27693854652645" calcext:value-type="float">
            <text:p>1.2769385465</text:p>
          </table:table-cell>
          <table:table-cell office:value-type="float" office:value="-0.0277673176825797" calcext:value-type="float">
            <text:p>-0.0277673177</text:p>
          </table:table-cell>
        </table:table-row>
        <table:table-row table:style-name="ro1">
          <table:table-cell office:value-type="float" office:value="1.2591644874289" calcext:value-type="float">
            <text:p>1.2591644874</text:p>
          </table:table-cell>
          <table:table-cell office:value-type="float" office:value="1.2834320622131" calcext:value-type="float">
            <text:p>1.2834320622</text:p>
          </table:table-cell>
          <table:table-cell office:value-type="float" office:value="-0.0242675747841941" calcext:value-type="float">
            <text:p>-0.0242675748</text:p>
          </table:table-cell>
        </table:table-row>
        <table:table-row table:style-name="ro1">
          <table:table-cell office:value-type="float" office:value="1.26585381740601" calcext:value-type="float">
            <text:p>1.2658538174</text:p>
          </table:table-cell>
          <table:table-cell office:value-type="float" office:value="1.29088281146603" calcext:value-type="float">
            <text:p>1.2908828115</text:p>
          </table:table-cell>
          <table:table-cell office:value-type="float" office:value="-0.0250289940600228" calcext:value-type="float">
            <text:p>-0.0250289941</text:p>
          </table:table-cell>
        </table:table-row>
        <table:table-row table:style-name="ro1">
          <table:table-cell office:value-type="float" office:value="1.27287429324245" calcext:value-type="float">
            <text:p>1.2728742932</text:p>
          </table:table-cell>
          <table:table-cell office:value-type="float" office:value="1.28966429724757" calcext:value-type="float">
            <text:p>1.2896642972</text:p>
          </table:table-cell>
          <table:table-cell office:value-type="float" office:value="-0.0167900040051223" calcext:value-type="float">
            <text:p>-0.016790004</text:p>
          </table:table-cell>
        </table:table-row>
        <table:table-row table:style-name="ro1">
          <table:table-cell office:value-type="float" office:value="1.27740562226889" calcext:value-type="float">
            <text:p>1.2774056223</text:p>
          </table:table-cell>
          <table:table-cell office:value-type="float" office:value="1.29757766010815" calcext:value-type="float">
            <text:p>1.2975776601</text:p>
          </table:table-cell>
          <table:table-cell office:value-type="float" office:value="-0.0201720378392594" calcext:value-type="float">
            <text:p>-0.0201720378</text:p>
          </table:table-cell>
        </table:table-row>
        <table:table-row table:style-name="ro1">
          <table:table-cell office:value-type="float" office:value="1.28038488571973" calcext:value-type="float">
            <text:p>1.2803848857</text:p>
          </table:table-cell>
          <table:table-cell office:value-type="float" office:value="1.30095789910741" calcext:value-type="float">
            <text:p>1.3009578991</text:p>
          </table:table-cell>
          <table:table-cell office:value-type="float" office:value="-0.0205730133876787" calcext:value-type="float">
            <text:p>-0.0205730134</text:p>
          </table:table-cell>
        </table:table-row>
        <table:table-row table:style-name="ro1">
          <table:table-cell office:value-type="float" office:value="1.28283477951726" calcext:value-type="float">
            <text:p>1.2828347795</text:p>
          </table:table-cell>
          <table:table-cell office:value-type="float" office:value="1.30156781476005" calcext:value-type="float">
            <text:p>1.3015678148</text:p>
          </table:table-cell>
          <table:table-cell office:value-type="float" office:value="-0.0187330352427813" calcext:value-type="float">
            <text:p>-0.0187330352</text:p>
          </table:table-cell>
        </table:table-row>
        <table:table-row table:style-name="ro1">
          <table:table-cell office:value-type="float" office:value="1.28638629748517" calcext:value-type="float">
            <text:p>1.2863862975</text:p>
          </table:table-cell>
          <table:table-cell office:value-type="float" office:value="1.2960186030916" calcext:value-type="float">
            <text:p>1.2960186031</text:p>
          </table:table-cell>
          <table:table-cell office:value-type="float" office:value="-0.0096323056064318" calcext:value-type="float">
            <text:p>-0.0096323056</text:p>
          </table:table-cell>
        </table:table-row>
        <table:table-row table:style-name="ro1">
          <table:table-cell office:value-type="float" office:value="1.2874743449362" calcext:value-type="float">
            <text:p>1.2874743449</text:p>
          </table:table-cell>
          <table:table-cell office:value-type="float" office:value="1.29585797091347" calcext:value-type="float">
            <text:p>1.2958579709</text:p>
          </table:table-cell>
          <table:table-cell office:value-type="float" office:value="-0.0083836259772696" calcext:value-type="float">
            <text:p>-0.008383626</text:p>
          </table:table-cell>
        </table:table-row>
        <table:table-row table:style-name="ro1">
          <table:table-cell office:value-type="float" office:value="1.29051735957271" calcext:value-type="float">
            <text:p>1.2905173596</text:p>
          </table:table-cell>
          <table:table-cell office:value-type="float" office:value="1.30368644009536" calcext:value-type="float">
            <text:p>1.3036864401</text:p>
          </table:table-cell>
          <table:table-cell office:value-type="float" office:value="-0.013169080522651" calcext:value-type="float">
            <text:p>-0.0131690805</text:p>
          </table:table-cell>
        </table:table-row>
        <table:table-row table:style-name="ro1">
          <table:table-cell office:value-type="float" office:value="1.29170067415422" calcext:value-type="float">
            <text:p>1.2917006742</text:p>
          </table:table-cell>
          <table:table-cell office:value-type="float" office:value="1.30593147815608" calcext:value-type="float">
            <text:p>1.3059314782</text:p>
          </table:table-cell>
          <table:table-cell office:value-type="float" office:value="-0.0142308040018579" calcext:value-type="float">
            <text:p>-0.014230804</text:p>
          </table:table-cell>
        </table:table-row>
        <table:table-row table:style-name="ro1">
          <table:table-cell office:value-type="float" office:value="1.29402346566863" calcext:value-type="float">
            <text:p>1.2940234657</text:p>
          </table:table-cell>
          <table:table-cell office:value-type="float" office:value="1.30320198671721" calcext:value-type="float">
            <text:p>1.3032019867</text:p>
          </table:table-cell>
          <table:table-cell office:value-type="float" office:value="-0.00917852104857753" calcext:value-type="float">
            <text:p>-0.009178521</text:p>
          </table:table-cell>
        </table:table-row>
        <table:table-row table:style-name="ro1">
          <table:table-cell office:value-type="float" office:value="1.29585014055037" calcext:value-type="float">
            <text:p>1.2958501406</text:p>
          </table:table-cell>
          <table:table-cell office:value-type="float" office:value="1.30893310786961" calcext:value-type="float">
            <text:p>1.3089331079</text:p>
          </table:table-cell>
          <table:table-cell office:value-type="float" office:value="-0.0130829673192312" calcext:value-type="float">
            <text:p>-0.0130829673</text:p>
          </table:table-cell>
        </table:table-row>
        <table:table-row table:style-name="ro1">
          <table:table-cell office:value-type="float" office:value="1.29952512792443" calcext:value-type="float">
            <text:p>1.2995251279</text:p>
          </table:table-cell>
          <table:table-cell office:value-type="float" office:value="1.30905888898172" calcext:value-type="float">
            <text:p>1.309058889</text:p>
          </table:table-cell>
          <table:table-cell office:value-type="float" office:value="-0.0095337610572912" calcext:value-type="float">
            <text:p>-0.0095337611</text:p>
          </table:table-cell>
        </table:table-row>
        <table:table-row table:style-name="ro1">
          <table:table-cell office:value-type="float" office:value="1.30337249222229" calcext:value-type="float">
            <text:p>1.3033724922</text:p>
          </table:table-cell>
          <table:table-cell office:value-type="float" office:value="1.32940841496244" calcext:value-type="float">
            <text:p>1.329408415</text:p>
          </table:table-cell>
          <table:table-cell office:value-type="float" office:value="-0.026035922740155" calcext:value-type="float">
            <text:p>-0.0260359227</text:p>
          </table:table-cell>
        </table:table-row>
        <table:table-row table:style-name="ro1">
          <table:table-cell office:value-type="float" office:value="1.30838345690686" calcext:value-type="float">
            <text:p>1.3083834569</text:p>
          </table:table-cell>
          <table:table-cell office:value-type="float" office:value="1.32959701203746" calcext:value-type="float">
            <text:p>1.329597012</text:p>
          </table:table-cell>
          <table:table-cell office:value-type="float" office:value="-0.0212135551306041" calcext:value-type="float">
            <text:p>-0.0212135551</text:p>
          </table:table-cell>
        </table:table-row>
        <table:table-row table:style-name="ro1">
          <table:table-cell office:value-type="float" office:value="1.31385102357894" calcext:value-type="float">
            <text:p>1.3138510236</text:p>
          </table:table-cell>
          <table:table-cell office:value-type="float" office:value="1.3386321607405" calcext:value-type="float">
            <text:p>1.3386321607</text:p>
          </table:table-cell>
          <table:table-cell office:value-type="float" office:value="-0.0247811371615676" calcext:value-type="float">
            <text:p>-0.0247811372</text:p>
          </table:table-cell>
        </table:table-row>
        <table:table-row table:style-name="ro1">
          <table:table-cell office:value-type="float" office:value="1.32125315510575" calcext:value-type="float">
            <text:p>1.3212531551</text:p>
          </table:table-cell>
          <table:table-cell office:value-type="float" office:value="1.33889854010964" calcext:value-type="float">
            <text:p>1.3388985401</text:p>
          </table:table-cell>
          <table:table-cell office:value-type="float" office:value="-0.0176453850038907" calcext:value-type="float">
            <text:p>-0.017645385</text:p>
          </table:table-cell>
        </table:table-row>
        <table:table-row table:style-name="ro1">
          <table:table-cell office:value-type="float" office:value="1.32629323685708" calcext:value-type="float">
            <text:p>1.3262932369</text:p>
          </table:table-cell>
          <table:table-cell office:value-type="float" office:value="1.35934314680819" calcext:value-type="float">
            <text:p>1.3593431468</text:p>
          </table:table-cell>
          <table:table-cell office:value-type="float" office:value="-0.0330499099511101" calcext:value-type="float">
            <text:p>-0.03304991</text:p>
          </table:table-cell>
        </table:table-row>
        <table:table-row table:style-name="ro1">
          <table:table-cell office:value-type="float" office:value="1.3352857852464" calcext:value-type="float">
            <text:p>1.3352857852</text:p>
          </table:table-cell>
          <table:table-cell office:value-type="float" office:value="1.35920990559379" calcext:value-type="float">
            <text:p>1.3592099056</text:p>
          </table:table-cell>
          <table:table-cell office:value-type="float" office:value="-0.0239241203473863" calcext:value-type="float">
            <text:p>-0.0239241203</text:p>
          </table:table-cell>
        </table:table-row>
        <table:table-row table:style-name="ro1">
          <table:table-cell office:value-type="float" office:value="1.34192612802429" calcext:value-type="float">
            <text:p>1.341926128</text:p>
          </table:table-cell>
          <table:table-cell office:value-type="float" office:value="1.3626933596106" calcext:value-type="float">
            <text:p>1.3626933596</text:p>
          </table:table-cell>
          <table:table-cell office:value-type="float" office:value="-0.0207672315863028" calcext:value-type="float">
            <text:p>-0.0207672316</text:p>
          </table:table-cell>
        </table:table-row>
        <table:table-row table:style-name="ro1">
          <table:table-cell office:value-type="float" office:value="1.35330440650818" calcext:value-type="float">
            <text:p>1.3533044065</text:p>
          </table:table-cell>
          <table:table-cell office:value-type="float" office:value="1.37829959184455" calcext:value-type="float">
            <text:p>1.3782995918</text:p>
          </table:table-cell>
          <table:table-cell office:value-type="float" office:value="-0.0249951853363624" calcext:value-type="float">
            <text:p>-0.0249951853</text:p>
          </table:table-cell>
        </table:table-row>
        <table:table-row table:style-name="ro1">
          <table:table-cell office:value-type="float" office:value="1.36153764663506" calcext:value-type="float">
            <text:p>1.3615376466</text:p>
          </table:table-cell>
          <table:table-cell office:value-type="float" office:value="1.38878774899417" calcext:value-type="float">
            <text:p>1.388787749</text:p>
          </table:table-cell>
          <table:table-cell office:value-type="float" office:value="-0.0272501023591101" calcext:value-type="float">
            <text:p>-0.0272501024</text:p>
          </table:table-cell>
        </table:table-row>
        <table:table-row table:style-name="ro1">
          <table:table-cell office:value-type="float" office:value="1.37222313538891" calcext:value-type="float">
            <text:p>1.3722231354</text:p>
          </table:table-cell>
          <table:table-cell office:value-type="float" office:value="1.39722509408929" calcext:value-type="float">
            <text:p>1.3972250941</text:p>
          </table:table-cell>
          <table:table-cell office:value-type="float" office:value="-0.0250019587003838" calcext:value-type="float">
            <text:p>-0.0250019587</text:p>
          </table:table-cell>
        </table:table-row>
        <table:table-row table:style-name="ro1">
          <table:table-cell office:value-type="float" office:value="1.3798082530566" calcext:value-type="float">
            <text:p>1.3798082531</text:p>
          </table:table-cell>
          <table:table-cell office:value-type="float" office:value="1.40350188296134" calcext:value-type="float">
            <text:p>1.403501883</text:p>
          </table:table-cell>
          <table:table-cell office:value-type="float" office:value="-0.0236936299047466" calcext:value-type="float">
            <text:p>-0.0236936299</text:p>
          </table:table-cell>
        </table:table-row>
        <table:table-row table:style-name="ro1">
          <table:table-cell office:value-type="float" office:value="1.3908593068195" calcext:value-type="float">
            <text:p>1.3908593068</text:p>
          </table:table-cell>
          <table:table-cell office:value-type="float" office:value="1.42323744232043" calcext:value-type="float">
            <text:p>1.4232374423</text:p>
          </table:table-cell>
          <table:table-cell office:value-type="float" office:value="-0.032378135500938" calcext:value-type="float">
            <text:p>-0.0323781355</text:p>
          </table:table-cell>
        </table:table-row>
        <table:table-row table:style-name="ro1">
          <table:table-cell office:value-type="float" office:value="1.39907884709045" calcext:value-type="float">
            <text:p>1.3990788471</text:p>
          </table:table-cell>
          <table:table-cell office:value-type="float" office:value="1.43233839663178" calcext:value-type="float">
            <text:p>1.4323383966</text:p>
          </table:table-cell>
          <table:table-cell office:value-type="float" office:value="-0.0332595495413266" calcext:value-type="float">
            <text:p>-0.0332595495</text:p>
          </table:table-cell>
        </table:table-row>
        <table:table-row table:style-name="ro1">
          <table:table-cell office:value-type="float" office:value="1.41158686439353" calcext:value-type="float">
            <text:p>1.4115868644</text:p>
          </table:table-cell>
          <table:table-cell office:value-type="float" office:value="1.44652949608214" calcext:value-type="float">
            <text:p>1.4465294961</text:p>
          </table:table-cell>
          <table:table-cell office:value-type="float" office:value="-0.0349426316886061" calcext:value-type="float">
            <text:p>-0.0349426317</text:p>
          </table:table-cell>
        </table:table-row>
        <table:table-row table:style-name="ro1">
          <table:table-cell office:value-type="float" office:value="1.4180946849061" calcext:value-type="float">
            <text:p>1.4180946849</text:p>
          </table:table-cell>
          <table:table-cell office:value-type="float" office:value="1.45179051110854" calcext:value-type="float">
            <text:p>1.4517905111</text:p>
          </table:table-cell>
          <table:table-cell office:value-type="float" office:value="-0.0336958262024392" calcext:value-type="float">
            <text:p>-0.0336958262</text:p>
          </table:table-cell>
        </table:table-row>
        <table:table-row table:style-name="ro1">
          <table:table-cell office:value-type="float" office:value="1.42997300258328" calcext:value-type="float">
            <text:p>1.4299730026</text:p>
          </table:table-cell>
          <table:table-cell office:value-type="float" office:value="1.45934095172203" calcext:value-type="float">
            <text:p>1.4593409517</text:p>
          </table:table-cell>
          <table:table-cell office:value-type="float" office:value="-0.0293679491387491" calcext:value-type="float">
            <text:p>-0.0293679491</text:p>
          </table:table-cell>
        </table:table-row>
        <table:table-row table:style-name="ro1">
          <table:table-cell office:value-type="float" office:value="1.43628676468459" calcext:value-type="float">
            <text:p>1.4362867647</text:p>
          </table:table-cell>
          <table:table-cell office:value-type="float" office:value="1.46990867494849" calcext:value-type="float">
            <text:p>1.4699086749</text:p>
          </table:table-cell>
          <table:table-cell office:value-type="float" office:value="-0.0336219102639017" calcext:value-type="float">
            <text:p>-0.0336219103</text:p>
          </table:table-cell>
        </table:table-row>
        <table:table-row table:style-name="ro1">
          <table:table-cell office:value-type="float" office:value="1.44592329733491" calcext:value-type="float">
            <text:p>1.4459232973</text:p>
          </table:table-cell>
          <table:table-cell office:value-type="float" office:value="1.4857567209342" calcext:value-type="float">
            <text:p>1.4857567209</text:p>
          </table:table-cell>
          <table:table-cell office:value-type="float" office:value="-0.0398334235992925" calcext:value-type="float">
            <text:p>-0.0398334236</text:p>
          </table:table-cell>
        </table:table-row>
        <table:table-row table:style-name="ro1">
          <table:table-cell office:value-type="float" office:value="1.45428943243203" calcext:value-type="float">
            <text:p>1.4542894324</text:p>
          </table:table-cell>
          <table:table-cell office:value-type="float" office:value="1.48566585470026" calcext:value-type="float">
            <text:p>1.4856658547</text:p>
          </table:table-cell>
          <table:table-cell office:value-type="float" office:value="-0.0313764222682349" calcext:value-type="float">
            <text:p>-0.0313764223</text:p>
          </table:table-cell>
        </table:table-row>
        <table:table-row table:style-name="ro1">
          <table:table-cell office:value-type="float" office:value="1.46460317489276" calcext:value-type="float">
            <text:p>1.4646031749</text:p>
          </table:table-cell>
          <table:table-cell office:value-type="float" office:value="1.49833679309858" calcext:value-type="float">
            <text:p>1.4983367931</text:p>
          </table:table-cell>
          <table:table-cell office:value-type="float" office:value="-0.0337336182058188" calcext:value-type="float">
            <text:p>-0.0337336182</text:p>
          </table:table-cell>
        </table:table-row>
        <table:table-row table:style-name="ro1">
          <table:table-cell office:value-type="float" office:value="1.4713900005412" calcext:value-type="float">
            <text:p>1.4713900005</text:p>
          </table:table-cell>
          <table:table-cell office:value-type="float" office:value="1.51116006169071" calcext:value-type="float">
            <text:p>1.5111600617</text:p>
          </table:table-cell>
          <table:table-cell office:value-type="float" office:value="-0.0397700611495104" calcext:value-type="float">
            <text:p>-0.0397700611</text:p>
          </table:table-cell>
        </table:table-row>
        <table:table-row table:style-name="ro1">
          <table:table-cell office:value-type="float" office:value="1.47950148048569" calcext:value-type="float">
            <text:p>1.4795014805</text:p>
          </table:table-cell>
          <table:table-cell office:value-type="float" office:value="1.51608297370314" calcext:value-type="float">
            <text:p>1.5160829737</text:p>
          </table:table-cell>
          <table:table-cell office:value-type="float" office:value="-0.0365814932174453" calcext:value-type="float">
            <text:p>-0.0365814932</text:p>
          </table:table-cell>
        </table:table-row>
        <table:table-row table:style-name="ro1">
          <table:table-cell office:value-type="float" office:value="1.4849766078422" calcext:value-type="float">
            <text:p>1.4849766078</text:p>
          </table:table-cell>
          <table:table-cell office:value-type="float" office:value="1.51937111538875" calcext:value-type="float">
            <text:p>1.5193711154</text:p>
          </table:table-cell>
          <table:table-cell office:value-type="float" office:value="-0.0343945075465506" calcext:value-type="float">
            <text:p>-0.0343945075</text:p>
          </table:table-cell>
        </table:table-row>
        <table:table-row table:style-name="ro1">
          <table:table-cell office:value-type="float" office:value="1.49051264776656" calcext:value-type="float">
            <text:p>1.4905126478</text:p>
          </table:table-cell>
          <table:table-cell office:value-type="float" office:value="1.52864970148401" calcext:value-type="float">
            <text:p>1.5286497015</text:p>
          </table:table-cell>
          <table:table-cell office:value-type="float" office:value="-0.0381370537174523" calcext:value-type="float">
            <text:p>-0.0381370537</text:p>
          </table:table-cell>
        </table:table-row>
        <table:table-row table:style-name="ro1">
          <table:table-cell office:value-type="float" office:value="1.49530349644984" calcext:value-type="float">
            <text:p>1.4953034964</text:p>
          </table:table-cell>
          <table:table-cell office:value-type="float" office:value="1.5285208175726" calcext:value-type="float">
            <text:p>1.5285208176</text:p>
          </table:table-cell>
          <table:table-cell office:value-type="float" office:value="-0.0332173211227658" calcext:value-type="float">
            <text:p>-0.0332173211</text:p>
          </table:table-cell>
        </table:table-row>
        <table:table-row table:style-name="ro1">
          <table:table-cell office:value-type="float" office:value="1.50184310457983" calcext:value-type="float">
            <text:p>1.5018431046</text:p>
          </table:table-cell>
          <table:table-cell office:value-type="float" office:value="1.52830463333179" calcext:value-type="float">
            <text:p>1.5283046333</text:p>
          </table:table-cell>
          <table:table-cell office:value-type="float" office:value="-0.0264615287519638" calcext:value-type="float">
            <text:p>-0.0264615288</text:p>
          </table:table-cell>
        </table:table-row>
        <table:table-row table:style-name="ro1">
          <table:table-cell office:value-type="float" office:value="1.50690862873178" calcext:value-type="float">
            <text:p>1.5069086287</text:p>
          </table:table-cell>
          <table:table-cell office:value-type="float" office:value="1.53600984185906" calcext:value-type="float">
            <text:p>1.5360098419</text:p>
          </table:table-cell>
          <table:table-cell office:value-type="float" office:value="-0.0291012131272763" calcext:value-type="float">
            <text:p>-0.0291012131</text:p>
          </table:table-cell>
        </table:table-row>
        <table:table-row table:style-name="ro1">
          <table:table-cell office:value-type="float" office:value="1.51650848909156" calcext:value-type="float">
            <text:p>1.5165084891</text:p>
          </table:table-cell>
          <table:table-cell office:value-type="float" office:value="1.54140279333441" calcext:value-type="float">
            <text:p>1.5414027933</text:p>
          </table:table-cell>
          <table:table-cell office:value-type="float" office:value="-0.0248943042428515" calcext:value-type="float">
            <text:p>-0.0248943042</text:p>
          </table:table-cell>
        </table:table-row>
        <table:table-row table:style-name="ro1">
          <table:table-cell office:value-type="float" office:value="1.52286736028481" calcext:value-type="float">
            <text:p>1.5228673603</text:p>
          </table:table-cell>
          <table:table-cell office:value-type="float" office:value="1.56862270084752" calcext:value-type="float">
            <text:p>1.5686227008</text:p>
          </table:table-cell>
          <table:table-cell office:value-type="float" office:value="-0.0457553405627165" calcext:value-type="float">
            <text:p>-0.0457553406</text:p>
          </table:table-cell>
        </table:table-row>
        <table:table-row table:style-name="ro1">
          <table:table-cell office:value-type="float" office:value="1.53384270392193" calcext:value-type="float">
            <text:p>1.5338427039</text:p>
          </table:table-cell>
          <table:table-cell office:value-type="float" office:value="1.57406759380835" calcext:value-type="float">
            <text:p>1.5740675938</text:p>
          </table:table-cell>
          <table:table-cell office:value-type="float" office:value="-0.0402248898864133" calcext:value-type="float">
            <text:p>-0.0402248899</text:p>
          </table:table-cell>
        </table:table-row>
        <table:table-row table:style-name="ro1">
          <table:table-cell office:value-type="float" office:value="1.54344840048899" calcext:value-type="float">
            <text:p>1.5434484005</text:p>
          </table:table-cell>
          <table:table-cell office:value-type="float" office:value="1.57425685474703" calcext:value-type="float">
            <text:p>1.5742568547</text:p>
          </table:table-cell>
          <table:table-cell office:value-type="float" office:value="-0.030808454258042" calcext:value-type="float">
            <text:p>-0.0308084543</text:p>
          </table:table-cell>
        </table:table-row>
        <table:table-row table:style-name="ro1">
          <table:table-cell office:value-type="float" office:value="1.55475293985803" calcext:value-type="float">
            <text:p>1.5547529399</text:p>
          </table:table-cell>
          <table:table-cell office:value-type="float" office:value="1.59034331354283" calcext:value-type="float">
            <text:p>1.5903433135</text:p>
          </table:table-cell>
          <table:table-cell office:value-type="float" office:value="-0.0355903736848029" calcext:value-type="float">
            <text:p>-0.0355903737</text:p>
          </table:table-cell>
        </table:table-row>
        <table:table-row table:style-name="ro1">
          <table:table-cell office:value-type="float" office:value="1.56587435709007" calcext:value-type="float">
            <text:p>1.5658743571</text:p>
          </table:table-cell>
          <table:table-cell office:value-type="float" office:value="1.59969205447256" calcext:value-type="float">
            <text:p>1.5996920545</text:p>
          </table:table-cell>
          <table:table-cell office:value-type="float" office:value="-0.0338176973824897" calcext:value-type="float">
            <text:p>-0.0338176974</text:p>
          </table:table-cell>
        </table:table-row>
        <table:table-row table:style-name="ro1">
          <table:table-cell office:value-type="float" office:value="1.57496200768789" calcext:value-type="float">
            <text:p>1.5749620077</text:p>
          </table:table-cell>
          <table:table-cell office:value-type="float" office:value="1.61074943411009" calcext:value-type="float">
            <text:p>1.6107494341</text:p>
          </table:table-cell>
          <table:table-cell office:value-type="float" office:value="-0.0357874264222" calcext:value-type="float">
            <text:p>-0.0357874264</text:p>
          </table:table-cell>
        </table:table-row>
        <table:table-row table:style-name="ro1">
          <table:table-cell office:value-type="float" office:value="1.58673294137101" calcext:value-type="float">
            <text:p>1.5867329414</text:p>
          </table:table-cell>
          <table:table-cell office:value-type="float" office:value="1.62929592340612" calcext:value-type="float">
            <text:p>1.6292959234</text:p>
          </table:table-cell>
          <table:table-cell office:value-type="float" office:value="-0.042562982035115" calcext:value-type="float">
            <text:p>-0.042562982</text:p>
          </table:table-cell>
        </table:table-row>
        <table:table-row table:style-name="ro1">
          <table:table-cell office:value-type="float" office:value="1.597722332612" calcext:value-type="float">
            <text:p>1.5977223326</text:p>
          </table:table-cell>
          <table:table-cell office:value-type="float" office:value="1.63836271391457" calcext:value-type="float">
            <text:p>1.6383627139</text:p>
          </table:table-cell>
          <table:table-cell office:value-type="float" office:value="-0.0406403813025784" calcext:value-type="float">
            <text:p>-0.0406403813</text:p>
          </table:table-cell>
        </table:table-row>
        <table:table-row table:style-name="ro1">
          <table:table-cell office:value-type="float" office:value="1.60884213450889" calcext:value-type="float">
            <text:p>1.6088421345</text:p>
          </table:table-cell>
          <table:table-cell office:value-type="float" office:value="1.65486057828286" calcext:value-type="float">
            <text:p>1.6548605783</text:p>
          </table:table-cell>
          <table:table-cell office:value-type="float" office:value="-0.0460184437739766" calcext:value-type="float">
            <text:p>-0.0460184438</text:p>
          </table:table-cell>
        </table:table-row>
        <table:table-row table:style-name="ro1">
          <table:table-cell office:value-type="float" office:value="1.62321437602736" calcext:value-type="float">
            <text:p>1.623214376</text:p>
          </table:table-cell>
          <table:table-cell office:value-type="float" office:value="1.66926495606123" calcext:value-type="float">
            <text:p>1.6692649561</text:p>
          </table:table-cell>
          <table:table-cell office:value-type="float" office:value="-0.0460505800338724" calcext:value-type="float">
            <text:p>-0.04605058</text:p>
          </table:table-cell>
        </table:table-row>
        <table:table-row table:style-name="ro1">
          <table:table-cell office:value-type="float" office:value="1.63429870815831" calcext:value-type="float">
            <text:p>1.6342987082</text:p>
          </table:table-cell>
          <table:table-cell office:value-type="float" office:value="1.68288290003134" calcext:value-type="float">
            <text:p>1.6828829</text:p>
          </table:table-cell>
          <table:table-cell office:value-type="float" office:value="-0.048584191873023" calcext:value-type="float">
            <text:p>-0.0485841919</text:p>
          </table:table-cell>
        </table:table-row>
        <table:table-row table:style-name="ro1">
          <table:table-cell office:value-type="float" office:value="1.64194190598021" calcext:value-type="float">
            <text:p>1.641941906</text:p>
          </table:table-cell>
          <table:table-cell office:value-type="float" office:value="1.69028308474367" calcext:value-type="float">
            <text:p>1.6902830847</text:p>
          </table:table-cell>
          <table:table-cell office:value-type="float" office:value="-0.0483411787634644" calcext:value-type="float">
            <text:p>-0.0483411788</text:p>
          </table:table-cell>
        </table:table-row>
        <table:table-row table:style-name="ro1">
          <table:table-cell office:value-type="float" office:value="1.65345908480057" calcext:value-type="float">
            <text:p>1.6534590848</text:p>
          </table:table-cell>
          <table:table-cell office:value-type="float" office:value="1.70547860476211" calcext:value-type="float">
            <text:p>1.7054786048</text:p>
          </table:table-cell>
          <table:table-cell office:value-type="float" office:value="-0.052019519961541" calcext:value-type="float">
            <text:p>-0.05201952</text:p>
          </table:table-cell>
        </table:table-row>
        <table:table-row table:style-name="ro1">
          <table:table-cell office:value-type="float" office:value="1.66211378026374" calcext:value-type="float">
            <text:p>1.6621137803</text:p>
          </table:table-cell>
          <table:table-cell office:value-type="float" office:value="1.70531637656362" calcext:value-type="float">
            <text:p>1.7053163766</text:p>
          </table:table-cell>
          <table:table-cell office:value-type="float" office:value="-0.043202596299873" calcext:value-type="float">
            <text:p>-0.0432025963</text:p>
          </table:table-cell>
        </table:table-row>
        <table:table-row table:style-name="ro1">
          <table:table-cell office:value-type="float" office:value="1.67622710136809" calcext:value-type="float">
            <text:p>1.6762271014</text:p>
          </table:table-cell>
          <table:table-cell office:value-type="float" office:value="1.71265742526963" calcext:value-type="float">
            <text:p>1.7126574253</text:p>
          </table:table-cell>
          <table:table-cell office:value-type="float" office:value="-0.0364303239015433" calcext:value-type="float">
            <text:p>-0.0364303239</text:p>
          </table:table-cell>
        </table:table-row>
        <table:table-row table:style-name="ro1">
          <table:table-cell office:value-type="float" office:value="1.68421960236133" calcext:value-type="float">
            <text:p>1.6842196024</text:p>
          </table:table-cell>
          <table:table-cell office:value-type="float" office:value="1.73460028138583" calcext:value-type="float">
            <text:p>1.7346002814</text:p>
          </table:table-cell>
          <table:table-cell office:value-type="float" office:value="-0.0503806790245056" calcext:value-type="float">
            <text:p>-0.050380679</text:p>
          </table:table-cell>
        </table:table-row>
        <table:table-row table:style-name="ro1">
          <table:table-cell office:value-type="float" office:value="1.6919097328282" calcext:value-type="float">
            <text:p>1.6919097328</text:p>
          </table:table-cell>
          <table:table-cell office:value-type="float" office:value="1.73460422896122" calcext:value-type="float">
            <text:p>1.734604229</text:p>
          </table:table-cell>
          <table:table-cell office:value-type="float" office:value="-0.0426944961330271" calcext:value-type="float">
            <text:p>-0.0426944961</text:p>
          </table:table-cell>
        </table:table-row>
        <table:table-row table:style-name="ro1">
          <table:table-cell office:value-type="float" office:value="1.70112244971765" calcext:value-type="float">
            <text:p>1.7011224497</text:p>
          </table:table-cell>
          <table:table-cell office:value-type="float" office:value="1.74910597187502" calcext:value-type="float">
            <text:p>1.7491059719</text:p>
          </table:table-cell>
          <table:table-cell office:value-type="float" office:value="-0.0479835221573712" calcext:value-type="float">
            <text:p>-0.0479835222</text:p>
          </table:table-cell>
        </table:table-row>
        <table:table-row table:style-name="ro1">
          <table:table-cell office:value-type="float" office:value="1.71111587964505" calcext:value-type="float">
            <text:p>1.7111158796</text:p>
          </table:table-cell>
          <table:table-cell office:value-type="float" office:value="1.77618226634513" calcext:value-type="float">
            <text:p>1.7761822663</text:p>
          </table:table-cell>
          <table:table-cell office:value-type="float" office:value="-0.0650663867000796" calcext:value-type="float">
            <text:p>-0.0650663867</text:p>
          </table:table-cell>
        </table:table-row>
        <table:table-row table:style-name="ro1">
          <table:table-cell office:value-type="float" office:value="1.72467717999214" calcext:value-type="float">
            <text:p>1.72467718</text:p>
          </table:table-cell>
          <table:table-cell office:value-type="float" office:value="1.77990483263593" calcext:value-type="float">
            <text:p>1.7799048326</text:p>
          </table:table-cell>
          <table:table-cell office:value-type="float" office:value="-0.0552276526437916" calcext:value-type="float">
            <text:p>-0.0552276526</text:p>
          </table:table-cell>
        </table:table-row>
        <table:table-row table:style-name="ro1">
          <table:table-cell office:value-type="float" office:value="1.7322151955113" calcext:value-type="float">
            <text:p>1.7322151955</text:p>
          </table:table-cell>
          <table:table-cell office:value-type="float" office:value="1.7797583576145" calcext:value-type="float">
            <text:p>1.7797583576</text:p>
          </table:table-cell>
          <table:table-cell office:value-type="float" office:value="-0.0475431621031981" calcext:value-type="float">
            <text:p>-0.0475431621</text:p>
          </table:table-cell>
        </table:table-row>
        <table:table-row table:style-name="ro1">
          <table:table-cell office:value-type="float" office:value="1.7419755682494" calcext:value-type="float">
            <text:p>1.7419755682</text:p>
          </table:table-cell>
          <table:table-cell office:value-type="float" office:value="1.78519856280621" calcext:value-type="float">
            <text:p>1.7851985628</text:p>
          </table:table-cell>
          <table:table-cell office:value-type="float" office:value="-0.0432229945568068" calcext:value-type="float">
            <text:p>-0.0432229946</text:p>
          </table:table-cell>
        </table:table-row>
        <table:table-row table:style-name="ro1">
          <table:table-cell office:value-type="float" office:value="1.7477519917031" calcext:value-type="float">
            <text:p>1.7477519917</text:p>
          </table:table-cell>
          <table:table-cell office:value-type="float" office:value="1.78632686737971" calcext:value-type="float">
            <text:p>1.7863268674</text:p>
          </table:table-cell>
          <table:table-cell office:value-type="float" office:value="-0.0385748756766127" calcext:value-type="float">
            <text:p>-0.0385748757</text:p>
          </table:table-cell>
        </table:table-row>
        <table:table-row table:style-name="ro1">
          <table:table-cell office:value-type="float" office:value="1.75809008532012" calcext:value-type="float">
            <text:p>1.7580900853</text:p>
          </table:table-cell>
          <table:table-cell office:value-type="float" office:value="1.79681531756225" calcext:value-type="float">
            <text:p>1.7968153176</text:p>
          </table:table-cell>
          <table:table-cell office:value-type="float" office:value="-0.0387252322421334" calcext:value-type="float">
            <text:p>-0.0387252322</text:p>
          </table:table-cell>
        </table:table-row>
        <table:table-row table:style-name="ro1">
          <table:table-cell office:value-type="float" office:value="1.76607797340096" calcext:value-type="float">
            <text:p>1.7660779734</text:p>
          </table:table-cell>
          <table:table-cell office:value-type="float" office:value="1.8126011220722" calcext:value-type="float">
            <text:p>1.8126011221</text:p>
          </table:table-cell>
          <table:table-cell office:value-type="float" office:value="-0.0465231486712354" calcext:value-type="float">
            <text:p>-0.0465231487</text:p>
          </table:table-cell>
        </table:table-row>
        <table:table-row table:style-name="ro1">
          <table:table-cell office:value-type="float" office:value="1.77753177701644" calcext:value-type="float">
            <text:p>1.777531777</text:p>
          </table:table-cell>
          <table:table-cell office:value-type="float" office:value="1.82361802710661" calcext:value-type="float">
            <text:p>1.8236180271</text:p>
          </table:table-cell>
          <table:table-cell office:value-type="float" office:value="-0.046086250090172" calcext:value-type="float">
            <text:p>-0.0460862501</text:p>
          </table:table-cell>
        </table:table-row>
        <table:table-row table:style-name="ro1">
          <table:table-cell office:value-type="float" office:value="1.78441175853588" calcext:value-type="float">
            <text:p>1.7844117585</text:p>
          </table:table-cell>
          <table:table-cell office:value-type="float" office:value="1.82344424760537" calcext:value-type="float">
            <text:p>1.8234442476</text:p>
          </table:table-cell>
          <table:table-cell office:value-type="float" office:value="-0.0390324890694895" calcext:value-type="float">
            <text:p>-0.0390324891</text:p>
          </table:table-cell>
        </table:table-row>
        <table:table-row table:style-name="ro1">
          <table:table-cell office:value-type="float" office:value="1.7936611855679" calcext:value-type="float">
            <text:p>1.7936611856</text:p>
          </table:table-cell>
          <table:table-cell office:value-type="float" office:value="1.83274126254036" calcext:value-type="float">
            <text:p>1.8327412625</text:p>
          </table:table-cell>
          <table:table-cell office:value-type="float" office:value="-0.0390800769724571" calcext:value-type="float">
            <text:p>-0.039080077</text:p>
          </table:table-cell>
        </table:table-row>
        <table:table-row table:style-name="ro1">
          <table:table-cell office:value-type="float" office:value="1.79873686391211" calcext:value-type="float">
            <text:p>1.7987368639</text:p>
          </table:table-cell>
          <table:table-cell office:value-type="float" office:value="1.84085793960399" calcext:value-type="float">
            <text:p>1.8408579396</text:p>
          </table:table-cell>
          <table:table-cell office:value-type="float" office:value="-0.042121075691884" calcext:value-type="float">
            <text:p>-0.0421210757</text:p>
          </table:table-cell>
        </table:table-row>
        <table:table-row table:style-name="ro1">
          <table:table-cell office:value-type="float" office:value="1.80834228336187" calcext:value-type="float">
            <text:p>1.8083422834</text:p>
          </table:table-cell>
          <table:table-cell office:value-type="float" office:value="1.84988246548967" calcext:value-type="float">
            <text:p>1.8498824655</text:p>
          </table:table-cell>
          <table:table-cell office:value-type="float" office:value="-0.0415401821277976" calcext:value-type="float">
            <text:p>-0.0415401821</text:p>
          </table:table-cell>
        </table:table-row>
        <table:table-row table:style-name="ro1">
          <table:table-cell office:value-type="float" office:value="1.81506636891673" calcext:value-type="float">
            <text:p>1.8150663689</text:p>
          </table:table-cell>
          <table:table-cell office:value-type="float" office:value="1.85000417694793" calcext:value-type="float">
            <text:p>1.8500041769</text:p>
          </table:table-cell>
          <table:table-cell office:value-type="float" office:value="-0.0349378080312031" calcext:value-type="float">
            <text:p>-0.034937808</text:p>
          </table:table-cell>
        </table:table-row>
        <table:table-row table:style-name="ro1">
          <table:table-cell office:value-type="float" office:value="1.82555628472644" calcext:value-type="float">
            <text:p>1.8255562847</text:p>
          </table:table-cell>
          <table:table-cell office:value-type="float" office:value="1.85629661406402" calcext:value-type="float">
            <text:p>1.8562966141</text:p>
          </table:table-cell>
          <table:table-cell office:value-type="float" office:value="-0.0307403293375732" calcext:value-type="float">
            <text:p>-0.0307403293</text:p>
          </table:table-cell>
        </table:table-row>
        <table:table-row table:style-name="ro1">
          <table:table-cell office:value-type="float" office:value="1.83255561397745" calcext:value-type="float">
            <text:p>1.832555614</text:p>
          </table:table-cell>
          <table:table-cell office:value-type="float" office:value="1.87194329431421" calcext:value-type="float">
            <text:p>1.8719432943</text:p>
          </table:table-cell>
          <table:table-cell office:value-type="float" office:value="-0.039387680336757" calcext:value-type="float">
            <text:p>-0.0393876803</text:p>
          </table:table-cell>
        </table:table-row>
        <table:table-row table:style-name="ro1">
          <table:table-cell office:value-type="float" office:value="1.84146783427901" calcext:value-type="float">
            <text:p>1.8414678343</text:p>
          </table:table-cell>
          <table:table-cell office:value-type="float" office:value="1.87203577658793" calcext:value-type="float">
            <text:p>1.8720357766</text:p>
          </table:table-cell>
          <table:table-cell office:value-type="float" office:value="-0.0305679423089185" calcext:value-type="float">
            <text:p>-0.0305679423</text:p>
          </table:table-cell>
        </table:table-row>
        <table:table-row table:style-name="ro1">
          <table:table-cell office:value-type="float" office:value="1.84783898911114" calcext:value-type="float">
            <text:p>1.8478389891</text:p>
          </table:table-cell>
          <table:table-cell office:value-type="float" office:value="1.88599875228672" calcext:value-type="float">
            <text:p>1.8859987523</text:p>
          </table:table-cell>
          <table:table-cell office:value-type="float" office:value="-0.0381597631755855" calcext:value-type="float">
            <text:p>-0.0381597632</text:p>
          </table:table-cell>
        </table:table-row>
        <table:table-row table:style-name="ro1">
          <table:table-cell office:value-type="float" office:value="1.85801501271607" calcext:value-type="float">
            <text:p>1.8580150127</text:p>
          </table:table-cell>
          <table:table-cell office:value-type="float" office:value="1.8976727135298" calcext:value-type="float">
            <text:p>1.8976727135</text:p>
          </table:table-cell>
          <table:table-cell office:value-type="float" office:value="-0.0396577008137267" calcext:value-type="float">
            <text:p>-0.0396577008</text:p>
          </table:table-cell>
        </table:table-row>
        <table:table-row table:style-name="ro1">
          <table:table-cell office:value-type="float" office:value="1.86525224932135" calcext:value-type="float">
            <text:p>1.8652522493</text:p>
          </table:table-cell>
          <table:table-cell office:value-type="float" office:value="1.90296715807796" calcext:value-type="float">
            <text:p>1.9029671581</text:p>
          </table:table-cell>
          <table:table-cell office:value-type="float" office:value="-0.0377149087566102" calcext:value-type="float">
            <text:p>-0.0377149088</text:p>
          </table:table-cell>
        </table:table-row>
        <table:table-row table:style-name="ro1">
          <table:table-cell office:value-type="float" office:value="1.8755698343828" calcext:value-type="float">
            <text:p>1.8755698344</text:p>
          </table:table-cell>
          <table:table-cell office:value-type="float" office:value="1.90285509060592" calcext:value-type="float">
            <text:p>1.9028550906</text:p>
          </table:table-cell>
          <table:table-cell office:value-type="float" office:value="-0.0272852562231252" calcext:value-type="float">
            <text:p>-0.0272852562</text:p>
          </table:table-cell>
        </table:table-row>
        <table:table-row table:style-name="ro1">
          <table:table-cell office:value-type="float" office:value="1.88388094958789" calcext:value-type="float">
            <text:p>1.8838809496</text:p>
          </table:table-cell>
          <table:table-cell office:value-type="float" office:value="1.90794915540618" calcext:value-type="float">
            <text:p>1.9079491554</text:p>
          </table:table-cell>
          <table:table-cell office:value-type="float" office:value="-0.0240682058182899" calcext:value-type="float">
            <text:p>-0.0240682058</text:p>
          </table:table-cell>
        </table:table-row>
        <table:table-row table:style-name="ro1">
          <table:table-cell office:value-type="float" office:value="1.89538888583754" calcext:value-type="float">
            <text:p>1.8953888858</text:p>
          </table:table-cell>
          <table:table-cell office:value-type="float" office:value="1.9218846581558" calcext:value-type="float">
            <text:p>1.9218846582</text:p>
          </table:table-cell>
          <table:table-cell office:value-type="float" office:value="-0.0264957723182577" calcext:value-type="float">
            <text:p>-0.0264957723</text:p>
          </table:table-cell>
        </table:table-row>
        <table:table-row table:style-name="ro1">
          <table:table-cell office:value-type="float" office:value="1.90179601868259" calcext:value-type="float">
            <text:p>1.9017960187</text:p>
          </table:table-cell>
          <table:table-cell office:value-type="float" office:value="1.92498557348602" calcext:value-type="float">
            <text:p>1.9249855735</text:p>
          </table:table-cell>
          <table:table-cell office:value-type="float" office:value="-0.0231895548034247" calcext:value-type="float">
            <text:p>-0.0231895548</text:p>
          </table:table-cell>
        </table:table-row>
        <table:table-row table:style-name="ro1">
          <table:table-cell office:value-type="float" office:value="1.91422951674898" calcext:value-type="float">
            <text:p>1.9142295167</text:p>
          </table:table-cell>
          <table:table-cell office:value-type="float" office:value="1.93654055613169" calcext:value-type="float">
            <text:p>1.9365405561</text:p>
          </table:table-cell>
          <table:table-cell office:value-type="float" office:value="-0.0223110393827113" calcext:value-type="float">
            <text:p>-0.0223110394</text:p>
          </table:table-cell>
        </table:table-row>
        <table:table-row table:style-name="ro1">
          <table:table-cell office:value-type="float" office:value="1.9219141809734" calcext:value-type="float">
            <text:p>1.921914181</text:p>
          </table:table-cell>
          <table:table-cell office:value-type="float" office:value="1.95734990445263" calcext:value-type="float">
            <text:p>1.9573499045</text:p>
          </table:table-cell>
          <table:table-cell office:value-type="float" office:value="-0.0354357234792337" calcext:value-type="float">
            <text:p>-0.0354357235</text:p>
          </table:table-cell>
        </table:table-row>
        <table:table-row table:style-name="ro1">
          <table:table-cell office:value-type="float" office:value="1.93553882390689" calcext:value-type="float">
            <text:p>1.9355388239</text:p>
          </table:table-cell>
          <table:table-cell office:value-type="float" office:value="1.9573238407836" calcext:value-type="float">
            <text:p>1.9573238408</text:p>
          </table:table-cell>
          <table:table-cell office:value-type="float" office:value="-0.0217850168767124" calcext:value-type="float">
            <text:p>-0.0217850169</text:p>
          </table:table-cell>
        </table:table-row>
        <table:table-row table:style-name="ro1">
          <table:table-cell office:value-type="float" office:value="1.94349572234098" calcext:value-type="float">
            <text:p>1.9434957223</text:p>
          </table:table-cell>
          <table:table-cell office:value-type="float" office:value="1.97657803607929" calcext:value-type="float">
            <text:p>1.9765780361</text:p>
          </table:table-cell>
          <table:table-cell office:value-type="float" office:value="-0.0330823137383132" calcext:value-type="float">
            <text:p>-0.0330823137</text:p>
          </table:table-cell>
        </table:table-row>
        <table:table-row table:style-name="ro1">
          <table:table-cell office:value-type="float" office:value="1.95656671957411" calcext:value-type="float">
            <text:p>1.9565667196</text:p>
          </table:table-cell>
          <table:table-cell office:value-type="float" office:value="1.99242266652996" calcext:value-type="float">
            <text:p>1.9924226665</text:p>
          </table:table-cell>
          <table:table-cell office:value-type="float" office:value="-0.0358559469558581" calcext:value-type="float">
            <text:p>-0.035855947</text:p>
          </table:table-cell>
        </table:table-row>
        <table:table-row table:style-name="ro1">
          <table:table-cell office:value-type="float" office:value="1.96374186511943" calcext:value-type="float">
            <text:p>1.9637418651</text:p>
          </table:table-cell>
          <table:table-cell office:value-type="float" office:value="1.99834546866464" calcext:value-type="float">
            <text:p>1.9983454687</text:p>
          </table:table-cell>
          <table:table-cell office:value-type="float" office:value="-0.0346036035452077" calcext:value-type="float">
            <text:p>-0.0346036035</text:p>
          </table:table-cell>
        </table:table-row>
        <table:table-row table:style-name="ro1">
          <table:table-cell office:value-type="float" office:value="1.97828316882648" calcext:value-type="float">
            <text:p>1.9782831688</text:p>
          </table:table-cell>
          <table:table-cell office:value-type="float" office:value="2.01024516022266" calcext:value-type="float">
            <text:p>2.0102451602</text:p>
          </table:table-cell>
          <table:table-cell office:value-type="float" office:value="-0.0319619913961786" calcext:value-type="float">
            <text:p>-0.0319619914</text:p>
          </table:table-cell>
        </table:table-row>
        <table:table-row table:style-name="ro1">
          <table:table-cell office:value-type="float" office:value="1.98671383101118" calcext:value-type="float">
            <text:p>1.986713831</text:p>
          </table:table-cell>
          <table:table-cell office:value-type="float" office:value="2.0162515675274" calcext:value-type="float">
            <text:p>2.0162515675</text:p>
          </table:table-cell>
          <table:table-cell office:value-type="float" office:value="-0.0295377365162226" calcext:value-type="float">
            <text:p>-0.0295377365</text:p>
          </table:table-cell>
        </table:table-row>
        <table:table-row table:style-name="ro1">
          <table:table-cell office:value-type="float" office:value="2.00021630471994" calcext:value-type="float">
            <text:p>2.0002163047</text:p>
          </table:table-cell>
          <table:table-cell office:value-type="float" office:value="2.02754037163079" calcext:value-type="float">
            <text:p>2.0275403716</text:p>
          </table:table-cell>
          <table:table-cell office:value-type="float" office:value="-0.0273240669108428" calcext:value-type="float">
            <text:p>-0.0273240669</text:p>
          </table:table-cell>
        </table:table-row>
        <table:table-row table:style-name="ro1">
          <table:table-cell office:value-type="float" office:value="2.00897842987111" calcext:value-type="float">
            <text:p>2.0089784299</text:p>
          </table:table-cell>
          <table:table-cell office:value-type="float" office:value="2.05274080221701" calcext:value-type="float">
            <text:p>2.0527408022</text:p>
          </table:table-cell>
          <table:table-cell office:value-type="float" office:value="-0.043762372345896" calcext:value-type="float">
            <text:p>-0.0437623723</text:p>
          </table:table-cell>
        </table:table-row>
        <table:table-row table:style-name="ro1">
          <table:table-cell office:value-type="float" office:value="2.02277503004209" calcext:value-type="float">
            <text:p>2.02277503</text:p>
          </table:table-cell>
          <table:table-cell office:value-type="float" office:value="2.05267098815891" calcext:value-type="float">
            <text:p>2.0526709882</text:p>
          </table:table-cell>
          <table:table-cell office:value-type="float" office:value="-0.0298959581168177" calcext:value-type="float">
            <text:p>-0.0298959581</text:p>
          </table:table-cell>
        </table:table-row>
        <table:table-row table:style-name="ro1">
          <table:table-cell office:value-type="float" office:value="2.03146581459381" calcext:value-type="float">
            <text:p>2.0314658146</text:p>
          </table:table-cell>
          <table:table-cell office:value-type="float" office:value="2.07740525794212" calcext:value-type="float">
            <text:p>2.0774052579</text:p>
          </table:table-cell>
          <table:table-cell office:value-type="float" office:value="-0.0459394433483058" calcext:value-type="float">
            <text:p>-0.0459394433</text:p>
          </table:table-cell>
        </table:table-row>
        <table:table-row table:style-name="ro1">
          <table:table-cell office:value-type="float" office:value="2.04083714984009" calcext:value-type="float">
            <text:p>2.0408371498</text:p>
          </table:table-cell>
          <table:table-cell office:value-type="float" office:value="2.07746368885884" calcext:value-type="float">
            <text:p>2.0774636889</text:p>
          </table:table-cell>
          <table:table-cell office:value-type="float" office:value="-0.0366265390187515" calcext:value-type="float">
            <text:p>-0.036626539</text:p>
          </table:table-cell>
        </table:table-row>
        <table:table-row table:style-name="ro1">
          <table:table-cell office:value-type="float" office:value="2.05595663147596" calcext:value-type="float">
            <text:p>2.0559566315</text:p>
          </table:table-cell>
          <table:table-cell office:value-type="float" office:value="2.09740990336586" calcext:value-type="float">
            <text:p>2.0974099034</text:p>
          </table:table-cell>
          <table:table-cell office:value-type="float" office:value="-0.0414532718898921" calcext:value-type="float">
            <text:p>-0.0414532719</text:p>
          </table:table-cell>
        </table:table-row>
        <table:table-row table:style-name="ro1">
          <table:table-cell office:value-type="float" office:value="2.0622745827032" calcext:value-type="float">
            <text:p>2.0622745827</text:p>
          </table:table-cell>
          <table:table-cell office:value-type="float" office:value="2.09747595677849" calcext:value-type="float">
            <text:p>2.0974759568</text:p>
          </table:table-cell>
          <table:table-cell office:value-type="float" office:value="-0.0352013740752843" calcext:value-type="float">
            <text:p>-0.0352013741</text:p>
          </table:table-cell>
        </table:table-row>
        <table:table-row table:style-name="ro1">
          <table:table-cell office:value-type="float" office:value="2.06991959221152" calcext:value-type="float">
            <text:p>2.0699195922</text:p>
          </table:table-cell>
          <table:table-cell office:value-type="float" office:value="2.1092557111398" calcext:value-type="float">
            <text:p>2.1092557111</text:p>
          </table:table-cell>
          <table:table-cell office:value-type="float" office:value="-0.0393361189282744" calcext:value-type="float">
            <text:p>-0.0393361189</text:p>
          </table:table-cell>
        </table:table-row>
        <table:table-row table:style-name="ro1">
          <table:table-cell office:value-type="float" office:value="2.08124847063951" calcext:value-type="float">
            <text:p>2.0812484706</text:p>
          </table:table-cell>
          <table:table-cell office:value-type="float" office:value="2.12258008500115" calcext:value-type="float">
            <text:p>2.122580085</text:p>
          </table:table-cell>
          <table:table-cell office:value-type="float" office:value="-0.0413316143616402" calcext:value-type="float">
            <text:p>-0.0413316144</text:p>
          </table:table-cell>
        </table:table-row>
        <table:table-row table:style-name="ro1">
          <table:table-cell office:value-type="float" office:value="2.09486454445765" calcext:value-type="float">
            <text:p>2.0948645445</text:p>
          </table:table-cell>
          <table:table-cell office:value-type="float" office:value="2.12582860012812" calcext:value-type="float">
            <text:p>2.1258286001</text:p>
          </table:table-cell>
          <table:table-cell office:value-type="float" office:value="-0.0309640556704744" calcext:value-type="float">
            <text:p>-0.0309640557</text:p>
          </table:table-cell>
        </table:table-row>
        <table:table-row table:style-name="ro1">
          <table:table-cell office:value-type="float" office:value="2.10981070957795" calcext:value-type="float">
            <text:p>2.1098107096</text:p>
          </table:table-cell>
          <table:table-cell office:value-type="float" office:value="2.14886268548318" calcext:value-type="float">
            <text:p>2.1488626855</text:p>
          </table:table-cell>
          <table:table-cell office:value-type="float" office:value="-0.0390519759052306" calcext:value-type="float">
            <text:p>-0.0390519759</text:p>
          </table:table-cell>
        </table:table-row>
        <table:table-row table:style-name="ro1">
          <table:table-cell office:value-type="float" office:value="2.11873479112616" calcext:value-type="float">
            <text:p>2.1187347911</text:p>
          </table:table-cell>
          <table:table-cell office:value-type="float" office:value="2.16601978173777" calcext:value-type="float">
            <text:p>2.1660197817</text:p>
          </table:table-cell>
          <table:table-cell office:value-type="float" office:value="-0.0472849906116082" calcext:value-type="float">
            <text:p>-0.0472849906</text:p>
          </table:table-cell>
        </table:table-row>
        <table:table-row table:style-name="ro1">
          <table:table-cell office:value-type="float" office:value="2.13065093032147" calcext:value-type="float">
            <text:p>2.1306509303</text:p>
          </table:table-cell>
          <table:table-cell office:value-type="float" office:value="2.17778043192481" calcext:value-type="float">
            <text:p>2.1777804319</text:p>
          </table:table-cell>
          <table:table-cell office:value-type="float" office:value="-0.0471295016033397" calcext:value-type="float">
            <text:p>-0.0471295016</text:p>
          </table:table-cell>
        </table:table-row>
        <table:table-row table:style-name="ro1">
          <table:table-cell office:value-type="float" office:value="2.13777058211226" calcext:value-type="float">
            <text:p>2.1377705821</text:p>
          </table:table-cell>
          <table:table-cell office:value-type="float" office:value="2.1776547552527" calcext:value-type="float">
            <text:p>2.1776547553</text:p>
          </table:table-cell>
          <table:table-cell office:value-type="float" office:value="-0.0398841731404476" calcext:value-type="float">
            <text:p>-0.0398841731</text:p>
          </table:table-cell>
        </table:table-row>
        <table:table-row table:style-name="ro1">
          <table:table-cell office:value-type="float" office:value="2.15229674066391" calcext:value-type="float">
            <text:p>2.1522967407</text:p>
          </table:table-cell>
          <table:table-cell office:value-type="float" office:value="2.18677197778881" calcext:value-type="float">
            <text:p>2.1867719778</text:p>
          </table:table-cell>
          <table:table-cell office:value-type="float" office:value="-0.0344752371248918" calcext:value-type="float">
            <text:p>-0.0344752371</text:p>
          </table:table-cell>
        </table:table-row>
        <table:table-row table:style-name="ro1">
          <table:table-cell office:value-type="float" office:value="2.16142598284327" calcext:value-type="float">
            <text:p>2.1614259828</text:p>
          </table:table-cell>
          <table:table-cell office:value-type="float" office:value="2.20812096606786" calcext:value-type="float">
            <text:p>2.2081209661</text:p>
          </table:table-cell>
          <table:table-cell office:value-type="float" office:value="-0.0466949832245884" calcext:value-type="float">
            <text:p>-0.0466949832</text:p>
          </table:table-cell>
        </table:table-row>
        <table:table-row table:style-name="ro1">
          <table:table-cell office:value-type="float" office:value="2.17366336641144" calcext:value-type="float">
            <text:p>2.1736633664</text:p>
          </table:table-cell>
          <table:table-cell office:value-type="float" office:value="2.20530235927075" calcext:value-type="float">
            <text:p>2.2053023593</text:p>
          </table:table-cell>
          <table:table-cell office:value-type="float" office:value="-0.0316389928593068" calcext:value-type="float">
            <text:p>-0.0316389929</text:p>
          </table:table-cell>
        </table:table-row>
        <table:table-row table:style-name="ro1">
          <table:table-cell office:value-type="float" office:value="2.18256781920813" calcext:value-type="float">
            <text:p>2.1825678192</text:p>
          </table:table-cell>
          <table:table-cell office:value-type="float" office:value="2.21332207745873" calcext:value-type="float">
            <text:p>2.2133220775</text:p>
          </table:table-cell>
          <table:table-cell office:value-type="float" office:value="-0.0307542582506057" calcext:value-type="float">
            <text:p>-0.0307542583</text:p>
          </table:table-cell>
        </table:table-row>
        <table:table-row table:style-name="ro1">
          <table:table-cell office:value-type="float" office:value="2.1908722866202" calcext:value-type="float">
            <text:p>2.1908722866</text:p>
          </table:table-cell>
          <table:table-cell office:value-type="float" office:value="2.21478560751323" calcext:value-type="float">
            <text:p>2.2147856075</text:p>
          </table:table-cell>
          <table:table-cell office:value-type="float" office:value="-0.0239133208930284" calcext:value-type="float">
            <text:p>-0.0239133209</text:p>
          </table:table-cell>
        </table:table-row>
        <table:table-row table:style-name="ro1">
          <table:table-cell office:value-type="float" office:value="2.20361602508327" calcext:value-type="float">
            <text:p>2.2036160251</text:p>
          </table:table-cell>
          <table:table-cell office:value-type="float" office:value="2.23200504794882" calcext:value-type="float">
            <text:p>2.2320050479</text:p>
          </table:table-cell>
          <table:table-cell office:value-type="float" office:value="-0.0283890228655492" calcext:value-type="float">
            <text:p>-0.0283890229</text:p>
          </table:table-cell>
        </table:table-row>
        <table:table-row table:style-name="ro1">
          <table:table-cell office:value-type="float" office:value="2.21132836891145" calcext:value-type="float">
            <text:p>2.2113283689</text:p>
          </table:table-cell>
          <table:table-cell office:value-type="float" office:value="2.23831088339272" calcext:value-type="float">
            <text:p>2.2383108834</text:p>
          </table:table-cell>
          <table:table-cell office:value-type="float" office:value="-0.026982514481269" calcext:value-type="float">
            <text:p>-0.0269825145</text:p>
          </table:table-cell>
        </table:table-row>
        <table:table-row table:style-name="ro1">
          <table:table-cell office:value-type="float" office:value="2.22108860286158" calcext:value-type="float">
            <text:p>2.2210886029</text:p>
          </table:table-cell>
          <table:table-cell office:value-type="float" office:value="2.24683277326851" calcext:value-type="float">
            <text:p>2.2468327733</text:p>
          </table:table-cell>
          <table:table-cell office:value-type="float" office:value="-0.0257441704069308" calcext:value-type="float">
            <text:p>-0.0257441704</text:p>
          </table:table-cell>
        </table:table-row>
        <table:table-row table:style-name="ro1">
          <table:table-cell office:value-type="float" office:value="2.22847513741172" calcext:value-type="float">
            <text:p>2.2284751374</text:p>
          </table:table-cell>
          <table:table-cell office:value-type="float" office:value="2.25227310855475" calcext:value-type="float">
            <text:p>2.2522731086</text:p>
          </table:table-cell>
          <table:table-cell office:value-type="float" office:value="-0.0237979711430238" calcext:value-type="float">
            <text:p>-0.0237979711</text:p>
          </table:table-cell>
        </table:table-row>
        <table:table-row table:style-name="ro1">
          <table:table-cell office:value-type="float" office:value="2.23959979907156" calcext:value-type="float">
            <text:p>2.2395997991</text:p>
          </table:table-cell>
          <table:table-cell office:value-type="float" office:value="2.27182634979941" calcext:value-type="float">
            <text:p>2.2718263498</text:p>
          </table:table-cell>
          <table:table-cell office:value-type="float" office:value="-0.0322265507278523" calcext:value-type="float">
            <text:p>-0.0322265507</text:p>
          </table:table-cell>
        </table:table-row>
        <table:table-row table:style-name="ro1">
          <table:table-cell office:value-type="float" office:value="2.24700731220725" calcext:value-type="float">
            <text:p>2.2470073122</text:p>
          </table:table-cell>
          <table:table-cell office:value-type="float" office:value="2.27183571695327" calcext:value-type="float">
            <text:p>2.271835717</text:p>
          </table:table-cell>
          <table:table-cell office:value-type="float" office:value="-0.0248284047460179" calcext:value-type="float">
            <text:p>-0.0248284047</text:p>
          </table:table-cell>
        </table:table-row>
        <table:table-row table:style-name="ro1">
          <table:table-cell office:value-type="float" office:value="2.25687768657269" calcext:value-type="float">
            <text:p>2.2568776866</text:p>
          </table:table-cell>
          <table:table-cell office:value-type="float" office:value="2.27838784992562" calcext:value-type="float">
            <text:p>2.2783878499</text:p>
          </table:table-cell>
          <table:table-cell office:value-type="float" office:value="-0.0215101633529273" calcext:value-type="float">
            <text:p>-0.0215101634</text:p>
          </table:table-cell>
        </table:table-row>
        <table:table-row table:style-name="ro1">
          <table:table-cell office:value-type="float" office:value="2.26386815198306" calcext:value-type="float">
            <text:p>2.263868152</text:p>
          </table:table-cell>
          <table:table-cell office:value-type="float" office:value="2.27840944614589" calcext:value-type="float">
            <text:p>2.2784094461</text:p>
          </table:table-cell>
          <table:table-cell office:value-type="float" office:value="-0.0145412941628265" calcext:value-type="float">
            <text:p>-0.0145412942</text:p>
          </table:table-cell>
        </table:table-row>
        <table:table-row table:style-name="ro1">
          <table:table-cell office:value-type="float" office:value="2.27404623082664" calcext:value-type="float">
            <text:p>2.2740462308</text:p>
          </table:table-cell>
          <table:table-cell office:value-type="float" office:value="2.29875149132262" calcext:value-type="float">
            <text:p>2.2987514913</text:p>
          </table:table-cell>
          <table:table-cell office:value-type="float" office:value="-0.0247052604959777" calcext:value-type="float">
            <text:p>-0.0247052605</text:p>
          </table:table-cell>
        </table:table-row>
        <table:table-row table:style-name="ro1">
          <table:table-cell office:value-type="float" office:value="2.28266491963844" calcext:value-type="float">
            <text:p>2.2826649196</text:p>
          </table:table-cell>
          <table:table-cell office:value-type="float" office:value="2.29883401596601" calcext:value-type="float">
            <text:p>2.298834016</text:p>
          </table:table-cell>
          <table:table-cell office:value-type="float" office:value="-0.0161690963275709" calcext:value-type="float">
            <text:p>-0.0161690963</text:p>
          </table:table-cell>
        </table:table-row>
        <table:table-row table:style-name="ro1">
          <table:table-cell office:value-type="float" office:value="2.29252848793853" calcext:value-type="float">
            <text:p>2.2925284879</text:p>
          </table:table-cell>
          <table:table-cell office:value-type="float" office:value="2.32430379817901" calcext:value-type="float">
            <text:p>2.3243037982</text:p>
          </table:table-cell>
          <table:table-cell office:value-type="float" office:value="-0.0317753102404787" calcext:value-type="float">
            <text:p>-0.0317753102</text:p>
          </table:table-cell>
        </table:table-row>
        <table:table-row table:style-name="ro1">
          <table:table-cell office:value-type="float" office:value="2.29933862556276" calcext:value-type="float">
            <text:p>2.2993386256</text:p>
          </table:table-cell>
          <table:table-cell office:value-type="float" office:value="2.32438744036705" calcext:value-type="float">
            <text:p>2.3243874404</text:p>
          </table:table-cell>
          <table:table-cell office:value-type="float" office:value="-0.0250488148042902" calcext:value-type="float">
            <text:p>-0.0250488148</text:p>
          </table:table-cell>
        </table:table-row>
        <table:table-row table:style-name="ro1">
          <table:table-cell office:value-type="float" office:value="2.31029858512842" calcext:value-type="float">
            <text:p>2.3102985851</text:p>
          </table:table-cell>
          <table:table-cell office:value-type="float" office:value="2.35542805676358" calcext:value-type="float">
            <text:p>2.3554280568</text:p>
          </table:table-cell>
          <table:table-cell office:value-type="float" office:value="-0.0451294716351609" calcext:value-type="float">
            <text:p>-0.0451294716</text:p>
          </table:table-cell>
        </table:table-row>
        <table:table-row table:style-name="ro1">
          <table:table-cell office:value-type="float" office:value="2.31547335313542" calcext:value-type="float">
            <text:p>2.3154733531</text:p>
          </table:table-cell>
          <table:table-cell office:value-type="float" office:value="2.35403135932884" calcext:value-type="float">
            <text:p>2.3540313593</text:p>
          </table:table-cell>
          <table:table-cell office:value-type="float" office:value="-0.038558006193425" calcext:value-type="float">
            <text:p>-0.0385580062</text:p>
          </table:table-cell>
        </table:table-row>
        <table:table-row table:style-name="ro1">
          <table:table-cell office:value-type="float" office:value="2.32771623879717" calcext:value-type="float">
            <text:p>2.3277162388</text:p>
          </table:table-cell>
          <table:table-cell office:value-type="float" office:value="2.35414905534172" calcext:value-type="float">
            <text:p>2.3541490553</text:p>
          </table:table-cell>
          <table:table-cell office:value-type="float" office:value="-0.0264328165445429" calcext:value-type="float">
            <text:p>-0.0264328165</text:p>
          </table:table-cell>
        </table:table-row>
        <table:table-row table:style-name="ro1">
          <table:table-cell office:value-type="float" office:value="2.3349744884385" calcext:value-type="float">
            <text:p>2.3349744884</text:p>
          </table:table-cell>
          <table:table-cell office:value-type="float" office:value="2.36563627599699" calcext:value-type="float">
            <text:p>2.365636276</text:p>
          </table:table-cell>
          <table:table-cell office:value-type="float" office:value="-0.0306617875584898" calcext:value-type="float">
            <text:p>-0.0306617876</text:p>
          </table:table-cell>
        </table:table-row>
        <table:table-row table:style-name="ro1">
          <table:table-cell office:value-type="float" office:value="2.34809176315677" calcext:value-type="float">
            <text:p>2.3480917632</text:p>
          </table:table-cell>
          <table:table-cell office:value-type="float" office:value="2.37149016123744" calcext:value-type="float">
            <text:p>2.3714901612</text:p>
          </table:table-cell>
          <table:table-cell office:value-type="float" office:value="-0.0233983980806722" calcext:value-type="float">
            <text:p>-0.0233983981</text:p>
          </table:table-cell>
        </table:table-row>
        <table:table-row table:style-name="ro1">
          <table:table-cell office:value-type="float" office:value="2.35511985839488" calcext:value-type="float">
            <text:p>2.3551198584</text:p>
          </table:table-cell>
          <table:table-cell office:value-type="float" office:value="2.3897290296181" calcext:value-type="float">
            <text:p>2.3897290296</text:p>
          </table:table-cell>
          <table:table-cell office:value-type="float" office:value="-0.034609171223225" calcext:value-type="float">
            <text:p>-0.0346091712</text:p>
          </table:table-cell>
        </table:table-row>
        <table:table-row table:style-name="ro1">
          <table:table-cell office:value-type="float" office:value="2.36364098764935" calcext:value-type="float">
            <text:p>2.3636409876</text:p>
          </table:table-cell>
          <table:table-cell office:value-type="float" office:value="2.41789727452239" calcext:value-type="float">
            <text:p>2.4178972745</text:p>
          </table:table-cell>
          <table:table-cell office:value-type="float" office:value="-0.054256286873045" calcext:value-type="float">
            <text:p>-0.0542562869</text:p>
          </table:table-cell>
        </table:table-row>
        <table:table-row table:style-name="ro1">
          <table:table-cell office:value-type="float" office:value="2.37198407165206" calcext:value-type="float">
            <text:p>2.3719840717</text:p>
          </table:table-cell>
          <table:table-cell office:value-type="float" office:value="2.41774579484652" calcext:value-type="float">
            <text:p>2.4177457948</text:p>
          </table:table-cell>
          <table:table-cell office:value-type="float" office:value="-0.0457617231944565" calcext:value-type="float">
            <text:p>-0.0457617232</text:p>
          </table:table-cell>
        </table:table-row>
        <table:table-row table:style-name="ro1">
          <table:table-cell office:value-type="float" office:value="2.38449499576337" calcext:value-type="float">
            <text:p>2.3844949958</text:p>
          </table:table-cell>
          <table:table-cell office:value-type="float" office:value="2.42105187888002" calcext:value-type="float">
            <text:p>2.4210518789</text:p>
          </table:table-cell>
          <table:table-cell office:value-type="float" office:value="-0.0365568831166514" calcext:value-type="float">
            <text:p>-0.0365568831</text:p>
          </table:table-cell>
        </table:table-row>
        <table:table-row table:style-name="ro1">
          <table:table-cell office:value-type="float" office:value="2.39116724944955" calcext:value-type="float">
            <text:p>2.3911672494</text:p>
          </table:table-cell>
          <table:table-cell office:value-type="float" office:value="2.44120498244839" calcext:value-type="float">
            <text:p>2.4412049824</text:p>
          </table:table-cell>
          <table:table-cell office:value-type="float" office:value="-0.0500377329988417" calcext:value-type="float">
            <text:p>-0.050037733</text:p>
          </table:table-cell>
        </table:table-row>
        <table:table-row table:style-name="ro1">
          <table:table-cell office:value-type="float" office:value="2.40147293766929" calcext:value-type="float">
            <text:p>2.4014729377</text:p>
          </table:table-cell>
          <table:table-cell office:value-type="float" office:value="2.45306555442824" calcext:value-type="float">
            <text:p>2.4530655544</text:p>
          </table:table-cell>
          <table:table-cell office:value-type="float" office:value="-0.0515926167589536" calcext:value-type="float">
            <text:p>-0.0515926168</text:p>
          </table:table-cell>
        </table:table-row>
        <table:table-row table:style-name="ro1">
          <table:table-cell office:value-type="float" office:value="2.40974038551777" calcext:value-type="float">
            <text:p>2.4097403855</text:p>
          </table:table-cell>
          <table:table-cell office:value-type="float" office:value="2.45757138481746" calcext:value-type="float">
            <text:p>2.4575713848</text:p>
          </table:table-cell>
          <table:table-cell office:value-type="float" office:value="-0.0478309992996939" calcext:value-type="float">
            <text:p>-0.0478309993</text:p>
          </table:table-cell>
        </table:table-row>
        <table:table-row table:style-name="ro1">
          <table:table-cell office:value-type="float" office:value="2.42050766903818" calcext:value-type="float">
            <text:p>2.420507669</text:p>
          </table:table-cell>
          <table:table-cell office:value-type="float" office:value="2.47143484884824" calcext:value-type="float">
            <text:p>2.4714348488</text:p>
          </table:table-cell>
          <table:table-cell office:value-type="float" office:value="-0.0509271798100621" calcext:value-type="float">
            <text:p>-0.0509271798</text:p>
          </table:table-cell>
        </table:table-row>
        <table:table-row table:style-name="ro1">
          <table:table-cell office:value-type="float" office:value="2.42741218517364" calcext:value-type="float">
            <text:p>2.4274121852</text:p>
          </table:table-cell>
          <table:table-cell office:value-type="float" office:value="2.4882625972537" calcext:value-type="float">
            <text:p>2.4882625973</text:p>
          </table:table-cell>
          <table:table-cell office:value-type="float" office:value="-0.0608504120800539" calcext:value-type="float">
            <text:p>-0.0608504121</text:p>
          </table:table-cell>
        </table:table-row>
        <table:table-row table:style-name="ro1">
          <table:table-cell office:value-type="float" office:value="2.43921350119458" calcext:value-type="float">
            <text:p>2.4392135012</text:p>
          </table:table-cell>
          <table:table-cell office:value-type="float" office:value="2.48822448542847" calcext:value-type="float">
            <text:p>2.4882244854</text:p>
          </table:table-cell>
          <table:table-cell office:value-type="float" office:value="-0.0490109842338877" calcext:value-type="float">
            <text:p>-0.0490109842</text:p>
          </table:table-cell>
        </table:table-row>
        <table:table-row table:style-name="ro1">
          <table:table-cell office:value-type="float" office:value="2.44511449860639" calcext:value-type="float">
            <text:p>2.4451144986</text:p>
          </table:table-cell>
          <table:table-cell office:value-type="float" office:value="2.50944455242917" calcext:value-type="float">
            <text:p>2.5094445524</text:p>
          </table:table-cell>
          <table:table-cell office:value-type="float" office:value="-0.0643300538227805" calcext:value-type="float">
            <text:p>-0.0643300538</text:p>
          </table:table-cell>
        </table:table-row>
        <table:table-row table:style-name="ro1">
          <table:table-cell office:value-type="float" office:value="2.45661988473479" calcext:value-type="float">
            <text:p>2.4566198847</text:p>
          </table:table-cell>
          <table:table-cell office:value-type="float" office:value="2.53438511569444" calcext:value-type="float">
            <text:p>2.5343851157</text:p>
          </table:table-cell>
          <table:table-cell office:value-type="float" office:value="-0.0777652309596486" calcext:value-type="float">
            <text:p>-0.077765231</text:p>
          </table:table-cell>
        </table:table-row>
        <table:table-row table:style-name="ro1">
          <table:table-cell office:value-type="float" office:value="2.46175994838529" calcext:value-type="float">
            <text:p>2.4617599484</text:p>
          </table:table-cell>
          <table:table-cell office:value-type="float" office:value="2.53437150648893" calcext:value-type="float">
            <text:p>2.5343715065</text:p>
          </table:table-cell>
          <table:table-cell office:value-type="float" office:value="-0.0726115581036417" calcext:value-type="float">
            <text:p>-0.0726115581</text:p>
          </table:table-cell>
        </table:table-row>
        <table:table-row table:style-name="ro1">
          <table:table-cell office:value-type="float" office:value="2.47039854000795" calcext:value-type="float">
            <text:p>2.47039854</text:p>
          </table:table-cell>
          <table:table-cell office:value-type="float" office:value="2.54494960283193" calcext:value-type="float">
            <text:p>2.5449496028</text:p>
          </table:table-cell>
          <table:table-cell office:value-type="float" office:value="-0.0745510628239745" calcext:value-type="float">
            <text:p>-0.0745510628</text:p>
          </table:table-cell>
        </table:table-row>
        <table:table-row table:style-name="ro1">
          <table:table-cell office:value-type="float" office:value="2.47592877043201" calcext:value-type="float">
            <text:p>2.4759287704</text:p>
          </table:table-cell>
          <table:table-cell office:value-type="float" office:value="2.5552094072013" calcext:value-type="float">
            <text:p>2.5552094072</text:p>
          </table:table-cell>
          <table:table-cell office:value-type="float" office:value="-0.0792806367692949" calcext:value-type="float">
            <text:p>-0.0792806368</text:p>
          </table:table-cell>
        </table:table-row>
        <table:table-row table:style-name="ro1">
          <table:table-cell office:value-type="float" office:value="2.48502442426056" calcext:value-type="float">
            <text:p>2.4850244243</text:p>
          </table:table-cell>
          <table:table-cell office:value-type="float" office:value="2.57370184383272" calcext:value-type="float">
            <text:p>2.5737018438</text:p>
          </table:table-cell>
          <table:table-cell office:value-type="float" office:value="-0.0886774195721514" calcext:value-type="float">
            <text:p>-0.0886774196</text:p>
          </table:table-cell>
        </table:table-row>
        <table:table-row table:style-name="ro1">
          <table:table-cell office:value-type="float" office:value="2.49104532798584" calcext:value-type="float">
            <text:p>2.491045328</text:p>
          </table:table-cell>
          <table:table-cell office:value-type="float" office:value="2.58462433668911" calcext:value-type="float">
            <text:p>2.5846243367</text:p>
          </table:table-cell>
          <table:table-cell office:value-type="float" office:value="-0.0935790087032733" calcext:value-type="float">
            <text:p>-0.0935790087</text:p>
          </table:table-cell>
        </table:table-row>
        <table:table-row table:style-name="ro1">
          <table:table-cell office:value-type="float" office:value="2.49709622909884" calcext:value-type="float">
            <text:p>2.4970962291</text:p>
          </table:table-cell>
          <table:table-cell office:value-type="float" office:value="2.59256041857533" calcext:value-type="float">
            <text:p>2.5925604186</text:p>
          </table:table-cell>
          <table:table-cell office:value-type="float" office:value="-0.0954641894764876" calcext:value-type="float">
            <text:p>-0.0954641895</text:p>
          </table:table-cell>
        </table:table-row>
        <table:table-row table:style-name="ro1">
          <table:table-cell office:value-type="float" office:value="2.50866057339606" calcext:value-type="float">
            <text:p>2.5086605734</text:p>
          </table:table-cell>
          <table:table-cell office:value-type="float" office:value="2.62422269129709" calcext:value-type="float">
            <text:p>2.6242226913</text:p>
          </table:table-cell>
          <table:table-cell office:value-type="float" office:value="-0.115562117901025" calcext:value-type="float">
            <text:p>-0.1155621179</text:p>
          </table:table-cell>
        </table:table-row>
        <table:table-row table:style-name="ro1">
          <table:table-cell office:value-type="float" office:value="2.51383018343784" calcext:value-type="float">
            <text:p>2.5138301834</text:p>
          </table:table-cell>
          <table:table-cell office:value-type="float" office:value="2.63395046206563" calcext:value-type="float">
            <text:p>2.6339504621</text:p>
          </table:table-cell>
          <table:table-cell office:value-type="float" office:value="-0.120120278627794" calcext:value-type="float">
            <text:p>-0.1201202786</text:p>
          </table:table-cell>
        </table:table-row>
        <table:table-row table:style-name="ro1">
          <table:table-cell office:value-type="float" office:value="2.52203845207787" calcext:value-type="float">
            <text:p>2.5220384521</text:p>
          </table:table-cell>
          <table:table-cell office:value-type="float" office:value="2.63380205014572" calcext:value-type="float">
            <text:p>2.6338020501</text:p>
          </table:table-cell>
          <table:table-cell office:value-type="float" office:value="-0.111763598067847" calcext:value-type="float">
            <text:p>-0.1117635981</text:p>
          </table:table-cell>
        </table:table-row>
        <table:table-row table:style-name="ro1">
          <table:table-cell office:value-type="float" office:value="2.52657671230372" calcext:value-type="float">
            <text:p>2.5265767123</text:p>
          </table:table-cell>
          <table:table-cell office:value-type="float" office:value="2.65320441539146" calcext:value-type="float">
            <text:p>2.6532044154</text:p>
          </table:table-cell>
          <table:table-cell office:value-type="float" office:value="-0.126627703087737" calcext:value-type="float">
            <text:p>-0.1266277031</text:p>
          </table:table-cell>
        </table:table-row>
        <table:table-row table:style-name="ro1">
          <table:table-cell office:value-type="float" office:value="2.53464458738659" calcext:value-type="float">
            <text:p>2.5346445874</text:p>
          </table:table-cell>
          <table:table-cell office:value-type="float" office:value="2.65805622284543" calcext:value-type="float">
            <text:p>2.6580562228</text:p>
          </table:table-cell>
          <table:table-cell office:value-type="float" office:value="-0.123411635458839" calcext:value-type="float">
            <text:p>-0.1234116355</text:p>
          </table:table-cell>
        </table:table-row>
        <table:table-row table:style-name="ro1">
          <table:table-cell office:value-type="float" office:value="2.53784562483282" calcext:value-type="float">
            <text:p>2.5378456248</text:p>
          </table:table-cell>
          <table:table-cell office:value-type="float" office:value="2.67578359853875" calcext:value-type="float">
            <text:p>2.6757835985</text:p>
          </table:table-cell>
          <table:table-cell office:value-type="float" office:value="-0.137937973705931" calcext:value-type="float">
            <text:p>-0.1379379737</text:p>
          </table:table-cell>
        </table:table-row>
        <table:table-row table:style-name="ro1">
          <table:table-cell office:value-type="float" office:value="2.54167478933075" calcext:value-type="float">
            <text:p>2.5416747893</text:p>
          </table:table-cell>
          <table:table-cell office:value-type="float" office:value="2.68450809211772" calcext:value-type="float">
            <text:p>2.6845080921</text:p>
          </table:table-cell>
          <table:table-cell office:value-type="float" office:value="-0.142833302786974" calcext:value-type="float">
            <text:p>-0.1428333028</text:p>
          </table:table-cell>
        </table:table-row>
        <table:table-row table:style-name="ro1">
          <table:table-cell office:value-type="float" office:value="2.54726211598623" calcext:value-type="float">
            <text:p>2.547262116</text:p>
          </table:table-cell>
          <table:table-cell office:value-type="float" office:value="2.69270789369776" calcext:value-type="float">
            <text:p>2.6927078937</text:p>
          </table:table-cell>
          <table:table-cell office:value-type="float" office:value="-0.145445777711524" calcext:value-type="float">
            <text:p>-0.1454457777</text:p>
          </table:table-cell>
        </table:table-row>
        <table:table-row table:style-name="ro1">
          <table:table-cell office:value-type="float" office:value="2.55053907381742" calcext:value-type="float">
            <text:p>2.5505390738</text:p>
          </table:table-cell>
          <table:table-cell office:value-type="float" office:value="2.70189316058566" calcext:value-type="float">
            <text:p>2.7018931606</text:p>
          </table:table-cell>
          <table:table-cell office:value-type="float" office:value="-0.151354086768234" calcext:value-type="float">
            <text:p>-0.1513540868</text:p>
          </table:table-cell>
        </table:table-row>
        <table:table-row table:style-name="ro1">
          <table:table-cell office:value-type="float" office:value="2.55490160259025" calcext:value-type="float">
            <text:p>2.5549016026</text:p>
          </table:table-cell>
          <table:table-cell office:value-type="float" office:value="2.70872675020663" calcext:value-type="float">
            <text:p>2.7087267502</text:p>
          </table:table-cell>
          <table:table-cell office:value-type="float" office:value="-0.15382514761638" calcext:value-type="float">
            <text:p>-0.1538251476</text:p>
          </table:table-cell>
        </table:table-row>
        <table:table-row table:style-name="ro1">
          <table:table-cell office:value-type="float" office:value="2.5576601912839" calcext:value-type="float">
            <text:p>2.5576601913</text:p>
          </table:table-cell>
          <table:table-cell office:value-type="float" office:value="2.7332557032317" calcext:value-type="float">
            <text:p>2.7332557032</text:p>
          </table:table-cell>
          <table:table-cell office:value-type="float" office:value="-0.175595511947794" calcext:value-type="float">
            <text:p>-0.1755955119</text:p>
          </table:table-cell>
        </table:table-row>
        <table:table-row table:style-name="ro1">
          <table:table-cell office:value-type="float" office:value="2.5627767842934" calcext:value-type="float">
            <text:p>2.5627767843</text:p>
          </table:table-cell>
          <table:table-cell office:value-type="float" office:value="2.73354415262884" calcext:value-type="float">
            <text:p>2.7335441526</text:p>
          </table:table-cell>
          <table:table-cell office:value-type="float" office:value="-0.170767368335441" calcext:value-type="float">
            <text:p>-0.1707673683</text:p>
          </table:table-cell>
        </table:table-row>
        <table:table-row table:style-name="ro1">
          <table:table-cell office:value-type="float" office:value="2.56583523601147" calcext:value-type="float">
            <text:p>2.565835236</text:p>
          </table:table-cell>
          <table:table-cell office:value-type="float" office:value="2.74041565179678" calcext:value-type="float">
            <text:p>2.7404156518</text:p>
          </table:table-cell>
          <table:table-cell office:value-type="float" office:value="-0.174580415785308" calcext:value-type="float">
            <text:p>-0.1745804158</text:p>
          </table:table-cell>
        </table:table-row>
        <table:table-row table:style-name="ro1">
          <table:table-cell office:value-type="float" office:value="-3.04494223109247" calcext:value-type="float">
            <text:p>-3.0449422311</text:p>
          </table:table-cell>
          <table:table-cell office:value-type="float" office:value="-3.14132777358501" calcext:value-type="float">
            <text:p>-3.1413277736</text:p>
          </table:table-cell>
          <table:table-cell office:value-type="float" office:value="0.0963855424925399" calcext:value-type="float">
            <text:p>0.0963855425</text:p>
          </table:table-cell>
        </table:table-row>
        <table:table-row table:style-name="ro1">
          <table:table-cell office:value-type="float" office:value="-3.04342093402484" calcext:value-type="float">
            <text:p>-3.043420934</text:p>
          </table:table-cell>
          <table:table-cell office:value-type="float" office:value="-3.1360464223671" calcext:value-type="float">
            <text:p>-3.1360464224</text:p>
          </table:table-cell>
          <table:table-cell office:value-type="float" office:value="0.0926254883422581" calcext:value-type="float">
            <text:p>0.0926254883</text:p>
          </table:table-cell>
        </table:table-row>
        <table:table-row table:style-name="ro1">
          <table:table-cell office:value-type="float" office:value="-3.04081138723801" calcext:value-type="float">
            <text:p>-3.0408113872</text:p>
          </table:table-cell>
          <table:table-cell office:value-type="float" office:value="-3.1225240012216" calcext:value-type="float">
            <text:p>-3.1225240012</text:p>
          </table:table-cell>
          <table:table-cell office:value-type="float" office:value="0.0817126139835884" calcext:value-type="float">
            <text:p>0.081712614</text:p>
          </table:table-cell>
        </table:table-row>
        <table:table-row table:style-name="ro1">
          <table:table-cell office:value-type="float" office:value="-3.03902092163105" calcext:value-type="float">
            <text:p>-3.0390209216</text:p>
          </table:table-cell>
          <table:table-cell office:value-type="float" office:value="-3.11441321952282" calcext:value-type="float">
            <text:p>-3.1144132195</text:p>
          </table:table-cell>
          <table:table-cell office:value-type="float" office:value="0.0753922978917649" calcext:value-type="float">
            <text:p>0.0753922979</text:p>
          </table:table-cell>
        </table:table-row>
        <table:table-row table:style-name="ro1">
          <table:table-cell office:value-type="float" office:value="-3.03693152315006" calcext:value-type="float">
            <text:p>-3.0369315232</text:p>
          </table:table-cell>
          <table:table-cell office:value-type="float" office:value="-3.1012341707387" calcext:value-type="float">
            <text:p>-3.1012341707</text:p>
          </table:table-cell>
          <table:table-cell office:value-type="float" office:value="0.0643026475886375" calcext:value-type="float">
            <text:p>0.0643026476</text:p>
          </table:table-cell>
        </table:table-row>
        <table:table-row table:style-name="ro1">
          <table:table-cell office:value-type="float" office:value="-3.03519555449694" calcext:value-type="float">
            <text:p>-3.0351955545</text:p>
          </table:table-cell>
          <table:table-cell office:value-type="float" office:value="-3.10022571827524" calcext:value-type="float">
            <text:p>-3.1002257183</text:p>
          </table:table-cell>
          <table:table-cell office:value-type="float" office:value="0.0650301637783" calcext:value-type="float">
            <text:p>0.0650301638</text:p>
          </table:table-cell>
        </table:table-row>
        <table:table-row table:style-name="ro1">
          <table:table-cell office:value-type="float" office:value="-3.03416382730831" calcext:value-type="float">
            <text:p>-3.0341638273</text:p>
          </table:table-cell>
          <table:table-cell office:value-type="float" office:value="-3.10312459001731" calcext:value-type="float">
            <text:p>-3.10312459</text:p>
          </table:table-cell>
          <table:table-cell office:value-type="float" office:value="0.0689607627089983" calcext:value-type="float">
            <text:p>0.0689607627</text:p>
          </table:table-cell>
        </table:table-row>
        <table:table-row table:style-name="ro1">
          <table:table-cell office:value-type="float" office:value="-3.03291336929952" calcext:value-type="float">
            <text:p>-3.0329133693</text:p>
          </table:table-cell>
          <table:table-cell office:value-type="float" office:value="-3.12117511465242" calcext:value-type="float">
            <text:p>-3.1211751147</text:p>
          </table:table-cell>
          <table:table-cell office:value-type="float" office:value="0.0882617453528916" calcext:value-type="float">
            <text:p>0.0882617454</text:p>
          </table:table-cell>
        </table:table-row>
        <table:table-row table:style-name="ro1">
          <table:table-cell office:value-type="float" office:value="-3.03243760949208" calcext:value-type="float">
            <text:p>-3.0324376095</text:p>
          </table:table-cell>
          <table:table-cell office:value-type="float" office:value="-3.12083357391157" calcext:value-type="float">
            <text:p>-3.1208335739</text:p>
          </table:table-cell>
          <table:table-cell office:value-type="float" office:value="0.0883959644194912" calcext:value-type="float">
            <text:p>0.0883959644</text:p>
          </table:table-cell>
        </table:table-row>
        <table:table-row table:style-name="ro1">
          <table:table-cell office:value-type="float" office:value="-3.03254240626095" calcext:value-type="float">
            <text:p>-3.0325424063</text:p>
          </table:table-cell>
          <table:table-cell office:value-type="float" office:value="-3.13705866374308" calcext:value-type="float">
            <text:p>-3.1370586637</text:p>
          </table:table-cell>
          <table:table-cell office:value-type="float" office:value="0.104516257482127" calcext:value-type="float">
            <text:p>0.1045162575</text:p>
          </table:table-cell>
        </table:table-row>
        <table:table-row table:style-name="ro1">
          <table:table-cell office:value-type="float" office:value="-3.03313640187261" calcext:value-type="float">
            <text:p>-3.0331364019</text:p>
          </table:table-cell>
          <table:table-cell office:value-type="float" office:value="-3.13650078815093" calcext:value-type="float">
            <text:p>-3.1365007882</text:p>
          </table:table-cell>
          <table:table-cell office:value-type="float" office:value="0.10336438627832" calcext:value-type="float">
            <text:p>0.1033643863</text:p>
          </table:table-cell>
        </table:table-row>
        <table:table-row table:style-name="ro1">
          <table:table-cell office:value-type="float" office:value="-3.02898906408712" calcext:value-type="float">
            <text:p>-3.0289890641</text:p>
          </table:table-cell>
          <table:table-cell office:value-type="float" office:value="-3.13580887384787" calcext:value-type="float">
            <text:p>-3.1358088738</text:p>
          </table:table-cell>
          <table:table-cell office:value-type="float" office:value="0.106819809760757" calcext:value-type="float">
            <text:p>0.1068198098</text:p>
          </table:table-cell>
        </table:table-row>
        <table:table-row table:style-name="ro1">
          <table:table-cell office:value-type="float" office:value="-3.02784472583718" calcext:value-type="float">
            <text:p>-3.0278447258</text:p>
          </table:table-cell>
          <table:table-cell office:value-type="float" office:value="-3.12312668057367" calcext:value-type="float">
            <text:p>-3.1231266806</text:p>
          </table:table-cell>
          <table:table-cell office:value-type="float" office:value="0.0952819547364836" calcext:value-type="float">
            <text:p>0.0952819547</text:p>
          </table:table-cell>
        </table:table-row>
        <table:table-row table:style-name="ro1">
          <table:table-cell office:value-type="float" office:value="-3.02611722724204" calcext:value-type="float">
            <text:p>-3.0261172272</text:p>
          </table:table-cell>
          <table:table-cell office:value-type="float" office:value="-3.1204283312965" calcext:value-type="float">
            <text:p>-3.1204283313</text:p>
          </table:table-cell>
          <table:table-cell office:value-type="float" office:value="0.09431110405446" calcext:value-type="float">
            <text:p>0.0943111041</text:p>
          </table:table-cell>
        </table:table-row>
        <table:table-row table:style-name="ro1">
          <table:table-cell office:value-type="float" office:value="-3.02382364605437" calcext:value-type="float">
            <text:p>-3.0238236461</text:p>
          </table:table-cell>
          <table:table-cell office:value-type="float" office:value="-3.11538066740826" calcext:value-type="float">
            <text:p>-3.1153806674</text:p>
          </table:table-cell>
          <table:table-cell office:value-type="float" office:value="0.0915570213538888" calcext:value-type="float">
            <text:p>0.0915570214</text:p>
          </table:table-cell>
        </table:table-row>
        <table:table-row table:style-name="ro1">
          <table:table-cell office:value-type="float" office:value="-3.02170269289406" calcext:value-type="float">
            <text:p>-3.0217026929</text:p>
          </table:table-cell>
          <table:table-cell office:value-type="float" office:value="-3.10506958735908" calcext:value-type="float">
            <text:p>-3.1050695874</text:p>
          </table:table-cell>
          <table:table-cell office:value-type="float" office:value="0.0833668944650277" calcext:value-type="float">
            <text:p>0.0833668945</text:p>
          </table:table-cell>
        </table:table-row>
        <table:table-row table:style-name="ro1">
          <table:table-cell office:value-type="float" office:value="-3.01902790669474" calcext:value-type="float">
            <text:p>-3.0190279067</text:p>
          </table:table-cell>
          <table:table-cell office:value-type="float" office:value="-3.10513190299266" calcext:value-type="float">
            <text:p>-3.105131903</text:p>
          </table:table-cell>
          <table:table-cell office:value-type="float" office:value="0.0861039962979207" calcext:value-type="float">
            <text:p>0.0861039963</text:p>
          </table:table-cell>
        </table:table-row>
        <table:table-row table:style-name="ro1">
          <table:table-cell office:value-type="float" office:value="-3.01478454347956" calcext:value-type="float">
            <text:p>-3.0147845435</text:p>
          </table:table-cell>
          <table:table-cell office:value-type="float" office:value="-3.08858542714954" calcext:value-type="float">
            <text:p>-3.0885854271</text:p>
          </table:table-cell>
          <table:table-cell office:value-type="float" office:value="0.0738008836699811" calcext:value-type="float">
            <text:p>0.0738008837</text:p>
          </table:table-cell>
        </table:table-row>
        <table:table-row table:style-name="ro1">
          <table:table-cell office:value-type="float" office:value="-3.01124595328321" calcext:value-type="float">
            <text:p>-3.0112459533</text:p>
          </table:table-cell>
          <table:table-cell office:value-type="float" office:value="-3.06938275152349" calcext:value-type="float">
            <text:p>-3.0693827515</text:p>
          </table:table-cell>
          <table:table-cell office:value-type="float" office:value="0.0581367982402861" calcext:value-type="float">
            <text:p>0.0581367982</text:p>
          </table:table-cell>
        </table:table-row>
        <table:table-row table:style-name="ro1">
          <table:table-cell office:value-type="float" office:value="-3.00686973323925" calcext:value-type="float">
            <text:p>-3.0068697332</text:p>
          </table:table-cell>
          <table:table-cell office:value-type="float" office:value="-3.05644392703199" calcext:value-type="float">
            <text:p>-3.056443927</text:p>
          </table:table-cell>
          <table:table-cell office:value-type="float" office:value="0.0495741937927434" calcext:value-type="float">
            <text:p>0.0495741938</text:p>
          </table:table-cell>
        </table:table-row>
        <table:table-row table:style-name="ro1">
          <table:table-cell office:value-type="float" office:value="-3.00267732935776" calcext:value-type="float">
            <text:p>-3.0026773294</text:p>
          </table:table-cell>
          <table:table-cell office:value-type="float" office:value="-3.03987217997272" calcext:value-type="float">
            <text:p>-3.03987218</text:p>
          </table:table-cell>
          <table:table-cell office:value-type="float" office:value="0.0371948506149522" calcext:value-type="float">
            <text:p>0.0371948506</text:p>
          </table:table-cell>
        </table:table-row>
        <table:table-row table:style-name="ro1">
          <table:table-cell office:value-type="float" office:value="-2.99666103347349" calcext:value-type="float">
            <text:p>-2.9966610335</text:p>
          </table:table-cell>
          <table:table-cell office:value-type="float" office:value="-3.03119932296697" calcext:value-type="float">
            <text:p>-3.031199323</text:p>
          </table:table-cell>
          <table:table-cell office:value-type="float" office:value="0.0345382894934794" calcext:value-type="float">
            <text:p>0.0345382895</text:p>
          </table:table-cell>
        </table:table-row>
        <table:table-row table:style-name="ro1">
          <table:table-cell office:value-type="float" office:value="-2.99160727381982" calcext:value-type="float">
            <text:p>-2.9916072738</text:p>
          </table:table-cell>
          <table:table-cell office:value-type="float" office:value="-3.02317795125504" calcext:value-type="float">
            <text:p>-3.0231779513</text:p>
          </table:table-cell>
          <table:table-cell office:value-type="float" office:value="0.031570677435218" calcext:value-type="float">
            <text:p>0.0315706774</text:p>
          </table:table-cell>
        </table:table-row>
        <table:table-row table:style-name="ro1">
          <table:table-cell office:value-type="float" office:value="-2.98488646378585" calcext:value-type="float">
            <text:p>-2.9848864638</text:p>
          </table:table-cell>
          <table:table-cell office:value-type="float" office:value="-3.00599115697599" calcext:value-type="float">
            <text:p>-3.005991157</text:p>
          </table:table-cell>
          <table:table-cell office:value-type="float" office:value="0.0211046931901389" calcext:value-type="float">
            <text:p>0.0211046932</text:p>
          </table:table-cell>
        </table:table-row>
        <table:table-row table:style-name="ro1">
          <table:table-cell office:value-type="float" office:value="-2.98100056683661" calcext:value-type="float">
            <text:p>-2.9810005668</text:p>
          </table:table-cell>
          <table:table-cell office:value-type="float" office:value="-2.99392823786149" calcext:value-type="float">
            <text:p>-2.9939282379</text:p>
          </table:table-cell>
          <table:table-cell office:value-type="float" office:value="0.0129276710248827" calcext:value-type="float">
            <text:p>0.012927671</text:p>
          </table:table-cell>
        </table:table-row>
        <table:table-row table:style-name="ro1">
          <table:table-cell office:value-type="float" office:value="-2.97693501310777" calcext:value-type="float">
            <text:p>-2.9769350131</text:p>
          </table:table-cell>
          <table:table-cell office:value-type="float" office:value="-2.97439287413341" calcext:value-type="float">
            <text:p>-2.9743928741</text:p>
          </table:table-cell>
          <table:table-cell office:value-type="float" office:value="-0.00254213897436273" calcext:value-type="float">
            <text:p>-0.002542139</text:p>
          </table:table-cell>
        </table:table-row>
        <table:table-row table:style-name="ro1">
          <table:table-cell office:value-type="float" office:value="-2.96766356157202" calcext:value-type="float">
            <text:p>-2.9676635616</text:p>
          </table:table-cell>
          <table:table-cell office:value-type="float" office:value="-2.97418129254339" calcext:value-type="float">
            <text:p>-2.9741812925</text:p>
          </table:table-cell>
          <table:table-cell office:value-type="float" office:value="0.00651773097136665" calcext:value-type="float">
            <text:p>0.006517731</text:p>
          </table:table-cell>
        </table:table-row>
        <table:table-row table:style-name="ro1">
          <table:table-cell office:value-type="float" office:value="-2.9615190727074" calcext:value-type="float">
            <text:p>-2.9615190727</text:p>
          </table:table-cell>
          <table:table-cell office:value-type="float" office:value="-2.94109801649372" calcext:value-type="float">
            <text:p>-2.9410980165</text:p>
          </table:table-cell>
          <table:table-cell office:value-type="float" office:value="-0.0204210562136766" calcext:value-type="float">
            <text:p>-0.0204210562</text:p>
          </table:table-cell>
        </table:table-row>
        <table:table-row table:style-name="ro1">
          <table:table-cell office:value-type="float" office:value="-2.95299815557161" calcext:value-type="float">
            <text:p>-2.9529981556</text:p>
          </table:table-cell>
          <table:table-cell office:value-type="float" office:value="-2.94132484234844" calcext:value-type="float">
            <text:p>-2.9413248423</text:p>
          </table:table-cell>
          <table:table-cell office:value-type="float" office:value="-0.0116733132231679" calcext:value-type="float">
            <text:p>-0.0116733132</text:p>
          </table:table-cell>
        </table:table-row>
        <table:table-row table:style-name="ro1">
          <table:table-cell office:value-type="float" office:value="-2.94666468364979" calcext:value-type="float">
            <text:p>-2.9466646836</text:p>
          </table:table-cell>
          <table:table-cell office:value-type="float" office:value="-2.92828875399282" calcext:value-type="float">
            <text:p>-2.928288754</text:p>
          </table:table-cell>
          <table:table-cell office:value-type="float" office:value="-0.018375929656965" calcext:value-type="float">
            <text:p>-0.0183759297</text:p>
          </table:table-cell>
        </table:table-row>
        <table:table-row table:style-name="ro1">
          <table:table-cell office:value-type="float" office:value="-2.93729005320167" calcext:value-type="float">
            <text:p>-2.9372900532</text:p>
          </table:table-cell>
          <table:table-cell office:value-type="float" office:value="-2.9208124705841" calcext:value-type="float">
            <text:p>-2.9208124706</text:p>
          </table:table-cell>
          <table:table-cell office:value-type="float" office:value="-0.0164775826175698" calcext:value-type="float">
            <text:p>-0.0164775826</text:p>
          </table:table-cell>
        </table:table-row>
        <table:table-row table:style-name="ro1">
          <table:table-cell office:value-type="float" office:value="-2.9300696139994" calcext:value-type="float">
            <text:p>-2.930069614</text:p>
          </table:table-cell>
          <table:table-cell office:value-type="float" office:value="-2.90543403660284" calcext:value-type="float">
            <text:p>-2.9054340366</text:p>
          </table:table-cell>
          <table:table-cell office:value-type="float" office:value="-0.0246355773965683" calcext:value-type="float">
            <text:p>-0.0246355774</text:p>
          </table:table-cell>
        </table:table-row>
        <table:table-row table:style-name="ro1">
          <table:table-cell office:value-type="float" office:value="-2.92465136405314" calcext:value-type="float">
            <text:p>-2.9246513641</text:p>
          </table:table-cell>
          <table:table-cell office:value-type="float" office:value="-2.90098146131364" calcext:value-type="float">
            <text:p>-2.9009814613</text:p>
          </table:table-cell>
          <table:table-cell office:value-type="float" office:value="-0.0236699027395013" calcext:value-type="float">
            <text:p>-0.0236699027</text:p>
          </table:table-cell>
        </table:table-row>
        <table:table-row table:style-name="ro1">
          <table:table-cell office:value-type="float" office:value="-2.91205909373121" calcext:value-type="float">
            <text:p>-2.9120590937</text:p>
          </table:table-cell>
          <table:table-cell office:value-type="float" office:value="-2.89767044162126" calcext:value-type="float">
            <text:p>-2.8976704416</text:p>
          </table:table-cell>
          <table:table-cell office:value-type="float" office:value="-0.0143886521099512" calcext:value-type="float">
            <text:p>-0.0143886521</text:p>
          </table:table-cell>
        </table:table-row>
        <table:table-row table:style-name="ro1">
          <table:table-cell office:value-type="float" office:value="-2.9066908948132" calcext:value-type="float">
            <text:p>-2.9066908948</text:p>
          </table:table-cell>
          <table:table-cell office:value-type="float" office:value="-2.87343880426537" calcext:value-type="float">
            <text:p>-2.8734388043</text:p>
          </table:table-cell>
          <table:table-cell office:value-type="float" office:value="-0.0332520905478297" calcext:value-type="float">
            <text:p>-0.0332520905</text:p>
          </table:table-cell>
        </table:table-row>
        <table:table-row table:style-name="ro1">
          <table:table-cell office:value-type="float" office:value="-2.90198541596376" calcext:value-type="float">
            <text:p>-2.901985416</text:p>
          </table:table-cell>
          <table:table-cell office:value-type="float" office:value="-2.8733380951764" calcext:value-type="float">
            <text:p>-2.8733380952</text:p>
          </table:table-cell>
          <table:table-cell office:value-type="float" office:value="-0.0286473207873557" calcext:value-type="float">
            <text:p>-0.0286473208</text:p>
          </table:table-cell>
        </table:table-row>
        <table:table-row table:style-name="ro1">
          <table:table-cell office:value-type="float" office:value="-2.90058955265742" calcext:value-type="float">
            <text:p>-2.9005895527</text:p>
          </table:table-cell>
          <table:table-cell office:value-type="float" office:value="-2.87321101377183" calcext:value-type="float">
            <text:p>-2.8732110138</text:p>
          </table:table-cell>
          <table:table-cell office:value-type="float" office:value="-0.0273785388855869" calcext:value-type="float">
            <text:p>-0.0273785389</text:p>
          </table:table-cell>
        </table:table-row>
        <table:table-row table:style-name="ro1">
          <table:table-cell office:value-type="float" office:value="-2.89742882427265" calcext:value-type="float">
            <text:p>-2.8974288243</text:p>
          </table:table-cell>
          <table:table-cell office:value-type="float" office:value="-2.86687975232588" calcext:value-type="float">
            <text:p>-2.8668797523</text:p>
          </table:table-cell>
          <table:table-cell office:value-type="float" office:value="-0.0305490719467652" calcext:value-type="float">
            <text:p>-0.0305490719</text:p>
          </table:table-cell>
        </table:table-row>
        <table:table-row table:style-name="ro1">
          <table:table-cell office:value-type="float" office:value="-2.89910193465351" calcext:value-type="float">
            <text:p>-2.8991019347</text:p>
          </table:table-cell>
          <table:table-cell office:value-type="float" office:value="-2.87835880978891" calcext:value-type="float">
            <text:p>-2.8783588098</text:p>
          </table:table-cell>
          <table:table-cell office:value-type="float" office:value="-0.0207431248646022" calcext:value-type="float">
            <text:p>-0.0207431249</text:p>
          </table:table-cell>
        </table:table-row>
        <table:table-row table:style-name="ro1">
          <table:table-cell office:value-type="float" office:value="-2.89894172865453" calcext:value-type="float">
            <text:p>-2.8989417287</text:p>
          </table:table-cell>
          <table:table-cell office:value-type="float" office:value="-2.89149836855058" calcext:value-type="float">
            <text:p>-2.8914983686</text:p>
          </table:table-cell>
          <table:table-cell office:value-type="float" office:value="-0.00744336010395497" calcext:value-type="float">
            <text:p>-0.0074433601</text:p>
          </table:table-cell>
        </table:table-row>
        <table:table-row table:style-name="ro1">
          <table:table-cell office:value-type="float" office:value="-2.90141728464573" calcext:value-type="float">
            <text:p>-2.9014172846</text:p>
          </table:table-cell>
          <table:table-cell office:value-type="float" office:value="-2.90315313295874" calcext:value-type="float">
            <text:p>-2.903153133</text:p>
          </table:table-cell>
          <table:table-cell office:value-type="float" office:value="0.00173584831301321" calcext:value-type="float">
            <text:p>0.0017358483</text:p>
          </table:table-cell>
        </table:table-row>
        <table:table-row table:style-name="ro1">
          <table:table-cell office:value-type="float" office:value="-2.90711072863937" calcext:value-type="float">
            <text:p>-2.9071107286</text:p>
          </table:table-cell>
          <table:table-cell office:value-type="float" office:value="-2.9026937911679" calcext:value-type="float">
            <text:p>-2.9026937912</text:p>
          </table:table-cell>
          <table:table-cell office:value-type="float" office:value="-0.00441693747146665" calcext:value-type="float">
            <text:p>-0.0044169375</text:p>
          </table:table-cell>
        </table:table-row>
        <table:table-row table:style-name="ro1">
          <table:table-cell office:value-type="float" office:value="-2.91165602042567" calcext:value-type="float">
            <text:p>-2.9116560204</text:p>
          </table:table-cell>
          <table:table-cell office:value-type="float" office:value="-2.93132159260951" calcext:value-type="float">
            <text:p>-2.9313215926</text:p>
          </table:table-cell>
          <table:table-cell office:value-type="float" office:value="0.0196655721838392" calcext:value-type="float">
            <text:p>0.0196655722</text:p>
          </table:table-cell>
        </table:table-row>
        <table:table-row table:style-name="ro1">
          <table:table-cell office:value-type="float" office:value="-2.91787409612059" calcext:value-type="float">
            <text:p>-2.9178740961</text:p>
          </table:table-cell>
          <table:table-cell office:value-type="float" office:value="-2.93651508446335" calcext:value-type="float">
            <text:p>-2.9365150845</text:p>
          </table:table-cell>
          <table:table-cell office:value-type="float" office:value="0.0186409883427587" calcext:value-type="float">
            <text:p>0.0186409883</text:p>
          </table:table-cell>
        </table:table-row>
        <table:table-row table:style-name="ro1">
          <table:table-cell office:value-type="float" office:value="-2.92958937822173" calcext:value-type="float">
            <text:p>-2.9295893782</text:p>
          </table:table-cell>
          <table:table-cell office:value-type="float" office:value="-2.96124796866871" calcext:value-type="float">
            <text:p>-2.9612479687</text:p>
          </table:table-cell>
          <table:table-cell office:value-type="float" office:value="0.0316585904469884" calcext:value-type="float">
            <text:p>0.0316585904</text:p>
          </table:table-cell>
        </table:table-row>
        <table:table-row table:style-name="ro1">
          <table:table-cell office:value-type="float" office:value="-2.93842176083206" calcext:value-type="float">
            <text:p>-2.9384217608</text:p>
          </table:table-cell>
          <table:table-cell office:value-type="float" office:value="-2.98125425560865" calcext:value-type="float">
            <text:p>-2.9812542556</text:p>
          </table:table-cell>
          <table:table-cell office:value-type="float" office:value="0.0428324947765923" calcext:value-type="float">
            <text:p>0.0428324948</text:p>
          </table:table-cell>
        </table:table-row>
        <table:table-row table:style-name="ro1">
          <table:table-cell office:value-type="float" office:value="-2.94677724965827" calcext:value-type="float">
            <text:p>-2.9467772497</text:p>
          </table:table-cell>
          <table:table-cell office:value-type="float" office:value="-3.00425505563498" calcext:value-type="float">
            <text:p>-3.0042550556</text:p>
          </table:table-cell>
          <table:table-cell office:value-type="float" office:value="0.0574778059767112" calcext:value-type="float">
            <text:p>0.057477806</text:p>
          </table:table-cell>
        </table:table-row>
        <table:table-row table:style-name="ro1">
          <table:table-cell office:value-type="float" office:value="-2.95402340807743" calcext:value-type="float">
            <text:p>-2.9540234081</text:p>
          </table:table-cell>
          <table:table-cell office:value-type="float" office:value="-3.01588998301799" calcext:value-type="float">
            <text:p>-3.015889983</text:p>
          </table:table-cell>
          <table:table-cell office:value-type="float" office:value="0.061866574940562" calcext:value-type="float">
            <text:p>0.0618665749</text:p>
          </table:table-cell>
        </table:table-row>
        <table:table-row table:style-name="ro1">
          <table:table-cell office:value-type="float" office:value="-2.96381178498128" calcext:value-type="float">
            <text:p>-2.963811785</text:p>
          </table:table-cell>
          <table:table-cell office:value-type="float" office:value="-3.04694933333457" calcext:value-type="float">
            <text:p>-3.0469493333</text:p>
          </table:table-cell>
          <table:table-cell office:value-type="float" office:value="0.0831375483532866" calcext:value-type="float">
            <text:p>0.0831375484</text:p>
          </table:table-cell>
        </table:table-row>
        <table:table-row table:style-name="ro1">
          <table:table-cell office:value-type="float" office:value="-2.97180057711" calcext:value-type="float">
            <text:p>-2.9718005771</text:p>
          </table:table-cell>
          <table:table-cell office:value-type="float" office:value="-3.0638944400759" calcext:value-type="float">
            <text:p>-3.0638944401</text:p>
          </table:table-cell>
          <table:table-cell office:value-type="float" office:value="0.0920938629659052" calcext:value-type="float">
            <text:p>0.092093863</text:p>
          </table:table-cell>
        </table:table-row>
        <table:table-row table:style-name="ro1">
          <table:table-cell office:value-type="float" office:value="-2.98240138920972" calcext:value-type="float">
            <text:p>-2.9824013892</text:p>
          </table:table-cell>
          <table:table-cell office:value-type="float" office:value="-3.09863937857641" calcext:value-type="float">
            <text:p>-3.0986393786</text:p>
          </table:table-cell>
          <table:table-cell office:value-type="float" office:value="0.116237989366685" calcext:value-type="float">
            <text:p>0.1162379894</text:p>
          </table:table-cell>
        </table:table-row>
        <table:table-row table:style-name="ro1">
          <table:table-cell office:value-type="float" office:value="-2.98883778355079" calcext:value-type="float">
            <text:p>-2.9888377836</text:p>
          </table:table-cell>
          <table:table-cell office:value-type="float" office:value="-3.1013010084686" calcext:value-type="float">
            <text:p>-3.1013010085</text:p>
          </table:table-cell>
          <table:table-cell office:value-type="float" office:value="0.112463224917811" calcext:value-type="float">
            <text:p>0.1124632249</text:p>
          </table:table-cell>
        </table:table-row>
        <table:table-row table:style-name="ro1">
          <table:table-cell office:value-type="float" office:value="-2.99761757022046" calcext:value-type="float">
            <text:p>-2.9976175702</text:p>
          </table:table-cell>
          <table:table-cell office:value-type="float" office:value="-3.14070258017987" calcext:value-type="float">
            <text:p>-3.1407025802</text:p>
          </table:table-cell>
          <table:table-cell office:value-type="float" office:value="0.143085009959405" calcext:value-type="float">
            <text:p>0.14308501</text:p>
          </table:table-cell>
        </table:table-row>
        <table:table-row table:style-name="ro1">
          <table:table-cell office:value-type="float" office:value="-3.00316072890796" calcext:value-type="float">
            <text:p>-3.0031607289</text:p>
          </table:table-cell>
          <table:table-cell office:value-type="float" office:value="-3.14053011394111" calcext:value-type="float">
            <text:p>-3.1405301139</text:p>
          </table:table-cell>
          <table:table-cell office:value-type="float" office:value="0.137369385033149" calcext:value-type="float">
            <text:p>0.137369385</text:p>
          </table:table-cell>
        </table:table-row>
        <table:table-row table:style-name="ro1">
          <table:table-cell office:value-type="float" office:value="2.56098141983744" calcext:value-type="float">
            <text:p>2.5609814198</text:p>
          </table:table-cell>
          <table:table-cell office:value-type="float" office:value="2.497679293461" calcext:value-type="float">
            <text:p>2.4976792935</text:p>
          </table:table-cell>
          <table:table-cell office:value-type="float" office:value="0.0633021263764388" calcext:value-type="float">
            <text:p>0.0633021264</text:p>
          </table:table-cell>
        </table:table-row>
        <table:table-row table:style-name="ro1">
          <table:table-cell office:value-type="float" office:value="2.55431130144731" calcext:value-type="float">
            <text:p>2.5543113014</text:p>
          </table:table-cell>
          <table:table-cell office:value-type="float" office:value="2.45620102605167" calcext:value-type="float">
            <text:p>2.4562010261</text:p>
          </table:table-cell>
          <table:table-cell office:value-type="float" office:value="0.0981102753956451" calcext:value-type="float">
            <text:p>0.0981102754</text:p>
          </table:table-cell>
        </table:table-row>
        <table:table-row table:style-name="ro1">
          <table:table-cell office:value-type="float" office:value="2.54406956261701" calcext:value-type="float">
            <text:p>2.5440695626</text:p>
          </table:table-cell>
          <table:table-cell office:value-type="float" office:value="2.45620459855937" calcext:value-type="float">
            <text:p>2.4562045986</text:p>
          </table:table-cell>
          <table:table-cell office:value-type="float" office:value="0.0878649640576437" calcext:value-type="float">
            <text:p>0.0878649641</text:p>
          </table:table-cell>
        </table:table-row>
        <table:table-row table:style-name="ro1">
          <table:table-cell office:value-type="float" office:value="2.5355570875292" calcext:value-type="float">
            <text:p>2.5355570875</text:p>
          </table:table-cell>
          <table:table-cell office:value-type="float" office:value="2.44008300966009" calcext:value-type="float">
            <text:p>2.4400830097</text:p>
          </table:table-cell>
          <table:table-cell office:value-type="float" office:value="0.0954740778691101" calcext:value-type="float">
            <text:p>0.0954740779</text:p>
          </table:table-cell>
        </table:table-row>
        <table:table-row table:style-name="ro1">
          <table:table-cell office:value-type="float" office:value="2.52129928361388" calcext:value-type="float">
            <text:p>2.5212992836</text:p>
          </table:table-cell>
          <table:table-cell office:value-type="float" office:value="2.41556835448743" calcext:value-type="float">
            <text:p>2.4155683545</text:p>
          </table:table-cell>
          <table:table-cell office:value-type="float" office:value="0.105730929126452" calcext:value-type="float">
            <text:p>0.1057309291</text:p>
          </table:table-cell>
        </table:table-row>
        <table:table-row table:style-name="ro1">
          <table:table-cell office:value-type="float" office:value="2.51234612257158" calcext:value-type="float">
            <text:p>2.5123461226</text:p>
          </table:table-cell>
          <table:table-cell office:value-type="float" office:value="2.36555541146435" calcext:value-type="float">
            <text:p>2.3655554115</text:p>
          </table:table-cell>
          <table:table-cell office:value-type="float" office:value="0.146790711107234" calcext:value-type="float">
            <text:p>0.1467907111</text:p>
          </table:table-cell>
        </table:table-row>
        <table:table-row table:style-name="ro1">
          <table:table-cell office:value-type="float" office:value="2.49637768375878" calcext:value-type="float">
            <text:p>2.4963776838</text:p>
          </table:table-cell>
          <table:table-cell office:value-type="float" office:value="2.36560435643388" calcext:value-type="float">
            <text:p>2.3656043564</text:p>
          </table:table-cell>
          <table:table-cell office:value-type="float" office:value="0.130773327324898" calcext:value-type="float">
            <text:p>0.1307733273</text:p>
          </table:table-cell>
        </table:table-row>
        <table:table-row table:style-name="ro1">
          <table:table-cell office:value-type="float" office:value="2.48383268923503" calcext:value-type="float">
            <text:p>2.4838326892</text:p>
          </table:table-cell>
          <table:table-cell office:value-type="float" office:value="2.3172237713862" calcext:value-type="float">
            <text:p>2.3172237714</text:p>
          </table:table-cell>
          <table:table-cell office:value-type="float" office:value="0.166608917848837" calcext:value-type="float">
            <text:p>0.1666089178</text:p>
          </table:table-cell>
        </table:table-row>
        <table:table-row table:style-name="ro1">
          <table:table-cell office:value-type="float" office:value="2.46200092935237" calcext:value-type="float">
            <text:p>2.4620009294</text:p>
          </table:table-cell>
          <table:table-cell office:value-type="float" office:value="2.31690967483066" calcext:value-type="float">
            <text:p>2.3169096748</text:p>
          </table:table-cell>
          <table:table-cell office:value-type="float" office:value="0.145091254521714" calcext:value-type="float">
            <text:p>0.1450912545</text:p>
          </table:table-cell>
        </table:table-row>
        <table:table-row table:style-name="ro1">
          <table:table-cell office:value-type="float" office:value="2.44722588632774" calcext:value-type="float">
            <text:p>2.4472258863</text:p>
          </table:table-cell>
          <table:table-cell office:value-type="float" office:value="2.29664427290548" calcext:value-type="float">
            <text:p>2.2966442729</text:p>
          </table:table-cell>
          <table:table-cell office:value-type="float" office:value="0.150581613422255" calcext:value-type="float">
            <text:p>0.1505816134</text:p>
          </table:table-cell>
        </table:table-row>
        <table:table-row table:style-name="ro1">
          <table:table-cell office:value-type="float" office:value="2.4255824708306" calcext:value-type="float">
            <text:p>2.4255824708</text:p>
          </table:table-cell>
          <table:table-cell office:value-type="float" office:value="2.26392548023336" calcext:value-type="float">
            <text:p>2.2639254802</text:p>
          </table:table-cell>
          <table:table-cell office:value-type="float" office:value="0.161656990597242" calcext:value-type="float">
            <text:p>0.1616569906</text:p>
          </table:table-cell>
        </table:table-row>
        <table:table-row table:style-name="ro1">
          <table:table-cell office:value-type="float" office:value="2.41020467085172" calcext:value-type="float">
            <text:p>2.4102046709</text:p>
          </table:table-cell>
          <table:table-cell office:value-type="float" office:value="2.23339114653932" calcext:value-type="float">
            <text:p>2.2333911465</text:p>
          </table:table-cell>
          <table:table-cell office:value-type="float" office:value="0.1768135243124" calcext:value-type="float">
            <text:p>0.1768135243</text:p>
          </table:table-cell>
        </table:table-row>
        <table:table-row table:style-name="ro1">
          <table:table-cell office:value-type="float" office:value="2.38362618007611" calcext:value-type="float">
            <text:p>2.3836261801</text:p>
          </table:table-cell>
          <table:table-cell office:value-type="float" office:value="2.19152195709338" calcext:value-type="float">
            <text:p>2.1915219571</text:p>
          </table:table-cell>
          <table:table-cell office:value-type="float" office:value="0.192104222982729" calcext:value-type="float">
            <text:p>0.192104223</text:p>
          </table:table-cell>
        </table:table-row>
        <table:table-row table:style-name="ro1">
          <table:table-cell office:value-type="float" office:value="2.36241480429839" calcext:value-type="float">
            <text:p>2.3624148043</text:p>
          </table:table-cell>
          <table:table-cell office:value-type="float" office:value="2.19142767261002" calcext:value-type="float">
            <text:p>2.1914276726</text:p>
          </table:table-cell>
          <table:table-cell office:value-type="float" office:value="0.170987131688374" calcext:value-type="float">
            <text:p>0.1709871317</text:p>
          </table:table-cell>
        </table:table-row>
        <table:table-row table:style-name="ro1">
          <table:table-cell office:value-type="float" office:value="2.34034022087814" calcext:value-type="float">
            <text:p>2.3403402209</text:p>
          </table:table-cell>
          <table:table-cell office:value-type="float" office:value="2.17354430038257" calcext:value-type="float">
            <text:p>2.1735443004</text:p>
          </table:table-cell>
          <table:table-cell office:value-type="float" office:value="0.166795920495568" calcext:value-type="float">
            <text:p>0.1667959205</text:p>
          </table:table-cell>
        </table:table-row>
        <table:table-row table:style-name="ro1">
          <table:table-cell office:value-type="float" office:value="2.32294776516934" calcext:value-type="float">
            <text:p>2.3229477652</text:p>
          </table:table-cell>
          <table:table-cell office:value-type="float" office:value="2.14994365191102" calcext:value-type="float">
            <text:p>2.1499436519</text:p>
          </table:table-cell>
          <table:table-cell office:value-type="float" office:value="0.173004113258328" calcext:value-type="float">
            <text:p>0.1730041133</text:p>
          </table:table-cell>
        </table:table-row>
        <table:table-row table:style-name="ro1">
          <table:table-cell office:value-type="float" office:value="2.29488390199734" calcext:value-type="float">
            <text:p>2.294883902</text:p>
          </table:table-cell>
          <table:table-cell office:value-type="float" office:value="2.13336896964889" calcext:value-type="float">
            <text:p>2.1333689696</text:p>
          </table:table-cell>
          <table:table-cell office:value-type="float" office:value="0.161514932348448" calcext:value-type="float">
            <text:p>0.1615149323</text:p>
          </table:table-cell>
        </table:table-row>
        <table:table-row table:style-name="ro1">
          <table:table-cell office:value-type="float" office:value="2.27456599355211" calcext:value-type="float">
            <text:p>2.2745659936</text:p>
          </table:table-cell>
          <table:table-cell office:value-type="float" office:value="2.09934818018773" calcext:value-type="float">
            <text:p>2.0993481802</text:p>
          </table:table-cell>
          <table:table-cell office:value-type="float" office:value="0.175217813364387" calcext:value-type="float">
            <text:p>0.1752178134</text:p>
          </table:table-cell>
        </table:table-row>
        <table:table-row table:style-name="ro1">
          <table:table-cell office:value-type="float" office:value="2.2453653797511" calcext:value-type="float">
            <text:p>2.2453653798</text:p>
          </table:table-cell>
          <table:table-cell office:value-type="float" office:value="2.08301394212411" calcext:value-type="float">
            <text:p>2.0830139421</text:p>
          </table:table-cell>
          <table:table-cell office:value-type="float" office:value="0.162351437626988" calcext:value-type="float">
            <text:p>0.1623514376</text:p>
          </table:table-cell>
        </table:table-row>
        <table:table-row table:style-name="ro1">
          <table:table-cell office:value-type="float" office:value="2.22386896843686" calcext:value-type="float">
            <text:p>2.2238689684</text:p>
          </table:table-cell>
          <table:table-cell office:value-type="float" office:value="2.06253053788646" calcext:value-type="float">
            <text:p>2.0625305379</text:p>
          </table:table-cell>
          <table:table-cell office:value-type="float" office:value="0.161338430550395" calcext:value-type="float">
            <text:p>0.1613384306</text:p>
          </table:table-cell>
        </table:table-row>
        <table:table-row table:style-name="ro1">
          <table:table-cell office:value-type="float" office:value="2.19006342589942" calcext:value-type="float">
            <text:p>2.1900634259</text:p>
          </table:table-cell>
          <table:table-cell office:value-type="float" office:value="2.04012346855376" calcext:value-type="float">
            <text:p>2.0401234686</text:p>
          </table:table-cell>
          <table:table-cell office:value-type="float" office:value="0.14993995734566" calcext:value-type="float">
            <text:p>0.1499399573</text:p>
          </table:table-cell>
        </table:table-row>
        <table:table-row table:style-name="ro1">
          <table:table-cell office:value-type="float" office:value="2.17005408487967" calcext:value-type="float">
            <text:p>2.1700540849</text:p>
          </table:table-cell>
          <table:table-cell office:value-type="float" office:value="2.0121797352767" calcext:value-type="float">
            <text:p>2.0121797353</text:p>
          </table:table-cell>
          <table:table-cell office:value-type="float" office:value="0.157874349602976" calcext:value-type="float">
            <text:p>0.1578743496</text:p>
          </table:table-cell>
        </table:table-row>
        <table:table-row table:style-name="ro1">
          <table:table-cell office:value-type="float" office:value="2.14266958032404" calcext:value-type="float">
            <text:p>2.1426695803</text:p>
          </table:table-cell>
          <table:table-cell office:value-type="float" office:value="2.00283700261901" calcext:value-type="float">
            <text:p>2.0028370026</text:p>
          </table:table-cell>
          <table:table-cell office:value-type="float" office:value="0.139832577705032" calcext:value-type="float">
            <text:p>0.1398325777</text:p>
          </table:table-cell>
        </table:table-row>
        <table:table-row table:style-name="ro1">
          <table:table-cell office:value-type="float" office:value="2.12250972842717" calcext:value-type="float">
            <text:p>2.1225097284</text:p>
          </table:table-cell>
          <table:table-cell office:value-type="float" office:value="1.97134728550117" calcext:value-type="float">
            <text:p>1.9713472855</text:p>
          </table:table-cell>
          <table:table-cell office:value-type="float" office:value="0.151162442926001" calcext:value-type="float">
            <text:p>0.1511624429</text:p>
          </table:table-cell>
        </table:table-row>
        <table:table-row table:style-name="ro1">
          <table:table-cell office:value-type="float" office:value="2.09137575792503" calcext:value-type="float">
            <text:p>2.0913757579</text:p>
          </table:table-cell>
          <table:table-cell office:value-type="float" office:value="1.94144424926604" calcext:value-type="float">
            <text:p>1.9414442493</text:p>
          </table:table-cell>
          <table:table-cell office:value-type="float" office:value="0.149931508658995" calcext:value-type="float">
            <text:p>0.1499315087</text:p>
          </table:table-cell>
        </table:table-row>
        <table:table-row table:style-name="ro1">
          <table:table-cell office:value-type="float" office:value="2.07207979523934" calcext:value-type="float">
            <text:p>2.0720797952</text:p>
          </table:table-cell>
          <table:table-cell office:value-type="float" office:value="1.94155229324564" calcext:value-type="float">
            <text:p>1.9415522932</text:p>
          </table:table-cell>
          <table:table-cell office:value-type="float" office:value="0.130527501993704" calcext:value-type="float">
            <text:p>0.130527502</text:p>
          </table:table-cell>
        </table:table-row>
        <table:table-row table:style-name="ro1">
          <table:table-cell office:value-type="float" office:value="2.04721653936622" calcext:value-type="float">
            <text:p>2.0472165394</text:p>
          </table:table-cell>
          <table:table-cell office:value-type="float" office:value="1.92773988737003" calcext:value-type="float">
            <text:p>1.9277398874</text:p>
          </table:table-cell>
          <table:table-cell office:value-type="float" office:value="0.119476651996192" calcext:value-type="float">
            <text:p>0.119476652</text:p>
          </table:table-cell>
        </table:table-row>
        <table:table-row table:style-name="ro1">
          <table:table-cell office:value-type="float" office:value="2.0299498040151" calcext:value-type="float">
            <text:p>2.029949804</text:p>
          </table:table-cell>
          <table:table-cell office:value-type="float" office:value="1.90467914454439" calcext:value-type="float">
            <text:p>1.9046791445</text:p>
          </table:table-cell>
          <table:table-cell office:value-type="float" office:value="0.12527065947071" calcext:value-type="float">
            <text:p>0.1252706595</text:p>
          </table:table-cell>
        </table:table-row>
        <table:table-row table:style-name="ro1">
          <table:table-cell office:value-type="float" office:value="2.00921980511369" calcext:value-type="float">
            <text:p>2.0092198051</text:p>
          </table:table-cell>
          <table:table-cell office:value-type="float" office:value="1.89390518384051" calcext:value-type="float">
            <text:p>1.8939051838</text:p>
          </table:table-cell>
          <table:table-cell office:value-type="float" office:value="0.115314621273177" calcext:value-type="float">
            <text:p>0.1153146213</text:p>
          </table:table-cell>
        </table:table-row>
        <table:table-row table:style-name="ro1">
          <table:table-cell office:value-type="float" office:value="1.99406351141986" calcext:value-type="float">
            <text:p>1.9940635114</text:p>
          </table:table-cell>
          <table:table-cell office:value-type="float" office:value="1.89001980461692" calcext:value-type="float">
            <text:p>1.8900198046</text:p>
          </table:table-cell>
          <table:table-cell office:value-type="float" office:value="0.104043706802939" calcext:value-type="float">
            <text:p>0.1040437068</text:p>
          </table:table-cell>
        </table:table-row>
        <table:table-row table:style-name="ro1">
          <table:table-cell office:value-type="float" office:value="1.97919931423226" calcext:value-type="float">
            <text:p>1.9791993142</text:p>
          </table:table-cell>
          <table:table-cell office:value-type="float" office:value="1.88765785158656" calcext:value-type="float">
            <text:p>1.8876578516</text:p>
          </table:table-cell>
          <table:table-cell office:value-type="float" office:value="0.0915414626457025" calcext:value-type="float">
            <text:p>0.0915414626</text:p>
          </table:table-cell>
        </table:table-row>
        <table:table-row table:style-name="ro1">
          <table:table-cell office:value-type="float" office:value="1.9702187058062" calcext:value-type="float">
            <text:p>1.9702187058</text:p>
          </table:table-cell>
          <table:table-cell office:value-type="float" office:value="1.88869768267284" calcext:value-type="float">
            <text:p>1.8886976827</text:p>
          </table:table-cell>
          <table:table-cell office:value-type="float" office:value="0.0815210231333536" calcext:value-type="float">
            <text:p>0.0815210231</text:p>
          </table:table-cell>
        </table:table-row>
        <table:table-row table:style-name="ro1">
          <table:table-cell office:value-type="float" office:value="1.95837909801978" calcext:value-type="float">
            <text:p>1.958379098</text:p>
          </table:table-cell>
          <table:table-cell office:value-type="float" office:value="1.8890877149333" calcext:value-type="float">
            <text:p>1.8890877149</text:p>
          </table:table-cell>
          <table:table-cell office:value-type="float" office:value="0.0692913830864834" calcext:value-type="float">
            <text:p>0.0692913831</text:p>
          </table:table-cell>
        </table:table-row>
        <table:table-row table:style-name="ro1">
          <table:table-cell office:value-type="float" office:value="1.9523003864749" calcext:value-type="float">
            <text:p>1.9523003865</text:p>
          </table:table-cell>
          <table:table-cell office:value-type="float" office:value="1.88855176126271" calcext:value-type="float">
            <text:p>1.8885517613</text:p>
          </table:table-cell>
          <table:table-cell office:value-type="float" office:value="0.0637486252121924" calcext:value-type="float">
            <text:p>0.0637486252</text:p>
          </table:table-cell>
        </table:table-row>
        <table:table-row table:style-name="ro1">
          <table:table-cell office:value-type="float" office:value="1.9443304243141" calcext:value-type="float">
            <text:p>1.9443304243</text:p>
          </table:table-cell>
          <table:table-cell office:value-type="float" office:value="1.88990496895397" calcext:value-type="float">
            <text:p>1.889904969</text:p>
          </table:table-cell>
          <table:table-cell office:value-type="float" office:value="0.0544254553601289" calcext:value-type="float">
            <text:p>0.0544254554</text:p>
          </table:table-cell>
        </table:table-row>
        <table:table-row table:style-name="ro1">
          <table:table-cell office:value-type="float" office:value="1.94041885853744" calcext:value-type="float">
            <text:p>1.9404188585</text:p>
          </table:table-cell>
          <table:table-cell office:value-type="float" office:value="1.88428715472269" calcext:value-type="float">
            <text:p>1.8842871547</text:p>
          </table:table-cell>
          <table:table-cell office:value-type="float" office:value="0.0561317038147491" calcext:value-type="float">
            <text:p>0.0561317038</text:p>
          </table:table-cell>
        </table:table-row>
        <table:table-row table:style-name="ro1">
          <table:table-cell office:value-type="float" office:value="1.9348565617917" calcext:value-type="float">
            <text:p>1.9348565618</text:p>
          </table:table-cell>
          <table:table-cell office:value-type="float" office:value="1.88414394594504" calcext:value-type="float">
            <text:p>1.8841439459</text:p>
          </table:table-cell>
          <table:table-cell office:value-type="float" office:value="0.0507126158466591" calcext:value-type="float">
            <text:p>0.0507126158</text:p>
          </table:table-cell>
        </table:table-row>
        <table:table-row table:style-name="ro1">
          <table:table-cell office:value-type="float" office:value="1.93224249355468" calcext:value-type="float">
            <text:p>1.9322424936</text:p>
          </table:table-cell>
          <table:table-cell office:value-type="float" office:value="1.88776357696986" calcext:value-type="float">
            <text:p>1.887763577</text:p>
          </table:table-cell>
          <table:table-cell office:value-type="float" office:value="0.0444789165848143" calcext:value-type="float">
            <text:p>0.0444789166</text:p>
          </table:table-cell>
        </table:table-row>
        <table:table-row table:style-name="ro1">
          <table:table-cell office:value-type="float" office:value="1.92991459975971" calcext:value-type="float">
            <text:p>1.9299145998</text:p>
          </table:table-cell>
          <table:table-cell office:value-type="float" office:value="1.89517846149143" calcext:value-type="float">
            <text:p>1.8951784615</text:p>
          </table:table-cell>
          <table:table-cell office:value-type="float" office:value="0.0347361382682792" calcext:value-type="float">
            <text:p>0.0347361383</text:p>
          </table:table-cell>
        </table:table-row>
        <table:table-row table:style-name="ro1">
          <table:table-cell office:value-type="float" office:value="1.92827509535833" calcext:value-type="float">
            <text:p>1.9282750954</text:p>
          </table:table-cell>
          <table:table-cell office:value-type="float" office:value="1.8967439187121" calcext:value-type="float">
            <text:p>1.8967439187</text:p>
          </table:table-cell>
          <table:table-cell office:value-type="float" office:value="0.0315311766462307" calcext:value-type="float">
            <text:p>0.0315311766</text:p>
          </table:table-cell>
        </table:table-row>
        <table:table-row table:style-name="ro1">
          <table:table-cell office:value-type="float" office:value="1.92576416354087" calcext:value-type="float">
            <text:p>1.9257641635</text:p>
          </table:table-cell>
          <table:table-cell office:value-type="float" office:value="1.90106452792182" calcext:value-type="float">
            <text:p>1.9010645279</text:p>
          </table:table-cell>
          <table:table-cell office:value-type="float" office:value="0.0246996356190521" calcext:value-type="float">
            <text:p>0.0246996356</text:p>
          </table:table-cell>
        </table:table-row>
        <table:table-row table:style-name="ro1">
          <table:table-cell office:value-type="float" office:value="1.92541839508225" calcext:value-type="float">
            <text:p>1.9254183951</text:p>
          </table:table-cell>
          <table:table-cell office:value-type="float" office:value="1.90264916490906" calcext:value-type="float">
            <text:p>1.9026491649</text:p>
          </table:table-cell>
          <table:table-cell office:value-type="float" office:value="0.0227692301731894" calcext:value-type="float">
            <text:p>0.0227692302</text:p>
          </table:table-cell>
        </table:table-row>
        <table:table-row table:style-name="ro1">
          <table:table-cell office:value-type="float" office:value="1.92527057500496" calcext:value-type="float">
            <text:p>1.925270575</text:p>
          </table:table-cell>
          <table:table-cell office:value-type="float" office:value="1.90921564152909" calcext:value-type="float">
            <text:p>1.9092156415</text:p>
          </table:table-cell>
          <table:table-cell office:value-type="float" office:value="0.0160549334758748" calcext:value-type="float">
            <text:p>0.0160549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8:16:22.759794059</dc:date>
    <meta:document-statistic meta:table-count="1" meta:cell-count="214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22cm" svg:height="16.921cm" xlink:href=".." xlink:type="simple" chart:class="chart:scatter" chart:style-name="ch1">
        <chart:legend chart:legend-position="end" svg:x="21.701cm" svg:y="7.912cm" style:legend-expansion="high" chart:style-name="ch2"/>
        <chart:plot-area chart:style-name="ch3" table:cell-range-address="Sheet1.A1:Sheet1.A716 Sheet1.B1:Sheet1.C1 Sheet1.C2:Sheet1.C716" chart:data-source-has-labels="row" svg:x="0.5cm" svg:y="0.338cm" svg:width="20.701cm" svg:height="16.245cm">
          <chartooo:coordinate-region svg:x="0.646cm" svg:y="0.537cm" svg:width="20.461cm" svg:height="15.8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16" chart:label-cell-address="Sheet1.B1:Sheet1.B1" chart:class="chart:scatter">
            <chart:domain table:cell-range-address="Sheet1.A2:Sheet1.A716"/>
            <chart:data-point chart:repeated="715"/>
          </chart:series>
          <chart:series chart:style-name="ch7" chart:values-cell-range-address="Sheet1.C2:Sheet1.C716" chart:label-cell-address="Sheet1.C1:Sheet1.C1" chart:class="chart:scatter">
            <chart:data-point chart:repeated="7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mera_heading</text:p>
                <draw:g>
                  <svg:desc>Sheet1.B1:Sheet1.B1</svg:desc>
                </draw:g>
              </table:table-cell>
              <table:table-cell office:value-type="string">
                <text:p>Differe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945973516542">
                <text:p>0.46945973516542</text:p>
                <draw:g>
                  <svg:desc>Sheet1.A2:Sheet1.A716</svg:desc>
                </draw:g>
              </table:table-cell>
              <table:table-cell office:value-type="float" office:value="0.0457543171649747">
                <text:p>0.0457543171649747</text:p>
                <draw:g>
                  <svg:desc>Sheet1.C2:Sheet1.C716</svg:desc>
                </draw:g>
              </table:table-cell>
              <table:table-cell office:value-type="float" office:value="0.0457543171649747">
                <text:p>0.0457543171649747</text:p>
                <draw:g>
                  <svg:desc>Sheet1.C2:Sheet1.C7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2316630962295">
                <text:p>0.462316630962295</text:p>
              </table:table-cell>
              <table:table-cell office:value-type="float" office:value="0.0292361145825152">
                <text:p>0.0292361145825152</text:p>
              </table:table-cell>
              <table:table-cell office:value-type="float" office:value="0.0292361145825152">
                <text:p>0.0292361145825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0020901231678">
                <text:p>0.460020901231678</text:p>
              </table:table-cell>
              <table:table-cell office:value-type="float" office:value="0.0270925613419384">
                <text:p>0.0270925613419384</text:p>
              </table:table-cell>
              <table:table-cell office:value-type="float" office:value="0.0270925613419384">
                <text:p>0.0270925613419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1958682923907">
                <text:p>0.441958682923907</text:p>
              </table:table-cell>
              <table:table-cell office:value-type="float" office:value="0.00976393492954592">
                <text:p>0.00976393492954592</text:p>
              </table:table-cell>
              <table:table-cell office:value-type="float" office:value="0.00976393492954592">
                <text:p>0.00976393492954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628195524183">
                <text:p>0.442628195524183</text:p>
              </table:table-cell>
              <table:table-cell office:value-type="float" office:value="0.0133254379761248">
                <text:p>0.0133254379761248</text:p>
              </table:table-cell>
              <table:table-cell office:value-type="float" office:value="0.0133254379761248">
                <text:p>0.0133254379761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3931669509712">
                <text:p>0.443931669509712</text:p>
              </table:table-cell>
              <table:table-cell office:value-type="float" office:value="0.0153608756820041">
                <text:p>0.0153608756820041</text:p>
              </table:table-cell>
              <table:table-cell office:value-type="float" office:value="0.0153608756820041">
                <text:p>0.0153608756820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449897288248">
                <text:p>0.45449897288248</text:p>
              </table:table-cell>
              <table:table-cell office:value-type="float" office:value="0.0259438665417844">
                <text:p>0.0259438665417844</text:p>
              </table:table-cell>
              <table:table-cell office:value-type="float" office:value="0.0259438665417844">
                <text:p>0.0259438665417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8708377858876">
                <text:p>0.458708377858876</text:p>
              </table:table-cell>
              <table:table-cell office:value-type="float" office:value="0.0328454892130595">
                <text:p>0.0328454892130595</text:p>
              </table:table-cell>
              <table:table-cell office:value-type="float" office:value="0.0328454892130595">
                <text:p>0.0328454892130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5274184587669">
                <text:p>0.465274184587669</text:p>
              </table:table-cell>
              <table:table-cell office:value-type="float" office:value="0.0349556337248592">
                <text:p>0.0349556337248592</text:p>
              </table:table-cell>
              <table:table-cell office:value-type="float" office:value="0.0349556337248592">
                <text:p>0.0349556337248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106372327756">
                <text:p>0.457106372327756</text:p>
              </table:table-cell>
              <table:table-cell office:value-type="float" office:value="0.0276510546288097">
                <text:p>0.0276510546288097</text:p>
              </table:table-cell>
              <table:table-cell office:value-type="float" office:value="0.0276510546288097">
                <text:p>0.0276510546288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032208891502">
                <text:p>0.46032208891502</text:p>
              </table:table-cell>
              <table:table-cell office:value-type="float" office:value="0.0279635676726168">
                <text:p>0.0279635676726168</text:p>
              </table:table-cell>
              <table:table-cell office:value-type="float" office:value="0.0279635676726168">
                <text:p>0.0279635676726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1360630917948">
                <text:p>0.461360630917948</text:p>
              </table:table-cell>
              <table:table-cell office:value-type="float" office:value="0.0235034751955645">
                <text:p>0.0235034751955645</text:p>
              </table:table-cell>
              <table:table-cell office:value-type="float" office:value="0.0235034751955645">
                <text:p>0.0235034751955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348283366743">
                <text:p>0.46348283366743</text:p>
              </table:table-cell>
              <table:table-cell office:value-type="float" office:value="0.0340092303744377">
                <text:p>0.0340092303744377</text:p>
              </table:table-cell>
              <table:table-cell office:value-type="float" office:value="0.0340092303744377">
                <text:p>0.0340092303744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848002436858">
                <text:p>0.461848002436858</text:p>
              </table:table-cell>
              <table:table-cell office:value-type="float" office:value="0.0324992599836547">
                <text:p>0.0324992599836547</text:p>
              </table:table-cell>
              <table:table-cell office:value-type="float" office:value="0.0324992599836547">
                <text:p>0.0324992599836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5246411180678">
                <text:p>0.455246411180678</text:p>
              </table:table-cell>
              <table:table-cell office:value-type="float" office:value="0.0194453195700998">
                <text:p>0.0194453195700998</text:p>
              </table:table-cell>
              <table:table-cell office:value-type="float" office:value="0.0194453195700998">
                <text:p>0.0194453195700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9947373525462">
                <text:p>0.459947373525462</text:p>
              </table:table-cell>
              <table:table-cell office:value-type="float" office:value="0.0242074985786624">
                <text:p>0.0242074985786624</text:p>
              </table:table-cell>
              <table:table-cell office:value-type="float" office:value="0.0242074985786624">
                <text:p>0.0242074985786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8756791718278">
                <text:p>0.468756791718278</text:p>
              </table:table-cell>
              <table:table-cell office:value-type="float" office:value="0.0437232353604629">
                <text:p>0.0437232353604629</text:p>
              </table:table-cell>
              <table:table-cell office:value-type="float" office:value="0.0437232353604629">
                <text:p>0.0437232353604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1556104698381">
                <text:p>0.461556104698381</text:p>
              </table:table-cell>
              <table:table-cell office:value-type="float" office:value="0.0372081633257551">
                <text:p>0.0372081633257551</text:p>
              </table:table-cell>
              <table:table-cell office:value-type="float" office:value="0.0372081633257551">
                <text:p>0.0372081633257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5893346541561">
                <text:p>0.465893346541561</text:p>
              </table:table-cell>
              <table:table-cell office:value-type="float" office:value="0.0276202424786147">
                <text:p>0.0276202424786147</text:p>
              </table:table-cell>
              <table:table-cell office:value-type="float" office:value="0.0276202424786147">
                <text:p>0.0276202424786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6466642289517">
                <text:p>0.466466642289517</text:p>
              </table:table-cell>
              <table:table-cell office:value-type="float" office:value="0.0302036289822658">
                <text:p>0.0302036289822658</text:p>
              </table:table-cell>
              <table:table-cell office:value-type="float" office:value="0.0302036289822658">
                <text:p>0.0302036289822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7210597458983">
                <text:p>0.467210597458983</text:p>
              </table:table-cell>
              <table:table-cell office:value-type="float" office:value="0.0240449720108962">
                <text:p>0.0240449720108962</text:p>
              </table:table-cell>
              <table:table-cell office:value-type="float" office:value="0.0240449720108962">
                <text:p>0.0240449720108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268409874354">
                <text:p>0.47268409874354</text:p>
              </table:table-cell>
              <table:table-cell office:value-type="float" office:value="0.0382387622272988">
                <text:p>0.0382387622272988</text:p>
              </table:table-cell>
              <table:table-cell office:value-type="float" office:value="0.0382387622272988">
                <text:p>0.0382387622272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9011817918389">
                <text:p>0.469011817918389</text:p>
              </table:table-cell>
              <table:table-cell office:value-type="float" office:value="0.0371650144167067">
                <text:p>0.0371650144167067</text:p>
              </table:table-cell>
              <table:table-cell office:value-type="float" office:value="0.0371650144167067">
                <text:p>0.0371650144167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0080747764283">
                <text:p>0.470080747764283</text:p>
              </table:table-cell>
              <table:table-cell office:value-type="float" office:value="0.0233480091074076">
                <text:p>0.0233480091074076</text:p>
              </table:table-cell>
              <table:table-cell office:value-type="float" office:value="0.0233480091074076">
                <text:p>0.0233480091074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8149274948647">
                <text:p>0.458149274948647</text:p>
              </table:table-cell>
              <table:table-cell office:value-type="float" office:value="0.02287566040085">
                <text:p>0.02287566040085</text:p>
              </table:table-cell>
              <table:table-cell office:value-type="float" office:value="0.02287566040085">
                <text:p>0.02287566040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5225608557132">
                <text:p>0.465225608557132</text:p>
              </table:table-cell>
              <table:table-cell office:value-type="float" office:value="0.0291518609854626">
                <text:p>0.0291518609854626</text:p>
              </table:table-cell>
              <table:table-cell office:value-type="float" office:value="0.0291518609854626">
                <text:p>0.0291518609854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2061955649363">
                <text:p>0.462061955649363</text:p>
              </table:table-cell>
              <table:table-cell office:value-type="float" office:value="0.0272492169182783">
                <text:p>0.0272492169182783</text:p>
              </table:table-cell>
              <table:table-cell office:value-type="float" office:value="0.0272492169182783">
                <text:p>0.0272492169182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0202691587895">
                <text:p>0.470202691587895</text:p>
              </table:table-cell>
              <table:table-cell office:value-type="float" office:value="0.0300645010433405">
                <text:p>0.0300645010433405</text:p>
              </table:table-cell>
              <table:table-cell office:value-type="float" office:value="0.0300645010433405">
                <text:p>0.0300645010433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6375605351076">
                <text:p>0.466375605351076</text:p>
              </table:table-cell>
              <table:table-cell office:value-type="float" office:value="0.0257151884918812">
                <text:p>0.0257151884918812</text:p>
              </table:table-cell>
              <table:table-cell office:value-type="float" office:value="0.0257151884918812">
                <text:p>0.0257151884918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7115945654538">
                <text:p>0.457115945654538</text:p>
              </table:table-cell>
              <table:table-cell office:value-type="float" office:value="0.0272459915108579">
                <text:p>0.0272459915108579</text:p>
              </table:table-cell>
              <table:table-cell office:value-type="float" office:value="0.0272459915108579">
                <text:p>0.0272459915108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7124527800746">
                <text:p>0.457124527800746</text:p>
              </table:table-cell>
              <table:table-cell office:value-type="float" office:value="0.017622823389196">
                <text:p>0.017622823389196</text:p>
              </table:table-cell>
              <table:table-cell office:value-type="float" office:value="0.017622823389196">
                <text:p>0.017622823389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7845631064004">
                <text:p>0.457845631064004</text:p>
              </table:table-cell>
              <table:table-cell office:value-type="float" office:value="0.0290962063481883">
                <text:p>0.0290962063481883</text:p>
              </table:table-cell>
              <table:table-cell office:value-type="float" office:value="0.0290962063481883">
                <text:p>0.0290962063481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3683231143281">
                <text:p>0.443683231143281</text:p>
              </table:table-cell>
              <table:table-cell office:value-type="float" office:value="0.022511584692033">
                <text:p>0.022511584692033</text:p>
              </table:table-cell>
              <table:table-cell office:value-type="float" office:value="0.022511584692033">
                <text:p>0.022511584692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3248809965594">
                <text:p>0.443248809965594</text:p>
              </table:table-cell>
              <table:table-cell office:value-type="float" office:value="0.0363632640167735">
                <text:p>0.0363632640167735</text:p>
              </table:table-cell>
              <table:table-cell office:value-type="float" office:value="0.0363632640167735">
                <text:p>0.0363632640167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7627664621257">
                <text:p>0.437627664621257</text:p>
              </table:table-cell>
              <table:table-cell office:value-type="float" office:value="0.0310341321177481">
                <text:p>0.0310341321177481</text:p>
              </table:table-cell>
              <table:table-cell office:value-type="float" office:value="0.0310341321177481">
                <text:p>0.0310341321177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4799530434841">
                <text:p>0.424799530434841</text:p>
              </table:table-cell>
              <table:table-cell office:value-type="float" office:value="0.0329966785526093">
                <text:p>0.0329966785526093</text:p>
              </table:table-cell>
              <table:table-cell office:value-type="float" office:value="0.0329966785526093">
                <text:p>0.0329966785526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6409463476295">
                <text:p>0.416409463476295</text:p>
              </table:table-cell>
              <table:table-cell office:value-type="float" office:value="0.0260030038270437">
                <text:p>0.0260030038270437</text:p>
              </table:table-cell>
              <table:table-cell office:value-type="float" office:value="0.0260030038270437">
                <text:p>0.0260030038270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9897428456867">
                <text:p>0.409897428456867</text:p>
              </table:table-cell>
              <table:table-cell office:value-type="float" office:value="0.0310081576653413">
                <text:p>0.0310081576653413</text:p>
              </table:table-cell>
              <table:table-cell office:value-type="float" office:value="0.0310081576653413">
                <text:p>0.0310081576653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4507511084517">
                <text:p>0.394507511084517</text:p>
              </table:table-cell>
              <table:table-cell office:value-type="float" office:value="0.0264632793537983">
                <text:p>0.0264632793537983</text:p>
              </table:table-cell>
              <table:table-cell office:value-type="float" office:value="0.0264632793537983">
                <text:p>0.0264632793537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2643223221013">
                <text:p>0.392643223221013</text:p>
              </table:table-cell>
              <table:table-cell office:value-type="float" office:value="0.0246903591682">
                <text:p>0.0246903591682</text:p>
              </table:table-cell>
              <table:table-cell office:value-type="float" office:value="0.0246903591682">
                <text:p>0.0246903591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2104917642314">
                <text:p>0.392104917642314</text:p>
              </table:table-cell>
              <table:table-cell office:value-type="float" office:value="0.0442544749810586">
                <text:p>0.0442544749810586</text:p>
              </table:table-cell>
              <table:table-cell office:value-type="float" office:value="0.0442544749810586">
                <text:p>0.04425447498105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2396280099849">
                <text:p>0.392396280099849</text:p>
              </table:table-cell>
              <table:table-cell office:value-type="float" office:value="0.0728709144191498">
                <text:p>0.0728709144191498</text:p>
              </table:table-cell>
              <table:table-cell office:value-type="float" office:value="0.0728709144191498">
                <text:p>0.0728709144191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0285313300093">
                <text:p>0.340285313300093</text:p>
              </table:table-cell>
              <table:table-cell office:value-type="float" office:value="0.0207207353857685">
                <text:p>0.0207207353857685</text:p>
              </table:table-cell>
              <table:table-cell office:value-type="float" office:value="0.0207207353857685">
                <text:p>0.02072073538576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5607298239504">
                <text:p>0.335607298239504</text:p>
              </table:table-cell>
              <table:table-cell office:value-type="float" office:value="0.0375307937856627">
                <text:p>0.0375307937856627</text:p>
              </table:table-cell>
              <table:table-cell office:value-type="float" office:value="0.0375307937856627">
                <text:p>0.0375307937856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7055900436208">
                <text:p>0.307055900436208</text:p>
              </table:table-cell>
              <table:table-cell office:value-type="float" office:value="0.0232910575991153">
                <text:p>0.0232910575991153</text:p>
              </table:table-cell>
              <table:table-cell office:value-type="float" office:value="0.0232910575991153">
                <text:p>0.0232910575991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3960982570971">
                <text:p>0.283960982570971</text:p>
              </table:table-cell>
              <table:table-cell office:value-type="float" office:value="0.014599126465788">
                <text:p>0.014599126465788</text:p>
              </table:table-cell>
              <table:table-cell office:value-type="float" office:value="0.014599126465788">
                <text:p>0.0145991264657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2736457038673">
                <text:p>0.262736457038673</text:p>
              </table:table-cell>
              <table:table-cell office:value-type="float" office:value="0.0205481239141757">
                <text:p>0.0205481239141757</text:p>
              </table:table-cell>
              <table:table-cell office:value-type="float" office:value="0.0205481239141757">
                <text:p>0.0205481239141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6853134477178">
                <text:p>0.236853134477178</text:p>
              </table:table-cell>
              <table:table-cell office:value-type="float" office:value="-0.00349138203252755">
                <text:p>-0.00349138203252755</text:p>
              </table:table-cell>
              <table:table-cell office:value-type="float" office:value="-0.00349138203252755">
                <text:p>-0.00349138203252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6342499115446">
                <text:p>0.216342499115446</text:p>
              </table:table-cell>
              <table:table-cell office:value-type="float" office:value="0.024096802615367">
                <text:p>0.024096802615367</text:p>
              </table:table-cell>
              <table:table-cell office:value-type="float" office:value="0.024096802615367">
                <text:p>0.024096802615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9706634445361">
                <text:p>0.199706634445361</text:p>
              </table:table-cell>
              <table:table-cell office:value-type="float" office:value="0.00767939492137509">
                <text:p>0.00767939492137509</text:p>
              </table:table-cell>
              <table:table-cell office:value-type="float" office:value="0.00767939492137509">
                <text:p>0.00767939492137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3638910709547">
                <text:p>0.163638910709547</text:p>
              </table:table-cell>
              <table:table-cell office:value-type="float" office:value="0.0119157846375235">
                <text:p>0.0119157846375235</text:p>
              </table:table-cell>
              <table:table-cell office:value-type="float" office:value="0.0119157846375235">
                <text:p>0.0119157846375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5272206232529">
                <text:p>0.125272206232529</text:p>
              </table:table-cell>
              <table:table-cell office:value-type="float" office:value="0.0319197845862145">
                <text:p>0.0319197845862145</text:p>
              </table:table-cell>
              <table:table-cell office:value-type="float" office:value="0.0319197845862145">
                <text:p>0.0319197845862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6925161003796">
                <text:p>0.116925161003796</text:p>
              </table:table-cell>
              <table:table-cell office:value-type="float" office:value="0.0237678453185557">
                <text:p>0.0237678453185557</text:p>
              </table:table-cell>
              <table:table-cell office:value-type="float" office:value="0.0237678453185557">
                <text:p>0.0237678453185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0444337893092">
                <text:p>0.0840444337893092</text:p>
              </table:table-cell>
              <table:table-cell office:value-type="float" office:value="0.0237056256238689">
                <text:p>0.0237056256238689</text:p>
              </table:table-cell>
              <table:table-cell office:value-type="float" office:value="0.0237056256238689">
                <text:p>0.023705625623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30808788196162">
                <text:p>0.0730808788196162</text:p>
              </table:table-cell>
              <table:table-cell office:value-type="float" office:value="0.0605872226105128">
                <text:p>0.0605872226105128</text:p>
              </table:table-cell>
              <table:table-cell office:value-type="float" office:value="0.0605872226105128">
                <text:p>0.0605872226105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4091411138535">
                <text:p>0.0264091411138535</text:p>
              </table:table-cell>
              <table:table-cell office:value-type="float" office:value="0.0138980280781611">
                <text:p>0.0138980280781611</text:p>
              </table:table-cell>
              <table:table-cell office:value-type="float" office:value="0.0138980280781611">
                <text:p>0.0138980280781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63788820030847">
                <text:p>0.00163788820030847</text:p>
              </table:table-cell>
              <table:table-cell office:value-type="float" office:value="0.0132431228522968">
                <text:p>0.0132431228522968</text:p>
              </table:table-cell>
              <table:table-cell office:value-type="float" office:value="0.0132431228522968">
                <text:p>0.0132431228522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54135712640576">
                <text:p>-0.0254135712640576</text:p>
              </table:table-cell>
              <table:table-cell office:value-type="float" office:value="0.016484765761336">
                <text:p>0.016484765761336</text:p>
              </table:table-cell>
              <table:table-cell office:value-type="float" office:value="0.016484765761336">
                <text:p>0.016484765761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464283544807818">
                <text:p>-0.0464283544807818</text:p>
              </table:table-cell>
              <table:table-cell office:value-type="float" office:value="-0.00448070798794789">
                <text:p>-0.00448070798794789</text:p>
              </table:table-cell>
              <table:table-cell office:value-type="float" office:value="-0.00448070798794789">
                <text:p>-0.00448070798794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34281755502794">
                <text:p>-0.0734281755502794</text:p>
              </table:table-cell>
              <table:table-cell office:value-type="float" office:value="0.00446294756795773">
                <text:p>0.00446294756795773</text:p>
              </table:table-cell>
              <table:table-cell office:value-type="float" office:value="0.00446294756795773">
                <text:p>0.00446294756795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898394828955205">
                <text:p>-0.0898394828955205</text:p>
              </table:table-cell>
              <table:table-cell office:value-type="float" office:value="0.0404853257159662">
                <text:p>0.0404853257159662</text:p>
              </table:table-cell>
              <table:table-cell office:value-type="float" office:value="0.0404853257159662">
                <text:p>0.0404853257159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22031818788062">
                <text:p>-0.122031818788062</text:p>
              </table:table-cell>
              <table:table-cell office:value-type="float" office:value="0.0084339290159148">
                <text:p>0.0084339290159148</text:p>
              </table:table-cell>
              <table:table-cell office:value-type="float" office:value="0.0084339290159148">
                <text:p>0.0084339290159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34285209681441">
                <text:p>-0.134285209681441</text:p>
              </table:table-cell>
              <table:table-cell office:value-type="float" office:value="0.00473013666007743">
                <text:p>0.00473013666007743</text:p>
              </table:table-cell>
              <table:table-cell office:value-type="float" office:value="0.00473013666007743">
                <text:p>0.004730136660077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62573807159391">
                <text:p>-0.162573807159391</text:p>
              </table:table-cell>
              <table:table-cell office:value-type="float" office:value="0.00218104098448832">
                <text:p>0.00218104098448832</text:p>
              </table:table-cell>
              <table:table-cell office:value-type="float" office:value="0.00218104098448832">
                <text:p>0.002181040984488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8739748164372">
                <text:p>-0.18739748164372</text:p>
              </table:table-cell>
              <table:table-cell office:value-type="float" office:value="-0.0093422504589738">
                <text:p>-0.0093422504589738</text:p>
              </table:table-cell>
              <table:table-cell office:value-type="float" office:value="-0.0093422504589738">
                <text:p>-0.009342250458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10090094552937">
                <text:p>-0.210090094552937</text:p>
              </table:table-cell>
              <table:table-cell office:value-type="float" office:value="-0.00493275340968744">
                <text:p>-0.00493275340968744</text:p>
              </table:table-cell>
              <table:table-cell office:value-type="float" office:value="-0.00493275340968744">
                <text:p>-0.00493275340968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31016309263108">
                <text:p>-0.231016309263108</text:p>
              </table:table-cell>
              <table:table-cell office:value-type="float" office:value="-0.00923922568531924">
                <text:p>-0.00923922568531924</text:p>
              </table:table-cell>
              <table:table-cell office:value-type="float" office:value="-0.00923922568531924">
                <text:p>-0.00923922568531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39752270007541">
                <text:p>-0.239752270007541</text:p>
              </table:table-cell>
              <table:table-cell office:value-type="float" office:value="0.00624260220468287">
                <text:p>0.00624260220468287</text:p>
              </table:table-cell>
              <table:table-cell office:value-type="float" office:value="0.00624260220468287">
                <text:p>0.006242602204682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44174867188175">
                <text:p>-0.244174867188175</text:p>
              </table:table-cell>
              <table:table-cell office:value-type="float" office:value="0.0222892672066756">
                <text:p>0.0222892672066756</text:p>
              </table:table-cell>
              <table:table-cell office:value-type="float" office:value="0.0222892672066756">
                <text:p>0.0222892672066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9404688691135">
                <text:p>-0.29404688691135</text:p>
              </table:table-cell>
              <table:table-cell office:value-type="float" office:value="-0.00118479713190017">
                <text:p>-0.00118479713190017</text:p>
              </table:table-cell>
              <table:table-cell office:value-type="float" office:value="-0.00118479713190017">
                <text:p>-0.00118479713190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22615948214902">
                <text:p>-0.322615948214902</text:p>
              </table:table-cell>
              <table:table-cell office:value-type="float" office:value="-0.0158367927515218">
                <text:p>-0.0158367927515218</text:p>
              </table:table-cell>
              <table:table-cell office:value-type="float" office:value="-0.0158367927515218">
                <text:p>-0.01583679275152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43991417186262">
                <text:p>-0.343991417186262</text:p>
              </table:table-cell>
              <table:table-cell office:value-type="float" office:value="-0.0106016692105722">
                <text:p>-0.0106016692105722</text:p>
              </table:table-cell>
              <table:table-cell office:value-type="float" office:value="-0.0106016692105722">
                <text:p>-0.0106016692105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6564851477963">
                <text:p>-0.36564851477963</text:p>
              </table:table-cell>
              <table:table-cell office:value-type="float" office:value="-0.0159579413242328">
                <text:p>-0.0159579413242328</text:p>
              </table:table-cell>
              <table:table-cell office:value-type="float" office:value="-0.0159579413242328">
                <text:p>-0.0159579413242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72901532335453">
                <text:p>-0.372901532335453</text:p>
              </table:table-cell>
              <table:table-cell office:value-type="float" office:value="-0.00240214762769869">
                <text:p>-0.00240214762769869</text:p>
              </table:table-cell>
              <table:table-cell office:value-type="float" office:value="-0.00240214762769869">
                <text:p>-0.00240214762769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93052458463251">
                <text:p>-0.393052458463251</text:p>
              </table:table-cell>
              <table:table-cell office:value-type="float" office:value="-0.0136122328878191">
                <text:p>-0.0136122328878191</text:p>
              </table:table-cell>
              <table:table-cell office:value-type="float" office:value="-0.0136122328878191">
                <text:p>-0.0136122328878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18497454318282">
                <text:p>-0.418497454318282</text:p>
              </table:table-cell>
              <table:table-cell office:value-type="float" office:value="0.0115907092596343">
                <text:p>0.0115907092596343</text:p>
              </table:table-cell>
              <table:table-cell office:value-type="float" office:value="0.0115907092596343">
                <text:p>0.0115907092596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31529207658841">
                <text:p>-0.431529207658841</text:p>
              </table:table-cell>
              <table:table-cell office:value-type="float" office:value="-0.00186316471728265">
                <text:p>-0.00186316471728265</text:p>
              </table:table-cell>
              <table:table-cell office:value-type="float" office:value="-0.00186316471728265">
                <text:p>-0.00186316471728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36649056818772">
                <text:p>-0.436649056818772</text:p>
              </table:table-cell>
              <table:table-cell office:value-type="float" office:value="-0.00605643594090294">
                <text:p>-0.00605643594090294</text:p>
              </table:table-cell>
              <table:table-cell office:value-type="float" office:value="-0.00605643594090294">
                <text:p>-0.00605643594090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62312219649836">
                <text:p>-0.462312219649836</text:p>
              </table:table-cell>
              <table:table-cell office:value-type="float" office:value="0.0160620956891869">
                <text:p>0.0160620956891869</text:p>
              </table:table-cell>
              <table:table-cell office:value-type="float" office:value="0.0160620956891869">
                <text:p>0.0160620956891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88805526728688">
                <text:p>-0.488805526728688</text:p>
              </table:table-cell>
              <table:table-cell office:value-type="float" office:value="-0.0106061626906835">
                <text:p>-0.0106061626906835</text:p>
              </table:table-cell>
              <table:table-cell office:value-type="float" office:value="-0.0106061626906835">
                <text:p>-0.0106061626906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512352077454996">
                <text:p>-0.512352077454996</text:p>
              </table:table-cell>
              <table:table-cell office:value-type="float" office:value="-0.0120203194017544">
                <text:p>-0.0120203194017544</text:p>
              </table:table-cell>
              <table:table-cell office:value-type="float" office:value="-0.0120203194017544">
                <text:p>-0.0120203194017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40852441409029">
                <text:p>-0.540852441409029</text:p>
              </table:table-cell>
              <table:table-cell office:value-type="float" office:value="-0.0203850755802753">
                <text:p>-0.0203850755802753</text:p>
              </table:table-cell>
              <table:table-cell office:value-type="float" office:value="-0.0203850755802753">
                <text:p>-0.02038507558027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5630584587248">
                <text:p>-0.55630584587248</text:p>
              </table:table-cell>
              <table:table-cell office:value-type="float" office:value="-0.0232726880139069">
                <text:p>-0.0232726880139069</text:p>
              </table:table-cell>
              <table:table-cell office:value-type="float" office:value="-0.0232726880139069">
                <text:p>-0.0232726880139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69427240476089">
                <text:p>-0.569427240476089</text:p>
              </table:table-cell>
              <table:table-cell office:value-type="float" office:value="-0.0319034467459377">
                <text:p>-0.0319034467459377</text:p>
              </table:table-cell>
              <table:table-cell office:value-type="float" office:value="-0.0319034467459377">
                <text:p>-0.0319034467459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76306209601449">
                <text:p>-0.576306209601449</text:p>
              </table:table-cell>
              <table:table-cell office:value-type="float" office:value="-0.0118588117626854">
                <text:p>-0.0118588117626854</text:p>
              </table:table-cell>
              <table:table-cell office:value-type="float" office:value="-0.0118588117626854">
                <text:p>-0.0118588117626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82857651848335">
                <text:p>-0.582857651848335</text:p>
              </table:table-cell>
              <table:table-cell office:value-type="float" office:value="0.00701657071151984">
                <text:p>0.00701657071151984</text:p>
              </table:table-cell>
              <table:table-cell office:value-type="float" office:value="0.00701657071151984">
                <text:p>0.00701657071151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04584275549192">
                <text:p>-0.604584275549192</text:p>
              </table:table-cell>
              <table:table-cell office:value-type="float" office:value="0.00161619177317651">
                <text:p>0.00161619177317651</text:p>
              </table:table-cell>
              <table:table-cell office:value-type="float" office:value="0.00161619177317651">
                <text:p>0.00161619177317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2130964936561">
                <text:p>-0.62130964936561</text:p>
              </table:table-cell>
              <table:table-cell office:value-type="float" office:value="-0.0153064277177266">
                <text:p>-0.0153064277177266</text:p>
              </table:table-cell>
              <table:table-cell office:value-type="float" office:value="-0.0153064277177266">
                <text:p>-0.01530642771772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3707197756962">
                <text:p>-0.63707197756962</text:p>
              </table:table-cell>
              <table:table-cell office:value-type="float" office:value="-0.000122628127251612">
                <text:p>-0.000122628127251612</text:p>
              </table:table-cell>
              <table:table-cell office:value-type="float" office:value="-0.000122628127251612">
                <text:p>-0.0001226281272516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1684414739924">
                <text:p>-0.651684414739924</text:p>
              </table:table-cell>
              <table:table-cell office:value-type="float" office:value="-0.0146454236619591">
                <text:p>-0.0146454236619591</text:p>
              </table:table-cell>
              <table:table-cell office:value-type="float" office:value="-0.0146454236619591">
                <text:p>-0.0146454236619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75135289552025">
                <text:p>-0.675135289552025</text:p>
              </table:table-cell>
              <table:table-cell office:value-type="float" office:value="0.00092328273522313">
                <text:p>0.00092328273522313</text:p>
              </table:table-cell>
              <table:table-cell office:value-type="float" office:value="0.00092328273522313">
                <text:p>0.00092328273522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88712589477687">
                <text:p>-0.688712589477687</text:p>
              </table:table-cell>
              <table:table-cell office:value-type="float" office:value="-0.000432605385833562">
                <text:p>-0.000432605385833562</text:p>
              </table:table-cell>
              <table:table-cell office:value-type="float" office:value="-0.000432605385833562">
                <text:p>-0.000432605385833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07070138181614">
                <text:p>-0.707070138181614</text:p>
              </table:table-cell>
              <table:table-cell office:value-type="float" office:value="-0.0189254403141697">
                <text:p>-0.0189254403141697</text:p>
              </table:table-cell>
              <table:table-cell office:value-type="float" office:value="-0.0189254403141697">
                <text:p>-0.0189254403141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16148503625128">
                <text:p>-0.716148503625128</text:p>
              </table:table-cell>
              <table:table-cell office:value-type="float" office:value="-0.00984539329719381">
                <text:p>-0.00984539329719381</text:p>
              </table:table-cell>
              <table:table-cell office:value-type="float" office:value="-0.00984539329719381">
                <text:p>-0.00984539329719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73734972315428">
                <text:p>-0.73734972315428</text:p>
              </table:table-cell>
              <table:table-cell office:value-type="float" office:value="-0.0307001897569683">
                <text:p>-0.0307001897569683</text:p>
              </table:table-cell>
              <table:table-cell office:value-type="float" office:value="-0.0307001897569683">
                <text:p>-0.03070018975696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748753988148697">
                <text:p>-0.748753988148697</text:p>
              </table:table-cell>
              <table:table-cell office:value-type="float" office:value="-0.000852481494852841">
                <text:p>-0.000852481494852841</text:p>
              </table:table-cell>
              <table:table-cell office:value-type="float" office:value="-0.000852481494852841">
                <text:p>-0.0008524814948528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778311878888276">
                <text:p>-0.778311878888276</text:p>
              </table:table-cell>
              <table:table-cell office:value-type="float" office:value="-0.0151033837840998">
                <text:p>-0.0151033837840998</text:p>
              </table:table-cell>
              <table:table-cell office:value-type="float" office:value="-0.0151033837840998">
                <text:p>-0.0151033837840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789067504281076">
                <text:p>-0.789067504281076</text:p>
              </table:table-cell>
              <table:table-cell office:value-type="float" office:value="-0.0258222848518077">
                <text:p>-0.0258222848518077</text:p>
              </table:table-cell>
              <table:table-cell office:value-type="float" office:value="-0.0258222848518077">
                <text:p>-0.0258222848518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80749765319837">
                <text:p>-0.80749765319837</text:p>
              </table:table-cell>
              <table:table-cell office:value-type="float" office:value="-0.00365226163453092">
                <text:p>-0.00365226163453092</text:p>
              </table:table-cell>
              <table:table-cell office:value-type="float" office:value="-0.00365226163453092">
                <text:p>-0.00365226163453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820851928036503">
                <text:p>-0.820851928036503</text:p>
              </table:table-cell>
              <table:table-cell office:value-type="float" office:value="-0.0171936476633459">
                <text:p>-0.0171936476633459</text:p>
              </table:table-cell>
              <table:table-cell office:value-type="float" office:value="-0.0171936476633459">
                <text:p>-0.0171936476633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835631542464604">
                <text:p>-0.835631542464604</text:p>
              </table:table-cell>
              <table:table-cell office:value-type="float" office:value="-0.0343742447397193">
                <text:p>-0.0343742447397193</text:p>
              </table:table-cell>
              <table:table-cell office:value-type="float" office:value="-0.0343742447397193">
                <text:p>-0.03437424473971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855685449360517">
                <text:p>-0.855685449360517</text:p>
              </table:table-cell>
              <table:table-cell office:value-type="float" office:value="-0.032088680857118">
                <text:p>-0.032088680857118</text:p>
              </table:table-cell>
              <table:table-cell office:value-type="float" office:value="-0.032088680857118">
                <text:p>-0.0320886808571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873457852941007">
                <text:p>-0.873457852941007</text:p>
              </table:table-cell>
              <table:table-cell office:value-type="float" office:value="-0.0318919896672997">
                <text:p>-0.0318919896672997</text:p>
              </table:table-cell>
              <table:table-cell office:value-type="float" office:value="-0.0318919896672997">
                <text:p>-0.0318919896672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893737785844324">
                <text:p>-0.893737785844324</text:p>
              </table:table-cell>
              <table:table-cell office:value-type="float" office:value="-0.0244430111524656">
                <text:p>-0.0244430111524656</text:p>
              </table:table-cell>
              <table:table-cell office:value-type="float" office:value="-0.0244430111524656">
                <text:p>-0.0244430111524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05084530175154">
                <text:p>-0.905084530175154</text:p>
              </table:table-cell>
              <table:table-cell office:value-type="float" office:value="-0.0234830617166313">
                <text:p>-0.0234830617166313</text:p>
              </table:table-cell>
              <table:table-cell office:value-type="float" office:value="-0.0234830617166313">
                <text:p>-0.02348306171663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3017708054437">
                <text:p>-0.93017708054437</text:p>
              </table:table-cell>
              <table:table-cell office:value-type="float" office:value="-0.0133193407776934">
                <text:p>-0.0133193407776934</text:p>
              </table:table-cell>
              <table:table-cell office:value-type="float" office:value="-0.0133193407776934">
                <text:p>-0.01331934077769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50146569044904">
                <text:p>-0.950146569044904</text:p>
              </table:table-cell>
              <table:table-cell office:value-type="float" office:value="-0.0230015660168015">
                <text:p>-0.0230015660168015</text:p>
              </table:table-cell>
              <table:table-cell office:value-type="float" office:value="-0.0230015660168015">
                <text:p>-0.02300156601680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79246827842413">
                <text:p>-0.979246827842413</text:p>
              </table:table-cell>
              <table:table-cell office:value-type="float" office:value="0.0118153613134399">
                <text:p>0.0118153613134399</text:p>
              </table:table-cell>
              <table:table-cell office:value-type="float" office:value="0.0118153613134399">
                <text:p>0.0118153613134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966825556427">
                <text:p>-0.9966825556427</text:p>
              </table:table-cell>
              <table:table-cell office:value-type="float" office:value="0.00245745691473231">
                <text:p>0.00245745691473231</text:p>
              </table:table-cell>
              <table:table-cell office:value-type="float" office:value="0.00245745691473231">
                <text:p>0.00245745691473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02764410545693">
                <text:p>-1.02764410545693</text:p>
              </table:table-cell>
              <table:table-cell office:value-type="float" office:value="-0.0293998919359476">
                <text:p>-0.0293998919359476</text:p>
              </table:table-cell>
              <table:table-cell office:value-type="float" office:value="-0.0293998919359476">
                <text:p>-0.0293998919359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04350261236078">
                <text:p>-1.04350261236078</text:p>
              </table:table-cell>
              <table:table-cell office:value-type="float" office:value="0.0115136851333837">
                <text:p>0.0115136851333837</text:p>
              </table:table-cell>
              <table:table-cell office:value-type="float" office:value="0.0115136851333837">
                <text:p>0.01151368513338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09418051892045">
                <text:p>-1.09418051892045</text:p>
              </table:table-cell>
              <table:table-cell office:value-type="float" office:value="0.052563486367162">
                <text:p>0.052563486367162</text:p>
              </table:table-cell>
              <table:table-cell office:value-type="float" office:value="0.052563486367162">
                <text:p>0.052563486367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13196310989751">
                <text:p>-1.13196310989751</text:p>
              </table:table-cell>
              <table:table-cell office:value-type="float" office:value="0.0145841254287178">
                <text:p>0.0145841254287178</text:p>
              </table:table-cell>
              <table:table-cell office:value-type="float" office:value="0.0145841254287178">
                <text:p>0.01458412542871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17924586213441">
                <text:p>-1.17924586213441</text:p>
              </table:table-cell>
              <table:table-cell office:value-type="float" office:value="0.0437771893112362">
                <text:p>0.0437771893112362</text:p>
              </table:table-cell>
              <table:table-cell office:value-type="float" office:value="0.0437771893112362">
                <text:p>0.04377718931123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20877152763326">
                <text:p>-1.20877152763326</text:p>
              </table:table-cell>
              <table:table-cell office:value-type="float" office:value="0.0155047755358675">
                <text:p>0.0155047755358675</text:p>
              </table:table-cell>
              <table:table-cell office:value-type="float" office:value="0.0155047755358675">
                <text:p>0.01550477553586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24618051688703">
                <text:p>-1.24618051688703</text:p>
              </table:table-cell>
              <table:table-cell office:value-type="float" office:value="0.00472131113977237">
                <text:p>0.00472131113977237</text:p>
              </table:table-cell>
              <table:table-cell office:value-type="float" office:value="0.00472131113977237">
                <text:p>0.00472131113977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27159765698293">
                <text:p>-1.27159765698293</text:p>
              </table:table-cell>
              <table:table-cell office:value-type="float" office:value="0.0270434045568333">
                <text:p>0.0270434045568333</text:p>
              </table:table-cell>
              <table:table-cell office:value-type="float" office:value="0.0270434045568333">
                <text:p>0.0270434045568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30973663334701">
                <text:p>-1.30973663334701</text:p>
              </table:table-cell>
              <table:table-cell office:value-type="float" office:value="0.00601770207442631">
                <text:p>0.00601770207442631</text:p>
              </table:table-cell>
              <table:table-cell office:value-type="float" office:value="0.00601770207442631">
                <text:p>0.006017702074426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33028627650444">
                <text:p>-1.33028627650444</text:p>
              </table:table-cell>
              <table:table-cell office:value-type="float" office:value="0.0171152228253979">
                <text:p>0.0171152228253979</text:p>
              </table:table-cell>
              <table:table-cell office:value-type="float" office:value="0.0171152228253979">
                <text:p>0.0171152228253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36398148777087">
                <text:p>-1.36398148777087</text:p>
              </table:table-cell>
              <table:table-cell office:value-type="float" office:value="-0.00148269645165788">
                <text:p>-0.00148269645165788</text:p>
              </table:table-cell>
              <table:table-cell office:value-type="float" office:value="-0.00148269645165788">
                <text:p>-0.001482696451657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38672724478936">
                <text:p>-1.38672724478936</text:p>
              </table:table-cell>
              <table:table-cell office:value-type="float" office:value="0.00914877850998397">
                <text:p>0.00914877850998397</text:p>
              </table:table-cell>
              <table:table-cell office:value-type="float" office:value="0.00914877850998397">
                <text:p>0.009148778509983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1745346234612">
                <text:p>-1.41745346234612</text:p>
              </table:table-cell>
              <table:table-cell office:value-type="float" office:value="0.0419469503712944">
                <text:p>0.0419469503712944</text:p>
              </table:table-cell>
              <table:table-cell office:value-type="float" office:value="0.0419469503712944">
                <text:p>0.041946950371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44098431073776">
                <text:p>-1.44098431073776</text:p>
              </table:table-cell>
              <table:table-cell office:value-type="float" office:value="0.0181026804098794">
                <text:p>0.0181026804098794</text:p>
              </table:table-cell>
              <table:table-cell office:value-type="float" office:value="0.0181026804098794">
                <text:p>0.01810268040987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46073621958042">
                <text:p>-1.46073621958042</text:p>
              </table:table-cell>
              <table:table-cell office:value-type="float" office:value="0.0496275722711552">
                <text:p>0.0496275722711552</text:p>
              </table:table-cell>
              <table:table-cell office:value-type="float" office:value="0.0496275722711552">
                <text:p>0.0496275722711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945650423113">
                <text:p>-1.4945650423113</text:p>
              </table:table-cell>
              <table:table-cell office:value-type="float" office:value="0.0474274116402202">
                <text:p>0.0474274116402202</text:p>
              </table:table-cell>
              <table:table-cell office:value-type="float" office:value="0.0474274116402202">
                <text:p>0.04742741164022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53564740019538">
                <text:p>-1.53564740019538</text:p>
              </table:table-cell>
              <table:table-cell office:value-type="float" office:value="0.00597977915522563">
                <text:p>0.00597977915522563</text:p>
              </table:table-cell>
              <table:table-cell office:value-type="float" office:value="0.00597977915522563">
                <text:p>0.005979779155225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56044419392771">
                <text:p>-1.56044419392771</text:p>
              </table:table-cell>
              <table:table-cell office:value-type="float" office:value="0.00767356702994704">
                <text:p>0.00767356702994704</text:p>
              </table:table-cell>
              <table:table-cell office:value-type="float" office:value="0.00767356702994704">
                <text:p>0.00767356702994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60847689305787">
                <text:p>-1.60847689305787</text:p>
              </table:table-cell>
              <table:table-cell office:value-type="float" office:value="0.0192852888852775">
                <text:p>0.0192852888852775</text:p>
              </table:table-cell>
              <table:table-cell office:value-type="float" office:value="0.0192852888852775">
                <text:p>0.0192852888852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63926523788614">
                <text:p>-1.63926523788614</text:p>
              </table:table-cell>
              <table:table-cell office:value-type="float" office:value="0.0611654170881211">
                <text:p>0.0611654170881211</text:p>
              </table:table-cell>
              <table:table-cell office:value-type="float" office:value="0.0611654170881211">
                <text:p>0.06116541708812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67952970885822">
                <text:p>-1.67952970885822</text:p>
              </table:table-cell>
              <table:table-cell office:value-type="float" office:value="0.0204042477902155">
                <text:p>0.0204042477902155</text:p>
              </table:table-cell>
              <table:table-cell office:value-type="float" office:value="0.0204042477902155">
                <text:p>0.0204042477902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70653237692308">
                <text:p>-1.70653237692308</text:p>
              </table:table-cell>
              <table:table-cell office:value-type="float" office:value="0.028548641519069">
                <text:p>0.028548641519069</text:p>
              </table:table-cell>
              <table:table-cell office:value-type="float" office:value="0.028548641519069">
                <text:p>0.0285486415190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73203218735966">
                <text:p>-1.73203218735966</text:p>
              </table:table-cell>
              <table:table-cell office:value-type="float" office:value="0.0674391260213907">
                <text:p>0.0674391260213907</text:p>
              </table:table-cell>
              <table:table-cell office:value-type="float" office:value="0.0674391260213907">
                <text:p>0.06743912602139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75892017592534">
                <text:p>-1.75892017592534</text:p>
              </table:table-cell>
              <table:table-cell office:value-type="float" office:value="0.040145064359099">
                <text:p>0.040145064359099</text:p>
              </table:table-cell>
              <table:table-cell office:value-type="float" office:value="0.040145064359099">
                <text:p>0.040145064359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78153258054707">
                <text:p>-1.78153258054707</text:p>
              </table:table-cell>
              <table:table-cell office:value-type="float" office:value="0.0538789706266571">
                <text:p>0.0538789706266571</text:p>
              </table:table-cell>
              <table:table-cell office:value-type="float" office:value="0.0538789706266571">
                <text:p>0.05387897062665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80503635477717">
                <text:p>-1.80503635477717</text:p>
              </table:table-cell>
              <table:table-cell office:value-type="float" office:value="0.0424328384073634">
                <text:p>0.0424328384073634</text:p>
              </table:table-cell>
              <table:table-cell office:value-type="float" office:value="0.0424328384073634">
                <text:p>0.04243283840736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5161781084904">
                <text:p>-1.85161781084904</text:p>
              </table:table-cell>
              <table:table-cell office:value-type="float" office:value="0.0452057427867432">
                <text:p>0.0452057427867432</text:p>
              </table:table-cell>
              <table:table-cell office:value-type="float" office:value="0.0452057427867432">
                <text:p>0.04520574278674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88209635155119">
                <text:p>-1.88209635155119</text:p>
              </table:table-cell>
              <table:table-cell office:value-type="float" office:value="0.0146447694426848">
                <text:p>0.0146447694426848</text:p>
              </table:table-cell>
              <table:table-cell office:value-type="float" office:value="0.0146447694426848">
                <text:p>0.01464476944268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90525138243783">
                <text:p>-1.90525138243783</text:p>
              </table:table-cell>
              <table:table-cell office:value-type="float" office:value="0.0150783512998807">
                <text:p>0.0150783512998807</text:p>
              </table:table-cell>
              <table:table-cell office:value-type="float" office:value="0.0150783512998807">
                <text:p>0.01507835129988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92430481239697">
                <text:p>-1.92430481239697</text:p>
              </table:table-cell>
              <table:table-cell office:value-type="float" office:value="0.0221859901760304">
                <text:p>0.0221859901760304</text:p>
              </table:table-cell>
              <table:table-cell office:value-type="float" office:value="0.0221859901760304">
                <text:p>0.0221859901760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95858879026874">
                <text:p>-1.95858879026874</text:p>
              </table:table-cell>
              <table:table-cell office:value-type="float" office:value="0.0333896667635181">
                <text:p>0.0333896667635181</text:p>
              </table:table-cell>
              <table:table-cell office:value-type="float" office:value="0.0333896667635181">
                <text:p>0.0333896667635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98513976761981">
                <text:p>-1.98513976761981</text:p>
              </table:table-cell>
              <table:table-cell office:value-type="float" office:value="0.0174042902370144">
                <text:p>0.0174042902370144</text:p>
              </table:table-cell>
              <table:table-cell office:value-type="float" office:value="0.0174042902370144">
                <text:p>0.0174042902370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02586807286793">
                <text:p>-2.02586807286793</text:p>
              </table:table-cell>
              <table:table-cell office:value-type="float" office:value="0.0322772307765118">
                <text:p>0.0322772307765118</text:p>
              </table:table-cell>
              <table:table-cell office:value-type="float" office:value="0.0322772307765118">
                <text:p>0.0322772307765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05313049361792">
                <text:p>-2.05313049361792</text:p>
              </table:table-cell>
              <table:table-cell office:value-type="float" office:value="0.027787095231921">
                <text:p>0.027787095231921</text:p>
              </table:table-cell>
              <table:table-cell office:value-type="float" office:value="0.027787095231921">
                <text:p>0.0277870952319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08087145272608">
                <text:p>-2.08087145272608</text:p>
              </table:table-cell>
              <table:table-cell office:value-type="float" office:value="0.072753037091672">
                <text:p>0.072753037091672</text:p>
              </table:table-cell>
              <table:table-cell office:value-type="float" office:value="0.072753037091672">
                <text:p>0.0727530370916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11262316775289">
                <text:p>-2.11262316775289</text:p>
              </table:table-cell>
              <table:table-cell office:value-type="float" office:value="0.0410914272651453">
                <text:p>0.0410914272651453</text:p>
              </table:table-cell>
              <table:table-cell office:value-type="float" office:value="0.0410914272651453">
                <text:p>0.04109142726514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13012731636448">
                <text:p>-2.13012731636448</text:p>
              </table:table-cell>
              <table:table-cell office:value-type="float" office:value="0.0460558186570745">
                <text:p>0.0460558186570745</text:p>
              </table:table-cell>
              <table:table-cell office:value-type="float" office:value="0.0460558186570745">
                <text:p>0.04605581865707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1623599248719">
                <text:p>-2.1623599248719</text:p>
              </table:table-cell>
              <table:table-cell office:value-type="float" office:value="0.0668666794659534">
                <text:p>0.0668666794659534</text:p>
              </table:table-cell>
              <table:table-cell office:value-type="float" office:value="0.0668666794659534">
                <text:p>0.06686667946595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17868456216254">
                <text:p>-2.17868456216254</text:p>
              </table:table-cell>
              <table:table-cell office:value-type="float" office:value="0.0692612085343933">
                <text:p>0.0692612085343933</text:p>
              </table:table-cell>
              <table:table-cell office:value-type="float" office:value="0.0692612085343933">
                <text:p>0.06926120853439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20527826776925">
                <text:p>-2.20527826776925</text:p>
              </table:table-cell>
              <table:table-cell office:value-type="float" office:value="0.0484094526247008">
                <text:p>0.0484094526247008</text:p>
              </table:table-cell>
              <table:table-cell office:value-type="float" office:value="0.0484094526247008">
                <text:p>0.04840945262470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22710367745605">
                <text:p>-2.22710367745605</text:p>
              </table:table-cell>
              <table:table-cell office:value-type="float" office:value="0.0621750745179304">
                <text:p>0.0621750745179304</text:p>
              </table:table-cell>
              <table:table-cell office:value-type="float" office:value="0.0621750745179304">
                <text:p>0.0621750745179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25829577280787">
                <text:p>-2.25829577280787</text:p>
              </table:table-cell>
              <table:table-cell office:value-type="float" office:value="0.0310591192452177">
                <text:p>0.0310591192452177</text:p>
              </table:table-cell>
              <table:table-cell office:value-type="float" office:value="0.0310591192452177">
                <text:p>0.03105911924521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27469196968493">
                <text:p>-2.27469196968493</text:p>
              </table:table-cell>
              <table:table-cell office:value-type="float" office:value="0.0299511168810214">
                <text:p>0.0299511168810214</text:p>
              </table:table-cell>
              <table:table-cell office:value-type="float" office:value="0.0299511168810214">
                <text:p>0.0299511168810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2978428962606">
                <text:p>-2.2978428962606</text:p>
              </table:table-cell>
              <table:table-cell office:value-type="float" office:value="0.0431754926120038">
                <text:p>0.0431754926120038</text:p>
              </table:table-cell>
              <table:table-cell office:value-type="float" office:value="0.0431754926120038">
                <text:p>0.04317549261200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33653311723608">
                <text:p>-2.33653311723608</text:p>
              </table:table-cell>
              <table:table-cell office:value-type="float" office:value="0.00892339988290436">
                <text:p>0.00892339988290436</text:p>
              </table:table-cell>
              <table:table-cell office:value-type="float" office:value="0.00892339988290436">
                <text:p>0.008923399882904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35717755729581">
                <text:p>-2.35717755729581</text:p>
              </table:table-cell>
              <table:table-cell office:value-type="float" office:value="0.0262082488759376">
                <text:p>0.0262082488759376</text:p>
              </table:table-cell>
              <table:table-cell office:value-type="float" office:value="0.0262082488759376">
                <text:p>0.02620824887593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9379600225858">
                <text:p>-2.39379600225858</text:p>
              </table:table-cell>
              <table:table-cell office:value-type="float" office:value="0.0118813909819302">
                <text:p>0.0118813909819302</text:p>
              </table:table-cell>
              <table:table-cell office:value-type="float" office:value="0.0118813909819302">
                <text:p>0.01188139098193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41633810117917">
                <text:p>-2.41633810117917</text:p>
              </table:table-cell>
              <table:table-cell office:value-type="float" office:value="0.0356531478897253">
                <text:p>0.0356531478897253</text:p>
              </table:table-cell>
              <table:table-cell office:value-type="float" office:value="0.0356531478897253">
                <text:p>0.03565314788972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44983471983687">
                <text:p>-2.44983471983687</text:p>
              </table:table-cell>
              <table:table-cell office:value-type="float" office:value="0.0260656776491341">
                <text:p>0.0260656776491341</text:p>
              </table:table-cell>
              <table:table-cell office:value-type="float" office:value="0.0260656776491341">
                <text:p>0.02606567764913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47477166815429">
                <text:p>-2.47477166815429</text:p>
              </table:table-cell>
              <table:table-cell office:value-type="float" office:value="0.0569826455673832">
                <text:p>0.0569826455673832</text:p>
              </table:table-cell>
              <table:table-cell office:value-type="float" office:value="0.0569826455673832">
                <text:p>0.0569826455673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0396315103575">
                <text:p>-2.50396315103575</text:p>
              </table:table-cell>
              <table:table-cell office:value-type="float" office:value="0.0702079043145658">
                <text:p>0.0702079043145658</text:p>
              </table:table-cell>
              <table:table-cell office:value-type="float" office:value="0.0702079043145658">
                <text:p>0.0702079043145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52082662931383">
                <text:p>-2.52082662931383</text:p>
              </table:table-cell>
              <table:table-cell office:value-type="float" office:value="0.0532338305322058">
                <text:p>0.0532338305322058</text:p>
              </table:table-cell>
              <table:table-cell office:value-type="float" office:value="0.0532338305322058">
                <text:p>0.0532338305322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54616600399033">
                <text:p>-2.54616600399033</text:p>
              </table:table-cell>
              <table:table-cell office:value-type="float" office:value="0.037540959383064">
                <text:p>0.037540959383064</text:p>
              </table:table-cell>
              <table:table-cell office:value-type="float" office:value="0.037540959383064">
                <text:p>0.0375409593830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56018147521897">
                <text:p>-2.56018147521897</text:p>
              </table:table-cell>
              <table:table-cell office:value-type="float" office:value="0.0528907417073334">
                <text:p>0.0528907417073334</text:p>
              </table:table-cell>
              <table:table-cell office:value-type="float" office:value="0.0528907417073334">
                <text:p>0.05289074170733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54487524322606">
                <text:p>-2.54487524322606</text:p>
              </table:table-cell>
              <table:table-cell office:value-type="float" office:value="0.0732657218046349">
                <text:p>0.0732657218046349</text:p>
              </table:table-cell>
              <table:table-cell office:value-type="float" office:value="0.0732657218046349">
                <text:p>0.07326572180463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56035771159565">
                <text:p>-2.56035771159565</text:p>
              </table:table-cell>
              <table:table-cell office:value-type="float" office:value="0.0625016029000274">
                <text:p>0.0625016029000274</text:p>
              </table:table-cell>
              <table:table-cell office:value-type="float" office:value="0.0625016029000274">
                <text:p>0.06250160290002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58213305336726">
                <text:p>-2.58213305336726</text:p>
              </table:table-cell>
              <table:table-cell office:value-type="float" office:value="0.0743109932673747">
                <text:p>0.0743109932673747</text:p>
              </table:table-cell>
              <table:table-cell office:value-type="float" office:value="0.0743109932673747">
                <text:p>0.07431099326737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60170236518726">
                <text:p>-2.60170236518726</text:p>
              </table:table-cell>
              <table:table-cell office:value-type="float" office:value="0.0578617465878386">
                <text:p>0.0578617465878386</text:p>
              </table:table-cell>
              <table:table-cell office:value-type="float" office:value="0.0578617465878386">
                <text:p>0.05786174658783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62533953589201">
                <text:p>-2.62533953589201</text:p>
              </table:table-cell>
              <table:table-cell office:value-type="float" office:value="0.0573375061157728">
                <text:p>0.0573375061157728</text:p>
              </table:table-cell>
              <table:table-cell office:value-type="float" office:value="0.0573375061157728">
                <text:p>0.05733750611577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6419195166815">
                <text:p>-2.6419195166815</text:p>
              </table:table-cell>
              <table:table-cell office:value-type="float" office:value="0.0579360177280637">
                <text:p>0.0579360177280637</text:p>
              </table:table-cell>
              <table:table-cell office:value-type="float" office:value="0.0579360177280637">
                <text:p>0.05793601772806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66396889467821">
                <text:p>-2.66396889467821</text:p>
              </table:table-cell>
              <table:table-cell office:value-type="float" office:value="0.0503639415841732">
                <text:p>0.0503639415841732</text:p>
              </table:table-cell>
              <table:table-cell office:value-type="float" office:value="0.0503639415841732">
                <text:p>0.05036394158417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67863183035084">
                <text:p>-2.67863183035084</text:p>
              </table:table-cell>
              <table:table-cell office:value-type="float" office:value="0.0799737300208347">
                <text:p>0.0799737300208347</text:p>
              </table:table-cell>
              <table:table-cell office:value-type="float" office:value="0.0799737300208347">
                <text:p>0.0799737300208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69910497296774">
                <text:p>-2.69910497296774</text:p>
              </table:table-cell>
              <table:table-cell office:value-type="float" office:value="0.0598637085235478">
                <text:p>0.0598637085235478</text:p>
              </table:table-cell>
              <table:table-cell office:value-type="float" office:value="0.0598637085235478">
                <text:p>0.05986370852354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71335507951106">
                <text:p>-2.71335507951106</text:p>
              </table:table-cell>
              <table:table-cell office:value-type="float" office:value="0.0565955317127811">
                <text:p>0.0565955317127811</text:p>
              </table:table-cell>
              <table:table-cell office:value-type="float" office:value="0.0565955317127811">
                <text:p>0.05659553171278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3513162100092">
                <text:p>-2.73513162100092</text:p>
              </table:table-cell>
              <table:table-cell office:value-type="float" office:value="0.0545810175065076">
                <text:p>0.0545810175065076</text:p>
              </table:table-cell>
              <table:table-cell office:value-type="float" office:value="0.0545810175065076">
                <text:p>0.05458101750650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74863331309216">
                <text:p>-2.74863331309216</text:p>
              </table:table-cell>
              <table:table-cell office:value-type="float" office:value="0.0506733000023383">
                <text:p>0.0506733000023383</text:p>
              </table:table-cell>
              <table:table-cell office:value-type="float" office:value="0.0506733000023383">
                <text:p>0.05067330000233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76595837890911">
                <text:p>-2.76595837890911</text:p>
              </table:table-cell>
              <table:table-cell office:value-type="float" office:value="0.0641016804681627">
                <text:p>0.0641016804681627</text:p>
              </table:table-cell>
              <table:table-cell office:value-type="float" office:value="0.0641016804681627">
                <text:p>0.0641016804681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78035121057422">
                <text:p>-2.78035121057422</text:p>
              </table:table-cell>
              <table:table-cell office:value-type="float" office:value="0.068771113903725">
                <text:p>0.068771113903725</text:p>
              </table:table-cell>
              <table:table-cell office:value-type="float" office:value="0.068771113903725">
                <text:p>0.0687711139037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80064620043647">
                <text:p>-2.80064620043647</text:p>
              </table:table-cell>
              <table:table-cell office:value-type="float" office:value="0.0665733253769849">
                <text:p>0.0665733253769849</text:p>
              </table:table-cell>
              <table:table-cell office:value-type="float" office:value="0.0665733253769849">
                <text:p>0.06657332537698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81495070254526">
                <text:p>-2.81495070254526</text:p>
              </table:table-cell>
              <table:table-cell office:value-type="float" office:value="0.0745500688776235">
                <text:p>0.0745500688776235</text:p>
              </table:table-cell>
              <table:table-cell office:value-type="float" office:value="0.0745500688776235">
                <text:p>0.07455006887762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83722218935296">
                <text:p>-2.83722218935296</text:p>
              </table:table-cell>
              <table:table-cell office:value-type="float" office:value="0.0778612933051197">
                <text:p>0.0778612933051197</text:p>
              </table:table-cell>
              <table:table-cell office:value-type="float" office:value="0.0778612933051197">
                <text:p>0.0778612933051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85118043481026">
                <text:p>-2.85118043481026</text:p>
              </table:table-cell>
              <table:table-cell office:value-type="float" office:value="0.075646841464287">
                <text:p>0.075646841464287</text:p>
              </table:table-cell>
              <table:table-cell office:value-type="float" office:value="0.075646841464287">
                <text:p>0.0756468414642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86744432122765">
                <text:p>-2.86744432122765</text:p>
              </table:table-cell>
              <table:table-cell office:value-type="float" office:value="0.111333885234358">
                <text:p>0.111333885234358</text:p>
              </table:table-cell>
              <table:table-cell office:value-type="float" office:value="0.111333885234358">
                <text:p>0.1113338852343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87933082488148">
                <text:p>-2.87933082488148</text:p>
              </table:table-cell>
              <table:table-cell office:value-type="float" office:value="0.0990257237770265">
                <text:p>0.0990257237770265</text:p>
              </table:table-cell>
              <table:table-cell office:value-type="float" office:value="0.0990257237770265">
                <text:p>0.0990257237770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.89272015195997">
                <text:p>-2.89272015195997</text:p>
              </table:table-cell>
              <table:table-cell office:value-type="float" office:value="0.0882466859450299">
                <text:p>0.0882466859450299</text:p>
              </table:table-cell>
              <table:table-cell office:value-type="float" office:value="0.0882466859450299">
                <text:p>0.0882466859450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.90057893521513">
                <text:p>-2.90057893521513</text:p>
              </table:table-cell>
              <table:table-cell office:value-type="float" office:value="0.108976665757626">
                <text:p>0.108976665757626</text:p>
              </table:table-cell>
              <table:table-cell office:value-type="float" office:value="0.108976665757626">
                <text:p>0.1089766657576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91227635562133">
                <text:p>-2.91227635562133</text:p>
              </table:table-cell>
              <table:table-cell office:value-type="float" office:value="0.102704147070459">
                <text:p>0.102704147070459</text:p>
              </table:table-cell>
              <table:table-cell office:value-type="float" office:value="0.102704147070459">
                <text:p>0.1027041470704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92175305863696">
                <text:p>-2.92175305863696</text:p>
              </table:table-cell>
              <table:table-cell office:value-type="float" office:value="0.109834277602773">
                <text:p>0.109834277602773</text:p>
              </table:table-cell>
              <table:table-cell office:value-type="float" office:value="0.109834277602773">
                <text:p>0.109834277602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93459065348696">
                <text:p>-2.93459065348696</text:p>
              </table:table-cell>
              <table:table-cell office:value-type="float" office:value="0.10565959577277">
                <text:p>0.10565959577277</text:p>
              </table:table-cell>
              <table:table-cell office:value-type="float" office:value="0.10565959577277">
                <text:p>0.105659595772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94270000707177">
                <text:p>-2.94270000707177</text:p>
              </table:table-cell>
              <table:table-cell office:value-type="float" office:value="0.114170004500723">
                <text:p>0.114170004500723</text:p>
              </table:table-cell>
              <table:table-cell office:value-type="float" office:value="0.114170004500723">
                <text:p>0.1141700045007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95645015047597">
                <text:p>-2.95645015047597</text:p>
              </table:table-cell>
              <table:table-cell office:value-type="float" office:value="0.105762364524746">
                <text:p>0.105762364524746</text:p>
              </table:table-cell>
              <table:table-cell office:value-type="float" office:value="0.105762364524746">
                <text:p>0.1057623645247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96422873868966">
                <text:p>-2.96422873868966</text:p>
              </table:table-cell>
              <table:table-cell office:value-type="float" office:value="0.115232394973561">
                <text:p>0.115232394973561</text:p>
              </table:table-cell>
              <table:table-cell office:value-type="float" office:value="0.115232394973561">
                <text:p>0.1152323949735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97718825085533">
                <text:p>-2.97718825085533</text:p>
              </table:table-cell>
              <table:table-cell office:value-type="float" office:value="0.147535265455871">
                <text:p>0.147535265455871</text:p>
              </table:table-cell>
              <table:table-cell office:value-type="float" office:value="0.147535265455871">
                <text:p>0.1475352654558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98448942215856">
                <text:p>-2.98448942215856</text:p>
              </table:table-cell>
              <table:table-cell office:value-type="float" office:value="0.140184418931651">
                <text:p>0.140184418931651</text:p>
              </table:table-cell>
              <table:table-cell office:value-type="float" office:value="0.140184418931651">
                <text:p>0.1401844189316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01666657383762">
                <text:p>-3.01666657383762</text:p>
              </table:table-cell>
              <table:table-cell office:value-type="float" office:value="0.0819574802035428">
                <text:p>0.0819574802035428</text:p>
              </table:table-cell>
              <table:table-cell office:value-type="float" office:value="0.0819574802035428">
                <text:p>0.08195748020354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01171232901628">
                <text:p>-3.01171232901628</text:p>
              </table:table-cell>
              <table:table-cell office:value-type="float" office:value="0.0871440707514108">
                <text:p>0.0871440707514108</text:p>
              </table:table-cell>
              <table:table-cell office:value-type="float" office:value="0.0871440707514108">
                <text:p>0.0871440707514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00401893366918">
                <text:p>-3.00401893366918</text:p>
              </table:table-cell>
              <table:table-cell office:value-type="float" office:value="0.0764376122941437">
                <text:p>0.0764376122941437</text:p>
              </table:table-cell>
              <table:table-cell office:value-type="float" office:value="0.0764376122941437">
                <text:p>0.07643761229414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99771882890004">
                <text:p>-2.99771882890004</text:p>
              </table:table-cell>
              <table:table-cell office:value-type="float" office:value="0.0663427257538913">
                <text:p>0.0663427257538913</text:p>
              </table:table-cell>
              <table:table-cell office:value-type="float" office:value="0.0663427257538913">
                <text:p>0.06634272575389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98675808785993">
                <text:p>-2.98675808785993</text:p>
              </table:table-cell>
              <table:table-cell office:value-type="float" office:value="0.0503777511121806">
                <text:p>0.0503777511121806</text:p>
              </table:table-cell>
              <table:table-cell office:value-type="float" office:value="0.0503777511121806">
                <text:p>0.0503777511121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9817036857512">
                <text:p>-2.9817036857512</text:p>
              </table:table-cell>
              <table:table-cell office:value-type="float" office:value="0.0387690350063989">
                <text:p>0.0387690350063989</text:p>
              </table:table-cell>
              <table:table-cell office:value-type="float" office:value="0.0387690350063989">
                <text:p>0.03876903500639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.96455664983167">
                <text:p>-2.96455664983167</text:p>
              </table:table-cell>
              <table:table-cell office:value-type="float" office:value="0.0269137038545524">
                <text:p>0.0269137038545524</text:p>
              </table:table-cell>
              <table:table-cell office:value-type="float" office:value="0.0269137038545524">
                <text:p>0.02691370385455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.95210038352153">
                <text:p>-2.95210038352153</text:p>
              </table:table-cell>
              <table:table-cell office:value-type="float" office:value="0.0066538679663557">
                <text:p>0.0066538679663557</text:p>
              </table:table-cell>
              <table:table-cell office:value-type="float" office:value="0.0066538679663557">
                <text:p>0.00665386796635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.93294839179006">
                <text:p>-2.93294839179006</text:p>
              </table:table-cell>
              <table:table-cell office:value-type="float" office:value="-0.0221031532785814">
                <text:p>-0.0221031532785814</text:p>
              </table:table-cell>
              <table:table-cell office:value-type="float" office:value="-0.0221031532785814">
                <text:p>-0.02210315327858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91718208444473">
                <text:p>-2.91718208444473</text:p>
              </table:table-cell>
              <table:table-cell office:value-type="float" office:value="-0.0756523764050474">
                <text:p>-0.0756523764050474</text:p>
              </table:table-cell>
              <table:table-cell office:value-type="float" office:value="-0.0756523764050474">
                <text:p>-0.07565237640504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89217128412628">
                <text:p>-2.89217128412628</text:p>
              </table:table-cell>
              <table:table-cell office:value-type="float" office:value="-0.0501360573808309">
                <text:p>-0.0501360573808309</text:p>
              </table:table-cell>
              <table:table-cell office:value-type="float" office:value="-0.0501360573808309">
                <text:p>-0.05013605738083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87304525900956">
                <text:p>-2.87304525900956</text:p>
              </table:table-cell>
              <table:table-cell office:value-type="float" office:value="-0.111655998634578">
                <text:p>-0.111655998634578</text:p>
              </table:table-cell>
              <table:table-cell office:value-type="float" office:value="-0.111655998634578">
                <text:p>-0.1116559986345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84227596581528">
                <text:p>-2.84227596581528</text:p>
              </table:table-cell>
              <table:table-cell office:value-type="float" office:value="-0.0803118783146721">
                <text:p>-0.0803118783146721</text:p>
              </table:table-cell>
              <table:table-cell office:value-type="float" office:value="-0.0803118783146721">
                <text:p>-0.0803118783146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81875851205852">
                <text:p>-2.81875851205852</text:p>
              </table:table-cell>
              <table:table-cell office:value-type="float" office:value="-0.110588780332614">
                <text:p>-0.110588780332614</text:p>
              </table:table-cell>
              <table:table-cell office:value-type="float" office:value="-0.110588780332614">
                <text:p>-0.110588780332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7776381195576">
                <text:p>-2.7776381195576</text:p>
              </table:table-cell>
              <table:table-cell office:value-type="float" office:value="-0.085062248866274">
                <text:p>-0.085062248866274</text:p>
              </table:table-cell>
              <table:table-cell office:value-type="float" office:value="-0.085062248866274">
                <text:p>-0.0850622488662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.74813366989408">
                <text:p>-2.74813366989408</text:p>
              </table:table-cell>
              <table:table-cell office:value-type="float" office:value="-0.123444435632355">
                <text:p>-0.123444435632355</text:p>
              </table:table-cell>
              <table:table-cell office:value-type="float" office:value="-0.123444435632355">
                <text:p>-0.123444435632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7060767092049">
                <text:p>-2.7060767092049</text:p>
              </table:table-cell>
              <table:table-cell office:value-type="float" office:value="-0.11381224452912">
                <text:p>-0.11381224452912</text:p>
              </table:table-cell>
              <table:table-cell office:value-type="float" office:value="-0.11381224452912">
                <text:p>-0.113812244529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68009968634326">
                <text:p>-2.68009968634326</text:p>
              </table:table-cell>
              <table:table-cell office:value-type="float" office:value="-0.155053063874453">
                <text:p>-0.155053063874453</text:p>
              </table:table-cell>
              <table:table-cell office:value-type="float" office:value="-0.155053063874453">
                <text:p>-0.1550530638744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6425603675255">
                <text:p>-2.6425603675255</text:p>
              </table:table-cell>
              <table:table-cell office:value-type="float" office:value="-0.140485623296593">
                <text:p>-0.140485623296593</text:p>
              </table:table-cell>
              <table:table-cell office:value-type="float" office:value="-0.140485623296593">
                <text:p>-0.1404856232965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60628445006556">
                <text:p>-2.60628445006556</text:p>
              </table:table-cell>
              <table:table-cell office:value-type="float" office:value="-0.182355002984818">
                <text:p>-0.182355002984818</text:p>
              </table:table-cell>
              <table:table-cell office:value-type="float" office:value="-0.182355002984818">
                <text:p>-0.1823550029848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55511451290811">
                <text:p>-2.55511451290811</text:p>
              </table:table-cell>
              <table:table-cell office:value-type="float" office:value="-0.131407746586464">
                <text:p>-0.131407746586464</text:p>
              </table:table-cell>
              <table:table-cell office:value-type="float" office:value="-0.131407746586464">
                <text:p>-0.1314077465864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52949210357305">
                <text:p>-2.52949210357305</text:p>
              </table:table-cell>
              <table:table-cell office:value-type="float" office:value="-0.164784855725336">
                <text:p>-0.164784855725336</text:p>
              </table:table-cell>
              <table:table-cell office:value-type="float" office:value="-0.164784855725336">
                <text:p>-0.1647848557253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48015826427812">
                <text:p>-2.48015826427812</text:p>
              </table:table-cell>
              <table:table-cell office:value-type="float" office:value="-0.136230280935908">
                <text:p>-0.136230280935908</text:p>
              </table:table-cell>
              <table:table-cell office:value-type="float" office:value="-0.136230280935908">
                <text:p>-0.1362302809359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4570160433966">
                <text:p>-2.4570160433966</text:p>
              </table:table-cell>
              <table:table-cell office:value-type="float" office:value="-0.150880779191598">
                <text:p>-0.150880779191598</text:p>
              </table:table-cell>
              <table:table-cell office:value-type="float" office:value="-0.150880779191598">
                <text:p>-0.1508807791915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41425456070759">
                <text:p>-2.41425456070759</text:p>
              </table:table-cell>
              <table:table-cell office:value-type="float" office:value="-0.127809859186743">
                <text:p>-0.127809859186743</text:p>
              </table:table-cell>
              <table:table-cell office:value-type="float" office:value="-0.127809859186743">
                <text:p>-0.1278098591867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38800921069244">
                <text:p>-2.38800921069244</text:p>
              </table:table-cell>
              <table:table-cell office:value-type="float" office:value="-0.132411350053113">
                <text:p>-0.132411350053113</text:p>
              </table:table-cell>
              <table:table-cell office:value-type="float" office:value="-0.132411350053113">
                <text:p>-0.1324113500531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36646795751134">
                <text:p>-2.36646795751134</text:p>
              </table:table-cell>
              <table:table-cell office:value-type="float" office:value="-0.140945717723176">
                <text:p>-0.140945717723176</text:p>
              </table:table-cell>
              <table:table-cell office:value-type="float" office:value="-0.140945717723176">
                <text:p>-0.1409457177231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330064012685">
                <text:p>-2.330064012685</text:p>
              </table:table-cell>
              <table:table-cell office:value-type="float" office:value="-0.143680524303986">
                <text:p>-0.143680524303986</text:p>
              </table:table-cell>
              <table:table-cell office:value-type="float" office:value="-0.143680524303986">
                <text:p>-0.1436805243039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30904312377059">
                <text:p>-2.30904312377059</text:p>
              </table:table-cell>
              <table:table-cell office:value-type="float" office:value="-0.123031863558617">
                <text:p>-0.123031863558617</text:p>
              </table:table-cell>
              <table:table-cell office:value-type="float" office:value="-0.123031863558617">
                <text:p>-0.1230318635586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28268654216592">
                <text:p>-2.28268654216592</text:p>
              </table:table-cell>
              <table:table-cell office:value-type="float" office:value="-0.113947991901649">
                <text:p>-0.113947991901649</text:p>
              </table:table-cell>
              <table:table-cell office:value-type="float" office:value="-0.113947991901649">
                <text:p>-0.1139479919016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26510181640546">
                <text:p>-2.26510181640546</text:p>
              </table:table-cell>
              <table:table-cell office:value-type="float" office:value="-0.0969671858038756">
                <text:p>-0.0969671858038756</text:p>
              </table:table-cell>
              <table:table-cell office:value-type="float" office:value="-0.0969671858038756">
                <text:p>-0.09696718580387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23095914783987">
                <text:p>-2.23095914783987</text:p>
              </table:table-cell>
              <table:table-cell office:value-type="float" office:value="-0.0833425048943202">
                <text:p>-0.0833425048943202</text:p>
              </table:table-cell>
              <table:table-cell office:value-type="float" office:value="-0.0833425048943202">
                <text:p>-0.08334250489432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21155307315596">
                <text:p>-2.21155307315596</text:p>
              </table:table-cell>
              <table:table-cell office:value-type="float" office:value="-0.0724022047182551">
                <text:p>-0.0724022047182551</text:p>
              </table:table-cell>
              <table:table-cell office:value-type="float" office:value="-0.0724022047182551">
                <text:p>-0.07240220471825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1923333916667">
                <text:p>-2.1923333916667</text:p>
              </table:table-cell>
              <table:table-cell office:value-type="float" office:value="-0.0721990061218598">
                <text:p>-0.0721990061218598</text:p>
              </table:table-cell>
              <table:table-cell office:value-type="float" office:value="-0.0721990061218598">
                <text:p>-0.07219900612185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18424826598963">
                <text:p>-2.18424826598963</text:p>
              </table:table-cell>
              <table:table-cell office:value-type="float" office:value="-0.0904919295687492">
                <text:p>-0.0904919295687492</text:p>
              </table:table-cell>
              <table:table-cell office:value-type="float" office:value="-0.0904919295687492">
                <text:p>-0.0904919295687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15663991408534">
                <text:p>-2.15663991408534</text:p>
              </table:table-cell>
              <table:table-cell office:value-type="float" office:value="-0.0884004479080662">
                <text:p>-0.0884004479080662</text:p>
              </table:table-cell>
              <table:table-cell office:value-type="float" office:value="-0.0884004479080662">
                <text:p>-0.08840044790806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139415579739">
                <text:p>-2.139415579739</text:p>
              </table:table-cell>
              <table:table-cell office:value-type="float" office:value="-0.0715194436043887">
                <text:p>-0.0715194436043887</text:p>
              </table:table-cell>
              <table:table-cell office:value-type="float" office:value="-0.0715194436043887">
                <text:p>-0.07151944360438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11800191384315">
                <text:p>-2.11800191384315</text:p>
              </table:table-cell>
              <table:table-cell office:value-type="float" office:value="-0.0620730501338631">
                <text:p>-0.0620730501338631</text:p>
              </table:table-cell>
              <table:table-cell office:value-type="float" office:value="-0.0620730501338631">
                <text:p>-0.06207305013386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10581350945283">
                <text:p>-2.10581350945283</text:p>
              </table:table-cell>
              <table:table-cell office:value-type="float" office:value="-0.0760299797318598">
                <text:p>-0.0760299797318598</text:p>
              </table:table-cell>
              <table:table-cell office:value-type="float" office:value="-0.0760299797318598">
                <text:p>-0.07602997973185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08424362407103">
                <text:p>-2.08424362407103</text:p>
              </table:table-cell>
              <table:table-cell office:value-type="float" office:value="-0.054397116734799">
                <text:p>-0.054397116734799</text:p>
              </table:table-cell>
              <table:table-cell office:value-type="float" office:value="-0.054397116734799">
                <text:p>-0.0543971167347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06642112327682">
                <text:p>-2.06642112327682</text:p>
              </table:table-cell>
              <table:table-cell office:value-type="float" office:value="-0.0711952021203934">
                <text:p>-0.0711952021203934</text:p>
              </table:table-cell>
              <table:table-cell office:value-type="float" office:value="-0.0711952021203934">
                <text:p>-0.07119520212039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04249502084069">
                <text:p>-2.04249502084069</text:p>
              </table:table-cell>
              <table:table-cell office:value-type="float" office:value="-0.0473856842477294">
                <text:p>-0.0473856842477294</text:p>
              </table:table-cell>
              <table:table-cell office:value-type="float" office:value="-0.0473856842477294">
                <text:p>-0.04738568424772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0278690550634">
                <text:p>-2.0278690550634</text:p>
              </table:table-cell>
              <table:table-cell office:value-type="float" office:value="-0.0582718855392408">
                <text:p>-0.0582718855392408</text:p>
              </table:table-cell>
              <table:table-cell office:value-type="float" office:value="-0.0582718855392408">
                <text:p>-0.05827188553924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99973468712231">
                <text:p>-1.99973468712231</text:p>
              </table:table-cell>
              <table:table-cell office:value-type="float" office:value="-0.0435686535113853">
                <text:p>-0.0435686535113853</text:p>
              </table:table-cell>
              <table:table-cell office:value-type="float" office:value="-0.0435686535113853">
                <text:p>-0.0435686535113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98336130421901">
                <text:p>-1.98336130421901</text:p>
              </table:table-cell>
              <table:table-cell office:value-type="float" office:value="-0.0566936438617838">
                <text:p>-0.0566936438617838</text:p>
              </table:table-cell>
              <table:table-cell office:value-type="float" office:value="-0.0566936438617838">
                <text:p>-0.05669364386178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96313039394441">
                <text:p>-1.96313039394441</text:p>
              </table:table-cell>
              <table:table-cell office:value-type="float" office:value="-0.0669429217988351">
                <text:p>-0.0669429217988351</text:p>
              </table:table-cell>
              <table:table-cell office:value-type="float" office:value="-0.0669429217988351">
                <text:p>-0.06694292179883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95334944058518">
                <text:p>-1.95334944058518</text:p>
              </table:table-cell>
              <table:table-cell office:value-type="float" office:value="-0.0847520713300765">
                <text:p>-0.0847520713300765</text:p>
              </table:table-cell>
              <table:table-cell office:value-type="float" office:value="-0.0847520713300765">
                <text:p>-0.08475207133007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9254633491541">
                <text:p>-1.9254633491541</text:p>
              </table:table-cell>
              <table:table-cell office:value-type="float" office:value="-0.0574740383270938">
                <text:p>-0.0574740383270938</text:p>
              </table:table-cell>
              <table:table-cell office:value-type="float" office:value="-0.0574740383270938">
                <text:p>-0.05747403832709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90939752448343">
                <text:p>-1.90939752448343</text:p>
              </table:table-cell>
              <table:table-cell office:value-type="float" office:value="-0.0535347660678218">
                <text:p>-0.0535347660678218</text:p>
              </table:table-cell>
              <table:table-cell office:value-type="float" office:value="-0.0535347660678218">
                <text:p>-0.05353476606782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88772181614492">
                <text:p>-1.88772181614492</text:p>
              </table:table-cell>
              <table:table-cell office:value-type="float" office:value="-0.0601101146666765">
                <text:p>-0.0601101146666765</text:p>
              </table:table-cell>
              <table:table-cell office:value-type="float" office:value="-0.0601101146666765">
                <text:p>-0.06011011466667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7261781578049">
                <text:p>-1.87261781578049</text:p>
              </table:table-cell>
              <table:table-cell office:value-type="float" office:value="-0.0543385208722695">
                <text:p>-0.0543385208722695</text:p>
              </table:table-cell>
              <table:table-cell office:value-type="float" office:value="-0.0543385208722695">
                <text:p>-0.05433852087226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85421624260643">
                <text:p>-1.85421624260643</text:p>
              </table:table-cell>
              <table:table-cell office:value-type="float" office:value="-0.0768738718051294">
                <text:p>-0.0768738718051294</text:p>
              </table:table-cell>
              <table:table-cell office:value-type="float" office:value="-0.0768738718051294">
                <text:p>-0.07687387180512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83550203073399">
                <text:p>-1.83550203073399</text:p>
              </table:table-cell>
              <table:table-cell office:value-type="float" office:value="-0.0583694216461526">
                <text:p>-0.0583694216461526</text:p>
              </table:table-cell>
              <table:table-cell office:value-type="float" office:value="-0.0583694216461526">
                <text:p>-0.05836942164615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81328621618064">
                <text:p>-1.81328621618064</text:p>
              </table:table-cell>
              <table:table-cell office:value-type="float" office:value="-0.0653046982891254">
                <text:p>-0.0653046982891254</text:p>
              </table:table-cell>
              <table:table-cell office:value-type="float" office:value="-0.0653046982891254">
                <text:p>-0.06530469828912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79461839294021">
                <text:p>-1.79461839294021</text:p>
              </table:table-cell>
              <table:table-cell office:value-type="float" office:value="-0.0634444030925205">
                <text:p>-0.0634444030925205</text:p>
              </table:table-cell>
              <table:table-cell office:value-type="float" office:value="-0.0634444030925205">
                <text:p>-0.06344440309252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77965381587044">
                <text:p>-1.77965381587044</text:p>
              </table:table-cell>
              <table:table-cell office:value-type="float" office:value="-0.0651061735096079">
                <text:p>-0.0651061735096079</text:p>
              </table:table-cell>
              <table:table-cell office:value-type="float" office:value="-0.0651061735096079">
                <text:p>-0.06510617350960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75574164918224">
                <text:p>-1.75574164918224</text:p>
              </table:table-cell>
              <table:table-cell office:value-type="float" office:value="-0.0611759124272273">
                <text:p>-0.0611759124272273</text:p>
              </table:table-cell>
              <table:table-cell office:value-type="float" office:value="-0.0611759124272273">
                <text:p>-0.06117591242722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73622384546185">
                <text:p>-1.73622384546185</text:p>
              </table:table-cell>
              <table:table-cell office:value-type="float" office:value="-0.0702446291367556">
                <text:p>-0.0702446291367556</text:p>
              </table:table-cell>
              <table:table-cell office:value-type="float" office:value="-0.0702446291367556">
                <text:p>-0.07024462913675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69689201946185">
                <text:p>-1.69689201946185</text:p>
              </table:table-cell>
              <table:table-cell office:value-type="float" office:value="-0.0409430730006455">
                <text:p>-0.0409430730006455</text:p>
              </table:table-cell>
              <table:table-cell office:value-type="float" office:value="-0.0409430730006455">
                <text:p>-0.0409430730006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6762443636716">
                <text:p>-1.6762443636716</text:p>
              </table:table-cell>
              <table:table-cell office:value-type="float" office:value="-0.0730001556176181">
                <text:p>-0.0730001556176181</text:p>
              </table:table-cell>
              <table:table-cell office:value-type="float" office:value="-0.0730001556176181">
                <text:p>-0.07300015561761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64625686258081">
                <text:p>-1.64625686258081</text:p>
              </table:table-cell>
              <table:table-cell office:value-type="float" office:value="-0.0431001483551408">
                <text:p>-0.0431001483551408</text:p>
              </table:table-cell>
              <table:table-cell office:value-type="float" office:value="-0.0431001483551408">
                <text:p>-0.04310014835514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62843783603987">
                <text:p>-1.62843783603987</text:p>
              </table:table-cell>
              <table:table-cell office:value-type="float" office:value="-0.06331508501163">
                <text:p>-0.06331508501163</text:p>
              </table:table-cell>
              <table:table-cell office:value-type="float" office:value="-0.06331508501163">
                <text:p>-0.06331508501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60053406858235">
                <text:p>-1.60053406858235</text:p>
              </table:table-cell>
              <table:table-cell office:value-type="float" office:value="-0.0710757373906199">
                <text:p>-0.0710757373906199</text:p>
              </table:table-cell>
              <table:table-cell office:value-type="float" office:value="-0.0710757373906199">
                <text:p>-0.07107573739061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57923195658413">
                <text:p>-1.57923195658413</text:p>
              </table:table-cell>
              <table:table-cell office:value-type="float" office:value="-0.0988546987582448">
                <text:p>-0.0988546987582448</text:p>
              </table:table-cell>
              <table:table-cell office:value-type="float" office:value="-0.0988546987582448">
                <text:p>-0.09885469875824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54848729152048">
                <text:p>-1.54848729152048</text:p>
              </table:table-cell>
              <table:table-cell office:value-type="float" office:value="-0.0678954166833004">
                <text:p>-0.0678954166833004</text:p>
              </table:table-cell>
              <table:table-cell office:value-type="float" office:value="-0.0678954166833004">
                <text:p>-0.0678954166833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52654424012418">
                <text:p>-1.52654424012418</text:p>
              </table:table-cell>
              <table:table-cell office:value-type="float" office:value="-0.0462864852968585">
                <text:p>-0.0462864852968585</text:p>
              </table:table-cell>
              <table:table-cell office:value-type="float" office:value="-0.0462864852968585">
                <text:p>-0.04628648529685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49103526926657">
                <text:p>-1.49103526926657</text:p>
              </table:table-cell>
              <table:table-cell office:value-type="float" office:value="-0.0523823896714071">
                <text:p>-0.0523823896714071</text:p>
              </table:table-cell>
              <table:table-cell office:value-type="float" office:value="-0.0523823896714071">
                <text:p>-0.05238238967140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46958665237366">
                <text:p>-1.46958665237366</text:p>
              </table:table-cell>
              <table:table-cell office:value-type="float" office:value="-0.0484391434994083">
                <text:p>-0.0484391434994083</text:p>
              </table:table-cell>
              <table:table-cell office:value-type="float" office:value="-0.0484391434994083">
                <text:p>-0.0484391434994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43683683665884">
                <text:p>-1.43683683665884</text:p>
              </table:table-cell>
              <table:table-cell office:value-type="float" office:value="-0.0565651216680807">
                <text:p>-0.0565651216680807</text:p>
              </table:table-cell>
              <table:table-cell office:value-type="float" office:value="-0.0565651216680807">
                <text:p>-0.05656512166808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41042044904995">
                <text:p>-1.41042044904995</text:p>
              </table:table-cell>
              <table:table-cell office:value-type="float" office:value="-0.0853151427613579">
                <text:p>-0.0853151427613579</text:p>
              </table:table-cell>
              <table:table-cell office:value-type="float" office:value="-0.0853151427613579">
                <text:p>-0.08531514276135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37611968417373">
                <text:p>-1.37611968417373</text:p>
              </table:table-cell>
              <table:table-cell office:value-type="float" office:value="-0.0706833455844864">
                <text:p>-0.0706833455844864</text:p>
              </table:table-cell>
              <table:table-cell office:value-type="float" office:value="-0.0706833455844864">
                <text:p>-0.0706833455844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5603902010499">
                <text:p>-1.35603902010499</text:p>
              </table:table-cell>
              <table:table-cell office:value-type="float" office:value="-0.0507253990426442">
                <text:p>-0.0507253990426442</text:p>
              </table:table-cell>
              <table:table-cell office:value-type="float" office:value="-0.0507253990426442">
                <text:p>-0.05072539904264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33127647146138">
                <text:p>-1.33127647146138</text:p>
              </table:table-cell>
              <table:table-cell office:value-type="float" office:value="-0.0772087526672836">
                <text:p>-0.0772087526672836</text:p>
              </table:table-cell>
              <table:table-cell office:value-type="float" office:value="-0.0772087526672836">
                <text:p>-0.07720875266728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29592630310878">
                <text:p>-1.29592630310878</text:p>
              </table:table-cell>
              <table:table-cell office:value-type="float" office:value="-0.0739070678138416">
                <text:p>-0.0739070678138416</text:p>
              </table:table-cell>
              <table:table-cell office:value-type="float" office:value="-0.0739070678138416">
                <text:p>-0.07390706781384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2752441811503">
                <text:p>-1.2752441811503</text:p>
              </table:table-cell>
              <table:table-cell office:value-type="float" office:value="-0.0535515047769035">
                <text:p>-0.0535515047769035</text:p>
              </table:table-cell>
              <table:table-cell office:value-type="float" office:value="-0.0535515047769035">
                <text:p>-0.05355150477690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25179165582322">
                <text:p>-1.25179165582322</text:p>
              </table:table-cell>
              <table:table-cell office:value-type="float" office:value="-0.0472344587749407">
                <text:p>-0.0472344587749407</text:p>
              </table:table-cell>
              <table:table-cell office:value-type="float" office:value="-0.0472344587749407">
                <text:p>-0.04723445877494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21185508892765">
                <text:p>-1.21185508892765</text:p>
              </table:table-cell>
              <table:table-cell office:value-type="float" office:value="-0.0389482729049178">
                <text:p>-0.0389482729049178</text:p>
              </table:table-cell>
              <table:table-cell office:value-type="float" office:value="-0.0389482729049178">
                <text:p>-0.03894827290491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19260180679096">
                <text:p>-1.19260180679096</text:p>
              </table:table-cell>
              <table:table-cell office:value-type="float" office:value="-0.0415135120854884">
                <text:p>-0.0415135120854884</text:p>
              </table:table-cell>
              <table:table-cell office:value-type="float" office:value="-0.0415135120854884">
                <text:p>-0.04151351208548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16553033854075">
                <text:p>-1.16553033854075</text:p>
              </table:table-cell>
              <table:table-cell office:value-type="float" office:value="-0.0489149220980707">
                <text:p>-0.0489149220980707</text:p>
              </table:table-cell>
              <table:table-cell office:value-type="float" office:value="-0.0489149220980707">
                <text:p>-0.04891492209807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15189082610263">
                <text:p>-1.15189082610263</text:p>
              </table:table-cell>
              <table:table-cell office:value-type="float" office:value="-0.0692673019657932">
                <text:p>-0.0692673019657932</text:p>
              </table:table-cell>
              <table:table-cell office:value-type="float" office:value="-0.0692673019657932">
                <text:p>-0.06926730196579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13254678460412">
                <text:p>-1.13254678460412</text:p>
              </table:table-cell>
              <table:table-cell office:value-type="float" office:value="-0.0877634164478351">
                <text:p>-0.0877634164478351</text:p>
              </table:table-cell>
              <table:table-cell office:value-type="float" office:value="-0.0877634164478351">
                <text:p>-0.08776341644783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10212247826077">
                <text:p>-1.10212247826077</text:p>
              </table:table-cell>
              <table:table-cell office:value-type="float" office:value="-0.0704847465544154">
                <text:p>-0.0704847465544154</text:p>
              </table:table-cell>
              <table:table-cell office:value-type="float" office:value="-0.0704847465544154">
                <text:p>-0.07048474655441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07483389932804">
                <text:p>-1.07483389932804</text:p>
              </table:table-cell>
              <table:table-cell office:value-type="float" office:value="-0.0510479542036293">
                <text:p>-0.0510479542036293</text:p>
              </table:table-cell>
              <table:table-cell office:value-type="float" office:value="-0.0510479542036293">
                <text:p>-0.05104795420362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06105556286084">
                <text:p>-1.06105556286084</text:p>
              </table:table-cell>
              <table:table-cell office:value-type="float" office:value="-0.0541162856462454">
                <text:p>-0.0541162856462454</text:p>
              </table:table-cell>
              <table:table-cell office:value-type="float" office:value="-0.0541162856462454">
                <text:p>-0.05411628564624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03858520191266">
                <text:p>-1.03858520191266</text:p>
              </table:table-cell>
              <table:table-cell office:value-type="float" office:value="-0.0314579116327614">
                <text:p>-0.0314579116327614</text:p>
              </table:table-cell>
              <table:table-cell office:value-type="float" office:value="-0.0314579116327614">
                <text:p>-0.03145791163276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01697428619153">
                <text:p>-1.01697428619153</text:p>
              </table:table-cell>
              <table:table-cell office:value-type="float" office:value="-0.055272287058051">
                <text:p>-0.055272287058051</text:p>
              </table:table-cell>
              <table:table-cell office:value-type="float" office:value="-0.055272287058051">
                <text:p>-0.0552722870580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986120005167284">
                <text:p>-0.986120005167284</text:p>
              </table:table-cell>
              <table:table-cell office:value-type="float" office:value="-0.0242486247944217">
                <text:p>-0.0242486247944217</text:p>
              </table:table-cell>
              <table:table-cell office:value-type="float" office:value="-0.0242486247944217">
                <text:p>-0.02424862479442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966857426626115">
                <text:p>-0.966857426626115</text:p>
              </table:table-cell>
              <table:table-cell office:value-type="float" office:value="-0.044259490809243">
                <text:p>-0.044259490809243</text:p>
              </table:table-cell>
              <table:table-cell office:value-type="float" office:value="-0.044259490809243">
                <text:p>-0.0442594908092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45492884944854">
                <text:p>-0.945492884944854</text:p>
              </table:table-cell>
              <table:table-cell office:value-type="float" office:value="-0.0319939458404135">
                <text:p>-0.0319939458404135</text:p>
              </table:table-cell>
              <table:table-cell office:value-type="float" office:value="-0.0319939458404135">
                <text:p>-0.03199394584041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924126418355675">
                <text:p>-0.924126418355675</text:p>
              </table:table-cell>
              <table:table-cell office:value-type="float" office:value="-0.0417103132247715">
                <text:p>-0.0417103132247715</text:p>
              </table:table-cell>
              <table:table-cell office:value-type="float" office:value="-0.0417103132247715">
                <text:p>-0.04171031322477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911451353476213">
                <text:p>-0.911451353476213</text:p>
              </table:table-cell>
              <table:table-cell office:value-type="float" office:value="-0.0752720765573987">
                <text:p>-0.0752720765573987</text:p>
              </table:table-cell>
              <table:table-cell office:value-type="float" office:value="-0.0752720765573987">
                <text:p>-0.07527207655739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82908668313442">
                <text:p>-0.882908668313442</text:p>
              </table:table-cell>
              <table:table-cell office:value-type="float" office:value="-0.0470145306768112">
                <text:p>-0.0470145306768112</text:p>
              </table:table-cell>
              <table:table-cell office:value-type="float" office:value="-0.0470145306768112">
                <text:p>-0.04701453067681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859837482012358">
                <text:p>-0.859837482012358</text:p>
              </table:table-cell>
              <table:table-cell office:value-type="float" office:value="-0.0382643534523466">
                <text:p>-0.0382643534523466</text:p>
              </table:table-cell>
              <table:table-cell office:value-type="float" office:value="-0.0382643534523466">
                <text:p>-0.03826435345234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833491585379223">
                <text:p>-0.833491585379223</text:p>
              </table:table-cell>
              <table:table-cell office:value-type="float" office:value="-0.036570555078004">
                <text:p>-0.036570555078004</text:p>
              </table:table-cell>
              <table:table-cell office:value-type="float" office:value="-0.036570555078004">
                <text:p>-0.0365705550780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822010345708068">
                <text:p>-0.822010345708068</text:p>
              </table:table-cell>
              <table:table-cell office:value-type="float" office:value="-0.0251192377681767">
                <text:p>-0.0251192377681767</text:p>
              </table:table-cell>
              <table:table-cell office:value-type="float" office:value="-0.0251192377681767">
                <text:p>-0.02511923776817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805123824549427">
                <text:p>-0.805123824549427</text:p>
              </table:table-cell>
              <table:table-cell office:value-type="float" office:value="-0.0483083222956217">
                <text:p>-0.0483083222956217</text:p>
              </table:table-cell>
              <table:table-cell office:value-type="float" office:value="-0.0483083222956217">
                <text:p>-0.04830832229562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788792486686989">
                <text:p>-0.788792486686989</text:p>
              </table:table-cell>
              <table:table-cell office:value-type="float" office:value="-0.0552916004200419">
                <text:p>-0.0552916004200419</text:p>
              </table:table-cell>
              <table:table-cell office:value-type="float" office:value="-0.0552916004200419">
                <text:p>-0.05529160042004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767032171787947">
                <text:p>-0.767032171787947</text:p>
              </table:table-cell>
              <table:table-cell office:value-type="float" office:value="-0.0337853100409773">
                <text:p>-0.0337853100409773</text:p>
              </table:table-cell>
              <table:table-cell office:value-type="float" office:value="-0.0337853100409773">
                <text:p>-0.03378531004097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747348187048301">
                <text:p>-0.747348187048301</text:p>
              </table:table-cell>
              <table:table-cell office:value-type="float" office:value="-0.0349969260909219">
                <text:p>-0.0349969260909219</text:p>
              </table:table-cell>
              <table:table-cell office:value-type="float" office:value="-0.0349969260909219">
                <text:p>-0.0349969260909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725563276904833">
                <text:p>-0.725563276904833</text:p>
              </table:table-cell>
              <table:table-cell office:value-type="float" office:value="-0.0380542412174136">
                <text:p>-0.0380542412174136</text:p>
              </table:table-cell>
              <table:table-cell office:value-type="float" office:value="-0.0380542412174136">
                <text:p>-0.03805424121741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716414350954949">
                <text:p>-0.716414350954949</text:p>
              </table:table-cell>
              <table:table-cell office:value-type="float" office:value="-0.048842568051814">
                <text:p>-0.048842568051814</text:p>
              </table:table-cell>
              <table:table-cell office:value-type="float" office:value="-0.048842568051814">
                <text:p>-0.0488425680518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696687482297541">
                <text:p>-0.696687482297541</text:p>
              </table:table-cell>
              <table:table-cell office:value-type="float" office:value="-0.0291322461104353">
                <text:p>-0.0291322461104353</text:p>
              </table:table-cell>
              <table:table-cell office:value-type="float" office:value="-0.0291322461104353">
                <text:p>-0.0291322461104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671166295823704">
                <text:p>-0.671166295823704</text:p>
              </table:table-cell>
              <table:table-cell office:value-type="float" office:value="-0.0432287412880436">
                <text:p>-0.0432287412880436</text:p>
              </table:table-cell>
              <table:table-cell office:value-type="float" office:value="-0.0432287412880436">
                <text:p>-0.04322874128804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642903607959478">
                <text:p>-0.642903607959478</text:p>
              </table:table-cell>
              <table:table-cell office:value-type="float" office:value="-0.0151022166454167">
                <text:p>-0.0151022166454167</text:p>
              </table:table-cell>
              <table:table-cell office:value-type="float" office:value="-0.0151022166454167">
                <text:p>-0.01510221664541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62549259045198">
                <text:p>-0.62549259045198</text:p>
              </table:table-cell>
              <table:table-cell office:value-type="float" office:value="-0.0410677650738203">
                <text:p>-0.0410677650738203</text:p>
              </table:table-cell>
              <table:table-cell office:value-type="float" office:value="-0.0410677650738203">
                <text:p>-0.04106776507382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601834622592678">
                <text:p>-0.601834622592678</text:p>
              </table:table-cell>
              <table:table-cell office:value-type="float" office:value="-0.0175081356296104">
                <text:p>-0.0175081356296104</text:p>
              </table:table-cell>
              <table:table-cell office:value-type="float" office:value="-0.0175081356296104">
                <text:p>-0.01750813562961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581313585955613">
                <text:p>-0.581313585955613</text:p>
              </table:table-cell>
              <table:table-cell office:value-type="float" office:value="-0.0429581059618905">
                <text:p>-0.0429581059618905</text:p>
              </table:table-cell>
              <table:table-cell office:value-type="float" office:value="-0.0429581059618905">
                <text:p>-0.04295810596189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553545041827486">
                <text:p>-0.553545041827486</text:p>
              </table:table-cell>
              <table:table-cell office:value-type="float" office:value="-0.0151535072004955">
                <text:p>-0.0151535072004955</text:p>
              </table:table-cell>
              <table:table-cell office:value-type="float" office:value="-0.0151535072004955">
                <text:p>-0.01515350720049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542124893065191">
                <text:p>-0.542124893065191</text:p>
              </table:table-cell>
              <table:table-cell office:value-type="float" office:value="-0.0225554218219207">
                <text:p>-0.0225554218219207</text:p>
              </table:table-cell>
              <table:table-cell office:value-type="float" office:value="-0.0225554218219207">
                <text:p>-0.02255542182192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33051759092997">
                <text:p>-0.533051759092997</text:p>
              </table:table-cell>
              <table:table-cell office:value-type="float" office:value="-0.0278151573594375">
                <text:p>-0.0278151573594375</text:p>
              </table:table-cell>
              <table:table-cell office:value-type="float" office:value="-0.0278151573594375">
                <text:p>-0.0278151573594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505406315975447">
                <text:p>-0.505406315975447</text:p>
              </table:table-cell>
              <table:table-cell office:value-type="float" office:value="-0.0400778073759778">
                <text:p>-0.0400778073759778</text:p>
              </table:table-cell>
              <table:table-cell office:value-type="float" office:value="-0.0400778073759778">
                <text:p>-0.04007780737597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467186807260636">
                <text:p>-0.467186807260636</text:p>
              </table:table-cell>
              <table:table-cell office:value-type="float" office:value="-0.0241356487608013">
                <text:p>-0.0241356487608013</text:p>
              </table:table-cell>
              <table:table-cell office:value-type="float" office:value="-0.0241356487608013">
                <text:p>-0.02413564876080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440331083673761">
                <text:p>-0.440331083673761</text:p>
              </table:table-cell>
              <table:table-cell office:value-type="float" office:value="-0.0261163954570752">
                <text:p>-0.0261163954570752</text:p>
              </table:table-cell>
              <table:table-cell office:value-type="float" office:value="-0.0261163954570752">
                <text:p>-0.02611639545707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403467590752853">
                <text:p>-0.403467590752853</text:p>
              </table:table-cell>
              <table:table-cell office:value-type="float" office:value="-0.00886554192952094">
                <text:p>-0.00886554192952094</text:p>
              </table:table-cell>
              <table:table-cell office:value-type="float" office:value="-0.00886554192952094">
                <text:p>-0.008865541929520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96605554365936">
                <text:p>-0.396605554365936</text:p>
              </table:table-cell>
              <table:table-cell office:value-type="float" office:value="-0.0448675723729656">
                <text:p>-0.0448675723729656</text:p>
              </table:table-cell>
              <table:table-cell office:value-type="float" office:value="-0.0448675723729656">
                <text:p>-0.04486757237296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385802473557267">
                <text:p>-0.385802473557267</text:p>
              </table:table-cell>
              <table:table-cell office:value-type="float" office:value="-0.0560131171806162">
                <text:p>-0.0560131171806162</text:p>
              </table:table-cell>
              <table:table-cell office:value-type="float" office:value="-0.0560131171806162">
                <text:p>-0.05601311718061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302507094769621">
                <text:p>-0.302507094769621</text:p>
              </table:table-cell>
              <table:table-cell office:value-type="float" office:value="-0.0100151708622238">
                <text:p>-0.0100151708622238</text:p>
              </table:table-cell>
              <table:table-cell office:value-type="float" office:value="-0.0100151708622238">
                <text:p>-0.01001517086222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80955707692628">
                <text:p>-0.280955707692628</text:p>
              </table:table-cell>
              <table:table-cell office:value-type="float" office:value="-0.0407800377075963">
                <text:p>-0.0407800377075963</text:p>
              </table:table-cell>
              <table:table-cell office:value-type="float" office:value="-0.0407800377075963">
                <text:p>-0.0407800377075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23859025424138">
                <text:p>-0.23859025424138</text:p>
              </table:table-cell>
              <table:table-cell office:value-type="float" office:value="-0.039004003498123">
                <text:p>-0.039004003498123</text:p>
              </table:table-cell>
              <table:table-cell office:value-type="float" office:value="-0.039004003498123">
                <text:p>-0.0390040034981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10126877550006">
                <text:p>-0.210126877550006</text:p>
              </table:table-cell>
              <table:table-cell office:value-type="float" office:value="-0.0262217808479898">
                <text:p>-0.0262217808479898</text:p>
              </table:table-cell>
              <table:table-cell office:value-type="float" office:value="-0.0262217808479898">
                <text:p>-0.02622178084798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66091957947278">
                <text:p>-0.166091957947278</text:p>
              </table:table-cell>
              <table:table-cell office:value-type="float" office:value="0.0177917936869295">
                <text:p>0.0177917936869295</text:p>
              </table:table-cell>
              <table:table-cell office:value-type="float" office:value="0.0177917936869295">
                <text:p>0.01779179368692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64000005417014">
                <text:p>-0.164000005417014</text:p>
              </table:table-cell>
              <table:table-cell office:value-type="float" office:value="-0.0155619623142021">
                <text:p>-0.0155619623142021</text:p>
              </table:table-cell>
              <table:table-cell office:value-type="float" office:value="-0.0155619623142021">
                <text:p>-0.01556196231420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20975459078453">
                <text:p>-0.120975459078453</text:p>
              </table:table-cell>
              <table:table-cell office:value-type="float" office:value="0.00656041421486969">
                <text:p>0.00656041421486969</text:p>
              </table:table-cell>
              <table:table-cell office:value-type="float" office:value="0.00656041421486969">
                <text:p>0.00656041421486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96491474419404">
                <text:p>-0.096491474419404</text:p>
              </table:table-cell>
              <table:table-cell office:value-type="float" office:value="0.00130400259062799">
                <text:p>0.00130400259062799</text:p>
              </table:table-cell>
              <table:table-cell office:value-type="float" office:value="0.00130400259062799">
                <text:p>0.001304002590627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640083744523212">
                <text:p>-0.0640083744523212</text:p>
              </table:table-cell>
              <table:table-cell office:value-type="float" office:value="0.0237631744180902">
                <text:p>0.0237631744180902</text:p>
              </table:table-cell>
              <table:table-cell office:value-type="float" office:value="0.0237631744180902">
                <text:p>0.02376317441809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494630109852927">
                <text:p>-0.0494630109852927</text:p>
              </table:table-cell>
              <table:table-cell office:value-type="float" office:value="-0.000652161883267249">
                <text:p>-0.000652161883267249</text:p>
              </table:table-cell>
              <table:table-cell office:value-type="float" office:value="-0.000652161883267249">
                <text:p>-0.0006521618832672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479255658816649">
                <text:p>-0.0479255658816649</text:p>
              </table:table-cell>
              <table:table-cell office:value-type="float" office:value="-0.00898619665441056">
                <text:p>-0.00898619665441056</text:p>
              </table:table-cell>
              <table:table-cell office:value-type="float" office:value="-0.00898619665441056">
                <text:p>-0.008986196654410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213514802480876">
                <text:p>-0.0213514802480876</text:p>
              </table:table-cell>
              <table:table-cell office:value-type="float" office:value="0.00482916746945242">
                <text:p>0.00482916746945242</text:p>
              </table:table-cell>
              <table:table-cell office:value-type="float" office:value="0.00482916746945242">
                <text:p>0.004829167469452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494205759702304">
                <text:p>-0.00494205759702304</text:p>
              </table:table-cell>
              <table:table-cell office:value-type="float" office:value="0.0154373129308915">
                <text:p>0.0154373129308915</text:p>
              </table:table-cell>
              <table:table-cell office:value-type="float" office:value="0.0154373129308915">
                <text:p>0.01543731293089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122356124862949">
                <text:p>-0.00122356124862949</text:p>
              </table:table-cell>
              <table:table-cell office:value-type="float" office:value="-0.00288027924755724">
                <text:p>-0.00288027924755724</text:p>
              </table:table-cell>
              <table:table-cell office:value-type="float" office:value="-0.00288027924755724">
                <text:p>-0.002880279247557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12057415351422">
                <text:p>0.0212057415351422</text:p>
              </table:table-cell>
              <table:table-cell office:value-type="float" office:value="0.0166073877198477">
                <text:p>0.0166073877198477</text:p>
              </table:table-cell>
              <table:table-cell office:value-type="float" office:value="0.0166073877198477">
                <text:p>0.01660738771984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08253840766458">
                <text:p>0.0208253840766458</text:p>
              </table:table-cell>
              <table:table-cell office:value-type="float" office:value="-0.00012692839490365">
                <text:p>-0.00012692839490365</text:p>
              </table:table-cell>
              <table:table-cell office:value-type="float" office:value="-0.00012692839490365">
                <text:p>-0.000126928394903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06165963200022">
                <text:p>0.0306165963200022</text:p>
              </table:table-cell>
              <table:table-cell office:value-type="float" office:value="-0.00482007369711048">
                <text:p>-0.00482007369711048</text:p>
              </table:table-cell>
              <table:table-cell office:value-type="float" office:value="-0.00482007369711048">
                <text:p>-0.004820073697110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55456022447532">
                <text:p>0.0355456022447532</text:p>
              </table:table-cell>
              <table:table-cell office:value-type="float" office:value="-0.0100835619994898">
                <text:p>-0.0100835619994898</text:p>
              </table:table-cell>
              <table:table-cell office:value-type="float" office:value="-0.0100835619994898">
                <text:p>-0.01008356199948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57261826019784">
                <text:p>0.0257261826019784</text:p>
              </table:table-cell>
              <table:table-cell office:value-type="float" office:value="-0.0193045203102706">
                <text:p>-0.0193045203102706</text:p>
              </table:table-cell>
              <table:table-cell office:value-type="float" office:value="-0.0193045203102706">
                <text:p>-0.01930452031027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14287849297834">
                <text:p>0.0714287849297834</text:p>
              </table:table-cell>
              <table:table-cell office:value-type="float" office:value="0.0143690894063471">
                <text:p>0.0143690894063471</text:p>
              </table:table-cell>
              <table:table-cell office:value-type="float" office:value="0.0143690894063471">
                <text:p>0.01436908940634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958700513649107">
                <text:p>0.0958700513649107</text:p>
              </table:table-cell>
              <table:table-cell office:value-type="float" office:value="0.0221725659669108">
                <text:p>0.0221725659669108</text:p>
              </table:table-cell>
              <table:table-cell office:value-type="float" office:value="0.0221725659669108">
                <text:p>0.02217256596691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954764980878385">
                <text:p>0.0954764980878385</text:p>
              </table:table-cell>
              <table:table-cell office:value-type="float" office:value="-0.00576909090642366">
                <text:p>-0.00576909090642366</text:p>
              </table:table-cell>
              <table:table-cell office:value-type="float" office:value="-0.00576909090642366">
                <text:p>-0.005769090906423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66808209220104">
                <text:p>0.0866808209220104</text:p>
              </table:table-cell>
              <table:table-cell office:value-type="float" office:value="-0.0149958730001538">
                <text:p>-0.0149958730001538</text:p>
              </table:table-cell>
              <table:table-cell office:value-type="float" office:value="-0.0149958730001538">
                <text:p>-0.01499587300015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2559307780232">
                <text:p>0.12559307780232</text:p>
              </table:table-cell>
              <table:table-cell office:value-type="float" office:value="0.0261294602850071">
                <text:p>0.0261294602850071</text:p>
              </table:table-cell>
              <table:table-cell office:value-type="float" office:value="0.0261294602850071">
                <text:p>0.02612946028500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3232729900099">
                <text:p>0.143232729900099</text:p>
              </table:table-cell>
              <table:table-cell office:value-type="float" office:value="0.0164809382551522">
                <text:p>0.0164809382551522</text:p>
              </table:table-cell>
              <table:table-cell office:value-type="float" office:value="0.0164809382551522">
                <text:p>0.01648093825515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1505907814504">
                <text:p>0.161505907814504</text:p>
              </table:table-cell>
              <table:table-cell office:value-type="float" office:value="0.0324097903479893">
                <text:p>0.0324097903479893</text:p>
              </table:table-cell>
              <table:table-cell office:value-type="float" office:value="0.0324097903479893">
                <text:p>0.03240979034798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2162790830555">
                <text:p>0.162162790830555</text:p>
              </table:table-cell>
              <table:table-cell office:value-type="float" office:value="0.0100714736467754">
                <text:p>0.0100714736467754</text:p>
              </table:table-cell>
              <table:table-cell office:value-type="float" office:value="0.0100714736467754">
                <text:p>0.01007147364677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7219166577967">
                <text:p>0.17219166577967</text:p>
              </table:table-cell>
              <table:table-cell office:value-type="float" office:value="0.00753706330742812">
                <text:p>0.00753706330742812</text:p>
              </table:table-cell>
              <table:table-cell office:value-type="float" office:value="0.00753706330742812">
                <text:p>0.007537063307428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74643073089266">
                <text:p>0.174643073089266</text:p>
              </table:table-cell>
              <table:table-cell office:value-type="float" office:value="0.0101267703829078">
                <text:p>0.0101267703829078</text:p>
              </table:table-cell>
              <table:table-cell office:value-type="float" office:value="0.0101267703829078">
                <text:p>0.01012677038290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95177624813183">
                <text:p>0.195177624813183</text:p>
              </table:table-cell>
              <table:table-cell office:value-type="float" office:value="0.0229277338485642">
                <text:p>0.0229277338485642</text:p>
              </table:table-cell>
              <table:table-cell office:value-type="float" office:value="0.0229277338485642">
                <text:p>0.02292773384856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16806124355253">
                <text:p>0.216806124355253</text:p>
              </table:table-cell>
              <table:table-cell office:value-type="float" office:value="0.0257692476465695">
                <text:p>0.0257692476465695</text:p>
              </table:table-cell>
              <table:table-cell office:value-type="float" office:value="0.0257692476465695">
                <text:p>0.0257692476465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27729500455888">
                <text:p>0.227729500455888</text:p>
              </table:table-cell>
              <table:table-cell office:value-type="float" office:value="0.0366159768730957">
                <text:p>0.0366159768730957</text:p>
              </table:table-cell>
              <table:table-cell office:value-type="float" office:value="0.0366159768730957">
                <text:p>0.03661597687309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34392891483101">
                <text:p>0.234392891483101</text:p>
              </table:table-cell>
              <table:table-cell office:value-type="float" office:value="0.0135863324120528">
                <text:p>0.0135863324120528</text:p>
              </table:table-cell>
              <table:table-cell office:value-type="float" office:value="0.0135863324120528">
                <text:p>0.01358633241205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35120304737036">
                <text:p>0.235120304737036</text:p>
              </table:table-cell>
              <table:table-cell office:value-type="float" office:value="0.0124553750079085">
                <text:p>0.0124553750079085</text:p>
              </table:table-cell>
              <table:table-cell office:value-type="float" office:value="0.0124553750079085">
                <text:p>0.01245537500790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53537584932585">
                <text:p>0.253537584932585</text:p>
              </table:table-cell>
              <table:table-cell office:value-type="float" office:value="0.00954947389797425">
                <text:p>0.00954947389797425</text:p>
              </table:table-cell>
              <table:table-cell office:value-type="float" office:value="0.00954947389797425">
                <text:p>0.009549473897974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66244205375986">
                <text:p>0.266244205375986</text:p>
              </table:table-cell>
              <table:table-cell office:value-type="float" office:value="0.0108910245898483">
                <text:p>0.0108910245898483</text:p>
              </table:table-cell>
              <table:table-cell office:value-type="float" office:value="0.0108910245898483">
                <text:p>0.01089102458984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56056176607883">
                <text:p>0.256056176607883</text:p>
              </table:table-cell>
              <table:table-cell office:value-type="float" office:value="-0.00162667163473806">
                <text:p>-0.00162667163473806</text:p>
              </table:table-cell>
              <table:table-cell office:value-type="float" office:value="-0.00162667163473806">
                <text:p>-0.001626671634738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72937749868321">
                <text:p>0.272937749868321</text:p>
              </table:table-cell>
              <table:table-cell office:value-type="float" office:value="0.0187882115998936">
                <text:p>0.0187882115998936</text:p>
              </table:table-cell>
              <table:table-cell office:value-type="float" office:value="0.0187882115998936">
                <text:p>0.01878821159989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75824138146624">
                <text:p>0.275824138146624</text:p>
              </table:table-cell>
              <table:table-cell office:value-type="float" office:value="0.0217341675118883">
                <text:p>0.0217341675118883</text:p>
              </table:table-cell>
              <table:table-cell office:value-type="float" office:value="0.0217341675118883">
                <text:p>0.02173416751188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80252168714682">
                <text:p>0.280252168714682</text:p>
              </table:table-cell>
              <table:table-cell office:value-type="float" office:value="0.0261594728505716">
                <text:p>0.0261594728505716</text:p>
              </table:table-cell>
              <table:table-cell office:value-type="float" office:value="0.0261594728505716">
                <text:p>0.02615947285057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76254334965473">
                <text:p>0.276254334965473</text:p>
              </table:table-cell>
              <table:table-cell office:value-type="float" office:value="0.0233875257946619">
                <text:p>0.0233875257946619</text:p>
              </table:table-cell>
              <table:table-cell office:value-type="float" office:value="0.0233875257946619">
                <text:p>0.02338752579466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74180324495074">
                <text:p>0.274180324495074</text:p>
              </table:table-cell>
              <table:table-cell office:value-type="float" office:value="0.0213972853488772">
                <text:p>0.0213972853488772</text:p>
              </table:table-cell>
              <table:table-cell office:value-type="float" office:value="0.0213972853488772">
                <text:p>0.02139728534887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67316674335582">
                <text:p>0.267316674335582</text:p>
              </table:table-cell>
              <table:table-cell office:value-type="float" office:value="0.018869575745236">
                <text:p>0.018869575745236</text:p>
              </table:table-cell>
              <table:table-cell office:value-type="float" office:value="0.018869575745236">
                <text:p>0.0188695757452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63034356102797">
                <text:p>0.263034356102797</text:p>
              </table:table-cell>
              <table:table-cell office:value-type="float" office:value="0.0172266962373293">
                <text:p>0.0172266962373293</text:p>
              </table:table-cell>
              <table:table-cell office:value-type="float" office:value="0.0172266962373293">
                <text:p>0.01722669623732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4778556889203">
                <text:p>0.24778556889203</text:p>
              </table:table-cell>
              <table:table-cell office:value-type="float" office:value="0.0147032601049659">
                <text:p>0.0147032601049659</text:p>
              </table:table-cell>
              <table:table-cell office:value-type="float" office:value="0.0147032601049659">
                <text:p>0.01470326010496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44661299900809">
                <text:p>0.244661299900809</text:p>
              </table:table-cell>
              <table:table-cell office:value-type="float" office:value="0.021754341563787">
                <text:p>0.021754341563787</text:p>
              </table:table-cell>
              <table:table-cell office:value-type="float" office:value="0.021754341563787">
                <text:p>0.0217543415637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44046047744554">
                <text:p>0.244046047744554</text:p>
              </table:table-cell>
              <table:table-cell office:value-type="float" office:value="0.0140041225606797">
                <text:p>0.0140041225606797</text:p>
              </table:table-cell>
              <table:table-cell office:value-type="float" office:value="0.0140041225606797">
                <text:p>0.01400412256067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48390857179466">
                <text:p>0.248390857179466</text:p>
              </table:table-cell>
              <table:table-cell office:value-type="float" office:value="0.0257806047732188">
                <text:p>0.0257806047732188</text:p>
              </table:table-cell>
              <table:table-cell office:value-type="float" office:value="0.0257806047732188">
                <text:p>0.02578060477321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52047209051684">
                <text:p>0.252047209051684</text:p>
              </table:table-cell>
              <table:table-cell office:value-type="float" office:value="0.0300520632392109">
                <text:p>0.0300520632392109</text:p>
              </table:table-cell>
              <table:table-cell office:value-type="float" office:value="0.0300520632392109">
                <text:p>0.03005206323921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55949648548377">
                <text:p>0.255949648548377</text:p>
              </table:table-cell>
              <table:table-cell office:value-type="float" office:value="0.0107630388382955">
                <text:p>0.0107630388382955</text:p>
              </table:table-cell>
              <table:table-cell office:value-type="float" office:value="0.0107630388382955">
                <text:p>0.01076303883829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74319254490763">
                <text:p>0.274319254490763</text:p>
              </table:table-cell>
              <table:table-cell office:value-type="float" office:value="0.0118341702259808">
                <text:p>0.0118341702259808</text:p>
              </table:table-cell>
              <table:table-cell office:value-type="float" office:value="0.0118341702259808">
                <text:p>0.01183417022598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9496703700521">
                <text:p>0.29496703700521</text:p>
              </table:table-cell>
              <table:table-cell office:value-type="float" office:value="0.0261507968240697">
                <text:p>0.0261507968240697</text:p>
              </table:table-cell>
              <table:table-cell office:value-type="float" office:value="0.0261507968240697">
                <text:p>0.02615079682406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10894508563926">
                <text:p>0.310894508563926</text:p>
              </table:table-cell>
              <table:table-cell office:value-type="float" office:value="0.0420192289073641">
                <text:p>0.0420192289073641</text:p>
              </table:table-cell>
              <table:table-cell office:value-type="float" office:value="0.0420192289073641">
                <text:p>0.04201922890736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22884700469463">
                <text:p>0.322884700469463</text:p>
              </table:table-cell>
              <table:table-cell office:value-type="float" office:value="0.0275434494773103">
                <text:p>0.0275434494773103</text:p>
              </table:table-cell>
              <table:table-cell office:value-type="float" office:value="0.0275434494773103">
                <text:p>0.02754344947731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31861404073111">
                <text:p>0.331861404073111</text:p>
              </table:table-cell>
              <table:table-cell office:value-type="float" office:value="0.0346160788079017">
                <text:p>0.0346160788079017</text:p>
              </table:table-cell>
              <table:table-cell office:value-type="float" office:value="0.0346160788079017">
                <text:p>0.03461607880790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46518426122836">
                <text:p>0.346518426122836</text:p>
              </table:table-cell>
              <table:table-cell office:value-type="float" office:value="0.00494006755169363">
                <text:p>0.00494006755169363</text:p>
              </table:table-cell>
              <table:table-cell office:value-type="float" office:value="0.00494006755169363">
                <text:p>0.004940067551693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761041528637">
                <text:p>0.365761041528637</text:p>
              </table:table-cell>
              <table:table-cell office:value-type="float" office:value="0.024082432088204">
                <text:p>0.024082432088204</text:p>
              </table:table-cell>
              <table:table-cell office:value-type="float" office:value="0.024082432088204">
                <text:p>0.0240824320882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90374611971616">
                <text:p>0.390374611971616</text:p>
              </table:table-cell>
              <table:table-cell office:value-type="float" office:value="0.0400593730802967">
                <text:p>0.0400593730802967</text:p>
              </table:table-cell>
              <table:table-cell office:value-type="float" office:value="0.0400593730802967">
                <text:p>0.04005937308029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9557645550915">
                <text:p>0.409557645550915</text:p>
              </table:table-cell>
              <table:table-cell office:value-type="float" office:value="0.0246482725791348">
                <text:p>0.0246482725791348</text:p>
              </table:table-cell>
              <table:table-cell office:value-type="float" office:value="0.0246482725791348">
                <text:p>0.02464827257913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16961816832582">
                <text:p>0.416961816832582</text:p>
              </table:table-cell>
              <table:table-cell office:value-type="float" office:value="0.0319462801316348">
                <text:p>0.0319462801316348</text:p>
              </table:table-cell>
              <table:table-cell office:value-type="float" office:value="0.0319462801316348">
                <text:p>0.03194628013163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1165520255946">
                <text:p>0.41165520255946</text:p>
              </table:table-cell>
              <table:table-cell office:value-type="float" office:value="-0.00863653758286742">
                <text:p>-0.00863653758286742</text:p>
              </table:table-cell>
              <table:table-cell office:value-type="float" office:value="-0.00863653758286742">
                <text:p>-0.008636537582867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13643978654142">
                <text:p>0.413643978654142</text:p>
              </table:table-cell>
              <table:table-cell office:value-type="float" office:value="-0.00686893473393851">
                <text:p>-0.00686893473393851</text:p>
              </table:table-cell>
              <table:table-cell office:value-type="float" office:value="-0.00686893473393851">
                <text:p>-0.006868934733938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46331164029059">
                <text:p>0.446331164029059</text:p>
              </table:table-cell>
              <table:table-cell office:value-type="float" office:value="-0.00172689430721912">
                <text:p>-0.00172689430721912</text:p>
              </table:table-cell>
              <table:table-cell office:value-type="float" office:value="-0.00172689430721912">
                <text:p>-0.001726894307219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84001846787229">
                <text:p>0.484001846787229</text:p>
              </table:table-cell>
              <table:table-cell office:value-type="float" office:value="0.0217202289011505">
                <text:p>0.0217202289011505</text:p>
              </table:table-cell>
              <table:table-cell office:value-type="float" office:value="0.0217202289011505">
                <text:p>0.02172022890115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92386244418547">
                <text:p>0.492386244418547</text:p>
              </table:table-cell>
              <table:table-cell office:value-type="float" office:value="0.0300603016256439">
                <text:p>0.0300603016256439</text:p>
              </table:table-cell>
              <table:table-cell office:value-type="float" office:value="0.0300603016256439">
                <text:p>0.03006030162564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94398288874083">
                <text:p>0.494398288874083</text:p>
              </table:table-cell>
              <table:table-cell office:value-type="float" office:value="0.0227484899870627">
                <text:p>0.0227484899870627</text:p>
              </table:table-cell>
              <table:table-cell office:value-type="float" office:value="0.0227484899870627">
                <text:p>0.02274848998706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17625782762213">
                <text:p>0.517625782762213</text:p>
              </table:table-cell>
              <table:table-cell office:value-type="float" office:value="0.0275438865209042">
                <text:p>0.0275438865209042</text:p>
              </table:table-cell>
              <table:table-cell office:value-type="float" office:value="0.0275438865209042">
                <text:p>0.02754388652090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38280057600557">
                <text:p>0.538280057600557</text:p>
              </table:table-cell>
              <table:table-cell office:value-type="float" office:value="0.040996693120164">
                <text:p>0.040996693120164</text:p>
              </table:table-cell>
              <table:table-cell office:value-type="float" office:value="0.040996693120164">
                <text:p>0.0409966931201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48374320733372">
                <text:p>0.548374320733372</text:p>
              </table:table-cell>
              <table:table-cell office:value-type="float" office:value="0.0227092059224402">
                <text:p>0.0227092059224402</text:p>
              </table:table-cell>
              <table:table-cell office:value-type="float" office:value="0.0227092059224402">
                <text:p>0.02270920592244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66466128255348">
                <text:p>0.566466128255348</text:p>
              </table:table-cell>
              <table:table-cell office:value-type="float" office:value="0.0408268428037713">
                <text:p>0.0408268428037713</text:p>
              </table:table-cell>
              <table:table-cell office:value-type="float" office:value="0.0408268428037713">
                <text:p>0.04082684280377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76082141596006">
                <text:p>0.576082141596006</text:p>
              </table:table-cell>
              <table:table-cell office:value-type="float" office:value="0.0241510024814018">
                <text:p>0.0241510024814018</text:p>
              </table:table-cell>
              <table:table-cell office:value-type="float" office:value="0.0241510024814018">
                <text:p>0.02415100248140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75548688639099">
                <text:p>0.575548688639099</text:p>
              </table:table-cell>
              <table:table-cell office:value-type="float" office:value="0.00847024003969554">
                <text:p>0.00847024003969554</text:p>
              </table:table-cell>
              <table:table-cell office:value-type="float" office:value="0.00847024003969554">
                <text:p>0.008470240039695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76485643176329">
                <text:p>0.576485643176329</text:p>
              </table:table-cell>
              <table:table-cell office:value-type="float" office:value="0.00941587299128721">
                <text:p>0.00941587299128721</text:p>
              </table:table-cell>
              <table:table-cell office:value-type="float" office:value="0.00941587299128721">
                <text:p>0.009415872991287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99612395730318">
                <text:p>0.599612395730318</text:p>
              </table:table-cell>
              <table:table-cell office:value-type="float" office:value="0.0123762768005511">
                <text:p>0.0123762768005511</text:p>
              </table:table-cell>
              <table:table-cell office:value-type="float" office:value="0.0123762768005511">
                <text:p>0.01237627680055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21345346255712">
                <text:p>0.621345346255712</text:p>
              </table:table-cell>
              <table:table-cell office:value-type="float" office:value="0.0102769977766524">
                <text:p>0.0102769977766524</text:p>
              </table:table-cell>
              <table:table-cell office:value-type="float" office:value="0.0102769977766524">
                <text:p>0.01027699777665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30362593945656">
                <text:p>0.630362593945656</text:p>
              </table:table-cell>
              <table:table-cell office:value-type="float" office:value="0.0192293916859989">
                <text:p>0.0192293916859989</text:p>
              </table:table-cell>
              <table:table-cell office:value-type="float" office:value="0.0192293916859989">
                <text:p>0.01922939168599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40192757687372">
                <text:p>0.640192757687372</text:p>
              </table:table-cell>
              <table:table-cell office:value-type="float" office:value="0.00246603446984972">
                <text:p>0.00246603446984972</text:p>
              </table:table-cell>
              <table:table-cell office:value-type="float" office:value="0.00246603446984972">
                <text:p>0.002466034469849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411973772638">
                <text:p>0.6411973772638</text:p>
              </table:table-cell>
              <table:table-cell office:value-type="float" office:value="0.00346204187447308">
                <text:p>0.00346204187447308</text:p>
              </table:table-cell>
              <table:table-cell office:value-type="float" office:value="0.00346204187447308">
                <text:p>0.003462041874473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41822845060251">
                <text:p>0.641822845060251</text:p>
              </table:table-cell>
              <table:table-cell office:value-type="float" office:value="0.00531070977609771">
                <text:p>0.00531070977609771</text:p>
              </table:table-cell>
              <table:table-cell office:value-type="float" office:value="0.00531070977609771">
                <text:p>0.005310709776097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62533368859281">
                <text:p>0.662533368859281</text:p>
              </table:table-cell>
              <table:table-cell office:value-type="float" office:value="0.0090543910069052">
                <text:p>0.0090543910069052</text:p>
              </table:table-cell>
              <table:table-cell office:value-type="float" office:value="0.0090543910069052">
                <text:p>0.00905439100690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87148862335332">
                <text:p>0.687148862335332</text:p>
              </table:table-cell>
              <table:table-cell office:value-type="float" office:value="0.0348911822917441">
                <text:p>0.0348911822917441</text:p>
              </table:table-cell>
              <table:table-cell office:value-type="float" office:value="0.0348911822917441">
                <text:p>0.03489118229174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93614724386548">
                <text:p>0.693614724386548</text:p>
              </table:table-cell>
              <table:table-cell office:value-type="float" office:value="0.0289686007251136">
                <text:p>0.0289686007251136</text:p>
              </table:table-cell>
              <table:table-cell office:value-type="float" office:value="0.0289686007251136">
                <text:p>0.02896860072511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9440033838543">
                <text:p>0.69440033838543</text:p>
              </table:table-cell>
              <table:table-cell office:value-type="float" office:value="0.0297784571909002">
                <text:p>0.0297784571909002</text:p>
              </table:table-cell>
              <table:table-cell office:value-type="float" office:value="0.0297784571909002">
                <text:p>0.02977845719090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9817571856334">
                <text:p>0.69817571856334</text:p>
              </table:table-cell>
              <table:table-cell office:value-type="float" office:value="0.0222926867488369">
                <text:p>0.0222926867488369</text:p>
              </table:table-cell>
              <table:table-cell office:value-type="float" office:value="0.0222926867488369">
                <text:p>0.02229268674883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11498961432861">
                <text:p>0.711498961432861</text:p>
              </table:table-cell>
              <table:table-cell office:value-type="float" office:value="0.0333110298187579">
                <text:p>0.0333110298187579</text:p>
              </table:table-cell>
              <table:table-cell office:value-type="float" office:value="0.0333110298187579">
                <text:p>0.03331102981875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16599631539113">
                <text:p>0.716599631539113</text:p>
              </table:table-cell>
              <table:table-cell office:value-type="float" office:value="0.027192787060233">
                <text:p>0.027192787060233</text:p>
              </table:table-cell>
              <table:table-cell office:value-type="float" office:value="0.027192787060233">
                <text:p>0.0271927870602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2109122650532">
                <text:p>0.72109122650532</text:p>
              </table:table-cell>
              <table:table-cell office:value-type="float" office:value="0.0274805764982543">
                <text:p>0.0274805764982543</text:p>
              </table:table-cell>
              <table:table-cell office:value-type="float" office:value="0.0274805764982543">
                <text:p>0.02748057649825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26202785959508">
                <text:p>0.726202785959508</text:p>
              </table:table-cell>
              <table:table-cell office:value-type="float" office:value="0.0254547884039407">
                <text:p>0.0254547884039407</text:p>
              </table:table-cell>
              <table:table-cell office:value-type="float" office:value="0.0254547884039407">
                <text:p>0.025454788403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26584584539301">
                <text:p>0.726584584539301</text:p>
              </table:table-cell>
              <table:table-cell office:value-type="float" office:value="0.0202426729050221">
                <text:p>0.0202426729050221</text:p>
              </table:table-cell>
              <table:table-cell office:value-type="float" office:value="0.0202426729050221">
                <text:p>0.02024267290502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3069003495699">
                <text:p>0.73069003495699</text:p>
              </table:table-cell>
              <table:table-cell office:value-type="float" office:value="0.0145169176081746">
                <text:p>0.0145169176081746</text:p>
              </table:table-cell>
              <table:table-cell office:value-type="float" office:value="0.0145169176081746">
                <text:p>0.01451691760817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39606132872833">
                <text:p>0.739606132872833</text:p>
              </table:table-cell>
              <table:table-cell office:value-type="float" office:value="0.020748490952413">
                <text:p>0.020748490952413</text:p>
              </table:table-cell>
              <table:table-cell office:value-type="float" office:value="0.020748490952413">
                <text:p>0.0207484909524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50541418767379">
                <text:p>0.750541418767379</text:p>
              </table:table-cell>
              <table:table-cell office:value-type="float" office:value="0.0235388442331647">
                <text:p>0.0235388442331647</text:p>
              </table:table-cell>
              <table:table-cell office:value-type="float" office:value="0.0235388442331647">
                <text:p>0.02353884423316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53205032174088">
                <text:p>0.753205032174088</text:p>
              </table:table-cell>
              <table:table-cell office:value-type="float" office:value="0.0205116007480343">
                <text:p>0.0205116007480343</text:p>
              </table:table-cell>
              <table:table-cell office:value-type="float" office:value="0.0205116007480343">
                <text:p>0.02051160074803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4582009926453">
                <text:p>0.754582009926453</text:p>
              </table:table-cell>
              <table:table-cell office:value-type="float" office:value="0.0218231520657686">
                <text:p>0.0218231520657686</text:p>
              </table:table-cell>
              <table:table-cell office:value-type="float" office:value="0.0218231520657686">
                <text:p>0.02182315206576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54785247642386">
                <text:p>0.754785247642386</text:p>
              </table:table-cell>
              <table:table-cell office:value-type="float" office:value="0.0110141526204676">
                <text:p>0.0110141526204676</text:p>
              </table:table-cell>
              <table:table-cell office:value-type="float" office:value="0.0110141526204676">
                <text:p>0.01101415262046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73065515557715">
                <text:p>0.773065515557715</text:p>
              </table:table-cell>
              <table:table-cell office:value-type="float" office:value="0.0184170440514758">
                <text:p>0.0184170440514758</text:p>
              </table:table-cell>
              <table:table-cell office:value-type="float" office:value="0.0184170440514758">
                <text:p>0.01841704405147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76609899336068">
                <text:p>0.776609899336068</text:p>
              </table:table-cell>
              <table:table-cell office:value-type="float" office:value="0.00681215500741383">
                <text:p>0.00681215500741383</text:p>
              </table:table-cell>
              <table:table-cell office:value-type="float" office:value="0.00681215500741383">
                <text:p>0.006812155007413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97661043504078">
                <text:p>0.797661043504078</text:p>
              </table:table-cell>
              <table:table-cell office:value-type="float" office:value="0.0236271137077752">
                <text:p>0.0236271137077752</text:p>
              </table:table-cell>
              <table:table-cell office:value-type="float" office:value="0.0236271137077752">
                <text:p>0.02362711370777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00104133869428">
                <text:p>0.800104133869428</text:p>
              </table:table-cell>
              <table:table-cell office:value-type="float" office:value="0.00595165445253953">
                <text:p>0.00595165445253953</text:p>
              </table:table-cell>
              <table:table-cell office:value-type="float" office:value="0.00595165445253953">
                <text:p>0.005951654452539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8056242955967">
                <text:p>0.818056242955967</text:p>
              </table:table-cell>
              <table:table-cell office:value-type="float" office:value="0.0237713784319888">
                <text:p>0.0237713784319888</text:p>
              </table:table-cell>
              <table:table-cell office:value-type="float" office:value="0.0237713784319888">
                <text:p>0.02377137843198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30427575324626">
                <text:p>0.830427575324626</text:p>
              </table:table-cell>
              <table:table-cell office:value-type="float" office:value="0.0173935782079719">
                <text:p>0.0173935782079719</text:p>
              </table:table-cell>
              <table:table-cell office:value-type="float" office:value="0.0173935782079719">
                <text:p>0.01739357820797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39011691786267">
                <text:p>0.839011691786267</text:p>
              </table:table-cell>
              <table:table-cell office:value-type="float" office:value="0.022048427698437">
                <text:p>0.022048427698437</text:p>
              </table:table-cell>
              <table:table-cell office:value-type="float" office:value="0.022048427698437">
                <text:p>0.0220484276984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51185392059433">
                <text:p>0.851185392059433</text:p>
              </table:table-cell>
              <table:table-cell office:value-type="float" office:value="0.00916054034614833">
                <text:p>0.00916054034614833</text:p>
              </table:table-cell>
              <table:table-cell office:value-type="float" office:value="0.00916054034614833">
                <text:p>0.009160540346148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64520941981666">
                <text:p>0.864520941981666</text:p>
              </table:table-cell>
              <table:table-cell office:value-type="float" office:value="0.0222970755638721">
                <text:p>0.0222970755638721</text:p>
              </table:table-cell>
              <table:table-cell office:value-type="float" office:value="0.0222970755638721">
                <text:p>0.02229707556387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81208449511596">
                <text:p>0.881208449511596</text:p>
              </table:table-cell>
              <table:table-cell office:value-type="float" office:value="0.00382137403181126">
                <text:p>0.00382137403181126</text:p>
              </table:table-cell>
              <table:table-cell office:value-type="float" office:value="0.00382137403181126">
                <text:p>0.003821374031811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91857661298188">
                <text:p>0.891857661298188</text:p>
              </table:table-cell>
              <table:table-cell office:value-type="float" office:value="0.00712933081789014">
                <text:p>0.00712933081789014</text:p>
              </table:table-cell>
              <table:table-cell office:value-type="float" office:value="0.00712933081789014">
                <text:p>0.007129330817890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07051882231316">
                <text:p>0.907051882231316</text:p>
              </table:table-cell>
              <table:table-cell office:value-type="float" office:value="-0.00789219802202357">
                <text:p>-0.00789219802202357</text:p>
              </table:table-cell>
              <table:table-cell office:value-type="float" office:value="-0.00789219802202357">
                <text:p>-0.007892198022023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30165840183326">
                <text:p>0.930165840183326</text:p>
              </table:table-cell>
              <table:table-cell office:value-type="float" office:value="0.00335570353269388">
                <text:p>0.00335570353269388</text:p>
              </table:table-cell>
              <table:table-cell office:value-type="float" office:value="0.00335570353269388">
                <text:p>0.003355703532693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42701509253305">
                <text:p>0.942701509253305</text:p>
              </table:table-cell>
              <table:table-cell office:value-type="float" office:value="-0.00807750144606567">
                <text:p>-0.00807750144606567</text:p>
              </table:table-cell>
              <table:table-cell office:value-type="float" office:value="-0.00807750144606567">
                <text:p>-0.008077501446065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64656031148185">
                <text:p>0.964656031148185</text:p>
              </table:table-cell>
              <table:table-cell office:value-type="float" office:value="0.00329272595580032">
                <text:p>0.00329272595580032</text:p>
              </table:table-cell>
              <table:table-cell office:value-type="float" office:value="0.00329272595580032">
                <text:p>0.003292725955800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3023621976964">
                <text:p>0.973023621976964</text:p>
              </table:table-cell>
              <table:table-cell office:value-type="float" office:value="-0.0193526420187619">
                <text:p>-0.0193526420187619</text:p>
              </table:table-cell>
              <table:table-cell office:value-type="float" office:value="-0.0193526420187619">
                <text:p>-0.01935264201876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85039502460443">
                <text:p>0.985039502460443</text:p>
              </table:table-cell>
              <table:table-cell office:value-type="float" office:value="-0.00717155322744056">
                <text:p>-0.00717155322744056</text:p>
              </table:table-cell>
              <table:table-cell office:value-type="float" office:value="-0.00717155322744056">
                <text:p>-0.007171553227440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6271803045611">
                <text:p>0.996271803045611</text:p>
              </table:table-cell>
              <table:table-cell office:value-type="float" office:value="0.000558471654457993">
                <text:p>0.000558471654457993</text:p>
              </table:table-cell>
              <table:table-cell office:value-type="float" office:value="0.000558471654457993">
                <text:p>0.0005584716544579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0691878317683">
                <text:p>1.00691878317683</text:p>
              </table:table-cell>
              <table:table-cell office:value-type="float" office:value="-0.0102864367338229">
                <text:p>-0.0102864367338229</text:p>
              </table:table-cell>
              <table:table-cell office:value-type="float" office:value="-0.0102864367338229">
                <text:p>-0.01028643673382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1742541997884">
                <text:p>1.01742541997884</text:p>
              </table:table-cell>
              <table:table-cell office:value-type="float" office:value="0.000346983107769816">
                <text:p>0.000346983107769816</text:p>
              </table:table-cell>
              <table:table-cell office:value-type="float" office:value="0.000346983107769816">
                <text:p>0.0003469831077698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2358132011717">
                <text:p>1.02358132011717</text:p>
              </table:table-cell>
              <table:table-cell office:value-type="float" office:value="0.00232289789663831">
                <text:p>0.00232289789663831</text:p>
              </table:table-cell>
              <table:table-cell office:value-type="float" office:value="0.00232289789663831">
                <text:p>0.002322897896638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253119312505">
                <text:p>1.0253119312505</text:p>
              </table:table-cell>
              <table:table-cell office:value-type="float" office:value="-0.00200270019276627">
                <text:p>-0.00200270019276627</text:p>
              </table:table-cell>
              <table:table-cell office:value-type="float" office:value="-0.00200270019276627">
                <text:p>-0.002002700192766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3228125697055">
                <text:p>1.03228125697055</text:p>
              </table:table-cell>
              <table:table-cell office:value-type="float" office:value="-0.0100694440737426">
                <text:p>-0.0100694440737426</text:p>
              </table:table-cell>
              <table:table-cell office:value-type="float" office:value="-0.0100694440737426">
                <text:p>-0.0100694440737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4611507610106">
                <text:p>1.04611507610106</text:p>
              </table:table-cell>
              <table:table-cell office:value-type="float" office:value="-0.00102540141674234">
                <text:p>-0.00102540141674234</text:p>
              </table:table-cell>
              <table:table-cell office:value-type="float" office:value="-0.00102540141674234">
                <text:p>-0.001025401416742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5121516860529">
                <text:p>1.05121516860529</text:p>
              </table:table-cell>
              <table:table-cell office:value-type="float" office:value="-0.00483271459211343">
                <text:p>-0.00483271459211343</text:p>
              </table:table-cell>
              <table:table-cell office:value-type="float" office:value="-0.00483271459211343">
                <text:p>-0.004832714592113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6271717662321">
                <text:p>1.06271717662321</text:p>
              </table:table-cell>
              <table:table-cell office:value-type="float" office:value="-0.0133748946978516">
                <text:p>-0.0133748946978516</text:p>
              </table:table-cell>
              <table:table-cell office:value-type="float" office:value="-0.0133748946978516">
                <text:p>-0.01337489469785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6853037288699">
                <text:p>1.06853037288699</text:p>
              </table:table-cell>
              <table:table-cell office:value-type="float" office:value="-0.00743046998119845">
                <text:p>-0.00743046998119845</text:p>
              </table:table-cell>
              <table:table-cell office:value-type="float" office:value="-0.00743046998119845">
                <text:p>-0.007430469981198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7839675942682">
                <text:p>1.07839675942682</text:p>
              </table:table-cell>
              <table:table-cell office:value-type="float" office:value="-0.0110734017036849">
                <text:p>-0.0110734017036849</text:p>
              </table:table-cell>
              <table:table-cell office:value-type="float" office:value="-0.0110734017036849">
                <text:p>-0.01107340170368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8409279797681">
                <text:p>1.08409279797681</text:p>
              </table:table-cell>
              <table:table-cell office:value-type="float" office:value="-0.00551758647821843">
                <text:p>-0.00551758647821843</text:p>
              </table:table-cell>
              <table:table-cell office:value-type="float" office:value="-0.00551758647821843">
                <text:p>-0.005517586478218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9392203266704">
                <text:p>1.09392203266704</text:p>
              </table:table-cell>
              <table:table-cell office:value-type="float" office:value="-0.00669807408108936">
                <text:p>-0.00669807408108936</text:p>
              </table:table-cell>
              <table:table-cell office:value-type="float" office:value="-0.00669807408108936">
                <text:p>-0.006698074081089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9740156588729">
                <text:p>1.09740156588729</text:p>
              </table:table-cell>
              <table:table-cell office:value-type="float" office:value="-0.0105053987036365">
                <text:p>-0.0105053987036365</text:p>
              </table:table-cell>
              <table:table-cell office:value-type="float" office:value="-0.0105053987036365">
                <text:p>-0.01050539870363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10576333183143">
                <text:p>1.10576333183143</text:p>
              </table:table-cell>
              <table:table-cell office:value-type="float" office:value="0.000129306142122809">
                <text:p>0.000129306142122809</text:p>
              </table:table-cell>
              <table:table-cell office:value-type="float" office:value="0.000129306142122809">
                <text:p>0.0001293061421228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1056305538485">
                <text:p>1.11056305538485</text:p>
              </table:table-cell>
              <table:table-cell office:value-type="float" office:value="-0.00542509891881071">
                <text:p>-0.00542509891881071</text:p>
              </table:table-cell>
              <table:table-cell office:value-type="float" office:value="-0.00542509891881071">
                <text:p>-0.00542509891881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11768539087277">
                <text:p>1.11768539087277</text:p>
              </table:table-cell>
              <table:table-cell office:value-type="float" office:value="0.000278226985339192">
                <text:p>0.000278226985339192</text:p>
              </table:table-cell>
              <table:table-cell office:value-type="float" office:value="0.000278226985339192">
                <text:p>0.000278226985339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12413530969283">
                <text:p>1.12413530969283</text:p>
              </table:table-cell>
              <table:table-cell office:value-type="float" office:value="-0.00395611596746703">
                <text:p>-0.00395611596746703</text:p>
              </table:table-cell>
              <table:table-cell office:value-type="float" office:value="-0.00395611596746703">
                <text:p>-0.003956115967467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13081109659482">
                <text:p>1.13081109659482</text:p>
              </table:table-cell>
              <table:table-cell office:value-type="float" office:value="-0.00592806998759321">
                <text:p>-0.00592806998759321</text:p>
              </table:table-cell>
              <table:table-cell office:value-type="float" office:value="-0.00592806998759321">
                <text:p>-0.005928069987593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3502212435837">
                <text:p>1.13502212435837</text:p>
              </table:table-cell>
              <table:table-cell office:value-type="float" office:value="-0.0107665524366827">
                <text:p>-0.0107665524366827</text:p>
              </table:table-cell>
              <table:table-cell office:value-type="float" office:value="-0.0107665524366827">
                <text:p>-0.01076655243668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4397095109141">
                <text:p>1.14397095109141</text:p>
              </table:table-cell>
              <table:table-cell office:value-type="float" office:value="-0.01119601099634">
                <text:p>-0.01119601099634</text:p>
              </table:table-cell>
              <table:table-cell office:value-type="float" office:value="-0.01119601099634">
                <text:p>-0.011196010996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4742342859897">
                <text:p>1.14742342859897</text:p>
              </table:table-cell>
              <table:table-cell office:value-type="float" office:value="-0.00778591546101115">
                <text:p>-0.00778591546101115</text:p>
              </table:table-cell>
              <table:table-cell office:value-type="float" office:value="-0.00778591546101115">
                <text:p>-0.007785915461011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5642561452683">
                <text:p>1.15642561452683</text:p>
              </table:table-cell>
              <table:table-cell office:value-type="float" office:value="-0.015220759196575">
                <text:p>-0.015220759196575</text:p>
              </table:table-cell>
              <table:table-cell office:value-type="float" office:value="-0.015220759196575">
                <text:p>-0.0152207591965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6079978821711">
                <text:p>1.16079978821711</text:p>
              </table:table-cell>
              <table:table-cell office:value-type="float" office:value="-0.0109022339647722">
                <text:p>-0.0109022339647722</text:p>
              </table:table-cell>
              <table:table-cell office:value-type="float" office:value="-0.0109022339647722">
                <text:p>-0.01090223396477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671974091438">
                <text:p>1.1671974091438</text:p>
              </table:table-cell>
              <table:table-cell office:value-type="float" office:value="-0.00723218732264264">
                <text:p>-0.00723218732264264</text:p>
              </table:table-cell>
              <table:table-cell office:value-type="float" office:value="-0.00723218732264264">
                <text:p>-0.007232187322642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6967563464054">
                <text:p>1.16967563464054</text:p>
              </table:table-cell>
              <table:table-cell office:value-type="float" office:value="-0.0149815204090731">
                <text:p>-0.0149815204090731</text:p>
              </table:table-cell>
              <table:table-cell office:value-type="float" office:value="-0.0149815204090731">
                <text:p>-0.01498152040907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7238557160686">
                <text:p>1.17238557160686</text:p>
              </table:table-cell>
              <table:table-cell office:value-type="float" office:value="-0.0123572043610214">
                <text:p>-0.0123572043610214</text:p>
              </table:table-cell>
              <table:table-cell office:value-type="float" office:value="-0.0123572043610214">
                <text:p>-0.01235720436102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7657840136568">
                <text:p>1.17657840136568</text:p>
              </table:table-cell>
              <table:table-cell office:value-type="float" office:value="-0.0148308474609693">
                <text:p>-0.0148308474609693</text:p>
              </table:table-cell>
              <table:table-cell office:value-type="float" office:value="-0.0148308474609693">
                <text:p>-0.01483084746096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8511047668136">
                <text:p>1.18511047668136</text:p>
              </table:table-cell>
              <table:table-cell office:value-type="float" office:value="-0.0158169841522211">
                <text:p>-0.0158169841522211</text:p>
              </table:table-cell>
              <table:table-cell office:value-type="float" office:value="-0.0158169841522211">
                <text:p>-0.01581698415222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9146560351857">
                <text:p>1.19146560351857</text:p>
              </table:table-cell>
              <table:table-cell office:value-type="float" office:value="-0.0111882618807833">
                <text:p>-0.0111882618807833</text:p>
              </table:table-cell>
              <table:table-cell office:value-type="float" office:value="-0.0111882618807833">
                <text:p>-0.01118826188078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9705128208785">
                <text:p>1.19705128208785</text:p>
              </table:table-cell>
              <table:table-cell office:value-type="float" office:value="-0.0114431190601869">
                <text:p>-0.0114431190601869</text:p>
              </table:table-cell>
              <table:table-cell office:value-type="float" office:value="-0.0114431190601869">
                <text:p>-0.01144311906018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9947893682071">
                <text:p>1.19947893682071</text:p>
              </table:table-cell>
              <table:table-cell office:value-type="float" office:value="-0.0214071285969166">
                <text:p>-0.0214071285969166</text:p>
              </table:table-cell>
              <table:table-cell office:value-type="float" office:value="-0.0214071285969166">
                <text:p>-0.02140712859691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0169626833539">
                <text:p>1.20169626833539</text:p>
              </table:table-cell>
              <table:table-cell office:value-type="float" office:value="-0.0175069058573951">
                <text:p>-0.0175069058573951</text:p>
              </table:table-cell>
              <table:table-cell office:value-type="float" office:value="-0.0175069058573951">
                <text:p>-0.01750690585739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20463238438675">
                <text:p>1.20463238438675</text:p>
              </table:table-cell>
              <table:table-cell office:value-type="float" office:value="-0.0230717025276597">
                <text:p>-0.0230717025276597</text:p>
              </table:table-cell>
              <table:table-cell office:value-type="float" office:value="-0.0230717025276597">
                <text:p>-0.02307170252765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1342217085608">
                <text:p>1.21342217085608</text:p>
              </table:table-cell>
              <table:table-cell office:value-type="float" office:value="-0.021570578091411">
                <text:p>-0.021570578091411</text:p>
              </table:table-cell>
              <table:table-cell office:value-type="float" office:value="-0.021570578091411">
                <text:p>-0.0215705780914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1968466184399">
                <text:p>1.21968466184399</text:p>
              </table:table-cell>
              <table:table-cell office:value-type="float" office:value="-0.0226056493911269">
                <text:p>-0.0226056493911269</text:p>
              </table:table-cell>
              <table:table-cell office:value-type="float" office:value="-0.0226056493911269">
                <text:p>-0.02260564939112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2831569107707">
                <text:p>1.22831569107707</text:p>
              </table:table-cell>
              <table:table-cell office:value-type="float" office:value="-0.0141166083654811">
                <text:p>-0.0141166083654811</text:p>
              </table:table-cell>
              <table:table-cell office:value-type="float" office:value="-0.0141166083654811">
                <text:p>-0.01411660836548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23367784364795">
                <text:p>1.23367784364795</text:p>
              </table:table-cell>
              <table:table-cell office:value-type="float" office:value="-0.0254269299744752">
                <text:p>-0.0254269299744752</text:p>
              </table:table-cell>
              <table:table-cell office:value-type="float" office:value="-0.0254269299744752">
                <text:p>-0.02542692997447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4459003197361">
                <text:p>1.24459003197361</text:p>
              </table:table-cell>
              <table:table-cell office:value-type="float" office:value="-0.020570389618072">
                <text:p>-0.020570389618072</text:p>
              </table:table-cell>
              <table:table-cell office:value-type="float" office:value="-0.020570389618072">
                <text:p>-0.0205703896180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24917122884387">
                <text:p>1.24917122884387</text:p>
              </table:table-cell>
              <table:table-cell office:value-type="float" office:value="-0.0277673176825797">
                <text:p>-0.0277673176825797</text:p>
              </table:table-cell>
              <table:table-cell office:value-type="float" office:value="-0.0277673176825797">
                <text:p>-0.02776731768257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2591644874289">
                <text:p>1.2591644874289</text:p>
              </table:table-cell>
              <table:table-cell office:value-type="float" office:value="-0.0242675747841941">
                <text:p>-0.0242675747841941</text:p>
              </table:table-cell>
              <table:table-cell office:value-type="float" office:value="-0.0242675747841941">
                <text:p>-0.02426757478419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6585381740601">
                <text:p>1.26585381740601</text:p>
              </table:table-cell>
              <table:table-cell office:value-type="float" office:value="-0.0250289940600228">
                <text:p>-0.0250289940600228</text:p>
              </table:table-cell>
              <table:table-cell office:value-type="float" office:value="-0.0250289940600228">
                <text:p>-0.02502899406002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27287429324245">
                <text:p>1.27287429324245</text:p>
              </table:table-cell>
              <table:table-cell office:value-type="float" office:value="-0.0167900040051223">
                <text:p>-0.0167900040051223</text:p>
              </table:table-cell>
              <table:table-cell office:value-type="float" office:value="-0.0167900040051223">
                <text:p>-0.01679000400512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27740562226889">
                <text:p>1.27740562226889</text:p>
              </table:table-cell>
              <table:table-cell office:value-type="float" office:value="-0.0201720378392594">
                <text:p>-0.0201720378392594</text:p>
              </table:table-cell>
              <table:table-cell office:value-type="float" office:value="-0.0201720378392594">
                <text:p>-0.02017203783925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8038488571973">
                <text:p>1.28038488571973</text:p>
              </table:table-cell>
              <table:table-cell office:value-type="float" office:value="-0.0205730133876787">
                <text:p>-0.0205730133876787</text:p>
              </table:table-cell>
              <table:table-cell office:value-type="float" office:value="-0.0205730133876787">
                <text:p>-0.02057301338767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8283477951726">
                <text:p>1.28283477951726</text:p>
              </table:table-cell>
              <table:table-cell office:value-type="float" office:value="-0.0187330352427813">
                <text:p>-0.0187330352427813</text:p>
              </table:table-cell>
              <table:table-cell office:value-type="float" office:value="-0.0187330352427813">
                <text:p>-0.01873303524278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28638629748517">
                <text:p>1.28638629748517</text:p>
              </table:table-cell>
              <table:table-cell office:value-type="float" office:value="-0.0096323056064318">
                <text:p>-0.0096323056064318</text:p>
              </table:table-cell>
              <table:table-cell office:value-type="float" office:value="-0.0096323056064318">
                <text:p>-0.00963230560643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874743449362">
                <text:p>1.2874743449362</text:p>
              </table:table-cell>
              <table:table-cell office:value-type="float" office:value="-0.0083836259772696">
                <text:p>-0.0083836259772696</text:p>
              </table:table-cell>
              <table:table-cell office:value-type="float" office:value="-0.0083836259772696">
                <text:p>-0.00838362597726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9051735957271">
                <text:p>1.29051735957271</text:p>
              </table:table-cell>
              <table:table-cell office:value-type="float" office:value="-0.013169080522651">
                <text:p>-0.013169080522651</text:p>
              </table:table-cell>
              <table:table-cell office:value-type="float" office:value="-0.013169080522651">
                <text:p>-0.0131690805226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29170067415422">
                <text:p>1.29170067415422</text:p>
              </table:table-cell>
              <table:table-cell office:value-type="float" office:value="-0.0142308040018579">
                <text:p>-0.0142308040018579</text:p>
              </table:table-cell>
              <table:table-cell office:value-type="float" office:value="-0.0142308040018579">
                <text:p>-0.01423080400185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9402346566863">
                <text:p>1.29402346566863</text:p>
              </table:table-cell>
              <table:table-cell office:value-type="float" office:value="-0.00917852104857753">
                <text:p>-0.00917852104857753</text:p>
              </table:table-cell>
              <table:table-cell office:value-type="float" office:value="-0.00917852104857753">
                <text:p>-0.009178521048577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9585014055037">
                <text:p>1.29585014055037</text:p>
              </table:table-cell>
              <table:table-cell office:value-type="float" office:value="-0.0130829673192312">
                <text:p>-0.0130829673192312</text:p>
              </table:table-cell>
              <table:table-cell office:value-type="float" office:value="-0.0130829673192312">
                <text:p>-0.01308296731923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9952512792443">
                <text:p>1.29952512792443</text:p>
              </table:table-cell>
              <table:table-cell office:value-type="float" office:value="-0.0095337610572912">
                <text:p>-0.0095337610572912</text:p>
              </table:table-cell>
              <table:table-cell office:value-type="float" office:value="-0.0095337610572912">
                <text:p>-0.00953376105729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30337249222229">
                <text:p>1.30337249222229</text:p>
              </table:table-cell>
              <table:table-cell office:value-type="float" office:value="-0.026035922740155">
                <text:p>-0.026035922740155</text:p>
              </table:table-cell>
              <table:table-cell office:value-type="float" office:value="-0.026035922740155">
                <text:p>-0.0260359227401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0838345690686">
                <text:p>1.30838345690686</text:p>
              </table:table-cell>
              <table:table-cell office:value-type="float" office:value="-0.0212135551306041">
                <text:p>-0.0212135551306041</text:p>
              </table:table-cell>
              <table:table-cell office:value-type="float" office:value="-0.0212135551306041">
                <text:p>-0.02121355513060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31385102357894">
                <text:p>1.31385102357894</text:p>
              </table:table-cell>
              <table:table-cell office:value-type="float" office:value="-0.0247811371615676">
                <text:p>-0.0247811371615676</text:p>
              </table:table-cell>
              <table:table-cell office:value-type="float" office:value="-0.0247811371615676">
                <text:p>-0.02478113716156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32125315510575">
                <text:p>1.32125315510575</text:p>
              </table:table-cell>
              <table:table-cell office:value-type="float" office:value="-0.0176453850038907">
                <text:p>-0.0176453850038907</text:p>
              </table:table-cell>
              <table:table-cell office:value-type="float" office:value="-0.0176453850038907">
                <text:p>-0.01764538500389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32629323685708">
                <text:p>1.32629323685708</text:p>
              </table:table-cell>
              <table:table-cell office:value-type="float" office:value="-0.0330499099511101">
                <text:p>-0.0330499099511101</text:p>
              </table:table-cell>
              <table:table-cell office:value-type="float" office:value="-0.0330499099511101">
                <text:p>-0.03304990995111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3352857852464">
                <text:p>1.3352857852464</text:p>
              </table:table-cell>
              <table:table-cell office:value-type="float" office:value="-0.0239241203473863">
                <text:p>-0.0239241203473863</text:p>
              </table:table-cell>
              <table:table-cell office:value-type="float" office:value="-0.0239241203473863">
                <text:p>-0.02392412034738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4192612802429">
                <text:p>1.34192612802429</text:p>
              </table:table-cell>
              <table:table-cell office:value-type="float" office:value="-0.0207672315863028">
                <text:p>-0.0207672315863028</text:p>
              </table:table-cell>
              <table:table-cell office:value-type="float" office:value="-0.0207672315863028">
                <text:p>-0.02076723158630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35330440650818">
                <text:p>1.35330440650818</text:p>
              </table:table-cell>
              <table:table-cell office:value-type="float" office:value="-0.0249951853363624">
                <text:p>-0.0249951853363624</text:p>
              </table:table-cell>
              <table:table-cell office:value-type="float" office:value="-0.0249951853363624">
                <text:p>-0.02499518533636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36153764663506">
                <text:p>1.36153764663506</text:p>
              </table:table-cell>
              <table:table-cell office:value-type="float" office:value="-0.0272501023591101">
                <text:p>-0.0272501023591101</text:p>
              </table:table-cell>
              <table:table-cell office:value-type="float" office:value="-0.0272501023591101">
                <text:p>-0.02725010235911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7222313538891">
                <text:p>1.37222313538891</text:p>
              </table:table-cell>
              <table:table-cell office:value-type="float" office:value="-0.0250019587003838">
                <text:p>-0.0250019587003838</text:p>
              </table:table-cell>
              <table:table-cell office:value-type="float" office:value="-0.0250019587003838">
                <text:p>-0.02500195870038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3798082530566">
                <text:p>1.3798082530566</text:p>
              </table:table-cell>
              <table:table-cell office:value-type="float" office:value="-0.0236936299047466">
                <text:p>-0.0236936299047466</text:p>
              </table:table-cell>
              <table:table-cell office:value-type="float" office:value="-0.0236936299047466">
                <text:p>-0.02369362990474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3908593068195">
                <text:p>1.3908593068195</text:p>
              </table:table-cell>
              <table:table-cell office:value-type="float" office:value="-0.032378135500938">
                <text:p>-0.032378135500938</text:p>
              </table:table-cell>
              <table:table-cell office:value-type="float" office:value="-0.032378135500938">
                <text:p>-0.0323781355009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39907884709045">
                <text:p>1.39907884709045</text:p>
              </table:table-cell>
              <table:table-cell office:value-type="float" office:value="-0.0332595495413266">
                <text:p>-0.0332595495413266</text:p>
              </table:table-cell>
              <table:table-cell office:value-type="float" office:value="-0.0332595495413266">
                <text:p>-0.03325954954132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41158686439353">
                <text:p>1.41158686439353</text:p>
              </table:table-cell>
              <table:table-cell office:value-type="float" office:value="-0.0349426316886061">
                <text:p>-0.0349426316886061</text:p>
              </table:table-cell>
              <table:table-cell office:value-type="float" office:value="-0.0349426316886061">
                <text:p>-0.03494263168860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4180946849061">
                <text:p>1.4180946849061</text:p>
              </table:table-cell>
              <table:table-cell office:value-type="float" office:value="-0.0336958262024392">
                <text:p>-0.0336958262024392</text:p>
              </table:table-cell>
              <table:table-cell office:value-type="float" office:value="-0.0336958262024392">
                <text:p>-0.03369582620243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42997300258328">
                <text:p>1.42997300258328</text:p>
              </table:table-cell>
              <table:table-cell office:value-type="float" office:value="-0.0293679491387491">
                <text:p>-0.0293679491387491</text:p>
              </table:table-cell>
              <table:table-cell office:value-type="float" office:value="-0.0293679491387491">
                <text:p>-0.02936794913874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43628676468459">
                <text:p>1.43628676468459</text:p>
              </table:table-cell>
              <table:table-cell office:value-type="float" office:value="-0.0336219102639017">
                <text:p>-0.0336219102639017</text:p>
              </table:table-cell>
              <table:table-cell office:value-type="float" office:value="-0.0336219102639017">
                <text:p>-0.03362191026390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44592329733491">
                <text:p>1.44592329733491</text:p>
              </table:table-cell>
              <table:table-cell office:value-type="float" office:value="-0.0398334235992925">
                <text:p>-0.0398334235992925</text:p>
              </table:table-cell>
              <table:table-cell office:value-type="float" office:value="-0.0398334235992925">
                <text:p>-0.03983342359929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45428943243203">
                <text:p>1.45428943243203</text:p>
              </table:table-cell>
              <table:table-cell office:value-type="float" office:value="-0.0313764222682349">
                <text:p>-0.0313764222682349</text:p>
              </table:table-cell>
              <table:table-cell office:value-type="float" office:value="-0.0313764222682349">
                <text:p>-0.03137642226823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46460317489276">
                <text:p>1.46460317489276</text:p>
              </table:table-cell>
              <table:table-cell office:value-type="float" office:value="-0.0337336182058188">
                <text:p>-0.0337336182058188</text:p>
              </table:table-cell>
              <table:table-cell office:value-type="float" office:value="-0.0337336182058188">
                <text:p>-0.03373361820581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4713900005412">
                <text:p>1.4713900005412</text:p>
              </table:table-cell>
              <table:table-cell office:value-type="float" office:value="-0.0397700611495104">
                <text:p>-0.0397700611495104</text:p>
              </table:table-cell>
              <table:table-cell office:value-type="float" office:value="-0.0397700611495104">
                <text:p>-0.0397700611495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47950148048569">
                <text:p>1.47950148048569</text:p>
              </table:table-cell>
              <table:table-cell office:value-type="float" office:value="-0.0365814932174453">
                <text:p>-0.0365814932174453</text:p>
              </table:table-cell>
              <table:table-cell office:value-type="float" office:value="-0.0365814932174453">
                <text:p>-0.03658149321744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4849766078422">
                <text:p>1.4849766078422</text:p>
              </table:table-cell>
              <table:table-cell office:value-type="float" office:value="-0.0343945075465506">
                <text:p>-0.0343945075465506</text:p>
              </table:table-cell>
              <table:table-cell office:value-type="float" office:value="-0.0343945075465506">
                <text:p>-0.03439450754655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49051264776656">
                <text:p>1.49051264776656</text:p>
              </table:table-cell>
              <table:table-cell office:value-type="float" office:value="-0.0381370537174523">
                <text:p>-0.0381370537174523</text:p>
              </table:table-cell>
              <table:table-cell office:value-type="float" office:value="-0.0381370537174523">
                <text:p>-0.03813705371745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9530349644984">
                <text:p>1.49530349644984</text:p>
              </table:table-cell>
              <table:table-cell office:value-type="float" office:value="-0.0332173211227658">
                <text:p>-0.0332173211227658</text:p>
              </table:table-cell>
              <table:table-cell office:value-type="float" office:value="-0.0332173211227658">
                <text:p>-0.03321732112276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0184310457983">
                <text:p>1.50184310457983</text:p>
              </table:table-cell>
              <table:table-cell office:value-type="float" office:value="-0.0264615287519638">
                <text:p>-0.0264615287519638</text:p>
              </table:table-cell>
              <table:table-cell office:value-type="float" office:value="-0.0264615287519638">
                <text:p>-0.02646152875196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0690862873178">
                <text:p>1.50690862873178</text:p>
              </table:table-cell>
              <table:table-cell office:value-type="float" office:value="-0.0291012131272763">
                <text:p>-0.0291012131272763</text:p>
              </table:table-cell>
              <table:table-cell office:value-type="float" office:value="-0.0291012131272763">
                <text:p>-0.02910121312727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51650848909156">
                <text:p>1.51650848909156</text:p>
              </table:table-cell>
              <table:table-cell office:value-type="float" office:value="-0.0248943042428515">
                <text:p>-0.0248943042428515</text:p>
              </table:table-cell>
              <table:table-cell office:value-type="float" office:value="-0.0248943042428515">
                <text:p>-0.02489430424285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2286736028481">
                <text:p>1.52286736028481</text:p>
              </table:table-cell>
              <table:table-cell office:value-type="float" office:value="-0.0457553405627165">
                <text:p>-0.0457553405627165</text:p>
              </table:table-cell>
              <table:table-cell office:value-type="float" office:value="-0.0457553405627165">
                <text:p>-0.04575534056271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3384270392193">
                <text:p>1.53384270392193</text:p>
              </table:table-cell>
              <table:table-cell office:value-type="float" office:value="-0.0402248898864133">
                <text:p>-0.0402248898864133</text:p>
              </table:table-cell>
              <table:table-cell office:value-type="float" office:value="-0.0402248898864133">
                <text:p>-0.04022488988641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4344840048899">
                <text:p>1.54344840048899</text:p>
              </table:table-cell>
              <table:table-cell office:value-type="float" office:value="-0.030808454258042">
                <text:p>-0.030808454258042</text:p>
              </table:table-cell>
              <table:table-cell office:value-type="float" office:value="-0.030808454258042">
                <text:p>-0.0308084542580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5475293985803">
                <text:p>1.55475293985803</text:p>
              </table:table-cell>
              <table:table-cell office:value-type="float" office:value="-0.0355903736848029">
                <text:p>-0.0355903736848029</text:p>
              </table:table-cell>
              <table:table-cell office:value-type="float" office:value="-0.0355903736848029">
                <text:p>-0.03559037368480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6587435709007">
                <text:p>1.56587435709007</text:p>
              </table:table-cell>
              <table:table-cell office:value-type="float" office:value="-0.0338176973824897">
                <text:p>-0.0338176973824897</text:p>
              </table:table-cell>
              <table:table-cell office:value-type="float" office:value="-0.0338176973824897">
                <text:p>-0.03381769738248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7496200768789">
                <text:p>1.57496200768789</text:p>
              </table:table-cell>
              <table:table-cell office:value-type="float" office:value="-0.0357874264222">
                <text:p>-0.0357874264222</text:p>
              </table:table-cell>
              <table:table-cell office:value-type="float" office:value="-0.0357874264222">
                <text:p>-0.03578742642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8673294137101">
                <text:p>1.58673294137101</text:p>
              </table:table-cell>
              <table:table-cell office:value-type="float" office:value="-0.042562982035115">
                <text:p>-0.042562982035115</text:p>
              </table:table-cell>
              <table:table-cell office:value-type="float" office:value="-0.042562982035115">
                <text:p>-0.0425629820351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97722332612">
                <text:p>1.597722332612</text:p>
              </table:table-cell>
              <table:table-cell office:value-type="float" office:value="-0.0406403813025784">
                <text:p>-0.0406403813025784</text:p>
              </table:table-cell>
              <table:table-cell office:value-type="float" office:value="-0.0406403813025784">
                <text:p>-0.04064038130257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60884213450889">
                <text:p>1.60884213450889</text:p>
              </table:table-cell>
              <table:table-cell office:value-type="float" office:value="-0.0460184437739766">
                <text:p>-0.0460184437739766</text:p>
              </table:table-cell>
              <table:table-cell office:value-type="float" office:value="-0.0460184437739766">
                <text:p>-0.04601844377397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62321437602736">
                <text:p>1.62321437602736</text:p>
              </table:table-cell>
              <table:table-cell office:value-type="float" office:value="-0.0460505800338724">
                <text:p>-0.0460505800338724</text:p>
              </table:table-cell>
              <table:table-cell office:value-type="float" office:value="-0.0460505800338724">
                <text:p>-0.04605058003387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3429870815831">
                <text:p>1.63429870815831</text:p>
              </table:table-cell>
              <table:table-cell office:value-type="float" office:value="-0.048584191873023">
                <text:p>-0.048584191873023</text:p>
              </table:table-cell>
              <table:table-cell office:value-type="float" office:value="-0.048584191873023">
                <text:p>-0.0485841918730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64194190598021">
                <text:p>1.64194190598021</text:p>
              </table:table-cell>
              <table:table-cell office:value-type="float" office:value="-0.0483411787634644">
                <text:p>-0.0483411787634644</text:p>
              </table:table-cell>
              <table:table-cell office:value-type="float" office:value="-0.0483411787634644">
                <text:p>-0.04834117876346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65345908480057">
                <text:p>1.65345908480057</text:p>
              </table:table-cell>
              <table:table-cell office:value-type="float" office:value="-0.052019519961541">
                <text:p>-0.052019519961541</text:p>
              </table:table-cell>
              <table:table-cell office:value-type="float" office:value="-0.052019519961541">
                <text:p>-0.0520195199615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6211378026374">
                <text:p>1.66211378026374</text:p>
              </table:table-cell>
              <table:table-cell office:value-type="float" office:value="-0.043202596299873">
                <text:p>-0.043202596299873</text:p>
              </table:table-cell>
              <table:table-cell office:value-type="float" office:value="-0.043202596299873">
                <text:p>-0.0432025962998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67622710136809">
                <text:p>1.67622710136809</text:p>
              </table:table-cell>
              <table:table-cell office:value-type="float" office:value="-0.0364303239015433">
                <text:p>-0.0364303239015433</text:p>
              </table:table-cell>
              <table:table-cell office:value-type="float" office:value="-0.0364303239015433">
                <text:p>-0.03643032390154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68421960236133">
                <text:p>1.68421960236133</text:p>
              </table:table-cell>
              <table:table-cell office:value-type="float" office:value="-0.0503806790245056">
                <text:p>-0.0503806790245056</text:p>
              </table:table-cell>
              <table:table-cell office:value-type="float" office:value="-0.0503806790245056">
                <text:p>-0.05038067902450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6919097328282">
                <text:p>1.6919097328282</text:p>
              </table:table-cell>
              <table:table-cell office:value-type="float" office:value="-0.0426944961330271">
                <text:p>-0.0426944961330271</text:p>
              </table:table-cell>
              <table:table-cell office:value-type="float" office:value="-0.0426944961330271">
                <text:p>-0.042694496133027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112244971765">
                <text:p>1.70112244971765</text:p>
              </table:table-cell>
              <table:table-cell office:value-type="float" office:value="-0.0479835221573712">
                <text:p>-0.0479835221573712</text:p>
              </table:table-cell>
              <table:table-cell office:value-type="float" office:value="-0.0479835221573712">
                <text:p>-0.04798352215737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1111587964505">
                <text:p>1.71111587964505</text:p>
              </table:table-cell>
              <table:table-cell office:value-type="float" office:value="-0.0650663867000796">
                <text:p>-0.0650663867000796</text:p>
              </table:table-cell>
              <table:table-cell office:value-type="float" office:value="-0.0650663867000796">
                <text:p>-0.06506638670007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2467717999214">
                <text:p>1.72467717999214</text:p>
              </table:table-cell>
              <table:table-cell office:value-type="float" office:value="-0.0552276526437916">
                <text:p>-0.0552276526437916</text:p>
              </table:table-cell>
              <table:table-cell office:value-type="float" office:value="-0.0552276526437916">
                <text:p>-0.05522765264379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322151955113">
                <text:p>1.7322151955113</text:p>
              </table:table-cell>
              <table:table-cell office:value-type="float" office:value="-0.0475431621031981">
                <text:p>-0.0475431621031981</text:p>
              </table:table-cell>
              <table:table-cell office:value-type="float" office:value="-0.0475431621031981">
                <text:p>-0.04754316210319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419755682494">
                <text:p>1.7419755682494</text:p>
              </table:table-cell>
              <table:table-cell office:value-type="float" office:value="-0.0432229945568068">
                <text:p>-0.0432229945568068</text:p>
              </table:table-cell>
              <table:table-cell office:value-type="float" office:value="-0.0432229945568068">
                <text:p>-0.04322299455680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477519917031">
                <text:p>1.7477519917031</text:p>
              </table:table-cell>
              <table:table-cell office:value-type="float" office:value="-0.0385748756766127">
                <text:p>-0.0385748756766127</text:p>
              </table:table-cell>
              <table:table-cell office:value-type="float" office:value="-0.0385748756766127">
                <text:p>-0.03857487567661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5809008532012">
                <text:p>1.75809008532012</text:p>
              </table:table-cell>
              <table:table-cell office:value-type="float" office:value="-0.0387252322421334">
                <text:p>-0.0387252322421334</text:p>
              </table:table-cell>
              <table:table-cell office:value-type="float" office:value="-0.0387252322421334">
                <text:p>-0.03872523224213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6607797340096">
                <text:p>1.76607797340096</text:p>
              </table:table-cell>
              <table:table-cell office:value-type="float" office:value="-0.0465231486712354">
                <text:p>-0.0465231486712354</text:p>
              </table:table-cell>
              <table:table-cell office:value-type="float" office:value="-0.0465231486712354">
                <text:p>-0.04652314867123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7753177701644">
                <text:p>1.77753177701644</text:p>
              </table:table-cell>
              <table:table-cell office:value-type="float" office:value="-0.046086250090172">
                <text:p>-0.046086250090172</text:p>
              </table:table-cell>
              <table:table-cell office:value-type="float" office:value="-0.046086250090172">
                <text:p>-0.0460862500901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8441175853588">
                <text:p>1.78441175853588</text:p>
              </table:table-cell>
              <table:table-cell office:value-type="float" office:value="-0.0390324890694895">
                <text:p>-0.0390324890694895</text:p>
              </table:table-cell>
              <table:table-cell office:value-type="float" office:value="-0.0390324890694895">
                <text:p>-0.03903248906948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936611855679">
                <text:p>1.7936611855679</text:p>
              </table:table-cell>
              <table:table-cell office:value-type="float" office:value="-0.0390800769724571">
                <text:p>-0.0390800769724571</text:p>
              </table:table-cell>
              <table:table-cell office:value-type="float" office:value="-0.0390800769724571">
                <text:p>-0.03908007697245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9873686391211">
                <text:p>1.79873686391211</text:p>
              </table:table-cell>
              <table:table-cell office:value-type="float" office:value="-0.042121075691884">
                <text:p>-0.042121075691884</text:p>
              </table:table-cell>
              <table:table-cell office:value-type="float" office:value="-0.042121075691884">
                <text:p>-0.0421210756918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80834228336187">
                <text:p>1.80834228336187</text:p>
              </table:table-cell>
              <table:table-cell office:value-type="float" office:value="-0.0415401821277976">
                <text:p>-0.0415401821277976</text:p>
              </table:table-cell>
              <table:table-cell office:value-type="float" office:value="-0.0415401821277976">
                <text:p>-0.04154018212779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81506636891673">
                <text:p>1.81506636891673</text:p>
              </table:table-cell>
              <table:table-cell office:value-type="float" office:value="-0.0349378080312031">
                <text:p>-0.0349378080312031</text:p>
              </table:table-cell>
              <table:table-cell office:value-type="float" office:value="-0.0349378080312031">
                <text:p>-0.03493780803120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2555628472644">
                <text:p>1.82555628472644</text:p>
              </table:table-cell>
              <table:table-cell office:value-type="float" office:value="-0.0307403293375732">
                <text:p>-0.0307403293375732</text:p>
              </table:table-cell>
              <table:table-cell office:value-type="float" office:value="-0.0307403293375732">
                <text:p>-0.03074032933757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3255561397745">
                <text:p>1.83255561397745</text:p>
              </table:table-cell>
              <table:table-cell office:value-type="float" office:value="-0.039387680336757">
                <text:p>-0.039387680336757</text:p>
              </table:table-cell>
              <table:table-cell office:value-type="float" office:value="-0.039387680336757">
                <text:p>-0.0393876803367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84146783427901">
                <text:p>1.84146783427901</text:p>
              </table:table-cell>
              <table:table-cell office:value-type="float" office:value="-0.0305679423089185">
                <text:p>-0.0305679423089185</text:p>
              </table:table-cell>
              <table:table-cell office:value-type="float" office:value="-0.0305679423089185">
                <text:p>-0.03056794230891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84783898911114">
                <text:p>1.84783898911114</text:p>
              </table:table-cell>
              <table:table-cell office:value-type="float" office:value="-0.0381597631755855">
                <text:p>-0.0381597631755855</text:p>
              </table:table-cell>
              <table:table-cell office:value-type="float" office:value="-0.0381597631755855">
                <text:p>-0.03815976317558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85801501271607">
                <text:p>1.85801501271607</text:p>
              </table:table-cell>
              <table:table-cell office:value-type="float" office:value="-0.0396577008137267">
                <text:p>-0.0396577008137267</text:p>
              </table:table-cell>
              <table:table-cell office:value-type="float" office:value="-0.0396577008137267">
                <text:p>-0.03965770081372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86525224932135">
                <text:p>1.86525224932135</text:p>
              </table:table-cell>
              <table:table-cell office:value-type="float" office:value="-0.0377149087566102">
                <text:p>-0.0377149087566102</text:p>
              </table:table-cell>
              <table:table-cell office:value-type="float" office:value="-0.0377149087566102">
                <text:p>-0.03771490875661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8755698343828">
                <text:p>1.8755698343828</text:p>
              </table:table-cell>
              <table:table-cell office:value-type="float" office:value="-0.0272852562231252">
                <text:p>-0.0272852562231252</text:p>
              </table:table-cell>
              <table:table-cell office:value-type="float" office:value="-0.0272852562231252">
                <text:p>-0.02728525622312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88388094958789">
                <text:p>1.88388094958789</text:p>
              </table:table-cell>
              <table:table-cell office:value-type="float" office:value="-0.0240682058182899">
                <text:p>-0.0240682058182899</text:p>
              </table:table-cell>
              <table:table-cell office:value-type="float" office:value="-0.0240682058182899">
                <text:p>-0.02406820581828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89538888583754">
                <text:p>1.89538888583754</text:p>
              </table:table-cell>
              <table:table-cell office:value-type="float" office:value="-0.0264957723182577">
                <text:p>-0.0264957723182577</text:p>
              </table:table-cell>
              <table:table-cell office:value-type="float" office:value="-0.0264957723182577">
                <text:p>-0.02649577231825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0179601868259">
                <text:p>1.90179601868259</text:p>
              </table:table-cell>
              <table:table-cell office:value-type="float" office:value="-0.0231895548034247">
                <text:p>-0.0231895548034247</text:p>
              </table:table-cell>
              <table:table-cell office:value-type="float" office:value="-0.0231895548034247">
                <text:p>-0.02318955480342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1422951674898">
                <text:p>1.91422951674898</text:p>
              </table:table-cell>
              <table:table-cell office:value-type="float" office:value="-0.0223110393827113">
                <text:p>-0.0223110393827113</text:p>
              </table:table-cell>
              <table:table-cell office:value-type="float" office:value="-0.0223110393827113">
                <text:p>-0.02231103938271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219141809734">
                <text:p>1.9219141809734</text:p>
              </table:table-cell>
              <table:table-cell office:value-type="float" office:value="-0.0354357234792337">
                <text:p>-0.0354357234792337</text:p>
              </table:table-cell>
              <table:table-cell office:value-type="float" office:value="-0.0354357234792337">
                <text:p>-0.03543572347923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3553882390689">
                <text:p>1.93553882390689</text:p>
              </table:table-cell>
              <table:table-cell office:value-type="float" office:value="-0.0217850168767124">
                <text:p>-0.0217850168767124</text:p>
              </table:table-cell>
              <table:table-cell office:value-type="float" office:value="-0.0217850168767124">
                <text:p>-0.02178501687671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4349572234098">
                <text:p>1.94349572234098</text:p>
              </table:table-cell>
              <table:table-cell office:value-type="float" office:value="-0.0330823137383132">
                <text:p>-0.0330823137383132</text:p>
              </table:table-cell>
              <table:table-cell office:value-type="float" office:value="-0.0330823137383132">
                <text:p>-0.03308231373831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5656671957411">
                <text:p>1.95656671957411</text:p>
              </table:table-cell>
              <table:table-cell office:value-type="float" office:value="-0.0358559469558581">
                <text:p>-0.0358559469558581</text:p>
              </table:table-cell>
              <table:table-cell office:value-type="float" office:value="-0.0358559469558581">
                <text:p>-0.03585594695585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6374186511943">
                <text:p>1.96374186511943</text:p>
              </table:table-cell>
              <table:table-cell office:value-type="float" office:value="-0.0346036035452077">
                <text:p>-0.0346036035452077</text:p>
              </table:table-cell>
              <table:table-cell office:value-type="float" office:value="-0.0346036035452077">
                <text:p>-0.03460360354520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7828316882648">
                <text:p>1.97828316882648</text:p>
              </table:table-cell>
              <table:table-cell office:value-type="float" office:value="-0.0319619913961786">
                <text:p>-0.0319619913961786</text:p>
              </table:table-cell>
              <table:table-cell office:value-type="float" office:value="-0.0319619913961786">
                <text:p>-0.03196199139617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8671383101118">
                <text:p>1.98671383101118</text:p>
              </table:table-cell>
              <table:table-cell office:value-type="float" office:value="-0.0295377365162226">
                <text:p>-0.0295377365162226</text:p>
              </table:table-cell>
              <table:table-cell office:value-type="float" office:value="-0.0295377365162226">
                <text:p>-0.02953773651622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00021630471994">
                <text:p>2.00021630471994</text:p>
              </table:table-cell>
              <table:table-cell office:value-type="float" office:value="-0.0273240669108428">
                <text:p>-0.0273240669108428</text:p>
              </table:table-cell>
              <table:table-cell office:value-type="float" office:value="-0.0273240669108428">
                <text:p>-0.02732406691084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00897842987111">
                <text:p>2.00897842987111</text:p>
              </table:table-cell>
              <table:table-cell office:value-type="float" office:value="-0.043762372345896">
                <text:p>-0.043762372345896</text:p>
              </table:table-cell>
              <table:table-cell office:value-type="float" office:value="-0.043762372345896">
                <text:p>-0.0437623723458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02277503004209">
                <text:p>2.02277503004209</text:p>
              </table:table-cell>
              <table:table-cell office:value-type="float" office:value="-0.0298959581168177">
                <text:p>-0.0298959581168177</text:p>
              </table:table-cell>
              <table:table-cell office:value-type="float" office:value="-0.0298959581168177">
                <text:p>-0.02989595811681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03146581459381">
                <text:p>2.03146581459381</text:p>
              </table:table-cell>
              <table:table-cell office:value-type="float" office:value="-0.0459394433483058">
                <text:p>-0.0459394433483058</text:p>
              </table:table-cell>
              <table:table-cell office:value-type="float" office:value="-0.0459394433483058">
                <text:p>-0.04593944334830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04083714984009">
                <text:p>2.04083714984009</text:p>
              </table:table-cell>
              <table:table-cell office:value-type="float" office:value="-0.0366265390187515">
                <text:p>-0.0366265390187515</text:p>
              </table:table-cell>
              <table:table-cell office:value-type="float" office:value="-0.0366265390187515">
                <text:p>-0.03662653901875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05595663147596">
                <text:p>2.05595663147596</text:p>
              </table:table-cell>
              <table:table-cell office:value-type="float" office:value="-0.0414532718898921">
                <text:p>-0.0414532718898921</text:p>
              </table:table-cell>
              <table:table-cell office:value-type="float" office:value="-0.0414532718898921">
                <text:p>-0.04145327188989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0622745827032">
                <text:p>2.0622745827032</text:p>
              </table:table-cell>
              <table:table-cell office:value-type="float" office:value="-0.0352013740752843">
                <text:p>-0.0352013740752843</text:p>
              </table:table-cell>
              <table:table-cell office:value-type="float" office:value="-0.0352013740752843">
                <text:p>-0.03520137407528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06991959221152">
                <text:p>2.06991959221152</text:p>
              </table:table-cell>
              <table:table-cell office:value-type="float" office:value="-0.0393361189282744">
                <text:p>-0.0393361189282744</text:p>
              </table:table-cell>
              <table:table-cell office:value-type="float" office:value="-0.0393361189282744">
                <text:p>-0.03933611892827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08124847063951">
                <text:p>2.08124847063951</text:p>
              </table:table-cell>
              <table:table-cell office:value-type="float" office:value="-0.0413316143616402">
                <text:p>-0.0413316143616402</text:p>
              </table:table-cell>
              <table:table-cell office:value-type="float" office:value="-0.0413316143616402">
                <text:p>-0.04133161436164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09486454445765">
                <text:p>2.09486454445765</text:p>
              </table:table-cell>
              <table:table-cell office:value-type="float" office:value="-0.0309640556704744">
                <text:p>-0.0309640556704744</text:p>
              </table:table-cell>
              <table:table-cell office:value-type="float" office:value="-0.0309640556704744">
                <text:p>-0.03096405567047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10981070957795">
                <text:p>2.10981070957795</text:p>
              </table:table-cell>
              <table:table-cell office:value-type="float" office:value="-0.0390519759052306">
                <text:p>-0.0390519759052306</text:p>
              </table:table-cell>
              <table:table-cell office:value-type="float" office:value="-0.0390519759052306">
                <text:p>-0.03905197590523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11873479112616">
                <text:p>2.11873479112616</text:p>
              </table:table-cell>
              <table:table-cell office:value-type="float" office:value="-0.0472849906116082">
                <text:p>-0.0472849906116082</text:p>
              </table:table-cell>
              <table:table-cell office:value-type="float" office:value="-0.0472849906116082">
                <text:p>-0.04728499061160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3065093032147">
                <text:p>2.13065093032147</text:p>
              </table:table-cell>
              <table:table-cell office:value-type="float" office:value="-0.0471295016033397">
                <text:p>-0.0471295016033397</text:p>
              </table:table-cell>
              <table:table-cell office:value-type="float" office:value="-0.0471295016033397">
                <text:p>-0.04712950160333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3777058211226">
                <text:p>2.13777058211226</text:p>
              </table:table-cell>
              <table:table-cell office:value-type="float" office:value="-0.0398841731404476">
                <text:p>-0.0398841731404476</text:p>
              </table:table-cell>
              <table:table-cell office:value-type="float" office:value="-0.0398841731404476">
                <text:p>-0.03988417314044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15229674066391">
                <text:p>2.15229674066391</text:p>
              </table:table-cell>
              <table:table-cell office:value-type="float" office:value="-0.0344752371248918">
                <text:p>-0.0344752371248918</text:p>
              </table:table-cell>
              <table:table-cell office:value-type="float" office:value="-0.0344752371248918">
                <text:p>-0.03447523712489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16142598284327">
                <text:p>2.16142598284327</text:p>
              </table:table-cell>
              <table:table-cell office:value-type="float" office:value="-0.0466949832245884">
                <text:p>-0.0466949832245884</text:p>
              </table:table-cell>
              <table:table-cell office:value-type="float" office:value="-0.0466949832245884">
                <text:p>-0.04669498322458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17366336641144">
                <text:p>2.17366336641144</text:p>
              </table:table-cell>
              <table:table-cell office:value-type="float" office:value="-0.0316389928593068">
                <text:p>-0.0316389928593068</text:p>
              </table:table-cell>
              <table:table-cell office:value-type="float" office:value="-0.0316389928593068">
                <text:p>-0.03163899285930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18256781920813">
                <text:p>2.18256781920813</text:p>
              </table:table-cell>
              <table:table-cell office:value-type="float" office:value="-0.0307542582506057">
                <text:p>-0.0307542582506057</text:p>
              </table:table-cell>
              <table:table-cell office:value-type="float" office:value="-0.0307542582506057">
                <text:p>-0.03075425825060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1908722866202">
                <text:p>2.1908722866202</text:p>
              </table:table-cell>
              <table:table-cell office:value-type="float" office:value="-0.0239133208930284">
                <text:p>-0.0239133208930284</text:p>
              </table:table-cell>
              <table:table-cell office:value-type="float" office:value="-0.0239133208930284">
                <text:p>-0.02391332089302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20361602508327">
                <text:p>2.20361602508327</text:p>
              </table:table-cell>
              <table:table-cell office:value-type="float" office:value="-0.0283890228655492">
                <text:p>-0.0283890228655492</text:p>
              </table:table-cell>
              <table:table-cell office:value-type="float" office:value="-0.0283890228655492">
                <text:p>-0.02838902286554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21132836891145">
                <text:p>2.21132836891145</text:p>
              </table:table-cell>
              <table:table-cell office:value-type="float" office:value="-0.026982514481269">
                <text:p>-0.026982514481269</text:p>
              </table:table-cell>
              <table:table-cell office:value-type="float" office:value="-0.026982514481269">
                <text:p>-0.0269825144812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22108860286158">
                <text:p>2.22108860286158</text:p>
              </table:table-cell>
              <table:table-cell office:value-type="float" office:value="-0.0257441704069308">
                <text:p>-0.0257441704069308</text:p>
              </table:table-cell>
              <table:table-cell office:value-type="float" office:value="-0.0257441704069308">
                <text:p>-0.02574417040693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22847513741172">
                <text:p>2.22847513741172</text:p>
              </table:table-cell>
              <table:table-cell office:value-type="float" office:value="-0.0237979711430238">
                <text:p>-0.0237979711430238</text:p>
              </table:table-cell>
              <table:table-cell office:value-type="float" office:value="-0.0237979711430238">
                <text:p>-0.02379797114302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23959979907156">
                <text:p>2.23959979907156</text:p>
              </table:table-cell>
              <table:table-cell office:value-type="float" office:value="-0.0322265507278523">
                <text:p>-0.0322265507278523</text:p>
              </table:table-cell>
              <table:table-cell office:value-type="float" office:value="-0.0322265507278523">
                <text:p>-0.03222655072785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24700731220725">
                <text:p>2.24700731220725</text:p>
              </table:table-cell>
              <table:table-cell office:value-type="float" office:value="-0.0248284047460179">
                <text:p>-0.0248284047460179</text:p>
              </table:table-cell>
              <table:table-cell office:value-type="float" office:value="-0.0248284047460179">
                <text:p>-0.02482840474601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25687768657269">
                <text:p>2.25687768657269</text:p>
              </table:table-cell>
              <table:table-cell office:value-type="float" office:value="-0.0215101633529273">
                <text:p>-0.0215101633529273</text:p>
              </table:table-cell>
              <table:table-cell office:value-type="float" office:value="-0.0215101633529273">
                <text:p>-0.02151016335292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26386815198306">
                <text:p>2.26386815198306</text:p>
              </table:table-cell>
              <table:table-cell office:value-type="float" office:value="-0.0145412941628265">
                <text:p>-0.0145412941628265</text:p>
              </table:table-cell>
              <table:table-cell office:value-type="float" office:value="-0.0145412941628265">
                <text:p>-0.01454129416282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27404623082664">
                <text:p>2.27404623082664</text:p>
              </table:table-cell>
              <table:table-cell office:value-type="float" office:value="-0.0247052604959777">
                <text:p>-0.0247052604959777</text:p>
              </table:table-cell>
              <table:table-cell office:value-type="float" office:value="-0.0247052604959777">
                <text:p>-0.02470526049597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28266491963844">
                <text:p>2.28266491963844</text:p>
              </table:table-cell>
              <table:table-cell office:value-type="float" office:value="-0.0161690963275709">
                <text:p>-0.0161690963275709</text:p>
              </table:table-cell>
              <table:table-cell office:value-type="float" office:value="-0.0161690963275709">
                <text:p>-0.01616909632757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29252848793853">
                <text:p>2.29252848793853</text:p>
              </table:table-cell>
              <table:table-cell office:value-type="float" office:value="-0.0317753102404787">
                <text:p>-0.0317753102404787</text:p>
              </table:table-cell>
              <table:table-cell office:value-type="float" office:value="-0.0317753102404787">
                <text:p>-0.03177531024047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9933862556276">
                <text:p>2.29933862556276</text:p>
              </table:table-cell>
              <table:table-cell office:value-type="float" office:value="-0.0250488148042902">
                <text:p>-0.0250488148042902</text:p>
              </table:table-cell>
              <table:table-cell office:value-type="float" office:value="-0.0250488148042902">
                <text:p>-0.02504881480429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31029858512842">
                <text:p>2.31029858512842</text:p>
              </table:table-cell>
              <table:table-cell office:value-type="float" office:value="-0.0451294716351609">
                <text:p>-0.0451294716351609</text:p>
              </table:table-cell>
              <table:table-cell office:value-type="float" office:value="-0.0451294716351609">
                <text:p>-0.04512947163516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31547335313542">
                <text:p>2.31547335313542</text:p>
              </table:table-cell>
              <table:table-cell office:value-type="float" office:value="-0.038558006193425">
                <text:p>-0.038558006193425</text:p>
              </table:table-cell>
              <table:table-cell office:value-type="float" office:value="-0.038558006193425">
                <text:p>-0.0385580061934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32771623879717">
                <text:p>2.32771623879717</text:p>
              </table:table-cell>
              <table:table-cell office:value-type="float" office:value="-0.0264328165445429">
                <text:p>-0.0264328165445429</text:p>
              </table:table-cell>
              <table:table-cell office:value-type="float" office:value="-0.0264328165445429">
                <text:p>-0.02643281654454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3349744884385">
                <text:p>2.3349744884385</text:p>
              </table:table-cell>
              <table:table-cell office:value-type="float" office:value="-0.0306617875584898">
                <text:p>-0.0306617875584898</text:p>
              </table:table-cell>
              <table:table-cell office:value-type="float" office:value="-0.0306617875584898">
                <text:p>-0.03066178755848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4809176315677">
                <text:p>2.34809176315677</text:p>
              </table:table-cell>
              <table:table-cell office:value-type="float" office:value="-0.0233983980806722">
                <text:p>-0.0233983980806722</text:p>
              </table:table-cell>
              <table:table-cell office:value-type="float" office:value="-0.0233983980806722">
                <text:p>-0.02339839808067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35511985839488">
                <text:p>2.35511985839488</text:p>
              </table:table-cell>
              <table:table-cell office:value-type="float" office:value="-0.034609171223225">
                <text:p>-0.034609171223225</text:p>
              </table:table-cell>
              <table:table-cell office:value-type="float" office:value="-0.034609171223225">
                <text:p>-0.0346091712232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36364098764935">
                <text:p>2.36364098764935</text:p>
              </table:table-cell>
              <table:table-cell office:value-type="float" office:value="-0.054256286873045">
                <text:p>-0.054256286873045</text:p>
              </table:table-cell>
              <table:table-cell office:value-type="float" office:value="-0.054256286873045">
                <text:p>-0.0542562868730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37198407165206">
                <text:p>2.37198407165206</text:p>
              </table:table-cell>
              <table:table-cell office:value-type="float" office:value="-0.0457617231944565">
                <text:p>-0.0457617231944565</text:p>
              </table:table-cell>
              <table:table-cell office:value-type="float" office:value="-0.0457617231944565">
                <text:p>-0.04576172319445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38449499576337">
                <text:p>2.38449499576337</text:p>
              </table:table-cell>
              <table:table-cell office:value-type="float" office:value="-0.0365568831166514">
                <text:p>-0.0365568831166514</text:p>
              </table:table-cell>
              <table:table-cell office:value-type="float" office:value="-0.0365568831166514">
                <text:p>-0.03655688311665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39116724944955">
                <text:p>2.39116724944955</text:p>
              </table:table-cell>
              <table:table-cell office:value-type="float" office:value="-0.0500377329988417">
                <text:p>-0.0500377329988417</text:p>
              </table:table-cell>
              <table:table-cell office:value-type="float" office:value="-0.0500377329988417">
                <text:p>-0.05003773299884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40147293766929">
                <text:p>2.40147293766929</text:p>
              </table:table-cell>
              <table:table-cell office:value-type="float" office:value="-0.0515926167589536">
                <text:p>-0.0515926167589536</text:p>
              </table:table-cell>
              <table:table-cell office:value-type="float" office:value="-0.0515926167589536">
                <text:p>-0.05159261675895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40974038551777">
                <text:p>2.40974038551777</text:p>
              </table:table-cell>
              <table:table-cell office:value-type="float" office:value="-0.0478309992996939">
                <text:p>-0.0478309992996939</text:p>
              </table:table-cell>
              <table:table-cell office:value-type="float" office:value="-0.0478309992996939">
                <text:p>-0.04783099929969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42050766903818">
                <text:p>2.42050766903818</text:p>
              </table:table-cell>
              <table:table-cell office:value-type="float" office:value="-0.0509271798100621">
                <text:p>-0.0509271798100621</text:p>
              </table:table-cell>
              <table:table-cell office:value-type="float" office:value="-0.0509271798100621">
                <text:p>-0.05092717981006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42741218517364">
                <text:p>2.42741218517364</text:p>
              </table:table-cell>
              <table:table-cell office:value-type="float" office:value="-0.0608504120800539">
                <text:p>-0.0608504120800539</text:p>
              </table:table-cell>
              <table:table-cell office:value-type="float" office:value="-0.0608504120800539">
                <text:p>-0.06085041208005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43921350119458">
                <text:p>2.43921350119458</text:p>
              </table:table-cell>
              <table:table-cell office:value-type="float" office:value="-0.0490109842338877">
                <text:p>-0.0490109842338877</text:p>
              </table:table-cell>
              <table:table-cell office:value-type="float" office:value="-0.0490109842338877">
                <text:p>-0.04901098423388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44511449860639">
                <text:p>2.44511449860639</text:p>
              </table:table-cell>
              <table:table-cell office:value-type="float" office:value="-0.0643300538227805">
                <text:p>-0.0643300538227805</text:p>
              </table:table-cell>
              <table:table-cell office:value-type="float" office:value="-0.0643300538227805">
                <text:p>-0.06433005382278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45661988473479">
                <text:p>2.45661988473479</text:p>
              </table:table-cell>
              <table:table-cell office:value-type="float" office:value="-0.0777652309596486">
                <text:p>-0.0777652309596486</text:p>
              </table:table-cell>
              <table:table-cell office:value-type="float" office:value="-0.0777652309596486">
                <text:p>-0.07776523095964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46175994838529">
                <text:p>2.46175994838529</text:p>
              </table:table-cell>
              <table:table-cell office:value-type="float" office:value="-0.0726115581036417">
                <text:p>-0.0726115581036417</text:p>
              </table:table-cell>
              <table:table-cell office:value-type="float" office:value="-0.0726115581036417">
                <text:p>-0.07261155810364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47039854000795">
                <text:p>2.47039854000795</text:p>
              </table:table-cell>
              <table:table-cell office:value-type="float" office:value="-0.0745510628239745">
                <text:p>-0.0745510628239745</text:p>
              </table:table-cell>
              <table:table-cell office:value-type="float" office:value="-0.0745510628239745">
                <text:p>-0.07455106282397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47592877043201">
                <text:p>2.47592877043201</text:p>
              </table:table-cell>
              <table:table-cell office:value-type="float" office:value="-0.0792806367692949">
                <text:p>-0.0792806367692949</text:p>
              </table:table-cell>
              <table:table-cell office:value-type="float" office:value="-0.0792806367692949">
                <text:p>-0.07928063676929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48502442426056">
                <text:p>2.48502442426056</text:p>
              </table:table-cell>
              <table:table-cell office:value-type="float" office:value="-0.0886774195721514">
                <text:p>-0.0886774195721514</text:p>
              </table:table-cell>
              <table:table-cell office:value-type="float" office:value="-0.0886774195721514">
                <text:p>-0.08867741957215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49104532798584">
                <text:p>2.49104532798584</text:p>
              </table:table-cell>
              <table:table-cell office:value-type="float" office:value="-0.0935790087032733">
                <text:p>-0.0935790087032733</text:p>
              </table:table-cell>
              <table:table-cell office:value-type="float" office:value="-0.0935790087032733">
                <text:p>-0.09357900870327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49709622909884">
                <text:p>2.49709622909884</text:p>
              </table:table-cell>
              <table:table-cell office:value-type="float" office:value="-0.0954641894764876">
                <text:p>-0.0954641894764876</text:p>
              </table:table-cell>
              <table:table-cell office:value-type="float" office:value="-0.0954641894764876">
                <text:p>-0.09546418947648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50866057339606">
                <text:p>2.50866057339606</text:p>
              </table:table-cell>
              <table:table-cell office:value-type="float" office:value="-0.115562117901025">
                <text:p>-0.115562117901025</text:p>
              </table:table-cell>
              <table:table-cell office:value-type="float" office:value="-0.115562117901025">
                <text:p>-0.1155621179010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51383018343784">
                <text:p>2.51383018343784</text:p>
              </table:table-cell>
              <table:table-cell office:value-type="float" office:value="-0.120120278627794">
                <text:p>-0.120120278627794</text:p>
              </table:table-cell>
              <table:table-cell office:value-type="float" office:value="-0.120120278627794">
                <text:p>-0.1201202786277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52203845207787">
                <text:p>2.52203845207787</text:p>
              </table:table-cell>
              <table:table-cell office:value-type="float" office:value="-0.111763598067847">
                <text:p>-0.111763598067847</text:p>
              </table:table-cell>
              <table:table-cell office:value-type="float" office:value="-0.111763598067847">
                <text:p>-0.1117635980678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52657671230372">
                <text:p>2.52657671230372</text:p>
              </table:table-cell>
              <table:table-cell office:value-type="float" office:value="-0.126627703087737">
                <text:p>-0.126627703087737</text:p>
              </table:table-cell>
              <table:table-cell office:value-type="float" office:value="-0.126627703087737">
                <text:p>-0.1266277030877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53464458738659">
                <text:p>2.53464458738659</text:p>
              </table:table-cell>
              <table:table-cell office:value-type="float" office:value="-0.123411635458839">
                <text:p>-0.123411635458839</text:p>
              </table:table-cell>
              <table:table-cell office:value-type="float" office:value="-0.123411635458839">
                <text:p>-0.1234116354588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53784562483282">
                <text:p>2.53784562483282</text:p>
              </table:table-cell>
              <table:table-cell office:value-type="float" office:value="-0.137937973705931">
                <text:p>-0.137937973705931</text:p>
              </table:table-cell>
              <table:table-cell office:value-type="float" office:value="-0.137937973705931">
                <text:p>-0.1379379737059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54167478933075">
                <text:p>2.54167478933075</text:p>
              </table:table-cell>
              <table:table-cell office:value-type="float" office:value="-0.142833302786974">
                <text:p>-0.142833302786974</text:p>
              </table:table-cell>
              <table:table-cell office:value-type="float" office:value="-0.142833302786974">
                <text:p>-0.1428333027869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54726211598623">
                <text:p>2.54726211598623</text:p>
              </table:table-cell>
              <table:table-cell office:value-type="float" office:value="-0.145445777711524">
                <text:p>-0.145445777711524</text:p>
              </table:table-cell>
              <table:table-cell office:value-type="float" office:value="-0.145445777711524">
                <text:p>-0.1454457777115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55053907381742">
                <text:p>2.55053907381742</text:p>
              </table:table-cell>
              <table:table-cell office:value-type="float" office:value="-0.151354086768234">
                <text:p>-0.151354086768234</text:p>
              </table:table-cell>
              <table:table-cell office:value-type="float" office:value="-0.151354086768234">
                <text:p>-0.1513540867682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55490160259025">
                <text:p>2.55490160259025</text:p>
              </table:table-cell>
              <table:table-cell office:value-type="float" office:value="-0.15382514761638">
                <text:p>-0.15382514761638</text:p>
              </table:table-cell>
              <table:table-cell office:value-type="float" office:value="-0.15382514761638">
                <text:p>-0.153825147616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5576601912839">
                <text:p>2.5576601912839</text:p>
              </table:table-cell>
              <table:table-cell office:value-type="float" office:value="-0.175595511947794">
                <text:p>-0.175595511947794</text:p>
              </table:table-cell>
              <table:table-cell office:value-type="float" office:value="-0.175595511947794">
                <text:p>-0.1755955119477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5627767842934">
                <text:p>2.5627767842934</text:p>
              </table:table-cell>
              <table:table-cell office:value-type="float" office:value="-0.170767368335441">
                <text:p>-0.170767368335441</text:p>
              </table:table-cell>
              <table:table-cell office:value-type="float" office:value="-0.170767368335441">
                <text:p>-0.1707673683354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56583523601147">
                <text:p>2.56583523601147</text:p>
              </table:table-cell>
              <table:table-cell office:value-type="float" office:value="-0.174580415785308">
                <text:p>-0.174580415785308</text:p>
              </table:table-cell>
              <table:table-cell office:value-type="float" office:value="-0.174580415785308">
                <text:p>-0.1745804157853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.04494223109247">
                <text:p>-3.04494223109247</text:p>
              </table:table-cell>
              <table:table-cell office:value-type="float" office:value="0.0963855424925399">
                <text:p>0.0963855424925399</text:p>
              </table:table-cell>
              <table:table-cell office:value-type="float" office:value="0.0963855424925399">
                <text:p>0.09638554249253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.04342093402484">
                <text:p>-3.04342093402484</text:p>
              </table:table-cell>
              <table:table-cell office:value-type="float" office:value="0.0926254883422581">
                <text:p>0.0926254883422581</text:p>
              </table:table-cell>
              <table:table-cell office:value-type="float" office:value="0.0926254883422581">
                <text:p>0.09262548834225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.04081138723801">
                <text:p>-3.04081138723801</text:p>
              </table:table-cell>
              <table:table-cell office:value-type="float" office:value="0.0817126139835884">
                <text:p>0.0817126139835884</text:p>
              </table:table-cell>
              <table:table-cell office:value-type="float" office:value="0.0817126139835884">
                <text:p>0.08171261398358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.03902092163105">
                <text:p>-3.03902092163105</text:p>
              </table:table-cell>
              <table:table-cell office:value-type="float" office:value="0.0753922978917649">
                <text:p>0.0753922978917649</text:p>
              </table:table-cell>
              <table:table-cell office:value-type="float" office:value="0.0753922978917649">
                <text:p>0.07539229789176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.03693152315006">
                <text:p>-3.03693152315006</text:p>
              </table:table-cell>
              <table:table-cell office:value-type="float" office:value="0.0643026475886375">
                <text:p>0.0643026475886375</text:p>
              </table:table-cell>
              <table:table-cell office:value-type="float" office:value="0.0643026475886375">
                <text:p>0.06430264758863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.03519555449694">
                <text:p>-3.03519555449694</text:p>
              </table:table-cell>
              <table:table-cell office:value-type="float" office:value="0.0650301637783">
                <text:p>0.0650301637783</text:p>
              </table:table-cell>
              <table:table-cell office:value-type="float" office:value="0.0650301637783">
                <text:p>0.06503016377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.03416382730831">
                <text:p>-3.03416382730831</text:p>
              </table:table-cell>
              <table:table-cell office:value-type="float" office:value="0.0689607627089983">
                <text:p>0.0689607627089983</text:p>
              </table:table-cell>
              <table:table-cell office:value-type="float" office:value="0.0689607627089983">
                <text:p>0.06896076270899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.03291336929952">
                <text:p>-3.03291336929952</text:p>
              </table:table-cell>
              <table:table-cell office:value-type="float" office:value="0.0882617453528916">
                <text:p>0.0882617453528916</text:p>
              </table:table-cell>
              <table:table-cell office:value-type="float" office:value="0.0882617453528916">
                <text:p>0.08826174535289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.03243760949208">
                <text:p>-3.03243760949208</text:p>
              </table:table-cell>
              <table:table-cell office:value-type="float" office:value="0.0883959644194912">
                <text:p>0.0883959644194912</text:p>
              </table:table-cell>
              <table:table-cell office:value-type="float" office:value="0.0883959644194912">
                <text:p>0.08839596441949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.03254240626095">
                <text:p>-3.03254240626095</text:p>
              </table:table-cell>
              <table:table-cell office:value-type="float" office:value="0.104516257482127">
                <text:p>0.104516257482127</text:p>
              </table:table-cell>
              <table:table-cell office:value-type="float" office:value="0.104516257482127">
                <text:p>0.1045162574821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.03313640187261">
                <text:p>-3.03313640187261</text:p>
              </table:table-cell>
              <table:table-cell office:value-type="float" office:value="0.10336438627832">
                <text:p>0.10336438627832</text:p>
              </table:table-cell>
              <table:table-cell office:value-type="float" office:value="0.10336438627832">
                <text:p>0.103364386278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.02898906408712">
                <text:p>-3.02898906408712</text:p>
              </table:table-cell>
              <table:table-cell office:value-type="float" office:value="0.106819809760757">
                <text:p>0.106819809760757</text:p>
              </table:table-cell>
              <table:table-cell office:value-type="float" office:value="0.106819809760757">
                <text:p>0.1068198097607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.02784472583718">
                <text:p>-3.02784472583718</text:p>
              </table:table-cell>
              <table:table-cell office:value-type="float" office:value="0.0952819547364836">
                <text:p>0.0952819547364836</text:p>
              </table:table-cell>
              <table:table-cell office:value-type="float" office:value="0.0952819547364836">
                <text:p>0.09528195473648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.02611722724204">
                <text:p>-3.02611722724204</text:p>
              </table:table-cell>
              <table:table-cell office:value-type="float" office:value="0.09431110405446">
                <text:p>0.09431110405446</text:p>
              </table:table-cell>
              <table:table-cell office:value-type="float" office:value="0.09431110405446">
                <text:p>0.094311104054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.02382364605437">
                <text:p>-3.02382364605437</text:p>
              </table:table-cell>
              <table:table-cell office:value-type="float" office:value="0.0915570213538888">
                <text:p>0.0915570213538888</text:p>
              </table:table-cell>
              <table:table-cell office:value-type="float" office:value="0.0915570213538888">
                <text:p>0.09155702135388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.02170269289406">
                <text:p>-3.02170269289406</text:p>
              </table:table-cell>
              <table:table-cell office:value-type="float" office:value="0.0833668944650277">
                <text:p>0.0833668944650277</text:p>
              </table:table-cell>
              <table:table-cell office:value-type="float" office:value="0.0833668944650277">
                <text:p>0.08336689446502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.01902790669474">
                <text:p>-3.01902790669474</text:p>
              </table:table-cell>
              <table:table-cell office:value-type="float" office:value="0.0861039962979207">
                <text:p>0.0861039962979207</text:p>
              </table:table-cell>
              <table:table-cell office:value-type="float" office:value="0.0861039962979207">
                <text:p>0.08610399629792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.01478454347956">
                <text:p>-3.01478454347956</text:p>
              </table:table-cell>
              <table:table-cell office:value-type="float" office:value="0.0738008836699811">
                <text:p>0.0738008836699811</text:p>
              </table:table-cell>
              <table:table-cell office:value-type="float" office:value="0.0738008836699811">
                <text:p>0.07380088366998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.01124595328321">
                <text:p>-3.01124595328321</text:p>
              </table:table-cell>
              <table:table-cell office:value-type="float" office:value="0.0581367982402861">
                <text:p>0.0581367982402861</text:p>
              </table:table-cell>
              <table:table-cell office:value-type="float" office:value="0.0581367982402861">
                <text:p>0.05813679824028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.00686973323925">
                <text:p>-3.00686973323925</text:p>
              </table:table-cell>
              <table:table-cell office:value-type="float" office:value="0.0495741937927434">
                <text:p>0.0495741937927434</text:p>
              </table:table-cell>
              <table:table-cell office:value-type="float" office:value="0.0495741937927434">
                <text:p>0.04957419379274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.00267732935776">
                <text:p>-3.00267732935776</text:p>
              </table:table-cell>
              <table:table-cell office:value-type="float" office:value="0.0371948506149522">
                <text:p>0.0371948506149522</text:p>
              </table:table-cell>
              <table:table-cell office:value-type="float" office:value="0.0371948506149522">
                <text:p>0.03719485061495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.99666103347349">
                <text:p>-2.99666103347349</text:p>
              </table:table-cell>
              <table:table-cell office:value-type="float" office:value="0.0345382894934794">
                <text:p>0.0345382894934794</text:p>
              </table:table-cell>
              <table:table-cell office:value-type="float" office:value="0.0345382894934794">
                <text:p>0.03453828949347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.99160727381982">
                <text:p>-2.99160727381982</text:p>
              </table:table-cell>
              <table:table-cell office:value-type="float" office:value="0.031570677435218">
                <text:p>0.031570677435218</text:p>
              </table:table-cell>
              <table:table-cell office:value-type="float" office:value="0.031570677435218">
                <text:p>0.0315706774352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2.98488646378585">
                <text:p>-2.98488646378585</text:p>
              </table:table-cell>
              <table:table-cell office:value-type="float" office:value="0.0211046931901389">
                <text:p>0.0211046931901389</text:p>
              </table:table-cell>
              <table:table-cell office:value-type="float" office:value="0.0211046931901389">
                <text:p>0.02110469319013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2.98100056683661">
                <text:p>-2.98100056683661</text:p>
              </table:table-cell>
              <table:table-cell office:value-type="float" office:value="0.0129276710248827">
                <text:p>0.0129276710248827</text:p>
              </table:table-cell>
              <table:table-cell office:value-type="float" office:value="0.0129276710248827">
                <text:p>0.01292767102488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2.97693501310777">
                <text:p>-2.97693501310777</text:p>
              </table:table-cell>
              <table:table-cell office:value-type="float" office:value="-0.00254213897436273">
                <text:p>-0.00254213897436273</text:p>
              </table:table-cell>
              <table:table-cell office:value-type="float" office:value="-0.00254213897436273">
                <text:p>-0.002542138974362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2.96766356157202">
                <text:p>-2.96766356157202</text:p>
              </table:table-cell>
              <table:table-cell office:value-type="float" office:value="0.00651773097136665">
                <text:p>0.00651773097136665</text:p>
              </table:table-cell>
              <table:table-cell office:value-type="float" office:value="0.00651773097136665">
                <text:p>0.006517730971366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2.9615190727074">
                <text:p>-2.9615190727074</text:p>
              </table:table-cell>
              <table:table-cell office:value-type="float" office:value="-0.0204210562136766">
                <text:p>-0.0204210562136766</text:p>
              </table:table-cell>
              <table:table-cell office:value-type="float" office:value="-0.0204210562136766">
                <text:p>-0.02042105621367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2.95299815557161">
                <text:p>-2.95299815557161</text:p>
              </table:table-cell>
              <table:table-cell office:value-type="float" office:value="-0.0116733132231679">
                <text:p>-0.0116733132231679</text:p>
              </table:table-cell>
              <table:table-cell office:value-type="float" office:value="-0.0116733132231679">
                <text:p>-0.01167331322316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2.94666468364979">
                <text:p>-2.94666468364979</text:p>
              </table:table-cell>
              <table:table-cell office:value-type="float" office:value="-0.018375929656965">
                <text:p>-0.018375929656965</text:p>
              </table:table-cell>
              <table:table-cell office:value-type="float" office:value="-0.018375929656965">
                <text:p>-0.0183759296569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2.93729005320167">
                <text:p>-2.93729005320167</text:p>
              </table:table-cell>
              <table:table-cell office:value-type="float" office:value="-0.0164775826175698">
                <text:p>-0.0164775826175698</text:p>
              </table:table-cell>
              <table:table-cell office:value-type="float" office:value="-0.0164775826175698">
                <text:p>-0.01647758261756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2.9300696139994">
                <text:p>-2.9300696139994</text:p>
              </table:table-cell>
              <table:table-cell office:value-type="float" office:value="-0.0246355773965683">
                <text:p>-0.0246355773965683</text:p>
              </table:table-cell>
              <table:table-cell office:value-type="float" office:value="-0.0246355773965683">
                <text:p>-0.02463557739656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2.92465136405314">
                <text:p>-2.92465136405314</text:p>
              </table:table-cell>
              <table:table-cell office:value-type="float" office:value="-0.0236699027395013">
                <text:p>-0.0236699027395013</text:p>
              </table:table-cell>
              <table:table-cell office:value-type="float" office:value="-0.0236699027395013">
                <text:p>-0.0236699027395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2.91205909373121">
                <text:p>-2.91205909373121</text:p>
              </table:table-cell>
              <table:table-cell office:value-type="float" office:value="-0.0143886521099512">
                <text:p>-0.0143886521099512</text:p>
              </table:table-cell>
              <table:table-cell office:value-type="float" office:value="-0.0143886521099512">
                <text:p>-0.01438865210995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2.9066908948132">
                <text:p>-2.9066908948132</text:p>
              </table:table-cell>
              <table:table-cell office:value-type="float" office:value="-0.0332520905478297">
                <text:p>-0.0332520905478297</text:p>
              </table:table-cell>
              <table:table-cell office:value-type="float" office:value="-0.0332520905478297">
                <text:p>-0.03325209054782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2.90198541596376">
                <text:p>-2.90198541596376</text:p>
              </table:table-cell>
              <table:table-cell office:value-type="float" office:value="-0.0286473207873557">
                <text:p>-0.0286473207873557</text:p>
              </table:table-cell>
              <table:table-cell office:value-type="float" office:value="-0.0286473207873557">
                <text:p>-0.028647320787355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2.90058955265742">
                <text:p>-2.90058955265742</text:p>
              </table:table-cell>
              <table:table-cell office:value-type="float" office:value="-0.0273785388855869">
                <text:p>-0.0273785388855869</text:p>
              </table:table-cell>
              <table:table-cell office:value-type="float" office:value="-0.0273785388855869">
                <text:p>-0.02737853888558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2.89742882427265">
                <text:p>-2.89742882427265</text:p>
              </table:table-cell>
              <table:table-cell office:value-type="float" office:value="-0.0305490719467652">
                <text:p>-0.0305490719467652</text:p>
              </table:table-cell>
              <table:table-cell office:value-type="float" office:value="-0.0305490719467652">
                <text:p>-0.03054907194676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2.89910193465351">
                <text:p>-2.89910193465351</text:p>
              </table:table-cell>
              <table:table-cell office:value-type="float" office:value="-0.0207431248646022">
                <text:p>-0.0207431248646022</text:p>
              </table:table-cell>
              <table:table-cell office:value-type="float" office:value="-0.0207431248646022">
                <text:p>-0.02074312486460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2.89894172865453">
                <text:p>-2.89894172865453</text:p>
              </table:table-cell>
              <table:table-cell office:value-type="float" office:value="-0.00744336010395497">
                <text:p>-0.00744336010395497</text:p>
              </table:table-cell>
              <table:table-cell office:value-type="float" office:value="-0.00744336010395497">
                <text:p>-0.007443360103954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2.90141728464573">
                <text:p>-2.90141728464573</text:p>
              </table:table-cell>
              <table:table-cell office:value-type="float" office:value="0.00173584831301321">
                <text:p>0.00173584831301321</text:p>
              </table:table-cell>
              <table:table-cell office:value-type="float" office:value="0.00173584831301321">
                <text:p>0.001735848313013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2.90711072863937">
                <text:p>-2.90711072863937</text:p>
              </table:table-cell>
              <table:table-cell office:value-type="float" office:value="-0.00441693747146665">
                <text:p>-0.00441693747146665</text:p>
              </table:table-cell>
              <table:table-cell office:value-type="float" office:value="-0.00441693747146665">
                <text:p>-0.004416937471466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2.91165602042567">
                <text:p>-2.91165602042567</text:p>
              </table:table-cell>
              <table:table-cell office:value-type="float" office:value="0.0196655721838392">
                <text:p>0.0196655721838392</text:p>
              </table:table-cell>
              <table:table-cell office:value-type="float" office:value="0.0196655721838392">
                <text:p>0.01966557218383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2.91787409612059">
                <text:p>-2.91787409612059</text:p>
              </table:table-cell>
              <table:table-cell office:value-type="float" office:value="0.0186409883427587">
                <text:p>0.0186409883427587</text:p>
              </table:table-cell>
              <table:table-cell office:value-type="float" office:value="0.0186409883427587">
                <text:p>0.01864098834275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2.92958937822173">
                <text:p>-2.92958937822173</text:p>
              </table:table-cell>
              <table:table-cell office:value-type="float" office:value="0.0316585904469884">
                <text:p>0.0316585904469884</text:p>
              </table:table-cell>
              <table:table-cell office:value-type="float" office:value="0.0316585904469884">
                <text:p>0.03165859044698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2.93842176083206">
                <text:p>-2.93842176083206</text:p>
              </table:table-cell>
              <table:table-cell office:value-type="float" office:value="0.0428324947765923">
                <text:p>0.0428324947765923</text:p>
              </table:table-cell>
              <table:table-cell office:value-type="float" office:value="0.0428324947765923">
                <text:p>0.04283249477659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2.94677724965827">
                <text:p>-2.94677724965827</text:p>
              </table:table-cell>
              <table:table-cell office:value-type="float" office:value="0.0574778059767112">
                <text:p>0.0574778059767112</text:p>
              </table:table-cell>
              <table:table-cell office:value-type="float" office:value="0.0574778059767112">
                <text:p>0.05747780597671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2.95402340807743">
                <text:p>-2.95402340807743</text:p>
              </table:table-cell>
              <table:table-cell office:value-type="float" office:value="0.061866574940562">
                <text:p>0.061866574940562</text:p>
              </table:table-cell>
              <table:table-cell office:value-type="float" office:value="0.061866574940562">
                <text:p>0.0618665749405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2.96381178498128">
                <text:p>-2.96381178498128</text:p>
              </table:table-cell>
              <table:table-cell office:value-type="float" office:value="0.0831375483532866">
                <text:p>0.0831375483532866</text:p>
              </table:table-cell>
              <table:table-cell office:value-type="float" office:value="0.0831375483532866">
                <text:p>0.083137548353286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2.97180057711">
                <text:p>-2.97180057711</text:p>
              </table:table-cell>
              <table:table-cell office:value-type="float" office:value="0.0920938629659052">
                <text:p>0.0920938629659052</text:p>
              </table:table-cell>
              <table:table-cell office:value-type="float" office:value="0.0920938629659052">
                <text:p>0.09209386296590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2.98240138920972">
                <text:p>-2.98240138920972</text:p>
              </table:table-cell>
              <table:table-cell office:value-type="float" office:value="0.116237989366685">
                <text:p>0.116237989366685</text:p>
              </table:table-cell>
              <table:table-cell office:value-type="float" office:value="0.116237989366685">
                <text:p>0.1162379893666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2.98883778355079">
                <text:p>-2.98883778355079</text:p>
              </table:table-cell>
              <table:table-cell office:value-type="float" office:value="0.112463224917811">
                <text:p>0.112463224917811</text:p>
              </table:table-cell>
              <table:table-cell office:value-type="float" office:value="0.112463224917811">
                <text:p>0.1124632249178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.99761757022046">
                <text:p>-2.99761757022046</text:p>
              </table:table-cell>
              <table:table-cell office:value-type="float" office:value="0.143085009959405">
                <text:p>0.143085009959405</text:p>
              </table:table-cell>
              <table:table-cell office:value-type="float" office:value="0.143085009959405">
                <text:p>0.1430850099594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.00316072890796">
                <text:p>-3.00316072890796</text:p>
              </table:table-cell>
              <table:table-cell office:value-type="float" office:value="0.137369385033149">
                <text:p>0.137369385033149</text:p>
              </table:table-cell>
              <table:table-cell office:value-type="float" office:value="0.137369385033149">
                <text:p>0.1373693850331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56098141983744">
                <text:p>2.56098141983744</text:p>
              </table:table-cell>
              <table:table-cell office:value-type="float" office:value="0.0633021263764388">
                <text:p>0.0633021263764388</text:p>
              </table:table-cell>
              <table:table-cell office:value-type="float" office:value="0.0633021263764388">
                <text:p>0.063302126376438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55431130144731">
                <text:p>2.55431130144731</text:p>
              </table:table-cell>
              <table:table-cell office:value-type="float" office:value="0.0981102753956451">
                <text:p>0.0981102753956451</text:p>
              </table:table-cell>
              <table:table-cell office:value-type="float" office:value="0.0981102753956451">
                <text:p>0.09811027539564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54406956261701">
                <text:p>2.54406956261701</text:p>
              </table:table-cell>
              <table:table-cell office:value-type="float" office:value="0.0878649640576437">
                <text:p>0.0878649640576437</text:p>
              </table:table-cell>
              <table:table-cell office:value-type="float" office:value="0.0878649640576437">
                <text:p>0.08786496405764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5355570875292">
                <text:p>2.5355570875292</text:p>
              </table:table-cell>
              <table:table-cell office:value-type="float" office:value="0.0954740778691101">
                <text:p>0.0954740778691101</text:p>
              </table:table-cell>
              <table:table-cell office:value-type="float" office:value="0.0954740778691101">
                <text:p>0.09547407786911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52129928361388">
                <text:p>2.52129928361388</text:p>
              </table:table-cell>
              <table:table-cell office:value-type="float" office:value="0.105730929126452">
                <text:p>0.105730929126452</text:p>
              </table:table-cell>
              <table:table-cell office:value-type="float" office:value="0.105730929126452">
                <text:p>0.1057309291264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51234612257158">
                <text:p>2.51234612257158</text:p>
              </table:table-cell>
              <table:table-cell office:value-type="float" office:value="0.146790711107234">
                <text:p>0.146790711107234</text:p>
              </table:table-cell>
              <table:table-cell office:value-type="float" office:value="0.146790711107234">
                <text:p>0.1467907111072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49637768375878">
                <text:p>2.49637768375878</text:p>
              </table:table-cell>
              <table:table-cell office:value-type="float" office:value="0.130773327324898">
                <text:p>0.130773327324898</text:p>
              </table:table-cell>
              <table:table-cell office:value-type="float" office:value="0.130773327324898">
                <text:p>0.1307733273248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48383268923503">
                <text:p>2.48383268923503</text:p>
              </table:table-cell>
              <table:table-cell office:value-type="float" office:value="0.166608917848837">
                <text:p>0.166608917848837</text:p>
              </table:table-cell>
              <table:table-cell office:value-type="float" office:value="0.166608917848837">
                <text:p>0.1666089178488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46200092935237">
                <text:p>2.46200092935237</text:p>
              </table:table-cell>
              <table:table-cell office:value-type="float" office:value="0.145091254521714">
                <text:p>0.145091254521714</text:p>
              </table:table-cell>
              <table:table-cell office:value-type="float" office:value="0.145091254521714">
                <text:p>0.1450912545217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44722588632774">
                <text:p>2.44722588632774</text:p>
              </table:table-cell>
              <table:table-cell office:value-type="float" office:value="0.150581613422255">
                <text:p>0.150581613422255</text:p>
              </table:table-cell>
              <table:table-cell office:value-type="float" office:value="0.150581613422255">
                <text:p>0.1505816134222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4255824708306">
                <text:p>2.4255824708306</text:p>
              </table:table-cell>
              <table:table-cell office:value-type="float" office:value="0.161656990597242">
                <text:p>0.161656990597242</text:p>
              </table:table-cell>
              <table:table-cell office:value-type="float" office:value="0.161656990597242">
                <text:p>0.1616569905972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41020467085172">
                <text:p>2.41020467085172</text:p>
              </table:table-cell>
              <table:table-cell office:value-type="float" office:value="0.1768135243124">
                <text:p>0.1768135243124</text:p>
              </table:table-cell>
              <table:table-cell office:value-type="float" office:value="0.1768135243124">
                <text:p>0.17681352431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38362618007611">
                <text:p>2.38362618007611</text:p>
              </table:table-cell>
              <table:table-cell office:value-type="float" office:value="0.192104222982729">
                <text:p>0.192104222982729</text:p>
              </table:table-cell>
              <table:table-cell office:value-type="float" office:value="0.192104222982729">
                <text:p>0.1921042229827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36241480429839">
                <text:p>2.36241480429839</text:p>
              </table:table-cell>
              <table:table-cell office:value-type="float" office:value="0.170987131688374">
                <text:p>0.170987131688374</text:p>
              </table:table-cell>
              <table:table-cell office:value-type="float" office:value="0.170987131688374">
                <text:p>0.1709871316883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34034022087814">
                <text:p>2.34034022087814</text:p>
              </table:table-cell>
              <table:table-cell office:value-type="float" office:value="0.166795920495568">
                <text:p>0.166795920495568</text:p>
              </table:table-cell>
              <table:table-cell office:value-type="float" office:value="0.166795920495568">
                <text:p>0.1667959204955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32294776516934">
                <text:p>2.32294776516934</text:p>
              </table:table-cell>
              <table:table-cell office:value-type="float" office:value="0.173004113258328">
                <text:p>0.173004113258328</text:p>
              </table:table-cell>
              <table:table-cell office:value-type="float" office:value="0.173004113258328">
                <text:p>0.1730041132583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29488390199734">
                <text:p>2.29488390199734</text:p>
              </table:table-cell>
              <table:table-cell office:value-type="float" office:value="0.161514932348448">
                <text:p>0.161514932348448</text:p>
              </table:table-cell>
              <table:table-cell office:value-type="float" office:value="0.161514932348448">
                <text:p>0.1615149323484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27456599355211">
                <text:p>2.27456599355211</text:p>
              </table:table-cell>
              <table:table-cell office:value-type="float" office:value="0.175217813364387">
                <text:p>0.175217813364387</text:p>
              </table:table-cell>
              <table:table-cell office:value-type="float" office:value="0.175217813364387">
                <text:p>0.1752178133643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2453653797511">
                <text:p>2.2453653797511</text:p>
              </table:table-cell>
              <table:table-cell office:value-type="float" office:value="0.162351437626988">
                <text:p>0.162351437626988</text:p>
              </table:table-cell>
              <table:table-cell office:value-type="float" office:value="0.162351437626988">
                <text:p>0.1623514376269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22386896843686">
                <text:p>2.22386896843686</text:p>
              </table:table-cell>
              <table:table-cell office:value-type="float" office:value="0.161338430550395">
                <text:p>0.161338430550395</text:p>
              </table:table-cell>
              <table:table-cell office:value-type="float" office:value="0.161338430550395">
                <text:p>0.1613384305503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19006342589942">
                <text:p>2.19006342589942</text:p>
              </table:table-cell>
              <table:table-cell office:value-type="float" office:value="0.14993995734566">
                <text:p>0.14993995734566</text:p>
              </table:table-cell>
              <table:table-cell office:value-type="float" office:value="0.14993995734566">
                <text:p>0.149939957345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17005408487967">
                <text:p>2.17005408487967</text:p>
              </table:table-cell>
              <table:table-cell office:value-type="float" office:value="0.157874349602976">
                <text:p>0.157874349602976</text:p>
              </table:table-cell>
              <table:table-cell office:value-type="float" office:value="0.157874349602976">
                <text:p>0.1578743496029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14266958032404">
                <text:p>2.14266958032404</text:p>
              </table:table-cell>
              <table:table-cell office:value-type="float" office:value="0.139832577705032">
                <text:p>0.139832577705032</text:p>
              </table:table-cell>
              <table:table-cell office:value-type="float" office:value="0.139832577705032">
                <text:p>0.1398325777050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12250972842717">
                <text:p>2.12250972842717</text:p>
              </table:table-cell>
              <table:table-cell office:value-type="float" office:value="0.151162442926001">
                <text:p>0.151162442926001</text:p>
              </table:table-cell>
              <table:table-cell office:value-type="float" office:value="0.151162442926001">
                <text:p>0.1511624429260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09137575792503">
                <text:p>2.09137575792503</text:p>
              </table:table-cell>
              <table:table-cell office:value-type="float" office:value="0.149931508658995">
                <text:p>0.149931508658995</text:p>
              </table:table-cell>
              <table:table-cell office:value-type="float" office:value="0.149931508658995">
                <text:p>0.1499315086589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07207979523934">
                <text:p>2.07207979523934</text:p>
              </table:table-cell>
              <table:table-cell office:value-type="float" office:value="0.130527501993704">
                <text:p>0.130527501993704</text:p>
              </table:table-cell>
              <table:table-cell office:value-type="float" office:value="0.130527501993704">
                <text:p>0.1305275019937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04721653936622">
                <text:p>2.04721653936622</text:p>
              </table:table-cell>
              <table:table-cell office:value-type="float" office:value="0.119476651996192">
                <text:p>0.119476651996192</text:p>
              </table:table-cell>
              <table:table-cell office:value-type="float" office:value="0.119476651996192">
                <text:p>0.1194766519961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0299498040151">
                <text:p>2.0299498040151</text:p>
              </table:table-cell>
              <table:table-cell office:value-type="float" office:value="0.12527065947071">
                <text:p>0.12527065947071</text:p>
              </table:table-cell>
              <table:table-cell office:value-type="float" office:value="0.12527065947071">
                <text:p>0.125270659470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00921980511369">
                <text:p>2.00921980511369</text:p>
              </table:table-cell>
              <table:table-cell office:value-type="float" office:value="0.115314621273177">
                <text:p>0.115314621273177</text:p>
              </table:table-cell>
              <table:table-cell office:value-type="float" office:value="0.115314621273177">
                <text:p>0.1153146212731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406351141986">
                <text:p>1.99406351141986</text:p>
              </table:table-cell>
              <table:table-cell office:value-type="float" office:value="0.104043706802939">
                <text:p>0.104043706802939</text:p>
              </table:table-cell>
              <table:table-cell office:value-type="float" office:value="0.104043706802939">
                <text:p>0.1040437068029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7919931423226">
                <text:p>1.97919931423226</text:p>
              </table:table-cell>
              <table:table-cell office:value-type="float" office:value="0.0915414626457025">
                <text:p>0.0915414626457025</text:p>
              </table:table-cell>
              <table:table-cell office:value-type="float" office:value="0.0915414626457025">
                <text:p>0.09154146264570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702187058062">
                <text:p>1.9702187058062</text:p>
              </table:table-cell>
              <table:table-cell office:value-type="float" office:value="0.0815210231333536">
                <text:p>0.0815210231333536</text:p>
              </table:table-cell>
              <table:table-cell office:value-type="float" office:value="0.0815210231333536">
                <text:p>0.08152102313335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5837909801978">
                <text:p>1.95837909801978</text:p>
              </table:table-cell>
              <table:table-cell office:value-type="float" office:value="0.0692913830864834">
                <text:p>0.0692913830864834</text:p>
              </table:table-cell>
              <table:table-cell office:value-type="float" office:value="0.0692913830864834">
                <text:p>0.06929138308648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523003864749">
                <text:p>1.9523003864749</text:p>
              </table:table-cell>
              <table:table-cell office:value-type="float" office:value="0.0637486252121924">
                <text:p>0.0637486252121924</text:p>
              </table:table-cell>
              <table:table-cell office:value-type="float" office:value="0.0637486252121924">
                <text:p>0.06374862521219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443304243141">
                <text:p>1.9443304243141</text:p>
              </table:table-cell>
              <table:table-cell office:value-type="float" office:value="0.0544254553601289">
                <text:p>0.0544254553601289</text:p>
              </table:table-cell>
              <table:table-cell office:value-type="float" office:value="0.0544254553601289">
                <text:p>0.05442545536012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4041885853744">
                <text:p>1.94041885853744</text:p>
              </table:table-cell>
              <table:table-cell office:value-type="float" office:value="0.0561317038147491">
                <text:p>0.0561317038147491</text:p>
              </table:table-cell>
              <table:table-cell office:value-type="float" office:value="0.0561317038147491">
                <text:p>0.05613170381474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348565617917">
                <text:p>1.9348565617917</text:p>
              </table:table-cell>
              <table:table-cell office:value-type="float" office:value="0.0507126158466591">
                <text:p>0.0507126158466591</text:p>
              </table:table-cell>
              <table:table-cell office:value-type="float" office:value="0.0507126158466591">
                <text:p>0.05071261584665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3224249355468">
                <text:p>1.93224249355468</text:p>
              </table:table-cell>
              <table:table-cell office:value-type="float" office:value="0.0444789165848143">
                <text:p>0.0444789165848143</text:p>
              </table:table-cell>
              <table:table-cell office:value-type="float" office:value="0.0444789165848143">
                <text:p>0.04447891658481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2991459975971">
                <text:p>1.92991459975971</text:p>
              </table:table-cell>
              <table:table-cell office:value-type="float" office:value="0.0347361382682792">
                <text:p>0.0347361382682792</text:p>
              </table:table-cell>
              <table:table-cell office:value-type="float" office:value="0.0347361382682792">
                <text:p>0.03473613826827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2827509535833">
                <text:p>1.92827509535833</text:p>
              </table:table-cell>
              <table:table-cell office:value-type="float" office:value="0.0315311766462307">
                <text:p>0.0315311766462307</text:p>
              </table:table-cell>
              <table:table-cell office:value-type="float" office:value="0.0315311766462307">
                <text:p>0.03153117664623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2576416354087">
                <text:p>1.92576416354087</text:p>
              </table:table-cell>
              <table:table-cell office:value-type="float" office:value="0.0246996356190521">
                <text:p>0.0246996356190521</text:p>
              </table:table-cell>
              <table:table-cell office:value-type="float" office:value="0.0246996356190521">
                <text:p>0.02469963561905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2541839508225">
                <text:p>1.92541839508225</text:p>
              </table:table-cell>
              <table:table-cell office:value-type="float" office:value="0.0227692301731894">
                <text:p>0.0227692301731894</text:p>
              </table:table-cell>
              <table:table-cell office:value-type="float" office:value="0.0227692301731894">
                <text:p>0.02276923017318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2527057500496">
                <text:p>1.92527057500496</text:p>
              </table:table-cell>
              <table:table-cell office:value-type="float" office:value="0.0160549334758748">
                <text:p>0.0160549334758748</text:p>
              </table:table-cell>
              <table:table-cell office:value-type="float" office:value="0.0160549334758748">
                <text:p>0.0160549334758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